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inux Libertine" svg:font-family="'Linux Libertine'" style:font-pitch="variable"/>
    <style:font-face style:name="OpenSymbol" svg:font-family="OpenSymbol" style:font-charset="x-symbol"/>
    <style:font-face style:name="Source Han Sans SC" svg:font-family="'Source Han Sans SC'" style:font-family-generic="system" style:font-pitch="variable"/>
    <style:font-face style:name="Source Han Serif SC" svg:font-family="'Source Han Serif SC'" style:font-family-generic="system" style:font-pitch="variable"/>
    <style:font-face style:name="Tahoma" svg:font-family="Tahoma" style:font-family-generic="swiss"/>
    <style:font-face style:name="Tahoma1" svg:font-family="Tahoma" style:font-family-generic="system" style:font-pitch="variable"/>
  </office:font-face-decls>
  <office:automatic-styles>
    <style:style style:name="P1" style:family="paragraph" style:parent-style-name="Standard">
      <style:paragraph-properties fo:text-align="center" style:justify-single-word="false"/>
      <style:text-properties style:font-name="Linux Libertine" officeooo:rsid="0014d382" officeooo:paragraph-rsid="0018527c"/>
    </style:style>
    <style:style style:name="P2" style:family="paragraph" style:parent-style-name="Text_20_body" style:list-style-name="L1"/>
    <style:style style:name="P3" style:family="paragraph" style:parent-style-name="Text_20_body" style:list-style-name="L1">
      <style:paragraph-properties fo:margin-left="0in" fo:margin-right="0in" fo:text-indent="0in" style:auto-text-indent="false"/>
    </style:style>
    <style:style style:name="P4" style:family="paragraph" style:parent-style-name="Text_20_body" style:list-style-name="L2"/>
    <style:style style:name="P5" style:family="paragraph" style:parent-style-name="Text_20_body" style:list-style-name="L2">
      <style:paragraph-properties fo:margin-left="0in" fo:margin-right="0in" fo:text-indent="0in" style:auto-text-indent="false"/>
    </style:style>
    <style:style style:name="P6" style:family="paragraph" style:parent-style-name="Text_20_body" style:list-style-name="L3"/>
    <style:style style:name="P7" style:family="paragraph" style:parent-style-name="Text_20_body" style:list-style-name="L4"/>
    <style:style style:name="P8" style:family="paragraph" style:parent-style-name="Text_20_body" style:list-style-name="L4">
      <style:paragraph-properties fo:margin-left="0in" fo:margin-right="0in" fo:text-indent="0in" style:auto-text-indent="false"/>
    </style:style>
    <style:style style:name="P9" style:family="paragraph" style:parent-style-name="Text_20_body" style:list-style-name="L5"/>
    <style:style style:name="P10" style:family="paragraph" style:parent-style-name="Text_20_body" style:list-style-name="L5">
      <style:paragraph-properties fo:margin-left="0in" fo:margin-right="0in" fo:text-indent="0in" style:auto-text-indent="false"/>
    </style:style>
    <style:style style:name="P11" style:family="paragraph" style:parent-style-name="Text_20_body" style:list-style-name="L6"/>
    <style:style style:name="P12" style:family="paragraph" style:parent-style-name="Text_20_body" style:list-style-name="L6">
      <style:paragraph-properties fo:margin-left="0in" fo:margin-right="0in" fo:text-indent="0in" style:auto-text-indent="false"/>
    </style:style>
    <style:style style:name="P13" style:family="paragraph" style:parent-style-name="Text_20_body" style:list-style-name="L7"/>
    <style:style style:name="P14" style:family="paragraph" style:parent-style-name="Text_20_body" style:list-style-name="L7">
      <style:paragraph-properties fo:margin-left="0in" fo:margin-right="0in" fo:text-indent="0in" style:auto-text-indent="false"/>
    </style:style>
    <style:style style:name="P15" style:family="paragraph" style:parent-style-name="Text_20_body" style:list-style-name="L8"/>
    <style:style style:name="P16" style:family="paragraph" style:parent-style-name="Text_20_body" style:list-style-name="L8">
      <style:paragraph-properties fo:margin-left="0in" fo:margin-right="0in" fo:text-indent="0in" style:auto-text-indent="false"/>
    </style:style>
    <style:style style:name="P17" style:family="paragraph" style:parent-style-name="Text_20_body" style:list-style-name="L9"/>
    <style:style style:name="P18" style:family="paragraph" style:parent-style-name="Text_20_body" style:list-style-name="L9">
      <style:paragraph-properties fo:margin-left="0in" fo:margin-right="0in" fo:text-indent="0in" style:auto-text-indent="false"/>
    </style:style>
    <style:style style:name="P19" style:family="paragraph" style:parent-style-name="Text_20_body" style:list-style-name="L10"/>
    <style:style style:name="P20" style:family="paragraph" style:parent-style-name="Text_20_body" style:list-style-name="L11"/>
    <style:style style:name="P21" style:family="paragraph" style:parent-style-name="Text_20_body" style:list-style-name="L11">
      <style:paragraph-properties fo:margin-left="0in" fo:margin-right="0in" fo:text-indent="0in" style:auto-text-indent="false"/>
    </style:style>
    <style:style style:name="P22" style:family="paragraph" style:parent-style-name="Text_20_body" style:list-style-name="L12"/>
    <style:style style:name="P23" style:family="paragraph" style:parent-style-name="Text_20_body" style:list-style-name="L13"/>
    <style:style style:name="P24" style:family="paragraph" style:parent-style-name="Text_20_body" style:list-style-name="L13">
      <style:paragraph-properties fo:margin-left="0in" fo:margin-right="0in" fo:text-indent="0in" style:auto-text-indent="false"/>
    </style:style>
    <style:style style:name="P25" style:family="paragraph" style:parent-style-name="Text_20_body" style:list-style-name="L14"/>
    <style:style style:name="P26" style:family="paragraph" style:parent-style-name="Text_20_body" style:list-style-name="L15"/>
    <style:style style:name="P27" style:family="paragraph" style:parent-style-name="Text_20_body" style:list-style-name="L15">
      <style:paragraph-properties fo:margin-left="0in" fo:margin-right="0in" fo:text-indent="0in" style:auto-text-indent="false"/>
    </style:style>
    <style:style style:name="P28" style:family="paragraph" style:parent-style-name="Text_20_body" style:list-style-name="L16"/>
    <style:style style:name="P29" style:family="paragraph" style:parent-style-name="Text_20_body" style:list-style-name="L17"/>
    <style:style style:name="P30" style:family="paragraph" style:parent-style-name="Text_20_body" style:list-style-name="L17">
      <style:paragraph-properties fo:margin-left="0in" fo:margin-right="0in" fo:text-indent="0in" style:auto-text-indent="false"/>
    </style:style>
    <style:style style:name="P31" style:family="paragraph" style:parent-style-name="Text_20_body" style:list-style-name="L18"/>
    <style:style style:name="P32" style:family="paragraph" style:parent-style-name="Text_20_body" style:list-style-name="L19"/>
    <style:style style:name="P33" style:family="paragraph" style:parent-style-name="Text_20_body" style:list-style-name="L20"/>
    <style:style style:name="P34" style:family="paragraph" style:parent-style-name="Text_20_body" style:list-style-name="L21"/>
    <style:style style:name="P35" style:family="paragraph" style:parent-style-name="Text_20_body" style:list-style-name="L22"/>
    <style:style style:name="P36" style:family="paragraph" style:parent-style-name="Text_20_body" style:list-style-name="L23"/>
    <style:style style:name="P37" style:family="paragraph" style:parent-style-name="Text_20_body" style:list-style-name="L24"/>
    <style:style style:name="P38" style:family="paragraph" style:parent-style-name="Text_20_body" style:list-style-name="L25"/>
    <style:style style:name="P39" style:family="paragraph" style:parent-style-name="Text_20_body" style:list-style-name="L25">
      <style:paragraph-properties fo:margin-left="0in" fo:margin-right="0in" fo:text-indent="0in" style:auto-text-indent="false"/>
    </style:style>
    <style:style style:name="P40" style:family="paragraph" style:parent-style-name="Text_20_body" style:list-style-name="L26"/>
    <style:style style:name="P41" style:family="paragraph" style:parent-style-name="Text_20_body" style:list-style-name="L27"/>
    <style:style style:name="P42" style:family="paragraph" style:parent-style-name="Text_20_body" style:list-style-name="L28"/>
    <style:style style:name="P43" style:family="paragraph" style:parent-style-name="Text_20_body" style:list-style-name="L28">
      <style:paragraph-properties fo:margin-left="0in" fo:margin-right="0in" fo:text-indent="0in" style:auto-text-indent="false"/>
    </style:style>
    <style:style style:name="P44" style:family="paragraph" style:parent-style-name="Text_20_body" style:list-style-name="L29"/>
    <style:style style:name="P45" style:family="paragraph" style:parent-style-name="Text_20_body" style:list-style-name="L30"/>
    <style:style style:name="P46" style:family="paragraph" style:parent-style-name="Text_20_body" style:list-style-name="L30">
      <style:paragraph-properties fo:margin-left="0in" fo:margin-right="0in" fo:text-indent="0in" style:auto-text-indent="false"/>
    </style:style>
    <style:style style:name="P47" style:family="paragraph" style:parent-style-name="Text_20_body" style:list-style-name="L31"/>
    <style:style style:name="P48" style:family="paragraph" style:parent-style-name="Text_20_body" style:list-style-name="L32"/>
    <style:style style:name="P49" style:family="paragraph" style:parent-style-name="Text_20_body" style:list-style-name="L33"/>
    <style:style style:name="P50" style:family="paragraph" style:parent-style-name="Text_20_body" style:list-style-name="L33">
      <style:paragraph-properties fo:margin-left="0in" fo:margin-right="0in" fo:text-indent="0in" style:auto-text-indent="false"/>
    </style:style>
    <style:style style:name="P51" style:family="paragraph" style:parent-style-name="Text_20_body" style:list-style-name="L34"/>
    <style:style style:name="P52" style:family="paragraph" style:parent-style-name="Text_20_body" style:list-style-name="L34">
      <style:paragraph-properties fo:margin-left="0in" fo:margin-right="0in" fo:text-indent="0in" style:auto-text-indent="false"/>
    </style:style>
    <style:style style:name="P53" style:family="paragraph" style:parent-style-name="Text_20_body" style:list-style-name="L35"/>
    <style:style style:name="P54" style:family="paragraph" style:parent-style-name="Text_20_body" style:list-style-name="L36"/>
    <style:style style:name="P55" style:family="paragraph" style:parent-style-name="Text_20_body" style:list-style-name="L37"/>
    <style:style style:name="P56" style:family="paragraph" style:parent-style-name="Text_20_body" style:list-style-name="L38"/>
    <style:style style:name="P57" style:family="paragraph" style:parent-style-name="Text_20_body" style:list-style-name="L39"/>
    <style:style style:name="P58" style:family="paragraph" style:parent-style-name="Text_20_body" style:list-style-name="L40"/>
    <style:style style:name="P59" style:family="paragraph" style:parent-style-name="Text_20_body" style:list-style-name="L40">
      <style:paragraph-properties fo:margin-left="0in" fo:margin-right="0in" fo:text-indent="0in" style:auto-text-indent="false"/>
    </style:style>
    <style:style style:name="P60" style:family="paragraph" style:parent-style-name="Text_20_body" style:list-style-name="L41"/>
    <style:style style:name="P61" style:family="paragraph" style:parent-style-name="Text_20_body" style:list-style-name="L42"/>
    <style:style style:name="P62" style:family="paragraph" style:parent-style-name="Text_20_body" style:list-style-name="L43"/>
    <style:style style:name="P63" style:family="paragraph" style:parent-style-name="Text_20_body" style:list-style-name="L43">
      <style:paragraph-properties fo:margin-left="0in" fo:margin-right="0in" fo:text-indent="0in" style:auto-text-indent="false"/>
    </style:style>
    <style:style style:name="P64" style:family="paragraph" style:parent-style-name="Text_20_body" style:list-style-name="L44"/>
    <style:style style:name="P65" style:family="paragraph" style:parent-style-name="Text_20_body" style:list-style-name="L45"/>
    <style:style style:name="P66" style:family="paragraph" style:parent-style-name="Text_20_body" style:list-style-name="L46"/>
    <style:style style:name="P67" style:family="paragraph" style:parent-style-name="Text_20_body" style:list-style-name="L47"/>
    <style:style style:name="P68" style:family="paragraph" style:parent-style-name="Text_20_body" style:list-style-name="L48"/>
    <style:style style:name="P69" style:family="paragraph" style:parent-style-name="Text_20_body" style:list-style-name="L49"/>
    <style:style style:name="P70" style:family="paragraph" style:parent-style-name="Text_20_body" style:list-style-name="L50"/>
    <style:style style:name="P71" style:family="paragraph" style:parent-style-name="Text_20_body" style:list-style-name="L50">
      <style:paragraph-properties fo:margin-left="0in" fo:margin-right="0in" fo:text-indent="0in" style:auto-text-indent="false"/>
    </style:style>
    <style:style style:name="P72" style:family="paragraph" style:parent-style-name="Text_20_body" style:list-style-name="L51"/>
    <style:style style:name="P73" style:family="paragraph" style:parent-style-name="Text_20_body" style:list-style-name="L51">
      <style:paragraph-properties fo:margin-left="0in" fo:margin-right="0in" fo:text-indent="0in" style:auto-text-indent="false"/>
    </style:style>
    <style:style style:name="P74" style:family="paragraph" style:parent-style-name="Text_20_body" style:list-style-name="L52"/>
    <style:style style:name="P75" style:family="paragraph" style:parent-style-name="Text_20_body" style:list-style-name="L52">
      <style:paragraph-properties fo:margin-left="0in" fo:margin-right="0in" fo:text-indent="0in" style:auto-text-indent="false"/>
    </style:style>
    <style:style style:name="P76" style:family="paragraph" style:parent-style-name="Text_20_body" style:list-style-name="L53"/>
    <style:style style:name="P77" style:family="paragraph" style:parent-style-name="Text_20_body" style:list-style-name="L53">
      <style:paragraph-properties fo:margin-left="0in" fo:margin-right="0in" fo:text-indent="0in" style:auto-text-indent="false"/>
    </style:style>
    <style:style style:name="P78" style:family="paragraph" style:parent-style-name="Text_20_body" style:list-style-name="L54"/>
    <style:style style:name="P79" style:family="paragraph" style:parent-style-name="Text_20_body" style:list-style-name="L54">
      <style:paragraph-properties fo:margin-left="0in" fo:margin-right="0in" fo:text-indent="0in" style:auto-text-indent="false"/>
    </style:style>
    <style:style style:name="P80" style:family="paragraph" style:parent-style-name="Text_20_body" style:list-style-name="L55"/>
    <style:style style:name="P81" style:family="paragraph" style:parent-style-name="Text_20_body" style:list-style-name="L56"/>
    <style:style style:name="P82" style:family="paragraph" style:parent-style-name="Text_20_body" style:list-style-name="L56">
      <style:paragraph-properties fo:margin-left="0in" fo:margin-right="0in" fo:text-indent="0in" style:auto-text-indent="false"/>
    </style:style>
    <style:style style:name="P83" style:family="paragraph" style:parent-style-name="Text_20_body" style:list-style-name="L57"/>
    <style:style style:name="P84" style:family="paragraph" style:parent-style-name="Text_20_body" style:list-style-name="L57">
      <style:paragraph-properties fo:margin-left="0in" fo:margin-right="0in" fo:text-indent="0in" style:auto-text-indent="false"/>
    </style:style>
    <style:style style:name="P85" style:family="paragraph" style:parent-style-name="Text_20_body" style:list-style-name="L58">
      <style:paragraph-properties fo:margin-left="0in" fo:margin-right="0in" fo:text-indent="0in" style:auto-text-indent="false"/>
    </style:style>
    <style:style style:name="P86" style:family="paragraph" style:parent-style-name="Text_20_body" style:list-style-name="L58"/>
    <style:style style:name="P87" style:family="paragraph" style:parent-style-name="Text_20_body" style:list-style-name="L59"/>
    <style:style style:name="P88" style:family="paragraph" style:parent-style-name="Text_20_body" style:list-style-name="L60"/>
    <style:style style:name="P89" style:family="paragraph" style:parent-style-name="Text_20_body" style:list-style-name="L61"/>
    <style:style style:name="P90" style:family="paragraph" style:parent-style-name="Text_20_body" style:list-style-name="L61">
      <style:paragraph-properties fo:margin-left="0in" fo:margin-right="0in" fo:text-indent="0in" style:auto-text-indent="false"/>
    </style:style>
    <style:style style:name="P91" style:family="paragraph" style:parent-style-name="Text_20_body" style:list-style-name="L62"/>
    <style:style style:name="P92" style:family="paragraph" style:parent-style-name="Text_20_body" style:list-style-name="L63"/>
    <style:style style:name="P93" style:family="paragraph" style:parent-style-name="Text_20_body" style:list-style-name="L63">
      <style:paragraph-properties fo:margin-left="0in" fo:margin-right="0in" fo:text-indent="0in" style:auto-text-indent="false"/>
    </style:style>
    <style:style style:name="P94" style:family="paragraph" style:parent-style-name="Text_20_body" style:list-style-name="L64"/>
    <style:style style:name="P95" style:family="paragraph" style:parent-style-name="Text_20_body" style:list-style-name="L64">
      <style:paragraph-properties fo:margin-left="0in" fo:margin-right="0in" fo:text-indent="0in" style:auto-text-indent="false"/>
    </style:style>
    <style:style style:name="P96" style:family="paragraph" style:parent-style-name="Text_20_body" style:list-style-name="L65"/>
    <style:style style:name="P97" style:family="paragraph" style:parent-style-name="Text_20_body" style:list-style-name="L65">
      <style:paragraph-properties fo:margin-left="0in" fo:margin-right="0in" fo:text-indent="0in" style:auto-text-indent="false"/>
    </style:style>
    <style:style style:name="P98" style:family="paragraph" style:parent-style-name="Text_20_body" style:list-style-name="L66"/>
    <style:style style:name="P99" style:family="paragraph" style:parent-style-name="Text_20_body" style:list-style-name="L66">
      <style:paragraph-properties fo:margin-left="0in" fo:margin-right="0in" fo:text-indent="0in" style:auto-text-indent="false"/>
    </style:style>
    <style:style style:name="P100" style:family="paragraph" style:parent-style-name="Text_20_body" style:list-style-name="L67"/>
    <style:style style:name="P101" style:family="paragraph" style:parent-style-name="Text_20_body" style:list-style-name="L68"/>
    <style:style style:name="P102" style:family="paragraph" style:parent-style-name="Text_20_body" style:list-style-name="L68">
      <style:paragraph-properties fo:margin-left="0in" fo:margin-right="0in" fo:text-indent="0in" style:auto-text-indent="false"/>
    </style:style>
    <style:style style:name="P103" style:family="paragraph" style:parent-style-name="Text_20_body" style:list-style-name="L69"/>
    <style:style style:name="P104" style:family="paragraph" style:parent-style-name="Text_20_body" style:list-style-name="L70"/>
    <style:style style:name="P105" style:family="paragraph" style:parent-style-name="Text_20_body" style:list-style-name="L70">
      <style:paragraph-properties fo:margin-left="0in" fo:margin-right="0in" fo:text-indent="0in" style:auto-text-indent="false"/>
    </style:style>
    <style:style style:name="P106" style:family="paragraph" style:parent-style-name="Text_20_body" style:list-style-name="L71"/>
    <style:style style:name="P107" style:family="paragraph" style:parent-style-name="Text_20_body" style:list-style-name="L71">
      <style:paragraph-properties fo:margin-left="0in" fo:margin-right="0in" fo:text-indent="0in" style:auto-text-indent="false"/>
    </style:style>
    <style:style style:name="P108" style:family="paragraph" style:parent-style-name="Text_20_body" style:list-style-name="L72"/>
    <style:style style:name="P109" style:family="paragraph" style:parent-style-name="Text_20_body" style:list-style-name="L72">
      <style:paragraph-properties fo:margin-left="0in" fo:margin-right="0in" fo:text-indent="0in" style:auto-text-indent="false"/>
    </style:style>
    <style:style style:name="P110" style:family="paragraph" style:parent-style-name="Text_20_body" style:list-style-name="L73"/>
    <style:style style:name="P111" style:family="paragraph" style:parent-style-name="Text_20_body" style:list-style-name="L74"/>
    <style:style style:name="P112" style:family="paragraph" style:parent-style-name="Text_20_body" style:list-style-name="L75"/>
    <style:style style:name="P113" style:family="paragraph" style:parent-style-name="Text_20_body" style:list-style-name="L76"/>
    <style:style style:name="P114" style:family="paragraph" style:parent-style-name="Text_20_body" style:list-style-name="L77"/>
    <style:style style:name="P115" style:family="paragraph" style:parent-style-name="Text_20_body" style:list-style-name="L77">
      <style:paragraph-properties fo:margin-left="0in" fo:margin-right="0in" fo:text-indent="0in" style:auto-text-indent="false"/>
    </style:style>
    <style:style style:name="P116" style:family="paragraph" style:parent-style-name="Text_20_body" style:list-style-name="L78"/>
    <style:style style:name="P117" style:family="paragraph" style:parent-style-name="Text_20_body" style:list-style-name="L79"/>
    <style:style style:name="P118" style:family="paragraph" style:parent-style-name="Text_20_body" style:list-style-name="L79">
      <style:paragraph-properties fo:margin-left="0in" fo:margin-right="0in" fo:text-indent="0in" style:auto-text-indent="false"/>
    </style:style>
    <style:style style:name="P119" style:family="paragraph" style:parent-style-name="Text_20_body" style:list-style-name="L80"/>
    <style:style style:name="P120" style:family="paragraph" style:parent-style-name="Text_20_body" style:list-style-name="L80">
      <style:paragraph-properties fo:margin-left="0in" fo:margin-right="0in" fo:text-indent="0in" style:auto-text-indent="false"/>
    </style:style>
    <style:style style:name="P121" style:family="paragraph" style:parent-style-name="Text_20_body" style:list-style-name="L81">
      <style:paragraph-properties fo:margin-left="0in" fo:margin-right="0in" fo:text-indent="0in" style:auto-text-indent="false"/>
    </style:style>
    <style:style style:name="P122" style:family="paragraph" style:parent-style-name="Text_20_body" style:list-style-name="L81"/>
    <style:style style:name="P123" style:family="paragraph" style:parent-style-name="Text_20_body" style:list-style-name="L82"/>
    <style:style style:name="P124" style:family="paragraph" style:parent-style-name="Text_20_body" style:list-style-name="L83"/>
    <style:style style:name="P125" style:family="paragraph" style:parent-style-name="Text_20_body" style:list-style-name="L84"/>
    <style:style style:name="P126" style:family="paragraph" style:parent-style-name="Text_20_body" style:list-style-name="L85"/>
    <style:style style:name="P127" style:family="paragraph" style:parent-style-name="Text_20_body" style:list-style-name="L86"/>
    <style:style style:name="P128" style:family="paragraph" style:parent-style-name="Text_20_body" style:list-style-name="L87"/>
    <style:style style:name="P129" style:family="paragraph" style:parent-style-name="Text_20_body" style:list-style-name="L88"/>
    <style:style style:name="P130" style:family="paragraph" style:parent-style-name="Text_20_body" style:list-style-name="L89"/>
    <style:style style:name="P131" style:family="paragraph" style:parent-style-name="Text_20_body" style:list-style-name="L90"/>
    <style:style style:name="P132" style:family="paragraph" style:parent-style-name="Text_20_body" style:list-style-name="L91"/>
    <style:style style:name="P133" style:family="paragraph" style:parent-style-name="Text_20_body" style:list-style-name="L92"/>
    <style:style style:name="P134" style:family="paragraph" style:parent-style-name="Text_20_body" style:list-style-name="L93"/>
    <style:style style:name="P135" style:family="paragraph" style:parent-style-name="Text_20_body" style:list-style-name="L93">
      <style:paragraph-properties fo:margin-left="0in" fo:margin-right="0in" fo:text-indent="0in" style:auto-text-indent="false"/>
    </style:style>
    <style:style style:name="P136" style:family="paragraph" style:parent-style-name="Text_20_body" style:list-style-name="L94"/>
    <style:style style:name="P137" style:family="paragraph" style:parent-style-name="Text_20_body" style:list-style-name="L95"/>
    <style:style style:name="P138" style:family="paragraph" style:parent-style-name="Text_20_body" style:list-style-name="L96"/>
    <style:style style:name="P139" style:family="paragraph" style:parent-style-name="Text_20_body" style:list-style-name="L97"/>
    <style:style style:name="P140" style:family="paragraph" style:parent-style-name="Text_20_body" style:list-style-name="L97">
      <style:paragraph-properties fo:margin-left="0in" fo:margin-right="0in" fo:text-indent="0in" style:auto-text-indent="false"/>
    </style:style>
    <style:style style:name="P141" style:family="paragraph" style:parent-style-name="Text_20_body" style:list-style-name="L98"/>
    <style:style style:name="P142" style:family="paragraph" style:parent-style-name="Text_20_body" style:list-style-name="L99"/>
    <style:style style:name="P143" style:family="paragraph" style:parent-style-name="Text_20_body" style:list-style-name="L100"/>
    <style:style style:name="P144" style:family="paragraph" style:parent-style-name="Text_20_body" style:list-style-name="L100">
      <style:paragraph-properties fo:margin-left="0in" fo:margin-right="0in" fo:text-indent="0in" style:auto-text-indent="false"/>
    </style:style>
    <style:style style:name="P145" style:family="paragraph" style:parent-style-name="Text_20_body" style:list-style-name="L101"/>
    <style:style style:name="P146" style:family="paragraph" style:parent-style-name="Text_20_body" style:list-style-name="L102"/>
    <style:style style:name="P147" style:family="paragraph" style:parent-style-name="Text_20_body" style:list-style-name="L103"/>
    <style:style style:name="P148" style:family="paragraph" style:parent-style-name="Text_20_body" style:list-style-name="L104"/>
    <style:style style:name="P149" style:family="paragraph" style:parent-style-name="Text_20_body" style:list-style-name="L105"/>
    <style:style style:name="P150" style:family="paragraph" style:parent-style-name="Text_20_body" style:list-style-name="L106"/>
    <style:style style:name="P151" style:family="paragraph" style:parent-style-name="Text_20_body" style:list-style-name="L107"/>
    <style:style style:name="P152" style:family="paragraph" style:parent-style-name="Text_20_body" style:list-style-name="L108"/>
    <style:style style:name="P153" style:family="paragraph" style:parent-style-name="Text_20_body" style:list-style-name="L109"/>
    <style:style style:name="P154" style:family="paragraph" style:parent-style-name="Text_20_body" style:list-style-name="L110"/>
    <style:style style:name="P155" style:family="paragraph" style:parent-style-name="Text_20_body" style:list-style-name="L111"/>
    <style:style style:name="P156" style:family="paragraph" style:parent-style-name="Text_20_body" style:list-style-name="L111">
      <style:paragraph-properties fo:margin-left="0in" fo:margin-right="0in" fo:text-indent="0in" style:auto-text-indent="false"/>
    </style:style>
    <style:style style:name="P157" style:family="paragraph" style:parent-style-name="Text_20_body" style:list-style-name="L112"/>
    <style:style style:name="P158" style:family="paragraph" style:parent-style-name="Text_20_body" style:list-style-name="L113"/>
    <style:style style:name="P159" style:family="paragraph" style:parent-style-name="Text_20_body" style:list-style-name="L114"/>
    <style:style style:name="P160" style:family="paragraph" style:parent-style-name="Text_20_body" style:list-style-name="L115"/>
    <style:style style:name="P161" style:family="paragraph" style:parent-style-name="Text_20_body" style:list-style-name="L116"/>
    <style:style style:name="P162" style:family="paragraph" style:parent-style-name="Text_20_body" style:list-style-name="L117"/>
    <style:style style:name="P163" style:family="paragraph" style:parent-style-name="Text_20_body" style:list-style-name="L118"/>
    <style:style style:name="P164" style:family="paragraph" style:parent-style-name="Text_20_body" style:list-style-name="L119"/>
    <style:style style:name="P165" style:family="paragraph" style:parent-style-name="Text_20_body" style:list-style-name="L120"/>
    <style:style style:name="P166" style:family="paragraph" style:parent-style-name="Text_20_body" style:list-style-name="L120">
      <style:paragraph-properties fo:margin-left="0in" fo:margin-right="0in" fo:text-indent="0in" style:auto-text-indent="false"/>
    </style:style>
    <style:style style:name="P167" style:family="paragraph" style:parent-style-name="Text_20_body" style:list-style-name="L121"/>
    <style:style style:name="P168" style:family="paragraph" style:parent-style-name="Text_20_body" style:list-style-name="L122"/>
    <style:style style:name="P169" style:family="paragraph" style:parent-style-name="Text_20_body" style:list-style-name="L123"/>
    <style:style style:name="P170" style:family="paragraph" style:parent-style-name="Text_20_body" style:list-style-name="L124"/>
    <style:style style:name="P171" style:family="paragraph" style:parent-style-name="Text_20_body" style:list-style-name="L125"/>
    <style:style style:name="P172" style:family="paragraph" style:parent-style-name="Text_20_body" style:list-style-name="L126"/>
    <style:style style:name="P173" style:family="paragraph" style:parent-style-name="Text_20_body" style:list-style-name="L126">
      <style:paragraph-properties fo:margin-left="0in" fo:margin-right="0in" fo:text-indent="0in" style:auto-text-indent="false"/>
    </style:style>
    <style:style style:name="P174" style:family="paragraph" style:parent-style-name="Text_20_body" style:list-style-name="L127"/>
    <style:style style:name="P175" style:family="paragraph" style:parent-style-name="Text_20_body" style:list-style-name="L128"/>
    <style:style style:name="P176" style:family="paragraph" style:parent-style-name="Text_20_body" style:list-style-name="L129"/>
    <style:style style:name="P177" style:family="paragraph" style:parent-style-name="Text_20_body" style:list-style-name="L130"/>
    <style:style style:name="P178" style:family="paragraph" style:parent-style-name="Text_20_body" style:list-style-name="L130">
      <style:paragraph-properties fo:margin-left="0in" fo:margin-right="0in" fo:text-indent="0in" style:auto-text-indent="false"/>
    </style:style>
    <style:style style:name="P179" style:family="paragraph" style:parent-style-name="Text_20_body" style:list-style-name="L131"/>
    <style:style style:name="P180" style:family="paragraph" style:parent-style-name="Text_20_body" style:list-style-name="L132"/>
    <style:style style:name="P181" style:family="paragraph" style:parent-style-name="Text_20_body" style:list-style-name="L133"/>
    <style:style style:name="P182" style:family="paragraph" style:parent-style-name="Text_20_body" style:list-style-name="L134"/>
    <style:style style:name="P183" style:family="paragraph" style:parent-style-name="Text_20_body" style:list-style-name="L135"/>
    <style:style style:name="P184" style:family="paragraph" style:parent-style-name="Text_20_body" style:list-style-name="L136"/>
    <style:style style:name="P185" style:family="paragraph" style:parent-style-name="Text_20_body" style:list-style-name="L137"/>
    <style:style style:name="P186" style:family="paragraph" style:parent-style-name="Text_20_body" style:list-style-name="L138"/>
    <style:style style:name="P187" style:family="paragraph" style:parent-style-name="Text_20_body" style:list-style-name="L139"/>
    <style:style style:name="P188" style:family="paragraph" style:parent-style-name="Text_20_body" style:list-style-name="L140"/>
    <style:style style:name="P189" style:family="paragraph" style:parent-style-name="Text_20_body" style:list-style-name="L141"/>
    <style:style style:name="P190" style:family="paragraph" style:parent-style-name="Text_20_body" style:list-style-name="L142"/>
    <style:style style:name="P191" style:family="paragraph" style:parent-style-name="Text_20_body" style:list-style-name="L143"/>
    <style:style style:name="P192" style:family="paragraph" style:parent-style-name="Text_20_body" style:list-style-name="L144"/>
    <style:style style:name="P193" style:family="paragraph" style:parent-style-name="Text_20_body" style:list-style-name="L145"/>
    <style:style style:name="P194" style:family="paragraph" style:parent-style-name="Text_20_body" style:list-style-name="L146"/>
    <style:style style:name="P195" style:family="paragraph" style:parent-style-name="Text_20_body" style:list-style-name="L147"/>
    <style:style style:name="P196" style:family="paragraph" style:parent-style-name="Text_20_body" style:list-style-name="L148"/>
    <style:style style:name="P197" style:family="paragraph" style:parent-style-name="Text_20_body" style:list-style-name="L149"/>
    <style:style style:name="P198" style:family="paragraph" style:parent-style-name="Text_20_body" style:list-style-name="L150"/>
    <style:style style:name="P199" style:family="paragraph" style:parent-style-name="Text_20_body" style:list-style-name="L151"/>
    <style:style style:name="P200" style:family="paragraph" style:parent-style-name="Text_20_body" style:list-style-name="L152"/>
    <style:style style:name="P201" style:family="paragraph" style:parent-style-name="Text_20_body" style:list-style-name="L153"/>
    <style:style style:name="P202" style:family="paragraph" style:parent-style-name="Text_20_body" style:list-style-name="L153">
      <style:paragraph-properties fo:margin-left="0in" fo:margin-right="0in" fo:text-indent="0in" style:auto-text-indent="false"/>
    </style:style>
    <style:style style:name="P203" style:family="paragraph" style:parent-style-name="Text_20_body" style:list-style-name="L154"/>
    <style:style style:name="P204" style:family="paragraph" style:parent-style-name="Text_20_body" style:list-style-name="L155"/>
    <style:style style:name="P205" style:family="paragraph" style:parent-style-name="Text_20_body" style:list-style-name="L155">
      <style:paragraph-properties fo:margin-left="0in" fo:margin-right="0in" fo:text-indent="0in" style:auto-text-indent="false"/>
    </style:style>
    <style:style style:name="P206" style:family="paragraph" style:parent-style-name="Text_20_body" style:list-style-name="L156"/>
    <style:style style:name="P207" style:family="paragraph" style:parent-style-name="Text_20_body" style:list-style-name="L157"/>
    <style:style style:name="P208" style:family="paragraph" style:parent-style-name="Text_20_body" style:list-style-name="L158"/>
    <style:style style:name="P209" style:family="paragraph" style:parent-style-name="Text_20_body" style:list-style-name="L159"/>
    <style:style style:name="P210" style:family="paragraph" style:parent-style-name="Text_20_body" style:list-style-name="L160"/>
    <style:style style:name="P211" style:family="paragraph" style:parent-style-name="Text_20_body" style:list-style-name="L161"/>
    <style:style style:name="T1" style:family="text">
      <style:text-properties fo:font-weight="normal" style:font-weight-asian="normal" style:font-weight-complex="normal"/>
    </style:style>
    <style:style style:name="T2" style:family="text">
      <style:text-properties fo:font-size="18pt" officeooo:rsid="0018527c"/>
    </style:style>
    <style:style style:name="T3" style:family="text">
      <style:text-properties fo:font-style="italic"/>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6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5">
      <text:list-level-style-bullet text:level="1" text:style-name="Bullet_20_Symbols" loext:num-list-format="%1%." style:num-suffix="." text:bullet-char="•">
        <style:list-level-properties text:space-before="0.2961in" text:min-label-width="0.1965in"/>
      </text:list-level-style-bullet>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2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0">
      <text:list-level-style-bullet text:level="1" text:style-name="Bullet_20_Symbols" loext:num-list-format="%1%." style:num-suffix="." text:bullet-char="•">
        <style:list-level-properties text:space-before="0.2961in" text:min-label-width="0.1965in"/>
      </text:list-level-style-bullet>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3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2">
      <text:list-level-style-bullet text:level="1" text:style-name="Bullet_20_Symbols" loext:num-list-format="%1%." style:num-suffix="." text:bullet-char="•">
        <style:list-level-properties text:space-before="0.2961in" text:min-label-width="0.1965in"/>
      </text:list-level-style-bullet>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3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4">
      <text:list-level-style-bullet text:level="1" text:style-name="Bullet_20_Symbols" loext:num-list-format="%1%." style:num-suffix="." text:bullet-char="•">
        <style:list-level-properties text:space-before="0.2961in" text:min-label-width="0.1965in"/>
      </text:list-level-style-bullet>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4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6">
      <text:list-level-style-bullet text:level="1" text:style-name="Bullet_20_Symbols" loext:num-list-format="%1%." style:num-suffix="." text:bullet-char="•">
        <style:list-level-properties text:space-before="0.2961in" text:min-label-width="0.1965in"/>
      </text:list-level-style-bullet>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4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Strong_20_Emphasis"><text:span text:style-name="T1">Devilish Tasmania Presents</text:span></text:span></text:p>
      <text:p text:style-name="P1"><text:span text:style-name="Strong_20_Emphasis"><text:span text:style-name="T2">Anthropology</text:span></text:span></text:p>
      <text:p text:style-name="Text_20_body"><text:span text:style-name="Strong_20_Emphasis"/></text:p>
      <text:p text:style-name="Text_20_body"><text:span text:style-name="Strong_20_Emphasis">PART I: FOUNDATION</text:span></text:p>
      <text:p text:style-name="Text_20_body"><text:span text:style-name="Strong_20_Emphasis">CHAPTER 1: ANTHROPOLOGICAL INTELLECTUAL TRADITIONS</text:span></text:p>
      <text:p text:style-name="Text_20_body"><text:span text:style-name="Strong_20_Emphasis">1.1.1 Enlightenment Precursors to Anthropology</text:span></text:p>
      <text:list text:style-name="L1">
        <text:list-item>
          <text:p text:style-name="P2"><text:span text:style-name="Strong_20_Emphasis">Age of Enlightenment (17th-18th Centuries):</text:span> European intellectual movement emphasizing reason, individualism, and empirical observation as paths to knowledge, challenging traditional religious and monarchical authority.</text:p>
        </text:list-item>
        <text:list-item>
          <text:p text:style-name="P2"><text:span text:style-name="Strong_20_Emphasis">Proto-Anthropology:</text:span> The systematic study of humanity, its origins, diversity, and social forms, began to coalesce during this period, though the term "anthropology" was not yet formalized as a discipline.</text:p>
        </text:list-item>
        <text:list-item>
          <text:p text:style-name="P3"><text:span text:style-name="Strong_20_Emphasis">Concept of Universal Human Nature:</text:span> Philosophers like John Locke proposed the <text:span text:style-name="T3">tabula rasa</text:span> (blank slate) theory, suggesting human minds are shaped by experience, implying a shared fundamental human nature.</text:p>
        </text:list-item>
        <text:list-item>
          <text:p text:style-name="P2"><text:span text:style-name="Strong_20_Emphasis">Stadial Theory (Social Evolution):</text:span> A predominant model proposing that all societies progress through fixed stages of development.</text:p>
          <text:list>
            <text:list-item>
              <text:p text:style-name="P2">Commonly formulated as Savagery → Barbarism → Civilization.</text:p>
            </text:list-item>
            <text:list-item>
              <text:p text:style-name="P2">Thinkers like Adam Smith, Adam Ferguson, and Anne-Robert-Jacques Turgot used economic modes (hunting, pastoralism, agriculture, commerce) to define these stages.</text:p>
            </text:list-item>
            <text:list-item>
              <text:p text:style-name="P2">This framework provided a teleological history placing European commercial society at its apex.</text:p>
            </text:list-item>
          </text:list>
        </text:list-item>
        <text:list-item>
          <text:p text:style-name="P2"><text:span text:style-name="Strong_20_Emphasis">Montesquieu (1689-1755):</text:span></text:p>
          <text:list>
            <text:list-item>
              <text:p text:style-name="P3">In <text:span text:style-name="T3">The Spirit of the Laws</text:span> (1748), he employed a comparative method to analyze different political systems.</text:p>
            </text:list-item>
            <text:list-item>
              <text:p text:style-name="P2">Proposed that climate, geography, and social environment (the "general spirit") heavily influence a society's laws, customs, and character (environmental determinism).</text:p>
            </text:list-item>
            <text:list-item>
              <text:p text:style-name="P2">Distinguished between three forms of government: republics, monarchies, and despotisms, linking them to specific social conditions.</text:p>
            </text:list-item>
          </text:list>
        </text:list-item>
        <text:list-item>
          <text:p text:style-name="P2"><text:span text:style-name="Strong_20_Emphasis">Jean-Jacques Rousseau (1712-1778):</text:span></text:p>
          <text:list>
            <text:list-item>
              <text:p text:style-name="P3">In <text:span text:style-name="T3">Discourse on the Origin and Basis of Inequality Among Men</text:span> (1755), he contrasted the hypothetical "natural man" with the "civilized man."</text:p>
            </text:list-item>
            <text:list-item>
              <text:p text:style-name="P2">Idealized the "state of nature" as a condition of primitive freedom and equality.</text:p>
            </text:list-item>
            <text:list-item>
              <text:p text:style-name="P2"><text:soft-page-break/>Introduced the concept of the "noble savage," an idealized indigenous person uncorrupted by civilization's vices, particularly private property, which he saw as the root of inequality.</text:p>
            </text:list-item>
            <text:list-item>
              <text:p text:style-name="P2">Argued that social development led to moral decay.</text:p>
            </text:list-item>
          </text:list>
        </text:list-item>
        <text:list-item>
          <text:p text:style-name="P2"><text:span text:style-name="Strong_20_Emphasis">Comte de Buffon (1707-1788):</text:span></text:p>
          <text:list>
            <text:list-item>
              <text:p text:style-name="P3">As head of the Jardin du Roi (royal garden) in Paris, his <text:span text:style-name="T3">Histoire Naturelle</text:span> (1749–1804) was a monumental attempt to catalogue all of nature.</text:p>
            </text:list-item>
            <text:list-item>
              <text:p text:style-name="P2">Advanced a theory of "degeneration," suggesting that species, including human "races," could change or degenerate from an original European form due to environmental factors like climate and diet.</text:p>
            </text:list-item>
            <text:list-item>
              <text:p text:style-name="P2">He challenged the biblical timescale of Earth's creation, proposing a much older Earth based on geological evidence.</text:p>
            </text:list-item>
          </text:list>
        </text:list-item>
        <text:list-item>
          <text:p text:style-name="P2"><text:span text:style-name="Strong_20_Emphasis">Johann Friedrich Blumenbach (1752-1840):</text:span></text:p>
          <text:list>
            <text:list-item>
              <text:p text:style-name="P2">Considered a key founder of physical anthropology.</text:p>
            </text:list-item>
            <text:list-item>
              <text:p text:style-name="P3">In <text:span text:style-name="T3">On the Natural Variety of Mankind</text:span> (1775), he proposed a racial classification system based on craniometry (skull measurement).</text:p>
            </text:list-item>
            <text:list-item>
              <text:p text:style-name="P2">Established five races: Caucasian (white), Mongolian (yellow), Malayan (brown), Ethiopian (black), and American (red).</text:p>
            </text:list-item>
            <text:list-item>
              <text:p text:style-name="P2">Coined the term "Caucasian" and considered it the original and most beautiful form, with others being degenerations from it.</text:p>
            </text:list-item>
          </text:list>
        </text:list-item>
        <text:list-item>
          <text:p text:style-name="P2"><text:span text:style-name="Strong_20_Emphasis">Johann Gottfried von Herder (1744-1803):</text:span></text:p>
          <text:list>
            <text:list-item>
              <text:p text:style-name="P2">A major critic of Enlightenment universalism and stadial theories.</text:p>
            </text:list-item>
            <text:list-item>
              <text:p text:style-name="P3">Championed the concept of <text:span text:style-name="T3">Volk</text:span> (a people or nation) and <text:span text:style-name="T3">Volksgeist</text:span> (the unique spirit or genius of a particular people).</text:p>
            </text:list-item>
            <text:list-item>
              <text:p text:style-name="P3">Argued that each culture (<text:span text:style-name="T3">Kultur</text:span>) is a unique, organic whole, valuable in its own right, and can only be understood in its own terms (a precursor to cultural relativism).</text:p>
            </text:list-item>
            <text:list-item>
              <text:p text:style-name="P2">Stressed the importance of language and tradition in shaping a nation's identity.</text:p>
            </text:list-item>
          </text:list>
        </text:list-item>
        <text:list-item>
          <text:p text:style-name="P2"><text:span text:style-name="Strong_20_Emphasis">Voyages of Discovery:</text:span> Circumnavigations by explorers like James Cook, Louis Antoine de Bougainville, and Jean-François de La Pérouse provided vast amounts of ethnographic and biological data on non-European peoples, fueling public and scholarly interest.</text:p>
          <text:list>
            <text:list-item>
              <text:p text:style-name="P2">These expeditions often included naturalists and artists to document flora, fauna, and human societies, producing detailed records that became primary sources for early anthropological thought.</text:p>
            </text:list-item>
          </text:list>
        </text:list-item>
      </text:list>
      <text:p text:style-name="Text_20_body"><text:span text:style-name="Strong_20_Emphasis">1.1.2 Evolutionism and Diffusionism Theories</text:span></text:p>
      <text:list text:style-name="L2">
        <text:list-item>
          <text:p text:style-name="P4"><text:soft-page-break/><text:span text:style-name="Strong_20_Emphasis">19th-Century Unilineal Evolutionism:</text:span> The first major theoretical school in anthropology, dominant in the late 19th century.</text:p>
          <text:list>
            <text:list-item>
              <text:p text:style-name="P4"><text:span text:style-name="Strong_20_Emphasis">Core Tenet:</text:span> All human societies progress through a single, universal sequence of evolutionary stages.</text:p>
            </text:list-item>
            <text:list-item>
              <text:p text:style-name="P4"><text:span text:style-name="Strong_20_Emphasis">Methodology:</text:span> The "comparative method," which involved arranging data from contemporary "primitive" societies to reconstruct a universal historical sequence. Assumed that "simpler" societies were living relics or "survivals" of earlier evolutionary stages.</text:p>
            </text:list-item>
            <text:list-item>
              <text:p text:style-name="P4"><text:span text:style-name="Strong_20_Emphasis">Psychic Unity of Mankind:</text:span> The belief that all humans possess the same basic mental framework, which leads to parallel inventions and developmental sequences in different locations.</text:p>
            </text:list-item>
          </text:list>
        </text:list-item>
        <text:list-item>
          <text:p text:style-name="P4"><text:span text:style-name="Strong_20_Emphasis">Edward Burnett Tylor (1832-1917):</text:span></text:p>
          <text:list>
            <text:list-item>
              <text:p text:style-name="P4">Often called the "father of British anthropology."</text:p>
            </text:list-item>
            <text:list-item>
              <text:p text:style-name="P5">Provided the first formal definition of culture in <text:span text:style-name="T3">Primitive Culture</text:span> (1871): "that complex whole which includes knowledge, belief, art, morals, law, custom, and any other capabilities and habits acquired by man as a member of society."</text:p>
            </text:list-item>
            <text:list-item>
              <text:p text:style-name="P4">Proposed a developmental sequence for religion: Animism → Polytheism → Monotheism.</text:p>
            </text:list-item>
            <text:list-item>
              <text:p text:style-name="P4">Developed the concept of "survivals" – cultural traits that have lost their original function but persist as habits (e.g., saying "bless you" after a sneeze).</text:p>
            </text:list-item>
          </text:list>
        </text:list-item>
        <text:list-item>
          <text:p text:style-name="P4"><text:span text:style-name="Strong_20_Emphasis">Lewis Henry Morgan (1818-1881):</text:span></text:p>
          <text:list>
            <text:list-item>
              <text:p text:style-name="P4">An American lawyer, ethnographer, and key evolutionist.</text:p>
            </text:list-item>
            <text:list-item>
              <text:p text:style-name="P5">His major work, <text:span text:style-name="T3">Ancient Society</text:span> (1877), proposed a detailed three-stage sequence:</text:p>
              <text:list>
                <text:list-item>
                  <text:p text:style-name="P4"><text:span text:style-name="Strong_20_Emphasis">Savagery</text:span> (Lower, Middle, Upper): Based on foraging, fire, and the bow and arrow.</text:p>
                </text:list-item>
                <text:list-item>
                  <text:p text:style-name="P4"><text:span text:style-name="Strong_20_Emphasis">Barbarism</text:span> (Lower, Middle, Upper): Based on pottery, animal domestication, agriculture, and iron smelting.</text:p>
                </text:list-item>
                <text:list-item>
                  <text:p text:style-name="P4"><text:span text:style-name="Strong_20_Emphasis">Civilization:</text:span> Beginning with the phonetic alphabet and writing.</text:p>
                </text:list-item>
              </text:list>
            </text:list-item>
            <text:list-item>
              <text:p text:style-name="P5">In <text:span text:style-name="T3">Systems of Consanguinity and Affinity of the Human Family</text:span> (1871), he conducted the first large-scale comparative survey of kinship systems, identifying "classificatory" and "descriptive" systems.</text:p>
            </text:list-item>
            <text:list-item>
              <text:p text:style-name="P5">His work heavily influenced Friedrich Engels' <text:span text:style-name="T3">The Origin of the Family, Private Property and the State</text:span>.</text:p>
            </text:list-item>
          </text:list>
        </text:list-item>
        <text:list-item>
          <text:p text:style-name="P4"><text:span text:style-name="Strong_20_Emphasis">Herbert Spencer (1820-1903):</text:span></text:p>
          <text:list>
            <text:list-item>
              <text:p text:style-name="P4"><text:soft-page-break/>A sociologist whose evolutionary ideas predated and influenced Darwin.</text:p>
            </text:list-item>
            <text:list-item>
              <text:p text:style-name="P4">Coined the phrase "survival of the fittest."</text:p>
            </text:list-item>
            <text:list-item>
              <text:p text:style-name="P4">Applied evolutionary principles to societies, viewing them as "super-organisms" that evolve from simple, undifferentiated states to complex, differentiated ones.</text:p>
            </text:list-item>
          </text:list>
        </text:list-item>
        <text:list-item>
          <text:p text:style-name="P4"><text:span text:style-name="Strong_20_Emphasis">Diffusionism:</text:span> A theoretical school that emerged in the late 19th and early 20th centuries as a reaction to the speculative nature of evolutionism.</text:p>
          <text:list>
            <text:list-item>
              <text:p text:style-name="P4"><text:span text:style-name="Strong_20_Emphasis">Core Tenet:</text:span> Most cultural traits and innovations are invented once in a specific location and then spread (diffuse) to other cultures through migration, trade, or conquest.</text:p>
            </text:list-item>
            <text:list-item>
              <text:p text:style-name="P4">It emphasizes cultural borrowing over independent invention.</text:p>
            </text:list-item>
          </text:list>
        </text:list-item>
        <text:list-item>
          <text:p text:style-name="P4"><text:span text:style-name="Strong_20_Emphasis">British School of Diffusionism (Hyperdiffusionism):</text:span></text:p>
          <text:list>
            <text:list-item>
              <text:p text:style-name="P4"><text:span text:style-name="Strong_20_Emphasis">Grafton Elliot Smith (1871-1937) and W.J. Perry (1887-1949):</text:span></text:p>
            </text:list-item>
            <text:list-item>
              <text:p text:style-name="P4">Argued that nearly all major cultural innovations (e.g., agriculture, architecture, mummification, kingship) originated in ancient Egypt.</text:p>
            </text:list-item>
            <text:list-item>
              <text:p text:style-name="P4">This "Pan-Egyptian" theory proposed that this cultural complex then diffused globally.</text:p>
            </text:list-item>
            <text:list-item>
              <text:p text:style-name="P4">Largely discredited for its extreme monocausal explanation and lack of empirical evidence.</text:p>
            </text:list-item>
          </text:list>
        </text:list-item>
        <text:list-item>
          <text:p text:style-name="P5"><text:span text:style-name="Strong_20_Emphasis">German-Austrian School of Diffusionism (</text:span><text:span text:style-name="Strong_20_Emphasis"><text:span text:style-name="T3">Kulturkreise</text:span></text:span><text:span text:style-name="Strong_20_Emphasis">):</text:span></text:p>
          <text:list>
            <text:list-item>
              <text:p text:style-name="P4"><text:span text:style-name="Strong_20_Emphasis">Fritz Graebner (1877-1934) and Wilhelm Schmidt (1868-1954):</text:span></text:p>
            </text:list-item>
            <text:list-item>
              <text:p text:style-name="P5">Developed the concept of <text:span text:style-name="T3">Kulturkreise</text:span> ("culture circles" or "culture complexes").</text:p>
            </text:list-item>
            <text:list-item>
              <text:p text:style-name="P4">Proposed that a limited number of original cultural complexes existed in the ancient past.</text:p>
            </text:list-item>
            <text:list-item>
              <text:p text:style-name="P4">These complexes diffused outwards, mixing and layering to create the diversity of cultures seen today.</text:p>
            </text:list-item>
            <text:list-item>
              <text:p text:style-name="P4">More systematic than the British school but still highly speculative and difficult to verify.</text:p>
            </text:list-item>
          </text:list>
        </text:list-item>
        <text:list-item>
          <text:p text:style-name="P4"><text:span text:style-name="Strong_20_Emphasis">American School of Diffusionism (Culture Area):</text:span></text:p>
          <text:list>
            <text:list-item>
              <text:p text:style-name="P4"><text:span text:style-name="Strong_20_Emphasis">Franz Boas (as a critic) and his students Alfred Kroeber and Clark Wissler:</text:span></text:p>
            </text:list-item>
            <text:list-item>
              <text:p text:style-name="P4">Developed the "culture area" concept: geographical regions where societies share a significant number of cultural traits due to diffusion and adaptation to a common environment.</text:p>
            </text:list-item>
            <text:list-item>
              <text:p text:style-name="P4"><text:span text:style-name="Strong_20_Emphasis">Clark Wissler (1870-1947):</text:span> Formulated the "age-area hypothesis," suggesting that the most widely distributed traits within a culture area are the oldest, originating from the "culture center."</text:p>
            </text:list-item>
            <text:list-item>
              <text:p text:style-name="P4"><text:soft-page-break/>This approach was more data-driven and less speculative than European diffusionism, emphasizing historical particularism and careful mapping of trait distributions.</text:p>
            </text:list-item>
          </text:list>
        </text:list-item>
      </text:list>
      <text:p text:style-name="Text_20_body"><text:span text:style-name="Strong_20_Emphasis">1.1.3 Functionalism and Structural Functionalism</text:span></text:p>
      <text:list text:style-name="L3">
        <text:list-item>
          <text:p text:style-name="P6"><text:span text:style-name="Strong_20_Emphasis">Functionalism (Malinowskian):</text:span></text:p>
          <text:list>
            <text:list-item>
              <text:p text:style-name="P6"><text:span text:style-name="Strong_20_Emphasis">Bronisław Malinowski (1884-1942):</text:span> A key figure who revolutionized anthropological fieldwork.</text:p>
            </text:list-item>
            <text:list-item>
              <text:p text:style-name="P6"><text:span text:style-name="Strong_20_Emphasis">Rejection of "Armchair Anthropology":</text:span> Criticized evolutionism and diffusionism as conjectural history.</text:p>
            </text:list-item>
            <text:list-item>
              <text:p text:style-name="P6"><text:span text:style-name="Strong_20_Emphasis">Participant Observation:</text:span> Established this as the cornerstone of ethnographic method, requiring long-term immersion in a society to understand it from the "native's point of view." His fieldwork in the Trobriand Islands (1915-1918) set the standard.</text:p>
            </text:list-item>
            <text:list-item>
              <text:p text:style-name="P6"><text:span text:style-name="Strong_20_Emphasis">Synchronic Focus:</text:span> Concentrated on how a culture functions in the present, rather than on its historical origins.</text:p>
            </text:list-item>
            <text:list-item>
              <text:p text:style-name="P6"><text:span text:style-name="Strong_20_Emphasis">Individual Needs (Psychobiological Functionalism):</text:span> Argued that culture exists to satisfy the basic biological and psychological needs of individuals (e.g., food, shelter, safety, reproduction).</text:p>
            </text:list-item>
            <text:list-item>
              <text:p text:style-name="P6"><text:span text:style-name="Strong_20_Emphasis">Institutions as Functional Responses:</text:span> Social institutions (e.g., family, magic, religion, economics) are cultural responses that fulfill these needs. Magic, for instance, functions to manage anxiety in situations of uncertainty (e.g., deep-sea fishing).</text:p>
            </text:list-item>
            <text:list-item>
              <text:p text:style-name="P6"><text:span text:style-name="Strong_20_Emphasis">The Kula Ring:</text:span> His classic study of a ceremonial exchange network in the Trobriand Islands demonstrated that an economic practice could have complex social and psychological functions beyond pure material utility, such as creating social bonds and status.</text:p>
            </text:list-item>
          </text:list>
        </text:list-item>
        <text:list-item>
          <text:p text:style-name="P6"><text:span text:style-name="Strong_20_Emphasis">Structural Functionalism (Radcliffe-Brownian):</text:span></text:p>
          <text:list>
            <text:list-item>
              <text:p text:style-name="P6"><text:span text:style-name="Strong_20_Emphasis">A.R. Radcliffe-Brown (1881-1955):</text:span> A British social anthropologist who developed a distinct, society-centered version of functionalism.</text:p>
            </text:list-item>
            <text:list-item>
              <text:p text:style-name="P6"><text:span text:style-name="Strong_20_Emphasis">Influence of Émile Durkheim:</text:span> Heavily influenced by the sociological concepts of Durkheim, particularly social facts and social solidarity.</text:p>
            </text:list-item>
            <text:list-item>
              <text:p text:style-name="P6"><text:span text:style-name="Strong_20_Emphasis">Society as an Organism:</text:span> Used the analogy of a biological organism to describe society, where institutions are like organs, each contributing to the overall health and maintenance of the whole social system.</text:p>
            </text:list-item>
            <text:list-item>
              <text:p text:style-name="P6"><text:span text:style-name="Strong_20_Emphasis">Social Structure:</text:span> The primary object of study. Defined as the network of social relations and institutions that constitute a society.</text:p>
            </text:list-item>
            <text:list-item>
              <text:p text:style-name="P6"><text:span text:style-name="Strong_20_Emphasis">Function:</text:span> The contribution a practice or institution makes to the maintenance and perpetuation of the social structure itself, not individual needs. The focus is on social cohesion and equilibrium.</text:p>
            </text:list-item>
            <text:list-item>
              <text:p text:style-name="P6"><text:soft-page-break/><text:span text:style-name="Strong_20_Emphasis">Example:</text:span> The function of a punishment ritual is not just to sanction an individual but to reaffirm the collective moral conscience of the group.</text:p>
            </text:list-item>
            <text:list-item>
              <text:p text:style-name="P6"><text:span text:style-name="Strong_20_Emphasis">Comparative Sociology:</text:span> Advocated for a "natural science of society" that would uncover universal laws governing social structures, particularly in kinship and political systems.</text:p>
            </text:list-item>
            <text:list-item>
              <text:p text:style-name="P6"><text:span text:style-name="Strong_20_Emphasis">Key Concepts:</text:span> Social solidarity, social function, social structure, jural (legal/normative) rules.</text:p>
            </text:list-item>
          </text:list>
        </text:list-item>
        <text:list-item>
          <text:p text:style-name="P6"><text:span text:style-name="Strong_20_Emphasis">Distinction between the two:</text:span></text:p>
          <text:list>
            <text:list-item>
              <text:p text:style-name="P6"><text:span text:style-name="Strong_20_Emphasis">Malinowski:</text:span> Focused on individual needs (psychological/biological). The "why" of culture is to serve the individual.</text:p>
            </text:list-item>
            <text:list-item>
              <text:p text:style-name="P6"><text:span text:style-name="Strong_20_Emphasis">Radcliffe-Brown:</text:span> Focused on social structure and societal needs (social cohesion). The "why" of culture is to keep the society functioning as a stable system.</text:p>
            </text:list-item>
            <text:list-item>
              <text:p text:style-name="P6">Both schools were ahistorical, focusing on synchronic analysis and the internal workings of societies observed in the present.</text:p>
            </text:list-item>
          </text:list>
        </text:list-item>
      </text:list>
      <text:p text:style-name="Text_20_body"><text:span text:style-name="Strong_20_Emphasis">1.1.4 Structuralism and Post-Structuralism</text:span></text:p>
      <text:list text:style-name="L4">
        <text:list-item>
          <text:p text:style-name="P7"><text:span text:style-name="Strong_20_Emphasis">Structuralism (Lévi-Straussian):</text:span></text:p>
          <text:list>
            <text:list-item>
              <text:p text:style-name="P7"><text:span text:style-name="Strong_20_Emphasis">Claude Lévi-Strauss (1908-2009):</text:span> A French anthropologist who shifted the focus from social function to the underlying structures of the human mind.</text:p>
            </text:list-item>
            <text:list-item>
              <text:p text:style-name="P7"><text:span text:style-name="Strong_20_Emphasis">Linguistic Influence:</text:span> Deeply influenced by the structural linguistics of Ferdinand de Saussure and Roman Jakobson.</text:p>
              <text:list>
                <text:list-item>
                  <text:p text:style-name="P7"><text:span text:style-name="Strong_20_Emphasis">Saussure:</text:span> Adopted the idea that language is a system of arbitrary signs, and the meaning of a sign comes from its relationship (difference) to other signs in the system.</text:p>
                </text:list-item>
                <text:list-item>
                  <text:p text:style-name="P7"><text:span text:style-name="Strong_20_Emphasis">Jakobson:</text:span> Adopted the concept of "distinctive features," where phonemes are defined by binary oppositions (e.g., voiced/unvoiced).</text:p>
                </text:list-item>
              </text:list>
            </text:list-item>
            <text:list-item>
              <text:p text:style-name="P7"><text:span text:style-name="Strong_20_Emphasis">Universal Mental Structures:</text:span> Argued that cultural phenomena are surface representations of universal, unconscious, underlying mental structures. The human mind is hardwired to think in terms of binary oppositions.</text:p>
            </text:list-item>
            <text:list-item>
              <text:p text:style-name="P7"><text:span text:style-name="Strong_20_Emphasis">Binary Oppositions:</text:span> The core analytical tool. Lévi-Strauss sought to identify key oppositions (e.g., Nature/Culture, Raw/Cooked, Male/Female, Life/Death) that structure myths, kinship systems, and other cultural expressions.</text:p>
            </text:list-item>
            <text:list-item>
              <text:p text:style-name="P7"><text:span text:style-name="Strong_20_Emphasis">Analysis of Myth:</text:span> Treated myths not as historical accounts or functional charters but as logical models for resolving fundamental human contradictions. A myth's structure, composed of "mythemes" (constituent units), reveals these underlying oppositions.</text:p>
            </text:list-item>
            <text:list-item>
              <text:p text:style-name="P8"><text:soft-page-break/><text:span text:style-name="Strong_20_Emphasis">Kinship as Exchange:</text:span> In <text:span text:style-name="T3">The Elementary Structures of Kinship</text:span> (1949), he argued that the incest taboo is the basis of culture, as it forces families to exchange women, creating alliances between social groups. This "alliance theory" contrasted with the "descent theory" of British structural functionalists.</text:p>
            </text:list-item>
            <text:list-item>
              <text:p text:style-name="P7"><text:span text:style-name="Strong_20_Emphasis">The Culinary Triangle:</text:span> An analysis showing how food preparation (raw, cooked, rotted) provides a semantic field for expressing cultural categories and transformations.</text:p>
            </text:list-item>
          </text:list>
        </text:list-item>
        <text:list-item>
          <text:p text:style-name="P7"><text:span text:style-name="Strong_20_Emphasis">Post-Structuralism:</text:span> A broad range of critical perspectives emerging from the 1960s onward that challenged the core tenets of structuralism.</text:p>
          <text:list>
            <text:list-item>
              <text:p text:style-name="P7"><text:span text:style-name="Strong_20_Emphasis">Critique of Structuralism:</text:span> Argued that structuralism was too rigid, static, deterministic, and ahistorical. Post-structuralists sought to reintroduce agency, history, power, and the instability of meaning.</text:p>
            </text:list-item>
            <text:list-item>
              <text:p text:style-name="P7"><text:span text:style-name="Strong_20_Emphasis">Deconstruction (Jacques Derrida):</text:span> Argued that the binary oppositions central to structuralism are always hierarchical (e.g., speech over writing, male over female). Deconstruction is a method of taking apart these hierarchies to show their internal contradictions and instability. Meaning is never fixed or fully present.</text:p>
            </text:list-item>
            <text:list-item>
              <text:p text:style-name="P7"><text:span text:style-name="Strong_20_Emphasis">Discourse and Power (Michel Foucault):</text:span></text:p>
              <text:list>
                <text:list-item>
                  <text:p text:style-name="P7">Analyzed how "discourse" (systems of knowledge, language, and practice) produces the subjects it governs.</text:p>
                </text:list-item>
                <text:list-item>
                  <text:p text:style-name="P7"><text:span text:style-name="Strong_20_Emphasis">Power/Knowledge:</text:span> Argued that power and knowledge are inextricably linked. Power is not just a repressive top-down force but a productive network that circulates throughout society.</text:p>
                </text:list-item>
                <text:list-item>
                  <text:p text:style-name="P7"><text:span text:style-name="Strong_20_Emphasis">Genealogy:</text:span> A historical method that traces the contingent origins and transformations of concepts and institutions, showing they are not inevitable or universal.</text:p>
                </text:list-item>
                <text:list-item>
                  <text:p text:style-name="P7"><text:span text:style-name="Strong_20_Emphasis">Biopower:</text:span> A form of modern power focused on managing populations through statistics, public health, and regulation of life processes.</text:p>
                </text:list-item>
              </text:list>
            </text:list-item>
          </text:list>
        </text:list-item>
        <text:list-item>
          <text:p text:style-name="P7"><text:span text:style-name="Strong_20_Emphasis">Practice Theory (Pierre Bourdieu):</text:span></text:p>
          <text:list>
            <text:list-item>
              <text:p text:style-name="P7"><text:span text:style-name="Strong_20_Emphasis">Pierre Bourdieu (1930-2002):</text:span> A sociologist/anthropologist who sought to overcome the structure-agency dualism.</text:p>
            </text:list-item>
            <text:list-item>
              <text:p text:style-name="P7"><text:span text:style-name="Strong_20_Emphasis">Habitus:</text:span> A system of lasting, transposable dispositions or embodied social structures that are internalized by individuals through their life experiences. It guides thoughts, perceptions, and actions without being fully deterministic. It's "history turned into nature."</text:p>
            </text:list-item>
            <text:list-item>
              <text:p text:style-name="P7"><text:span text:style-name="Strong_20_Emphasis">Field:</text:span> A structured social space or arena of struggle (e.g., the academic field, the art world) where agents compete for position and resources according to specific rules.</text:p>
            </text:list-item>
            <text:list-item>
              <text:p text:style-name="P7"><text:span text:style-name="Strong_20_Emphasis">Capital:</text:span> Expanded the concept of capital beyond the economic to include:</text:p>
              <text:list>
                <text:list-item>
                  <text:p text:style-name="P7"><text:soft-page-break/><text:span text:style-name="Strong_20_Emphasis">Cultural Capital:</text:span> Knowledge, skills, and educational credentials.</text:p>
                </text:list-item>
                <text:list-item>
                  <text:p text:style-name="P7"><text:span text:style-name="Strong_20_Emphasis">Social Capital:</text:span> Networks of social relationships.</text:p>
                </text:list-item>
                <text:list-item>
                  <text:p text:style-name="P7"><text:span text:style-name="Strong_20_Emphasis">Symbolic Capital:</text:span> Prestige, honor, and recognition.</text:p>
                </text:list-item>
              </text:list>
            </text:list-item>
            <text:list-item>
              <text:p text:style-name="P7"><text:span text:style-name="Strong_20_Emphasis">Symbolic Violence:</text:span> The non-physical violence exerted through the imposition of the cultural categories of a dominant group on a subordinate group, making social hierarchies seem natural and legitimate.</text:p>
            </text:list-item>
          </text:list>
        </text:list-item>
      </text:list>
      <text:p text:style-name="Text_20_body"/>
      <text:p text:style-name="Text_20_body"/>
      <text:p text:style-name="Text_20_body"><text:span text:style-name="Strong_20_Emphasis">1.1.5 Interpretive and Symbolic Anthropology</text:span></text:p>
      <text:list text:style-name="L5">
        <text:list-item>
          <text:p text:style-name="P9"><text:span text:style-name="Strong_20_Emphasis">Core Principle:</text:span> A shift in focus from explaining social laws or uncovering hidden mental structures to understanding culture as a system of meanings. The primary task of the anthropologist becomes interpretation, not explanation.</text:p>
        </text:list-item>
        <text:list-item>
          <text:p text:style-name="P9"><text:span text:style-name="Strong_20_Emphasis">Culture as Text Metaphor:</text:span> This school views culture as an ensemble of symbolic texts, rituals, and social dramas. The ethnographer's job is to "read" these texts over the shoulders of the natives and interpret their meaning.</text:p>
        </text:list-item>
        <text:list-item>
          <text:p text:style-name="P9"><text:span text:style-name="Strong_20_Emphasis">Clifford Geertz (1926-2006):</text:span></text:p>
          <text:list>
            <text:list-item>
              <text:p text:style-name="P9">The central figure of American interpretive anthropology.</text:p>
            </text:list-item>
            <text:list-item>
              <text:p text:style-name="P9"><text:span text:style-name="Strong_20_Emphasis">Definition of Culture:</text:span> "a system of inherited conceptions expressed in symbolic forms by means of which men communicate, perpetuate, and develop their knowledge about and attitudes toward life."</text:p>
            </text:list-item>
            <text:list-item>
              <text:p text:style-name="P9"><text:span text:style-name="Strong_20_Emphasis">"Thick Description":</text:span> The methodological heart of interpretive anthropology. It involves not just describing an action (e.g., a rapid contraction of the eyelid—the "thin description") but unpacking the layers of cultural meaning that differentiate an involuntary twitch from a conspiratorial wink or a parody of a wink.</text:p>
            </text:list-item>
            <text:list-item>
              <text:p text:style-name="P9"><text:span text:style-name="Strong_20_Emphasis">"Webs of Significance":</text:span> Geertz famously stated, "Believing, with Max Weber, that man is an animal suspended in webs of significance he himself has spun, I take culture to be those webs, and the analysis of it to be therefore not an experimental science in search of law but an interpretive one in search of meaning."</text:p>
            </text:list-item>
            <text:list-item>
              <text:p text:style-name="P9"><text:span text:style-name="Strong_20_Emphasis">Ethnography as Interpretation:</text:span> He argued that ethnographic accounts are themselves interpretations, specifically second- or third-order ones, as only a "native" can make a first-order interpretation. They are fictions in the sense of being "something made" or "fashioned," not that they are false.</text:p>
            </text:list-item>
            <text:list-item>
              <text:p text:style-name="P9"><text:span text:style-name="Strong_20_Emphasis">Case Study: Balinese Cockfight:</text:span> Interpreted the cockfight not as a mere sport or economic activity, but as a cultural text about status, masculinity, social tension, and the nature of the self. The deep play and high stakes symbolically dramatize the social hierarchy of the Balinese village.</text:p>
            </text:list-item>
          </text:list>
        </text:list-item>
        <text:list-item>
          <text:p text:style-name="P9"><text:soft-page-break/><text:span text:style-name="Strong_20_Emphasis">Victor Turner (1920-1983):</text:span></text:p>
          <text:list>
            <text:list-item>
              <text:p text:style-name="P9">A British anthropologist initially associated with the Manchester School, who later became a leading figure in symbolic anthropology.</text:p>
            </text:list-item>
            <text:list-item>
              <text:p text:style-name="P9"><text:span text:style-name="Strong_20_Emphasis">Focus on Ritual Process:</text:span> Moved analysis from static social structure to dynamic social processes, particularly ritual.</text:p>
            </text:list-item>
            <text:list-item>
              <text:p text:style-name="P9"><text:span text:style-name="Strong_20_Emphasis">Three-Stage Ritual Process (from Van Gennep):</text:span></text:p>
              <text:list>
                <text:list-item>
                  <text:p text:style-name="P9"><text:span text:style-name="Strong_20_Emphasis">Separation:</text:span> Individuals or groups are detached from their former point in the social structure.</text:p>
                </text:list-item>
                <text:list-item>
                  <text:p text:style-name="P9"><text:span text:style-name="Strong_20_Emphasis">Liminality:</text:span> The "betwixt and between" transitional stage. It is a state of ambiguity, where the categories of normal social life are suspended.</text:p>
                </text:list-item>
                <text:list-item>
                  <text:p text:style-name="P9"><text:span text:style-name="Strong_20_Emphasis">Reaggregation/Reincorporation:</text:span> The passage is consummated, and the individual is reincorporated into society in a new stable state.</text:p>
                </text:list-item>
              </text:list>
            </text:list-item>
            <text:list-item>
              <text:p text:style-name="P9"><text:span text:style-name="Strong_20_Emphasis">Liminality:</text:span> Turner's key theoretical contribution. Liminal personae ("threshold people") are neither here nor there; they are stripped of status and property, showing humility and obedience. This phase often involves ordeal and seclusion.</text:p>
            </text:list-item>
            <text:list-item>
              <text:p text:style-name="P9"><text:span text:style-name="Strong_20_Emphasis">Communitas:</text:span> The intense, unstructured social bond and feeling of egalitarian community experienced by those in the liminal state. It stands in dialectical opposition to "structure," the hierarchical system of everyday social life.</text:p>
            </text:list-item>
            <text:list-item>
              <text:p text:style-name="P9"><text:span text:style-name="Strong_20_Emphasis">Social Drama:</text:span> A four-phase model for analyzing social conflict: Breach of a norm → Crisis → Redressive action → Reintegration or Schism.</text:p>
            </text:list-item>
            <text:list-item>
              <text:p text:style-name="P9"><text:span text:style-name="Strong_20_Emphasis">Multivocality of Symbols:</text:span> Analyzed how "dominant symbols" (like the Ndembu milk tree) can have multiple, even contradictory, meanings, uniting diverse groups and ideas within a single symbolic frame.</text:p>
            </text:list-item>
          </text:list>
        </text:list-item>
        <text:list-item>
          <text:p text:style-name="P9"><text:span text:style-name="Strong_20_Emphasis">Mary Douglas (1921-2007):</text:span></text:p>
          <text:list>
            <text:list-item>
              <text:p text:style-name="P9">A British anthropologist who bridged structural-functionalism and symbolic approaches.</text:p>
            </text:list-item>
            <text:list-item>
              <text:p text:style-name="P10"><text:span text:style-name="Strong_20_Emphasis"><text:span text:style-name="T3">Purity and Danger</text:span></text:span><text:span text:style-name="Strong_20_Emphasis"> (1966):</text:span> Her seminal work arguing that concepts of purity, pollution, and dirt are fundamentally about order.</text:p>
            </text:list-item>
            <text:list-item>
              <text:p text:style-name="P9"><text:span text:style-name="Strong_20_Emphasis">"Dirt is matter out of place":</text:span> Argued that rules about purity and pollution are systems of classification that enforce social boundaries. Things considered "unclean" are those that transgress or confuse established categories.</text:p>
            </text:list-item>
            <text:list-item>
              <text:p text:style-name="P9"><text:span text:style-name="Strong_20_Emphasis">Analysis of Dietary Laws:</text:span> Interpreted the dietary prohibitions in the biblical book of Leviticus not as primitive hygiene, but as a symbolic system for maintaining holiness. Animals permitted for consumption were those that perfectly fit the categories of their element (e.g., cloven-hoofed, cud-chewing land animals), while prohibited animals (e.g., pigs, shellfish) were anomalous.</text:p>
            </text:list-item>
            <text:list-item>
              <text:p text:style-name="P9"><text:soft-page-break/><text:span text:style-name="Strong_20_Emphasis">Grid and Group Analysis:</text:span> A theoretical framework for comparing cultures based on two variables: "group" (the extent to which an individual is bound by group pressure) and "grid" (the extent to which an individual's life is constrained by a system of rules and classifications).</text:p>
            </text:list-item>
          </text:list>
        </text:list-item>
      </text:list>
      <text:p text:style-name="Text_20_body"><text:span text:style-name="Strong_20_Emphasis">1.1.6 Marxist and Critical Anthropology</text:span></text:p>
      <text:list text:style-name="L6">
        <text:list-item>
          <text:p text:style-name="P11"><text:span text:style-name="Strong_20_Emphasis">Core Tenets:</text:span> Applies the theories of Karl Marx to analyze society, emphasizing conflict, inequality, and the material conditions of life. It critiques capitalism and colonialism and focuses on historical processes.</text:p>
        </text:list-item>
        <text:list-item>
          <text:p text:style-name="P11"><text:span text:style-name="Strong_20_Emphasis">Rejection of Ahistorical Approaches:</text:span> Directly challenged the synchronic focus of functionalism and the mentalism of structuralism, arguing both ignored the fundamental roles of power, economics, and history.</text:p>
        </text:list-item>
        <text:list-item>
          <text:p text:style-name="P11"><text:span text:style-name="Strong_20_Emphasis">Key Marxist Concepts in Anthropology:</text:span></text:p>
          <text:list>
            <text:list-item>
              <text:p text:style-name="P12"><text:span text:style-name="Strong_20_Emphasis">Mode of Production:</text:span> The way a society organizes its production of goods (e.g., foraging, feudalism, capitalism). Composed of the <text:span text:style-name="T3">forces of production</text:span> (technology, raw materials) and the <text:span text:style-name="T3">relations of production</text:span> (class relations, ownership).</text:p>
            </text:list-item>
            <text:list-item>
              <text:p text:style-name="P11"><text:span text:style-name="Strong_20_Emphasis">Base and Superstructure:</text:span> The economic "base" (mode of production) is seen as fundamentally shaping the "superstructure" (culture, ideology, law, religion, politics).</text:p>
            </text:list-item>
            <text:list-item>
              <text:p text:style-name="P11"><text:span text:style-name="Strong_20_Emphasis">Ideology/Hegemony:</text:span> Culture is not neutral but often functions as an ideology that legitimizes the social order and the dominance of the ruling class. Gramsci's concept of hegemony emphasizes how this dominance is achieved through the consent of the governed, making power structures seem natural and inevitable.</text:p>
            </text:list-item>
          </text:list>
        </text:list-item>
        <text:list-item>
          <text:p text:style-name="P11"><text:span text:style-name="Strong_20_Emphasis">Early Applications:</text:span></text:p>
          <text:list>
            <text:list-item>
              <text:p text:style-name="P11"><text:span text:style-name="Strong_20_Emphasis">Neo-evolutionism (Leslie White):</text:span> While not strictly Marxist, his emphasis on technology as the driver of cultural evolution (E x T = C) resonated with Marxist materialism.</text:p>
            </text:list-item>
            <text:list-item>
              <text:p text:style-name="P11"><text:span text:style-name="Strong_20_Emphasis">Cargo Cults (Peter Worsley):</text:span> Analyzed Melanesian cargo cults not as irrational millenarian movements, but as rational, proto-political and proto-nationalist uprisings against the inequalities and disruptions of colonialism.</text:p>
            </text:list-item>
          </text:list>
        </text:list-item>
        <text:list-item>
          <text:p text:style-name="P11"><text:span text:style-name="Strong_20_Emphasis">French Structural Marxism (1960s-1970s):</text:span></text:p>
          <text:list>
            <text:list-item>
              <text:p text:style-name="P11"><text:span text:style-name="Strong_20_Emphasis">Claude Meillassoux, Maurice Godelier:</text:span> Attempted to synthesize Lévi-Straussian structuralism with Marxist analysis.</text:p>
            </text:list-item>
            <text:list-item>
              <text:p text:style-name="P11">Analyzed how, in non-capitalist societies, kinship systems can function as the relations of production, with elders controlling the exchange of women and thus the reproduction of the labor force.</text:p>
            </text:list-item>
            <text:list-item>
              <text:p text:style-name="P11">Godelier explored how ideology (the "imaginary") could be a constituent part of the relations of production, not just a reflection of it.</text:p>
            </text:list-item>
          </text:list>
        </text:list-item>
        <text:list-item>
          <text:p text:style-name="P11"><text:soft-page-break/><text:span text:style-name="Strong_20_Emphasis">Cultural Materialism (Marvin Harris):</text:span></text:p>
          <text:list>
            <text:list-item>
              <text:p text:style-name="P11">An American school of thought that sought to create a scientific, materialist anthropology.</text:p>
            </text:list-item>
            <text:list-item>
              <text:p text:style-name="P11"><text:span text:style-name="Strong_20_Emphasis">Principle of Infrastructural Determinism:</text:span> Argued that the infrastructure (the mode of production and reproduction) is the primary causal factor shaping the structure (domestic/political economy) and superstructure (ideology).</text:p>
            </text:list-item>
            <text:list-item>
              <text:p text:style-name="P11"><text:span text:style-name="Strong_20_Emphasis">Etic vs. Emic Priority:</text:span> Insisted on prioritizing the etic (external, objective, scientific) perspective over the emic (native's subjective) perspective to explain cultural phenomena.</text:p>
            </text:list-item>
            <text:list-item>
              <text:p text:style-name="P11"><text:span text:style-name="Strong_20_Emphasis">Examples:</text:span> Argued that the Hindu prohibition on killing cattle was ecologically adaptive (cows provide traction, fuel, fertilizer), and Aztec sacrifice was a response to protein deficiency—explanations that focused on practical, material benefits.</text:p>
            </text:list-item>
          </text:list>
        </text:list-item>
        <text:list-item>
          <text:p text:style-name="P11"><text:span text:style-name="Strong_20_Emphasis">Political Economy School:</text:span></text:p>
          <text:list>
            <text:list-item>
              <text:p text:style-name="P12"><text:span text:style-name="Strong_20_Emphasis">Eric Wolf (1923-1999):</text:span> In <text:span text:style-name="T3">Europe and the People Without History</text:span> (1982), he powerfully critiqued anthropology's tendency to study societies as isolated, timeless entities. He demonstrated that for 500 years, non-European peoples had been deeply integrated into global capitalist processes, not as passive victims but as active historical agents.</text:p>
            </text:list-item>
            <text:list-item>
              <text:p text:style-name="P12"><text:span text:style-name="Strong_20_Emphasis">Sidney Mintz (1922-2015):</text:span> His book <text:span text:style-name="T3">Sweetness and Power</text:span> (1985) is a classic of the genre. It traces the history of a single commodity, sugar, linking its production (on slave plantations in the colonies) to its consumption (by the industrial proletariat in the metropole), revealing the deep connections between diet, labor, class, and the rise of global capitalism.</text:p>
            </text:list-item>
            <text:list-item>
              <text:p text:style-name="P11"><text:span text:style-name="Strong_20_Emphasis">Immanuel Wallerstein's World-Systems Theory:</text:span> While a sociologist, his model was highly influential. It posits a single global capitalist "world-system" divided into a "core" (exploiting), "periphery" (exploited), and "semi-periphery" (both), providing a macro-framework for understanding global inequality.</text:p>
            </text:list-item>
          </text:list>
        </text:list-item>
      </text:list>
      <text:p text:style-name="Text_20_body"><text:span text:style-name="Strong_20_Emphasis">1.1.7 Feminist and Gender Anthropology</text:span></text:p>
      <text:list text:style-name="L7">
        <text:list-item>
          <text:p text:style-name="P13"><text:span text:style-name="Strong_20_Emphasis">Core Goal:</text:span> To correct the male-centered bias (androcentrism) in traditional anthropology and to analyze how gender identities, roles, and inequalities are culturally constructed.</text:p>
        </text:list-item>
        <text:list-item>
          <text:p text:style-name="P13"><text:span text:style-name="Strong_20_Emphasis">First Wave (c. 1970s): The Anthropology of Women</text:span></text:p>
          <text:list>
            <text:list-item>
              <text:p text:style-name="P13"><text:span text:style-name="Strong_20_Emphasis">Focus:</text:span> Making women visible in ethnographies, documenting their lives, and asking why women were so often subordinated to men.</text:p>
            </text:list-item>
            <text:list-item>
              <text:p text:style-name="P13"><text:span text:style-name="Strong_20_Emphasis">Key Question:</text:span> Is female subordination a universal phenomenon?</text:p>
            </text:list-item>
            <text:list-item>
              <text:p text:style-name="P13"><text:span text:style-name="Strong_20_Emphasis">Nature/Culture Dichotomy (Sherry Ortner, 1974):</text:span> Proposed that women are universally associated with "Nature" (due to biological roles like childbirth, and their <text:soft-page-break/>confinement to the domestic sphere), while men are associated with "Culture" (the public sphere of politics, religion, and creation). This symbolic association, she argued, explained women's universal secondary status.</text:p>
            </text:list-item>
            <text:list-item>
              <text:p text:style-name="P13"><text:span text:style-name="Strong_20_Emphasis">Domestic/Public Split (Michelle Rosaldo, 1974):</text:span> Argued that gender asymmetry stemmed from a universal division between a male-dominated public sphere and a female-dominated domestic sphere, with greater cultural value placed on the public sphere.</text:p>
            </text:list-item>
          </text:list>
        </text:list-item>
        <text:list-item>
          <text:p text:style-name="P13"><text:span text:style-name="Strong_20_Emphasis">Second Wave (c. 1980s): The Anthropology of Gender</text:span></text:p>
          <text:list>
            <text:list-item>
              <text:p text:style-name="P13"><text:span text:style-name="Strong_20_Emphasis">Theoretical Shift:</text:span> Moved from studying "women" to analyzing "gender" as a system of cultural meanings, social relationships, and power dynamics.</text:p>
            </text:list-item>
            <text:list-item>
              <text:p text:style-name="P14"><text:span text:style-name="Strong_20_Emphasis">Sex vs. Gender Distinction:</text:span> Firmly established the analytical difference between biological <text:span text:style-name="T3">sex</text:span> and culturally constructed <text:span text:style-name="T3">gender</text:span>.</text:p>
            </text:list-item>
            <text:list-item>
              <text:p text:style-name="P13"><text:span text:style-name="Strong_20_Emphasis">Critique of Universalism:</text:span> Anthropologists began providing ethnographic evidence that challenged the universality of the Nature/Culture and Domestic/Public dichotomies, showing them to be products of Western thought.</text:p>
            </text:list-item>
            <text:list-item>
              <text:p text:style-name="P13"><text:span text:style-name="Strong_20_Emphasis">Focus on Female Agency:</text:span> A move away from seeing women purely as victims towards documenting the ways they exercise agency, power, and resistance within patriarchal constraints.</text:p>
            </text:list-item>
            <text:list-item>
              <text:p text:style-name="P14"><text:span text:style-name="Strong_20_Emphasis">Annette Weiner's Re-study of the Trobriands:</text:span> In <text:span text:style-name="T3">Women of Value, Men of Renown</text:span> (1976), she challenged Malinowski's classic account by showing that women's economic activities—particularly their production of banana leaf bundles and their central role in mortuary rituals—were crucial to Trobriand political and kinship systems, a fact Malinowski had overlooked.</text:p>
            </text:list-item>
          </text:list>
        </text:list-item>
        <text:list-item>
          <text:p text:style-name="P13"><text:span text:style-name="Strong_20_Emphasis">Third Wave (c. 1990s onward): Intersectionality and Performativity</text:span></text:p>
          <text:list>
            <text:list-item>
              <text:p text:style-name="P13"><text:span text:style-name="Strong_20_Emphasis">Intersectionality:</text:span> Influenced by Black feminist scholars like Kimberlé Crenshaw, this approach insists that gender cannot be analyzed in isolation. It must be understood as intersecting with other axes of identity, power, and oppression, such as race, class, sexuality, nationality, and ability.</text:p>
            </text:list-item>
            <text:list-item>
              <text:p text:style-name="P14"><text:span text:style-name="Strong_20_Emphasis">Influence of Post-structuralism (Judith Butler):</text:span> Butler's concept of gender as <text:span text:style-name="T3">performative</text:span> became highly influential. This is the idea that gender is not a stable essence or identity, but is created and sustained through the stylized repetition of acts, gestures, and speech.</text:p>
            </text:list-item>
            <text:list-item>
              <text:p text:style-name="P14"><text:span text:style-name="Strong_20_Emphasis">Queer Anthropology:</text:span> Moves beyond the study of gender to critique <text:span text:style-name="T3">heteronormativity</text:span>—the assumption that heterosexuality is the natural and normal basis for social and kinship organization. It explores the diversity of sexualities and non-normative gender identities cross-culturally.</text:p>
            </text:list-item>
            <text:list-item>
              <text:p text:style-name="P13"><text:soft-page-break/><text:span text:style-name="Strong_20_Emphasis">Masculinities:</text:span> A growing subfield dedicated to studying the cultural construction of multiple forms of masculinity, recognizing that manhood is not a monolithic category and is also subject to social pressures and hierarchies.</text:p>
            </text:list-item>
            <text:list-item>
              <text:p text:style-name="P14"><text:span text:style-name="Strong_20_Emphasis">Marilyn Strathern (</text:span><text:span text:style-name="Strong_20_Emphasis"><text:span text:style-name="T3">The Gender of the Gift</text:span></text:span><text:span text:style-name="Strong_20_Emphasis">, 1988):</text:span> A highly complex work that critiqued the application of Western concepts (like individual vs. society) to Melanesian contexts. She proposed the "dividual" person, a personhood constituted by social relationships, which fundamentally alters how gender and exchange are understood.</text:p>
            </text:list-item>
          </text:list>
        </text:list-item>
      </text:list>
      <text:p text:style-name="Text_20_body"><text:span text:style-name="Strong_20_Emphasis">1.1.8 Postmodernism and Reflexive Anthropology</text:span></text:p>
      <text:list text:style-name="L8">
        <text:list-item>
          <text:p text:style-name="P15"><text:span text:style-name="Strong_20_Emphasis">Core Impulse:</text:span> A profound critique of anthropology's claims to objectivity, scientific authority, and the transparent representation of cultural reality. Arose in the 1980s.</text:p>
        </text:list-item>
        <text:list-item>
          <text:p text:style-name="P15"><text:span text:style-name="Strong_20_Emphasis">"Crisis of Representation":</text:span> The central theme. Postmodernists expressed deep skepticism about the ability of ethnographic writing to capture the richness and complexity of lived experience. All such writing is seen as partial and constructed.</text:p>
        </text:list-item>
        <text:list-item>
          <text:p text:style-name="P15"><text:span text:style-name="Strong_20_Emphasis">Rejection of Positivism:</text:span> Denied the possibility of a "natural science of society" and the discovery of universal laws. Knowledge is seen as situated, partial, and contingent.</text:p>
        </text:list-item>
        <text:list-item>
          <text:p text:style-name="P16"><text:span text:style-name="Strong_20_Emphasis">Ethnography as Text/Fiction:</text:span> Ethnographies are analyzed as literary texts, not scientific reports. The term "fiction" is used in its etymological sense of "something made or fashioned" (<text:span text:style-name="T3">fictio</text:span>), emphasizing that ethnographies are crafted narratives, shaped by rhetorical conventions, plot structures, and the author's choices.</text:p>
        </text:list-item>
        <text:list-item>
          <text:p text:style-name="P16"><text:span text:style-name="Strong_20_Emphasis">Key Text: </text:span><text:span text:style-name="Strong_20_Emphasis"><text:span text:style-name="T3">Writing Culture: The Poetics and Politics of Ethnography</text:span></text:span><text:span text:style-name="Strong_20_Emphasis"> (1986), edited by James Clifford and George Marcus:</text:span></text:p>
          <text:list>
            <text:list-item>
              <text:p text:style-name="P15">A landmark volume that crystallized the postmodern critique.</text:p>
            </text:list-item>
            <text:list-item>
              <text:p text:style-name="P15">Contributors dissected the literary and political aspects of classic ethnographies.</text:p>
            </text:list-item>
            <text:list-item>
              <text:p text:style-name="P15">Identified tropes like the "ethnographic present" (writing about a culture as if it is static and timeless), the "salvage paradigm" (the idea that the anthropologist is rescuing a "disappearing" culture), and the erasure of the ethnographer's own presence in the text to create an illusion of objectivity.</text:p>
            </text:list-item>
          </text:list>
        </text:list-item>
        <text:list-item>
          <text:p text:style-name="P15"><text:span text:style-name="Strong_20_Emphasis">Reflexivity:</text:span></text:p>
          <text:list>
            <text:list-item>
              <text:p text:style-name="P15">The central methodological response to the postmodern critique.</text:p>
            </text:list-item>
            <text:list-item>
              <text:p text:style-name="P15">It is the practice of being critically self-aware of one's own positionality and its effect on the research process and product.</text:p>
            </text:list-item>
            <text:list-item>
              <text:p text:style-name="P15"><text:span text:style-name="Strong_20_Emphasis">Positionality:</text:span> The anthropologist must acknowledge their own background—race, gender, class, nationality, institutional affiliation, personal history—and reflect on how this shapes their access, interactions, interpretations, and authority.</text:p>
            </text:list-item>
            <text:list-item>
              <text:p text:style-name="P15">The goal is to make the research process more transparent, moving away from the "voice of God" narrator.</text:p>
            </text:list-item>
          </text:list>
        </text:list-item>
        <text:list-item>
          <text:p text:style-name="P15"><text:soft-page-break/><text:span text:style-name="Strong_20_Emphasis">Dialogic and Polyvocal Ethnography:</text:span></text:p>
          <text:list>
            <text:list-item>
              <text:p text:style-name="P15">A push to create texts that are more collaborative and multi-vocal.</text:p>
            </text:list-item>
            <text:list-item>
              <text:p text:style-name="P15">This includes incorporating direct, lengthy quotations from informants, co-authoring texts with community members, and experimenting with textual forms that reflect the conversational, back-and-forth nature of fieldwork.</text:p>
            </text:list-item>
          </text:list>
        </text:list-item>
        <text:list-item>
          <text:p text:style-name="P15"><text:span text:style-name="Strong_20_Emphasis">Critique of "Grand Narratives":</text:span> Postmodernism expresses skepticism towards totalizing theories like Marxism, structuralism, or evolutionism that claim to provide a complete explanation of history and society. It prefers "local knowledge" and "micro-narratives."</text:p>
        </text:list-item>
        <text:list-item>
          <text:p text:style-name="P15"><text:span text:style-name="Strong_20_Emphasis">Criticisms of Postmodernism:</text:span> Critics accused the movement of leading to self-indulgent "navel-gazing," abandoning empirical rigor for literary analysis, fostering political relativism, and undermining the discipline's ability to speak about real-world problems.</text:p>
        </text:list-item>
      </text:list>
      <text:p text:style-name="Text_20_body"><text:span text:style-name="Strong_20_Emphasis">1.1.9 Decolonizing and Indigenous Methodologies</text:span></text:p>
      <text:list text:style-name="L9">
        <text:list-item>
          <text:p text:style-name="P17"><text:span text:style-name="Strong_20_Emphasis">Relationship to Postmodernism:</text:span> Shares the critique of colonial power structures and Western representational authority but is more politically programmatic and grounded in social movements for sovereignty and justice.</text:p>
        </text:list-item>
        <text:list-item>
          <text:p text:style-name="P17"><text:span text:style-name="Strong_20_Emphasis">Decolonizing Anthropology:</text:span></text:p>
          <text:list>
            <text:list-item>
              <text:p text:style-name="P17"><text:span text:style-name="Strong_20_Emphasis">Core Argument:</text:span> Anthropology as a discipline is historically and structurally entangled with colonialism. It emerged as a tool to know, classify, and govern colonized populations. Decolonization seeks to actively dismantle these colonial legacies in theory, method, and practice.</text:p>
            </text:list-item>
            <text:list-item>
              <text:p text:style-name="P17"><text:span text:style-name="Strong_20_Emphasis">Challenging the "Native" Object:</text:span> Rejects the paradigm where a Western scholar studies a non-Western "other," objectifying them as a source of data.</text:p>
            </text:list-item>
            <text:list-item>
              <text:p text:style-name="P17"><text:span text:style-name="Strong_20_Emphasis">"Studying Up" (Laura Nader):</text:span> A call for anthropologists to reverse the ethnographic gaze and study the institutions of power—corporations, global financial bodies, government agencies, scientific labs—that structure the modern world.</text:p>
            </text:list-item>
            <text:list-item>
              <text:p text:style-name="P17"><text:span text:style-name="Strong_20_Emphasis">Repatriation and Restitution:</text:span> A central political and ethical demand. Involves the return of ancestral human remains, sacred objects, and cultural patrimony from museums in the global North to their communities of origin.</text:p>
            </text:list-item>
            <text:list-item>
              <text:p text:style-name="P17"><text:span text:style-name="Strong_20_Emphasis">From "Informant" to "Collaborator":</text:span> Insists on restructuring the research relationship to be more equitable, recognizing community members as intellectual partners and co-producers of knowledge. Research should be accountable to and benefit the community.</text:p>
            </text:list-item>
          </text:list>
        </text:list-item>
        <text:list-item>
          <text:p text:style-name="P17"><text:span text:style-name="Strong_20_Emphasis">Indigenous Methodologies:</text:span></text:p>
          <text:list>
            <text:list-item>
              <text:p text:style-name="P18"><text:span text:style-name="Strong_20_Emphasis">Linda Tuhiwai Smith (</text:span><text:span text:style-name="Strong_20_Emphasis"><text:span text:style-name="T3">Decolonizing Methodologies: Research and Indigenous Peoples</text:span></text:span><text:span text:style-name="Strong_20_Emphasis">, 1999):</text:span> A foundational text from a Māori scholar. She argues that "research" <text:soft-page-break/>itself is a deeply problematic concept for many Indigenous peoples, historically associated with colonial exploitation and the extraction of knowledge.</text:p>
            </text:list-item>
            <text:list-item>
              <text:p text:style-name="P17"><text:span text:style-name="Strong_20_Emphasis">Research by, for, and with Indigenous Peoples:</text:span> The central principle is that Indigenous peoples must control their own knowledge. This approach centers Indigenous worldviews, priorities, and political goals.</text:p>
            </text:list-item>
            <text:list-item>
              <text:p text:style-name="P17"><text:span text:style-name="Strong_20_Emphasis">Core Principles:</text:span></text:p>
              <text:list>
                <text:list-item>
                  <text:p text:style-name="P17"><text:span text:style-name="Strong_20_Emphasis">Self-Determination and Sovereignty:</text:span> Research projects must align with the political and cultural goals of Indigenous communities and be subject to their approval and oversight.</text:p>
                </text:list-item>
                <text:list-item>
                  <text:p text:style-name="P17"><text:span text:style-name="Strong_20_Emphasis">Relationality:</text:span> Knowledge is not an abstract commodity but is embedded in a web of relationships (to land, kin, ancestors, non-human beings). Therefore, research must be accountable to these relationships.</text:p>
                </text:list-item>
                <text:list-item>
                  <text:p text:style-name="P17"><text:span text:style-name="Strong_20_Emphasis">Community-Based Ethics:</text:span> Moves beyond institutional review boards (IRBs) to incorporate community-specific ethical protocols based on respect, reciprocity, responsibility, and relevance.</text:p>
                </text:list-item>
                <text:list-item>
                  <text:p text:style-name="P17"><text:span text:style-name="Strong_20_Emphasis">Valuing Indigenous Knowledge Systems:</text:span> Recognizes oral traditions, storytelling, ceremony, language, and art as legitimate and rigorous modes of knowledge creation and transmission, on par with Western scientific methods.</text:p>
                </text:list-item>
                <text:list-item>
                  <text:p text:style-name="P17"><text:span text:style-name="Strong_20_Emphasis">Decolonization as Goal:</text:span> The ultimate purpose of research is often to contribute to the healing, revitalization, and empowerment of Indigenous communities.</text:p>
                </text:list-item>
              </text:list>
            </text:list-item>
          </text:list>
        </text:list-item>
      </text:list>
      <text:p text:style-name="Text_20_body"/>
      <text:p text:style-name="Text_20_body"/>
      <text:p text:style-name="Text_20_body"><text:span text:style-name="Strong_20_Emphasis">CHAPTER 2: FOUR-FIELD FOUNDATIONS</text:span></text:p>
      <text:p text:style-name="Text_20_body"><text:span text:style-name="Strong_20_Emphasis">1.2.1 Cultural Anthropology Principles</text:span></text:p>
      <text:list text:style-name="L10">
        <text:list-item>
          <text:p text:style-name="P19"><text:span text:style-name="Strong_20_Emphasis">Definition:</text:span> Cultural anthropology is the study of human societies and cultures, focusing on the diversity of human beliefs, practices, institutions, and social organization across time and space.</text:p>
        </text:list-item>
        <text:list-item>
          <text:p text:style-name="P19"><text:span text:style-name="Strong_20_Emphasis">Core Subject: Culture:</text:span> The central, organizing concept of the subfield.</text:p>
          <text:list>
            <text:list-item>
              <text:p text:style-name="P19"><text:span text:style-name="Strong_20_Emphasis">Learned:</text:span> Culture is not biologically inherited but is acquired by individuals through a process of enculturation or socialization.</text:p>
            </text:list-item>
            <text:list-item>
              <text:p text:style-name="P19"><text:span text:style-name="Strong_20_Emphasis">Shared:</text:span> Culture is an attribute of groups, not individuals in isolation. It involves shared practices and understandings that allow people to live together and predict each other's behavior.</text:p>
            </text:list-item>
            <text:list-item>
              <text:p text:style-name="P19"><text:span text:style-name="Strong_20_Emphasis">Symbolic:</text:span> Culture operates through symbols—words, gestures, objects—that stand for something else and have meaning assigned by a group. Language is the most fundamental symbolic system.</text:p>
            </text:list-item>
            <text:list-item>
              <text:p text:style-name="P19"><text:soft-page-break/><text:span text:style-name="Strong_20_Emphasis">Integrated:</text:span> The elements of a culture (e.g., kinship, economy, religion) are not a random assortment but are interconnected into a patterned whole. A change in one area often affects others.</text:p>
            </text:list-item>
            <text:list-item>
              <text:p text:style-name="P19"><text:span text:style-name="Strong_20_Emphasis">Dynamic:</text:span> Cultures are not static. They are constantly changing, adapting, and being contested, both through internal processes and in response to external contact.</text:p>
            </text:list-item>
          </text:list>
        </text:list-item>
        <text:list-item>
          <text:p text:style-name="P19"><text:span text:style-name="Strong_20_Emphasis">Core Method: Ethnography:</text:span></text:p>
          <text:list>
            <text:list-item>
              <text:p text:style-name="P19">The in-depth, firsthand, long-term study of a particular culture or social group.</text:p>
            </text:list-item>
            <text:list-item>
              <text:p text:style-name="P19">The primary research method is <text:span text:style-name="Strong_20_Emphasis">Participant Observation</text:span>, which involves living among the people being studied, participating in their daily activities, and observing their behavior.</text:p>
            </text:list-item>
            <text:list-item>
              <text:p text:style-name="P19">The goal is to achieve an intimate familiarity and to understand a culture from the "native's point of view" (an emic perspective).</text:p>
            </text:list-item>
            <text:list-item>
              <text:p text:style-name="P19">Ethnography results in a written work, also called an ethnography, which is a detailed description and analysis of the studied culture.</text:p>
            </text:list-item>
          </text:list>
        </text:list-item>
        <text:list-item>
          <text:p text:style-name="P19"><text:span text:style-name="Strong_20_Emphasis">Core Analysis: Ethnology:</text:span></text:p>
          <text:list>
            <text:list-item>
              <text:p text:style-name="P19">The comparison and analysis of ethnographic data across different cultures.</text:p>
            </text:list-item>
            <text:list-item>
              <text:p text:style-name="P19">Ethnology seeks to identify and explain cultural differences and similarities, test hypotheses, and build theory about how social and cultural systems work.</text:p>
            </text:list-item>
          </text:list>
        </text:list-item>
        <text:list-item>
          <text:p text:style-name="P19"><text:span text:style-name="Strong_20_Emphasis">Guiding Principle: Cultural Relativism:</text:span></text:p>
          <text:list>
            <text:list-item>
              <text:p text:style-name="P19">The principle that a culture's beliefs and practices must be understood in terms of the logic and values of that culture, not judged against the standards of another.</text:p>
            </text:list-item>
            <text:list-item>
              <text:p text:style-name="P19">It is a methodological tool for achieving objectivity and counteracting ethnocentrism.</text:p>
            </text:list-item>
            <text:list-item>
              <text:p text:style-name="P19"><text:span text:style-name="Strong_20_Emphasis">Ethnocentrism:</text:span> The tendency to view one's own culture as superior and to apply one's own cultural values in judging the behavior and beliefs of people from other cultures.</text:p>
            </text:list-item>
            <text:list-item>
              <text:p text:style-name="P19"><text:span text:style-name="Strong_20_Emphasis">Methodological vs. Moral Relativism:</text:span> Anthropologists distinguish between using relativism as a research strategy (methodological) and the idea that all cultural practices are equally morally valid (moral relativism), a stance most anthropologists do not take, especially regarding human rights violations.</text:p>
            </text:list-item>
          </text:list>
        </text:list-item>
        <text:list-item>
          <text:p text:style-name="P19"><text:span text:style-name="Strong_20_Emphasis">Guiding Perspective: Holism:</text:span></text:p>
          <text:list>
            <text:list-item>
              <text:p text:style-name="P19">The commitment to considering the full scope of human life, including culture, biology, history, and language, across space and time.</text:p>
            </text:list-item>
            <text:list-item>
              <text:p text:style-name="P19">In a single society, holism means assuming that different aspects of culture (e.g., subsistence, social structure, ideology) are interrelated and must be studied as such.</text:p>
            </text:list-item>
          </text:list>
        </text:list-item>
        <text:list-item>
          <text:p text:style-name="P19"><text:span text:style-name="Strong_20_Emphasis">Key Analytical Stance: Emic vs. Etic Perspectives:</text:span></text:p>
          <text:list>
            <text:list-item>
              <text:p text:style-name="P19"><text:soft-page-break/><text:span text:style-name="Strong_20_Emphasis">Emic:</text:span> The insider's perspective. It is the way local people think, categorize the world, and interpret their own culture's rules and meanings.</text:p>
            </text:list-item>
            <text:list-item>
              <text:p text:style-name="P19"><text:span text:style-name="Strong_20_Emphasis">Etic:</text:span> The outsider's perspective. It uses the categories, concepts, and analyses of the anthropologist or social scientist to describe the culture. A key goal of anthropology is to bridge these two perspectives.</text:p>
            </text:list-item>
          </text:list>
        </text:list-item>
      </text:list>
      <text:p text:style-name="Text_20_body"><text:span text:style-name="Strong_20_Emphasis">1.2.2 Biological Anthropology Principles</text:span></text:p>
      <text:list text:style-name="L11">
        <text:list-item>
          <text:p text:style-name="P20"><text:span text:style-name="Strong_20_Emphasis">Definition:</text:span> Biological (or Physical) Anthropology is the study of human biological origins, evolution, and diversity. It explores the interplay between biology and culture.</text:p>
        </text:list-item>
        <text:list-item>
          <text:p text:style-name="P20"><text:span text:style-name="Strong_20_Emphasis">Core Framework: Evolutionary Theory:</text:span></text:p>
          <text:list>
            <text:list-item>
              <text:p text:style-name="P20">The subfield is grounded in the modern evolutionary synthesis, which combines Darwin's theory of evolution by natural selection with Mendelian genetics.</text:p>
            </text:list-item>
            <text:list-item>
              <text:p text:style-name="P20"><text:span text:style-name="Strong_20_Emphasis">Natural Selection:</text:span> The primary mechanism of evolution. Individuals with heritable traits better suited to their environment tend to survive and reproduce in greater numbers, passing those traits to the next generation.</text:p>
            </text:list-item>
            <text:list-item>
              <text:p text:style-name="P20"><text:span text:style-name="Strong_20_Emphasis">Adaptation:</text:span> The process by which organisms become better suited to their environment, and the traits that result from this process.</text:p>
            </text:list-item>
            <text:list-item>
              <text:p text:style-name="P20"><text:span text:style-name="Strong_20_Emphasis">Other Evolutionary Forces:</text:span> Gene flow (migration), genetic drift (random changes in allele frequencies), and mutation are also key mechanisms of evolutionary change.</text:p>
            </text:list-item>
          </text:list>
        </text:list-item>
        <text:list-item>
          <text:p text:style-name="P20"><text:span text:style-name="Strong_20_Emphasis">Primary Subjects of Study:</text:span></text:p>
          <text:list>
            <text:list-item>
              <text:p text:style-name="P20"><text:span text:style-name="Strong_20_Emphasis">Primatology:</text:span> The study of the biology, behavior, and evolution of non-human primates (lemurs, monkeys, apes).</text:p>
              <text:list>
                <text:list-item>
                  <text:p text:style-name="P20"><text:span text:style-name="Strong_20_Emphasis">Reasoning by Homology:</text:span> We study close relatives like chimpanzees and bonobos to understand traits shared due to common ancestry.</text:p>
                </text:list-item>
                <text:list-item>
                  <text:p text:style-name="P20"><text:span text:style-name="Strong_20_Emphasis">Reasoning by Analogy:</text:span> We study more distant primates to understand how similar ecologies can lead to convergent behavioral solutions (e.g., social structures in different monkeys).</text:p>
                </text:list-item>
              </text:list>
            </text:list-item>
            <text:list-item>
              <text:p text:style-name="P20"><text:span text:style-name="Strong_20_Emphasis">Paleoanthropology:</text:span> The study of the fossil record of human evolution.</text:p>
              <text:list>
                <text:list-item>
                  <text:p text:style-name="P21"><text:span text:style-name="Strong_20_Emphasis">Hominins:</text:span> The group consisting of modern humans, extinct human species, and all our immediate ancestors (including the genera <text:span text:style-name="T3">Homo</text:span>, <text:span text:style-name="T3">Australopithecus</text:span>, <text:span text:style-name="T3">Paranthropus</text:span>, and <text:span text:style-name="T3">Ardipithecus</text:span>).</text:p>
                </text:list-item>
                <text:list-item>
                  <text:p text:style-name="P20">Key focus is on identifying and interpreting fossil evidence for major evolutionary trends like bipedalism, tool use, changes in diet, and encephalization (increase in brain size).</text:p>
                </text:list-item>
              </text:list>
            </text:list-item>
            <text:list-item>
              <text:p text:style-name="P20"><text:span text:style-name="Strong_20_Emphasis">Human Biology and Variation:</text:span> The study of biological diversity in contemporary human populations.</text:p>
              <text:list>
                <text:list-item>
                  <text:p text:style-name="P20"><text:soft-page-break/>Focuses on human adaptation to different environments (e.g., high altitude, cold climates, disease pressures).</text:p>
                </text:list-item>
                <text:list-item>
                  <text:p text:style-name="P20">Distinguishes between genetic adaptation (evolutionary change) and acclimatization (physiological adjustments during a lifetime).</text:p>
                </text:list-item>
                <text:list-item>
                  <text:p text:style-name="P20"><text:span text:style-name="Strong_20_Emphasis">Critique of Race:</text:span> A central principle is that "race" is a social and cultural construct, not a biologically valid or useful way to categorize human variation. Human genetic variation is continuous and clinal (gradually changes over geographic space), not partitioned into discrete racial groups.</text:p>
                </text:list-item>
              </text:list>
            </text:list-item>
          </text:list>
        </text:list-item>
        <text:list-item>
          <text:p text:style-name="P20"><text:span text:style-name="Strong_20_Emphasis">Key Applied Subfields:</text:span></text:p>
          <text:list>
            <text:list-item>
              <text:p text:style-name="P20"><text:span text:style-name="Strong_20_Emphasis">Osteology:</text:span> The scientific study of the skeleton. Essential for analyzing fossil remains and skeletal populations.</text:p>
            </text:list-item>
            <text:list-item>
              <text:p text:style-name="P20"><text:span text:style-name="Strong_20_Emphasis">Bioarchaeology:</text:span> The study of human skeletal remains from archaeological contexts to reconstruct the health, diet, demography, and lifeways of past populations.</text:p>
            </text:list-item>
            <text:list-item>
              <text:p text:style-name="P20"><text:span text:style-name="Strong_20_Emphasis">Forensic Anthropology:</text:span> The application of anthropological and osteological methods to legal contexts, primarily to identify human remains and determine the cause of death.</text:p>
            </text:list-item>
          </text:list>
        </text:list-item>
      </text:list>
      <text:p text:style-name="Text_20_body"><text:span text:style-name="Strong_20_Emphasis">1.2.3 Archaeology Principles</text:span></text:p>
      <text:list text:style-name="L12">
        <text:list-item>
          <text:p text:style-name="P22"><text:span text:style-name="Strong_20_Emphasis">Definition:</text:span> Archaeology is the study of the human past through the systematic recovery and analysis of material culture and environmental data.</text:p>
        </text:list-item>
        <text:list-item>
          <text:p text:style-name="P22"><text:span text:style-name="Strong_20_Emphasis">Core Data: The Archaeological Record:</text:span></text:p>
          <text:list>
            <text:list-item>
              <text:p text:style-name="P22">The body of physical evidence about the past. It is composed of:</text:p>
              <text:list>
                <text:list-item>
                  <text:p text:style-name="P22"><text:span text:style-name="Strong_20_Emphasis">Artifacts:</text:span> Portable objects made, modified, or used by humans (e.g., stone tools, pottery, metalwork).</text:p>
                </text:list-item>
                <text:list-item>
                  <text:p text:style-name="P22"><text:span text:style-name="Strong_20_Emphasis">Features:</text:span> Non-portable human-made remains that cannot be moved without being destroyed (e.g., hearths, postholes, house floors, burials).</text:p>
                </text:list-item>
                <text:list-item>
                  <text:p text:style-name="P22"><text:span text:style-name="Strong_20_Emphasis">Ecofacts:</text:span> Natural organic and environmental remains that have cultural relevance (e.g., animal bones, plant seeds, pollen, soils).</text:p>
                </text:list-item>
              </text:list>
            </text:list-item>
            <text:list-item>
              <text:p text:style-name="P22"><text:span text:style-name="Strong_20_Emphasis">Key Property:</text:span> The archaeological record is always incomplete and biased by factors of preservation (taphonomy) and human activity.</text:p>
            </text:list-item>
          </text:list>
        </text:list-item>
        <text:list-item>
          <text:p text:style-name="P22"><text:span text:style-name="Strong_20_Emphasis">Fundamental Concept: Context:</text:span></text:p>
          <text:list>
            <text:list-item>
              <text:p text:style-name="P22">The location of an artifact, feature, or ecofact in relation to other finds and to the geological layers (strata) in which it was found.</text:p>
            </text:list-item>
            <text:list-item>
              <text:p text:style-name="P22">Context consists of:</text:p>
              <text:list>
                <text:list-item>
                  <text:p text:style-name="P22"><text:span text:style-name="Strong_20_Emphasis">Matrix:</text:span> The material surrounding the find (e.g., clay, sand).</text:p>
                </text:list-item>
                <text:list-item>
                  <text:p text:style-name="P22"><text:span text:style-name="Strong_20_Emphasis">Provenience:</text:span> The precise three-dimensional location of the find.</text:p>
                </text:list-item>
                <text:list-item>
                  <text:p text:style-name="P22"><text:soft-page-break/><text:span text:style-name="Strong_20_Emphasis">Association:</text:span> The find's relationship with other finds.</text:p>
                </text:list-item>
              </text:list>
            </text:list-item>
            <text:list-item>
              <text:p text:style-name="P22">An artifact without its context loses most of its scientific value.</text:p>
            </text:list-item>
          </text:list>
        </text:list-item>
        <text:list-item>
          <text:p text:style-name="P22"><text:span text:style-name="Strong_20_Emphasis">Fundamental Principle: Stratigraphy and Superposition:</text:span></text:p>
          <text:list>
            <text:list-item>
              <text:p text:style-name="P22"><text:span text:style-name="Strong_20_Emphasis">Stratigraphy:</text:span> The study of rock and soil layers (strata).</text:p>
            </text:list-item>
            <text:list-item>
              <text:p text:style-name="P22"><text:span text:style-name="Strong_20_Emphasis">Law of Superposition:</text:span> In an undisturbed sequence of strata, the oldest layers are at the bottom and the youngest are at the top. This is the primary basis for relative dating.</text:p>
            </text:list-item>
          </text:list>
        </text:list-item>
        <text:list-item>
          <text:p text:style-name="P22"><text:span text:style-name="Strong_20_Emphasis">Core Methods:</text:span></text:p>
          <text:list>
            <text:list-item>
              <text:p text:style-name="P22"><text:span text:style-name="Strong_20_Emphasis">Archaeological Survey:</text:span> The process of locating and mapping archaeological sites in a region, often using pedestrian walkovers, aerial photography, remote sensing (like LiDAR), or geophysical techniques (like ground-penetrating radar).</text:p>
            </text:list-item>
            <text:list-item>
              <text:p text:style-name="P22"><text:span text:style-name="Strong_20_Emphasis">Excavation:</text:span> The controlled and systematic digging of a site to recover the archaeological record, meticulously documenting the provenience and association of all finds.</text:p>
            </text:list-item>
          </text:list>
        </text:list-item>
        <text:list-item>
          <text:p text:style-name="P22"><text:span text:style-name="Strong_20_Emphasis">Core Analytical Goal: Chronology Building:</text:span></text:p>
          <text:list>
            <text:list-item>
              <text:p text:style-name="P22"><text:span text:style-name="Strong_20_Emphasis">Relative Dating:</text:span> Determines if something is older or younger than something else, without assigning a specific calendar date. Methods include stratigraphy and seriation (ordering artifacts based on stylistic changes).</text:p>
            </text:list-item>
            <text:list-item>
              <text:p text:style-name="P22"><text:span text:style-name="Strong_20_Emphasis">Absolute (Chronometric) Dating:</text:span> Provides a specific calendar date or date range. Methods include:</text:p>
              <text:list>
                <text:list-item>
                  <text:p text:style-name="P22"><text:span text:style-name="Strong_20_Emphasis">Radiocarbon (Carbon-14) Dating:</text:span> Used on organic materials (bone, charcoal, wood) up to ~50,000 years old.</text:p>
                </text:list-item>
                <text:list-item>
                  <text:p text:style-name="P22"><text:span text:style-name="Strong_20_Emphasis">Potassium-Argon Dating:</text:span> Used on volcanic rock to date much older sites relevant to human origins (millions of years).</text:p>
                </text:list-item>
                <text:list-item>
                  <text:p text:style-name="P22"><text:span text:style-name="Strong_20_Emphasis">Dendrochronology:</text:span> Tree-ring dating. Highly precise but regionally specific.</text:p>
                </text:list-item>
              </text:list>
            </text:list-item>
          </text:list>
        </text:list-item>
        <text:list-item>
          <text:p text:style-name="P22"><text:span text:style-name="Strong_20_Emphasis">Concept: Taphonomy:</text:span></text:p>
          <text:list>
            <text:list-item>
              <text:p text:style-name="P22">The study of the processes that affect organic remains after death.</text:p>
            </text:list-item>
            <text:list-item>
              <text:p text:style-name="P22">In archaeology, it refers more broadly to site formation processes—both natural (e.g., erosion, rodent burrowing) and cultural (e.g., plowing, later occupation)—that transform a site between its abandonment and its discovery.</text:p>
            </text:list-item>
          </text:list>
        </text:list-item>
      </text:list>
      <text:p text:style-name="Text_20_body"><text:span text:style-name="Strong_20_Emphasis">1.2.4 Linguistic Anthropology Principles</text:span></text:p>
      <text:list text:style-name="L13">
        <text:list-item>
          <text:p text:style-name="P23"><text:span text:style-name="Strong_20_Emphasis">Definition:</text:span> Linguistic anthropology explores the crucial role of language in human social life. It studies the relationships between language, culture, and thought, and how language use shapes and is shaped by social identities and power structures.</text:p>
        </text:list-item>
        <text:list-item>
          <text:p text:style-name="P23"><text:span text:style-name="Strong_20_Emphasis">Foundational Idea: Language as a Formal System:</text:span></text:p>
          <text:list>
            <text:list-item>
              <text:p text:style-name="P23"><text:soft-page-break/>Linguistic anthropologists analyze the structure of language at multiple levels:</text:p>
              <text:list>
                <text:list-item>
                  <text:p text:style-name="P23"><text:span text:style-name="Strong_20_Emphasis">Phonology:</text:span> The study of speech sounds, including phonemes (the smallest units of sound that can change meaning, e.g., /p/ vs. /b/).</text:p>
                </text:list-item>
                <text:list-item>
                  <text:p text:style-name="P23"><text:span text:style-name="Strong_20_Emphasis">Morphology:</text:span> The study of word formation, including morphemes (the smallest units of meaning, e.g., "un-", "happy", "-ness").</text:p>
                </text:list-item>
                <text:list-item>
                  <text:p text:style-name="P23"><text:span text:style-name="Strong_20_Emphasis">Syntax:</text:span> The study of sentence structure and the rules for combining words into grammatical phrases and sentences.</text:p>
                </text:list-item>
                <text:list-item>
                  <text:p text:style-name="P23"><text:span text:style-name="Strong_20_Emphasis">Semantics:</text:span> The study of literal linguistic meaning.</text:p>
                </text:list-item>
                <text:list-item>
                  <text:p text:style-name="P23"><text:span text:style-name="Strong_20_Emphasis">Pragmatics:</text:span> The study of meaning in context; how we use language to do things (e.g., promise, command, joke).</text:p>
                </text:list-item>
              </text:list>
            </text:list-item>
          </text:list>
        </text:list-item>
        <text:list-item>
          <text:p text:style-name="P23"><text:span text:style-name="Strong_20_Emphasis">Core Principle: Linguistic Relativity (The Sapir-Whorf Hypothesis):</text:span></text:p>
          <text:list>
            <text:list-item>
              <text:p text:style-name="P23">The idea that the structure of a language influences the way its speakers perceive and think about the world.</text:p>
            </text:list-item>
            <text:list-item>
              <text:p text:style-name="P24"><text:span text:style-name="Strong_20_Emphasis">Strong Version (Linguistic Determinism):</text:span> Language <text:span text:style-name="T3">determines</text:span> thought. This version is now largely rejected.</text:p>
            </text:list-item>
            <text:list-item>
              <text:p text:style-name="P24"><text:span text:style-name="Strong_20_Emphasis">Weak Version (Linguistic Influence):</text:span> Language <text:span text:style-name="T3">influences</text:span> or predisposes certain ways of thinking. This version is widely accepted and explored, for example, in how different languages encode concepts of time, space, or color.</text:p>
            </text:list-item>
          </text:list>
        </text:list-item>
        <text:list-item>
          <text:p text:style-name="P23"><text:span text:style-name="Strong_20_Emphasis">Core Concept: Communicative Competence:</text:span></text:p>
          <text:list>
            <text:list-item>
              <text:p text:style-name="P23">Coined by Dell Hymes to contrast with Noam Chomsky's "grammatical competence."</text:p>
            </text:list-item>
            <text:list-item>
              <text:p text:style-name="P23">It is the knowledge a speaker has of how to use language appropriately in a variety of social and cultural contexts. It's not just knowing the rules of grammar, but knowing when to speak, when to be silent, what to say to whom, and how to say it.</text:p>
            </text:list-item>
          </text:list>
        </text:list-item>
        <text:list-item>
          <text:p text:style-name="P23"><text:span text:style-name="Strong_20_Emphasis">Central Concept: Language Ideologies:</text:span></text:p>
          <text:list>
            <text:list-item>
              <text:p text:style-name="P23">The beliefs, feelings, and attitudes that people have about language and its users.</text:p>
            </text:list-item>
            <text:list-item>
              <text:p text:style-name="P23">These are rarely neutral; they are often linked to social hierarchies, justifying the perceived superiority of one language or dialect and the inferiority of another.</text:p>
            </text:list-item>
            <text:list-item>
              <text:p text:style-name="P23">Examples include beliefs about which languages are "prestigious" or "primitive," or the idea that there is a single "correct" way to speak.</text:p>
            </text:list-item>
          </text:list>
        </text:list-item>
        <text:list-item>
          <text:p text:style-name="P23"><text:span text:style-name="Strong_20_Emphasis">Key Concept: Indexicality:</text:span></text:p>
          <text:list>
            <text:list-item>
              <text:p text:style-name="P23">The way language "points to" or signals aspects of social context, identity, and relationships.</text:p>
            </text:list-item>
            <text:list-item>
              <text:p text:style-name="P23">For example, using a particular dialect, slang, or form of address can index one's geographic origin, social class, age, gender, or relationship to the listener.</text:p>
            </text:list-item>
          </text:list>
        </text:list-item>
        <text:list-item>
          <text:p text:style-name="P23"><text:soft-page-break/><text:span text:style-name="Strong_20_Emphasis">Key Phenomenon: Language Socialization:</text:span></text:p>
          <text:list>
            <text:list-item>
              <text:p text:style-name="P23">The process by which children learn to become competent members of their society through language.</text:p>
            </text:list-item>
            <text:list-item>
              <text:p text:style-name="P23">This involves not just acquiring grammar but also learning how to enact social roles, express emotion, and understand cultural norms through linguistic interactions.</text:p>
            </text:list-item>
          </text:list>
        </text:list-item>
      </text:list>
      <text:p text:style-name="Text_20_body"><text:span text:style-name="Strong_20_Emphasis">CHAPTER 3: CROSS-DISCIPLINARY FOUNDATIONS</text:span></text:p>
      <text:p text:style-name="Text_20_body"><text:span text:style-name="Strong_20_Emphasis">1.3.1 Human Evolutionary Biology Basics</text:span></text:p>
      <text:list text:style-name="L14">
        <text:list-item>
          <text:p text:style-name="P25"><text:span text:style-name="Strong_20_Emphasis">Modern Synthesis:</text:span> The unification of Darwinian evolution and Mendelian genetics in the mid-20th century, forming the foundation of modern evolutionary biology.</text:p>
        </text:list-item>
        <text:list-item>
          <text:p text:style-name="P25"><text:span text:style-name="Strong_20_Emphasis">Central Dogma of Molecular Biology:</text:span> The process by which genetic information flows from DNA to RNA (transcription) to protein (translation). Proteins carry out most cellular functions.</text:p>
        </text:list-item>
        <text:list-item>
          <text:p text:style-name="P25"><text:span text:style-name="Strong_20_Emphasis">Genes and Alleles:</text:span></text:p>
          <text:list>
            <text:list-item>
              <text:p text:style-name="P25"><text:span text:style-name="Strong_20_Emphasis">Gene:</text:span> A segment of DNA that codes for a protein or functional RNA molecule. The basic unit of heredity.</text:p>
            </text:list-item>
            <text:list-item>
              <text:p text:style-name="P25"><text:span text:style-name="Strong_20_Emphasis">Allele:</text:span> A variant form of a gene. For example, the gene for blood type has A, B, and O alleles.</text:p>
            </text:list-item>
            <text:list-item>
              <text:p text:style-name="P25"><text:span text:style-name="Strong_20_Emphasis">Locus:</text:span> The specific location of a gene on a chromosome.</text:p>
            </text:list-item>
            <text:list-item>
              <text:p text:style-name="P25"><text:span text:style-name="Strong_20_Emphasis">Genotype vs. Phenotype:</text:span> Genotype is an organism's genetic makeup; phenotype is its observable physical and behavioral traits, resulting from the interaction of genotype and environment.</text:p>
            </text:list-item>
          </text:list>
        </text:list-item>
        <text:list-item>
          <text:p text:style-name="P25"><text:span text:style-name="Strong_20_Emphasis">Mechanisms of Evolution (Population Genetics):</text:span></text:p>
          <text:list>
            <text:list-item>
              <text:p text:style-name="P25"><text:span text:style-name="Strong_20_Emphasis">Natural Selection:</text:span> The differential survival and reproduction of individuals due to differences in phenotype. It is the only mechanism that leads to adaptation.</text:p>
              <text:list>
                <text:list-item>
                  <text:p text:style-name="P25"><text:span text:style-name="Strong_20_Emphasis">Directional Selection:</text:span> Favors one extreme phenotype.</text:p>
                </text:list-item>
                <text:list-item>
                  <text:p text:style-name="P25"><text:span text:style-name="Strong_20_Emphasis">Stabilizing Selection:</text:span> Favors intermediate phenotypes and selects against extremes.</text:p>
                </text:list-item>
                <text:list-item>
                  <text:p text:style-name="P25"><text:span text:style-name="Strong_20_Emphasis">Disruptive Selection:</text:span> Favors both extreme phenotypes over the intermediate.</text:p>
                </text:list-item>
              </text:list>
            </text:list-item>
            <text:list-item>
              <text:p text:style-name="P25"><text:span text:style-name="Strong_20_Emphasis">Genetic Drift:</text:span> Random fluctuations in allele frequencies from one generation to the next, due to chance events. It has a stronger effect in small populations.</text:p>
              <text:list>
                <text:list-item>
                  <text:p text:style-name="P25"><text:span text:style-name="Strong_20_Emphasis">Founder Effect:</text:span> A new population is started by a small number of individuals, whose gene pool may differ by chance from the source population.</text:p>
                </text:list-item>
                <text:list-item>
                  <text:p text:style-name="P25"><text:span text:style-name="Strong_20_Emphasis">Bottleneck Effect:</text:span> A sharp reduction in population size due to an environmental event or human action, leading to a random change in the gene pool.</text:p>
                </text:list-item>
              </text:list>
            </text:list-item>
            <text:list-item>
              <text:p text:style-name="P25"><text:soft-page-break/><text:span text:style-name="Strong_20_Emphasis">Gene Flow (Migration):</text:span> The transfer of alleles from one population to another. It tends to reduce genetic differences between populations.</text:p>
            </text:list-item>
            <text:list-item>
              <text:p text:style-name="P25"><text:span text:style-name="Strong_20_Emphasis">Mutation:</text:span> The ultimate source of all new genetic variation. A random change in the DNA sequence. Most mutations are neutral or deleterious, but some can be advantageous.</text:p>
            </text:list-item>
          </text:list>
        </text:list-item>
        <text:list-item>
          <text:p text:style-name="P25"><text:span text:style-name="Strong_20_Emphasis">Speciation:</text:span> The evolutionary process by which populations evolve to become distinct species.</text:p>
          <text:list>
            <text:list-item>
              <text:p text:style-name="P25"><text:span text:style-name="Strong_20_Emphasis">Biological Species Concept:</text:span> A species is a group of populations whose members have the potential to interbreed in nature and produce viable, fertile offspring.</text:p>
            </text:list-item>
            <text:list-item>
              <text:p text:style-name="P25"><text:span text:style-name="Strong_20_Emphasis">Reproductive Isolation:</text:span> The existence of biological barriers (pre-zygotic or post-zygotic) that impede members of two species from producing viable, fertile offspring.</text:p>
            </text:list-item>
            <text:list-item>
              <text:p text:style-name="P25"><text:span text:style-name="Strong_20_Emphasis">Allopatric Speciation:</text:span> Speciation that occurs when a population is divided by a geographic barrier.</text:p>
            </text:list-item>
          </text:list>
        </text:list-item>
        <text:list-item>
          <text:p text:style-name="P25"><text:span text:style-name="Strong_20_Emphasis">Phylogenetics:</text:span> The study of evolutionary relationships among groups of organisms.</text:p>
          <text:list>
            <text:list-item>
              <text:p text:style-name="P25"><text:span text:style-name="Strong_20_Emphasis">Phylogenetic Tree:</text:span> A branching diagram that depicts these relationships.</text:p>
            </text:list-item>
            <text:list-item>
              <text:p text:style-name="P25"><text:span text:style-name="Strong_20_Emphasis">Homology:</text:span> Similarity resulting from shared ancestry (e.g., the forelimb bones of humans, bats, and whales).</text:p>
            </text:list-item>
            <text:list-item>
              <text:p text:style-name="P25"><text:span text:style-name="Strong_20_Emphasis">Analogy (Homoplasy):</text:span> Similarity resulting from convergent evolution, not shared ancestry (e.g., the wings of birds and insects).</text:p>
            </text:list-item>
          </text:list>
        </text:list-item>
        <text:list-item>
          <text:p text:style-name="P25"><text:span text:style-name="Strong_20_Emphasis">Human-Specific Concepts:</text:span></text:p>
          <text:list>
            <text:list-item>
              <text:p text:style-name="P25"><text:span text:style-name="Strong_20_Emphasis">Pleiotropy:</text:span> When one gene influences two or more seemingly unrelated phenotypic traits.</text:p>
            </text:list-item>
            <text:list-item>
              <text:p text:style-name="P25"><text:span text:style-name="Strong_20_Emphasis">Polygenic Traits:</text:span> Traits (like height or skin color) that are influenced by multiple genes.</text:p>
            </text:list-item>
            <text:list-item>
              <text:p text:style-name="P25"><text:span text:style-name="Strong_20_Emphasis">Gene-Culture Coevolution:</text:span> The process by which cultural practices exert selective pressures on the human genome, and vice-versa. The classic example is lactase persistence evolving in populations with a history of dairy farming.</text:p>
            </text:list-item>
          </text:list>
        </text:list-item>
      </text:list>
      <text:p text:style-name="Text_20_body"/>
      <text:p text:style-name="Text_20_body"/>
      <text:p text:style-name="Text_20_body"><text:span text:style-name="Strong_20_Emphasis">1.3.2 Sociology Fundamentals for Anthropologists</text:span></text:p>
      <text:list text:style-name="L15">
        <text:list-item>
          <text:p text:style-name="P26"><text:span text:style-name="Strong_20_Emphasis">Definition:</text:span> Sociology is the scientific study of society, social behavior, social patterns, social interaction, and culture. While it shares interests with anthropology, it has traditionally focused on large-scale, industrial, and post-industrial societies and has a greater reliance on quantitative methods.</text:p>
        </text:list-item>
        <text:list-item>
          <text:p text:style-name="P26"><text:span text:style-name="Strong_20_Emphasis">Core Concepts:</text:span></text:p>
          <text:list>
            <text:list-item>
              <text:p text:style-name="P26"><text:soft-page-break/><text:span text:style-name="Strong_20_Emphasis">Social Structure:</text:span> The patterned social arrangements in society that are both emergent from and determinant of the actions of individuals.</text:p>
            </text:list-item>
            <text:list-item>
              <text:p text:style-name="P26"><text:span text:style-name="Strong_20_Emphasis">Social Agency:</text:span> The capacity of individuals to act independently and to make their own free choices. The structure-agency debate is a central sociological issue.</text:p>
            </text:list-item>
            <text:list-item>
              <text:p text:style-name="P26"><text:span text:style-name="Strong_20_Emphasis">Socialization:</text:span> The lifelong process of inheriting and disseminating norms, customs, and ideologies, providing an individual with the skills and habits necessary for participating within their own society.</text:p>
            </text:list-item>
            <text:list-item>
              <text:p text:style-name="P26"><text:span text:style-name="Strong_20_Emphasis">Social Institutions:</text:span> Complex, integrated sets of social norms organized around the preservation of a basic societal value (e.g., family, education, government, economy, religion).</text:p>
            </text:list-item>
          </text:list>
        </text:list-item>
        <text:list-item>
          <text:p text:style-name="P26"><text:span text:style-name="Strong_20_Emphasis">Key Classical Theorists (Shared Heritage with Anthropology):</text:span></text:p>
          <text:list>
            <text:list-item>
              <text:p text:style-name="P26"><text:span text:style-name="Strong_20_Emphasis">Émile Durkheim:</text:span></text:p>
              <text:list>
                <text:list-item>
                  <text:p text:style-name="P26"><text:span text:style-name="Strong_20_Emphasis">Social Facts:</text:span> Conditions and circumstances external to the individual that determine the individual's course of action. They are to be studied as "things."</text:p>
                </text:list-item>
                <text:list-item>
                  <text:p text:style-name="P27"><text:span text:style-name="Strong_20_Emphasis">Social Solidarity:</text:span> The social cohesion that binds societies together. He distinguished between <text:span text:style-name="T3">Mechanical Solidarity</text:span> (based on likeness, common in less complex societies) and <text:span text:style-name="T3">Organic Solidarity</text:span> (based on interdependence from a complex division of labor).</text:p>
                </text:list-item>
                <text:list-item>
                  <text:p text:style-name="P26"><text:span text:style-name="Strong_20_Emphasis">Anomie:</text:span> A condition of normlessness, where social and/or moral norms are weak, confusing, or absent, leading to social disarray and individual distress.</text:p>
                </text:list-item>
              </text:list>
            </text:list-item>
            <text:list-item>
              <text:p text:style-name="P26"><text:span text:style-name="Strong_20_Emphasis">Max Weber:</text:span></text:p>
              <text:list>
                <text:list-item>
                  <text:p text:style-name="P27"><text:span text:style-name="Strong_20_Emphasis"><text:span text:style-name="T3">Verstehen</text:span></text:span><text:span text:style-name="Strong_20_Emphasis">:</text:span> The concept of interpretive, empathetic understanding of social action. A key principle of micro-sociology.</text:p>
                </text:list-item>
                <text:list-item>
                  <text:p text:style-name="P26"><text:span text:style-name="Strong_20_Emphasis">Rationalization:</text:span> The historical process by which reason, logic, and efficiency replace tradition, emotion, and magic as the primary organizers of social life. Leads to the "iron cage" of bureaucracy.</text:p>
                </text:list-item>
                <text:list-item>
                  <text:p text:style-name="P27"><text:span text:style-name="Strong_20_Emphasis">Authority:</text:span> Distinguished three types: <text:span text:style-name="T3">Traditional</text:span> (based on custom), <text:span text:style-name="T3">Charismatic</text:span> (based on personal appeal of a leader), and <text:span text:style-name="T3">Legal-Rational</text:span> (based on formal rules and laws).</text:p>
                </text:list-item>
              </text:list>
            </text:list-item>
          </text:list>
        </text:list-item>
        <text:list-item>
          <text:p text:style-name="P26"><text:span text:style-name="Strong_20_Emphasis">Stratification:</text:span> The hierarchical arrangement of individuals into social classes, castes, and divisions within a society.</text:p>
          <text:list>
            <text:list-item>
              <text:p text:style-name="P26"><text:span text:style-name="Strong_20_Emphasis">Social Class (Marxist):</text:span> Defined by one's relationship to the means of production (e.g., bourgeoisie, proletariat).</text:p>
            </text:list-item>
            <text:list-item>
              <text:p text:style-name="P26"><text:span text:style-name="Strong_20_Emphasis">Social Class (Weberian):</text:span> A multidimensional concept based on class (economic position), status (social honor/prestige), and party (political power).</text:p>
            </text:list-item>
            <text:list-item>
              <text:p text:style-name="P26"><text:soft-page-break/><text:span text:style-name="Strong_20_Emphasis">Social Mobility:</text:span> The movement of individuals or groups between different social positions.</text:p>
            </text:list-item>
          </text:list>
        </text:list-item>
        <text:list-item>
          <text:p text:style-name="P26"><text:span text:style-name="Strong_20_Emphasis">Sociological Imagination (C. Wright Mills):</text:span> The ability to see the connection between personal troubles and public issues, linking individual experience to the broader forces of history and social structure.</text:p>
        </text:list-item>
      </text:list>
      <text:p text:style-name="Text_20_body"><text:span text:style-name="Strong_20_Emphasis">1.3.3 Human Geography Basics</text:span></text:p>
      <text:list text:style-name="L16">
        <text:list-item>
          <text:p text:style-name="P28"><text:span text:style-name="Strong_20_Emphasis">Definition:</text:span> The branch of geography that studies the world, its people, communities, and cultures with an emphasis on relations of and across space and place.</text:p>
        </text:list-item>
        <text:list-item>
          <text:p text:style-name="P28"><text:span text:style-name="Strong_20_Emphasis">Fundamental Concepts:</text:span></text:p>
          <text:list>
            <text:list-item>
              <text:p text:style-name="P28"><text:span text:style-name="Strong_20_Emphasis">Space:</text:span> An abstract, geometric, and empty dimension. It is often conceptualized in terms of location, distance, and direction.</text:p>
            </text:list-item>
            <text:list-item>
              <text:p text:style-name="P28"><text:span text:style-name="Strong_20_Emphasis">Place:</text:span> Space that has been given meaning by people. It is space that is lived in and experienced. Place-making is the process of creating meaningful places.</text:p>
            </text:list-item>
            <text:list-item>
              <text:p text:style-name="P28"><text:span text:style-name="Strong_20_Emphasis">Scale:</text:span> The geographical level at which a phenomenon is analyzed, from the local (body, home) to the regional, national, and global. Scale is socially constructed.</text:p>
            </text:list-item>
            <text:list-item>
              <text:p text:style-name="P28"><text:span text:style-name="Strong_20_Emphasis">Region:</text:span> An area of Earth's surface with one or more unifying characteristics, whether physical or human (e.g., formal, functional, vernacular regions).</text:p>
            </text:list-item>
            <text:list-item>
              <text:p text:style-name="P28"><text:span text:style-name="Strong_20_Emphasis">Landscape:</text:span> The visible features of an area of land, considered in terms of its cultural and natural aspects.</text:p>
              <text:list>
                <text:list-item>
                  <text:p text:style-name="P28"><text:span text:style-name="Strong_20_Emphasis">Cultural Landscape (Carl Sauer):</text:span> The imprint of human cultures on the physical environment. "Culture is the agent, the natural area is the medium, the cultural landscape is the result."</text:p>
                </text:list-item>
              </text:list>
            </text:list-item>
          </text:list>
        </text:list-item>
        <text:list-item>
          <text:p text:style-name="P28"><text:span text:style-name="Strong_20_Emphasis">Key Theoretical Debates:</text:span></text:p>
          <text:list>
            <text:list-item>
              <text:p text:style-name="P28"><text:span text:style-name="Strong_20_Emphasis">Environmental Determinism:</text:span> The (largely discredited) view that the physical environment, particularly climate, determines culture and social development.</text:p>
            </text:list-item>
            <text:list-item>
              <text:p text:style-name="P28"><text:span text:style-name="Strong_20_Emphasis">Possibilism:</text:span> The theory that the environment sets certain constraints or limitations, but culture is otherwise determined by social conditions and human agency.</text:p>
            </text:list-item>
          </text:list>
        </text:list-item>
        <text:list-item>
          <text:p text:style-name="P28"><text:span text:style-name="Strong_20_Emphasis">Spatial Concepts:</text:span></text:p>
          <text:list>
            <text:list-item>
              <text:p text:style-name="P28"><text:span text:style-name="Strong_20_Emphasis">Distribution:</text:span> The arrangement of a feature in space (density, concentration, pattern).</text:p>
            </text:list-item>
            <text:list-item>
              <text:p text:style-name="P28"><text:span text:style-name="Strong_20_Emphasis">Diffusion:</text:span> The process by which a characteristic spreads across space from one place to another over time.</text:p>
              <text:list>
                <text:list-item>
                  <text:p text:style-name="P28"><text:span text:style-name="Strong_20_Emphasis">Relocation Diffusion:</text:span> Spread through physical movement of people.</text:p>
                </text:list-item>
                <text:list-item>
                  <text:p text:style-name="P28"><text:span text:style-name="Strong_20_Emphasis">Expansion Diffusion:</text:span> Spread from a hearth in an additive process (hierarchical, contagious, stimulus).</text:p>
                </text:list-item>
              </text:list>
            </text:list-item>
            <text:list-item>
              <text:p text:style-name="P28"><text:soft-page-break/><text:span text:style-name="Strong_20_Emphasis">Distance Decay:</text:span> The principle that the intensity of interaction between two places declines as the distance between them increases.</text:p>
            </text:list-item>
            <text:list-item>
              <text:p text:style-name="P28"><text:span text:style-name="Strong_20_Emphasis">Time-Space Compression (David Harvey):</text:span> The apparent speeding up of economic and social processes and the shrinking of relative distances, brought about by technological innovations in transportation and communication.</text:p>
            </text:list-item>
          </text:list>
        </text:list-item>
        <text:list-item>
          <text:p text:style-name="P28"><text:span text:style-name="Strong_20_Emphasis">Subfields Relevant to Anthropology:</text:span></text:p>
          <text:list>
            <text:list-item>
              <text:p text:style-name="P28"><text:span text:style-name="Strong_20_Emphasis">Political Geography:</text:span> Study of the spatial organization of political power; concepts include territory, state, nation, borders, and geopolitics.</text:p>
            </text:list-item>
            <text:list-item>
              <text:p text:style-name="P28"><text:span text:style-name="Strong_20_Emphasis">Urban Geography:</text:span> Study of cities and urban processes; concepts include urbanization, gentrification, segregation, and urban form.</text:p>
            </text:list-item>
            <text:list-item>
              <text:p text:style-name="P28"><text:span text:style-name="Strong_20_Emphasis">Cultural Geography:</text:span> Focus on the spatial expression of culture and cultural diversity.</text:p>
            </text:list-item>
          </text:list>
        </text:list-item>
      </text:list>
      <text:p text:style-name="Text_20_body"><text:span text:style-name="Strong_20_Emphasis">1.3.4 Social Theory Classics</text:span></text:p>
      <text:list text:style-name="L17">
        <text:list-item>
          <text:p text:style-name="P29"><text:span text:style-name="Strong_20_Emphasis">Karl Marx (1818-1883):</text:span></text:p>
          <text:list>
            <text:list-item>
              <text:p text:style-name="P29"><text:span text:style-name="Strong_20_Emphasis">Historical Materialism:</text:span> The theory that history progresses through stages defined by their mode of production. The material conditions of a society's production are the primary driver of social change.</text:p>
            </text:list-item>
            <text:list-item>
              <text:p text:style-name="P29"><text:span text:style-name="Strong_20_Emphasis">Dialectical Materialism:</text:span> History unfolds through a series of contradictions (thesis, antithesis) that are resolved in a new synthesis. Class conflict is the primary dialectic in capitalist society.</text:p>
            </text:list-item>
            <text:list-item>
              <text:p text:style-name="P29"><text:span text:style-name="Strong_20_Emphasis">Class Struggle:</text:span> The fundamental conflict between the bourgeoisie (owners of the means of production) and the proletariat (workers who sell their labor).</text:p>
            </text:list-item>
            <text:list-item>
              <text:p text:style-name="P29"><text:span text:style-name="Strong_20_Emphasis">Alienation:</text:span> The estrangement of workers from the products of their labor, the labor process, their "species-being" (creative essence), and each other under capitalism.</text:p>
            </text:list-item>
            <text:list-item>
              <text:p text:style-name="P29"><text:span text:style-name="Strong_20_Emphasis">Commodity Fetishism:</text:span> The process by which commodities are imbued with a mystical value, obscuring the social relationships of labor that produced them.</text:p>
            </text:list-item>
          </text:list>
        </text:list-item>
        <text:list-item>
          <text:p text:style-name="P29"><text:span text:style-name="Strong_20_Emphasis">Émile Durkheim (1858-1917):</text:span></text:p>
          <text:list>
            <text:list-item>
              <text:p text:style-name="P29"><text:span text:style-name="Strong_20_Emphasis">The Division of Labor in Society:</text:span> Argued that modern society is held together by organic solidarity, an interdependence created by the specialized roles of individuals.</text:p>
            </text:list-item>
            <text:list-item>
              <text:p text:style-name="P29"><text:span text:style-name="Strong_20_Emphasis">The Rules of Sociological Method:</text:span> Argued for a scientific sociology and defined the "social fact" as the proper object of study.</text:p>
            </text:list-item>
            <text:list-item>
              <text:p text:style-name="P29"><text:span text:style-name="Strong_20_Emphasis">Suicide:</text:span> A classic study using statistical data to argue that suicide rates are a social fact, correlated with the degree of social integration and regulation. Identified four types: egoistic, altruistic, anomic, and fatalistic.</text:p>
            </text:list-item>
            <text:list-item>
              <text:p text:style-name="P29"><text:soft-page-break/><text:span text:style-name="Strong_20_Emphasis">The Elementary Forms of Religious Life:</text:span> Argued that religion's function is social cohesion. God and society are one and the same; in worshipping a deity/totem, a society is worshipping itself. Defined the universal sacred-profane dichotomy.</text:p>
            </text:list-item>
          </text:list>
        </text:list-item>
        <text:list-item>
          <text:p text:style-name="P29"><text:span text:style-name="Strong_20_Emphasis">Max Weber (1864-1920):</text:span></text:p>
          <text:list>
            <text:list-item>
              <text:p text:style-name="P29"><text:span text:style-name="Strong_20_Emphasis">The Protestant Ethic and the Spirit of Capitalism:</text:span> Argued that the values of ascetic Protestantism (hard work, frugality, predestination) created an "elective affinity" with the spirit of modern capitalism.</text:p>
            </text:list-item>
            <text:list-item>
              <text:p text:style-name="P29"><text:span text:style-name="Strong_20_Emphasis">Politics as a Vocation:</text:span> Defined the state as "a human community that (successfully) claims the monopoly of the legitimate use of physical force within a given territory."</text:p>
            </text:list-item>
            <text:list-item>
              <text:p text:style-name="P29"><text:span text:style-name="Strong_20_Emphasis">Ideal Type:</text:span> A methodological tool or analytical construct that serves as a measuring rod to ascertain similarities as well as deviations in concrete cases. Bureaucracy is an ideal type.</text:p>
            </text:list-item>
            <text:list-item>
              <text:p text:style-name="P29"><text:span text:style-name="Strong_20_Emphasis">Three-Component Theory of Stratification:</text:span> Saw social inequality as determined by the interplay of class, status, and party.</text:p>
            </text:list-item>
          </text:list>
        </text:list-item>
        <text:list-item>
          <text:p text:style-name="P29"><text:span text:style-name="Strong_20_Emphasis">Georg Simmel (1858-1918):</text:span></text:p>
          <text:list>
            <text:list-item>
              <text:p text:style-name="P29"><text:span text:style-name="Strong_20_Emphasis">Formal Sociology:</text:span> Focused on the universal patterns or "forms" of social interaction (sociation), independent of their content.</text:p>
            </text:list-item>
            <text:list-item>
              <text:p text:style-name="P30"><text:span text:style-name="Strong_20_Emphasis">The Dyad and the Triad:</text:span> Analyzed how the nature of interaction fundamentally changes when a two-person group (dyad) becomes a three-person group (triad), allowing for roles like mediator or <text:span text:style-name="T3">tertius gaudens</text:span> (the third who enjoys).</text:p>
            </text:list-item>
            <text:list-item>
              <text:p text:style-name="P29"><text:span text:style-name="Strong_20_Emphasis">The Stranger:</text:span> A social type defined by a unique synthesis of nearness and remoteness. The stranger is physically close but socially distant, granting them a unique position of objectivity.</text:p>
            </text:list-item>
            <text:list-item>
              <text:p text:style-name="P29"><text:span text:style-name="Strong_20_Emphasis">The Metropolis and Mental Life:</text:span> Argued that the intensity of stimuli in the modern city produces a "blasé attitude" in urban dwellers—a protective psychological mechanism of indifference. Money economy further abstracts social relations.</text:p>
            </text:list-item>
          </text:list>
        </text:list-item>
      </text:list>
      <text:p text:style-name="Text_20_body"><text:span text:style-name="Strong_20_Emphasis">CHAPTER 4: ACADEMIC SKILLS</text:span></text:p>
      <text:p text:style-name="Text_20_body"><text:span text:style-name="Strong_20_Emphasis">1.4.1 Scholarly Reading and Critical Thinking</text:span></text:p>
      <text:list text:style-name="L18">
        <text:list-item>
          <text:p text:style-name="P31"><text:span text:style-name="Strong_20_Emphasis">Active Reading:</text:span> Engaging with a text, rather than passively absorbing it. Involves underlining, annotating margins, and asking questions of the text.</text:p>
        </text:list-item>
        <text:list-item>
          <text:p text:style-name="P31"><text:span text:style-name="Strong_20_Emphasis">Identifying the Argument:</text:span> The first step in reading a scholarly work is to identify the author's central claim or thesis statement.</text:p>
        </text:list-item>
        <text:list-item>
          <text:p text:style-name="P31"><text:span text:style-name="Strong_20_Emphasis">Anatomy of an Argument:</text:span></text:p>
          <text:list>
            <text:list-item>
              <text:p text:style-name="P31"><text:span text:style-name="Strong_20_Emphasis">Claim/Thesis:</text:span> The main point the author is trying to prove.</text:p>
            </text:list-item>
            <text:list-item>
              <text:p text:style-name="P31"><text:span text:style-name="Strong_20_Emphasis">Evidence:</text:span> The data, facts, and examples used to support the claim.</text:p>
            </text:list-item>
            <text:list-item>
              <text:p text:style-name="P31"><text:soft-page-break/><text:span text:style-name="Strong_20_Emphasis">Warrants:</text:span> The underlying assumptions or principles that connect the evidence to the claim.</text:p>
            </text:list-item>
          </text:list>
        </text:list-item>
        <text:list-item>
          <text:p text:style-name="P31"><text:span text:style-name="Strong_20_Emphasis">Evaluating Evidence:</text:span> Assessing the quality of the supporting material. Is it sufficient, representative, and relevant? In anthropology, is the ethnographic evidence detailed and convincing?</text:p>
        </text:list-item>
        <text:list-item>
          <text:p text:style-name="P31"><text:span text:style-name="Strong_20_Emphasis">Evaluating Sources:</text:span></text:p>
          <text:list>
            <text:list-item>
              <text:p text:style-name="P31"><text:span text:style-name="Strong_20_Emphasis">Peer Review:</text:span> The process by which scholarly works (articles, books) are vetted by other experts in the field before publication. It is a key indicator of quality.</text:p>
            </text:list-item>
            <text:list-item>
              <text:p text:style-name="P31"><text:span text:style-name="Strong_20_Emphasis">Author's Credentials:</text:span> Assessing the author's expertise and institutional affiliation.</text:p>
            </text:list-item>
            <text:list-item>
              <text:p text:style-name="P31"><text:span text:style-name="Strong_20_Emphasis">Publication Venue:</text:span> Differentiating between scholarly journals, university presses, popular magazines, and predatory journals.</text:p>
            </text:list-item>
          </text:list>
        </text:list-item>
        <text:list-item>
          <text:p text:style-name="P31"><text:span text:style-name="Strong_20_Emphasis">Critical Thinking:</text:span> The objective analysis and evaluation of an issue in order to form a judgment.</text:p>
          <text:list>
            <text:list-item>
              <text:p text:style-name="P31"><text:span text:style-name="Strong_20_Emphasis">Questioning Assumptions:</text:span> Identifying and challenging the unstated beliefs that underpin an argument.</text:p>
            </text:list-item>
            <text:list-item>
              <text:p text:style-name="P31"><text:span text:style-name="Strong_20_Emphasis">Recognizing Bias:</text:span> Identifying the author's positionality, theoretical orientation, or political commitments that might shape their analysis.</text:p>
            </text:list-item>
            <text:list-item>
              <text:p text:style-name="P31"><text:span text:style-name="Strong_20_Emphasis">Considering Counterarguments:</text:span> Thinking about alternative interpretations or evidence that might challenge the author's thesis.</text:p>
            </text:list-item>
            <text:list-item>
              <text:p text:style-name="P31"><text:span text:style-name="Strong_20_Emphasis">Synthesizing Across Texts:</text:span> Moving beyond analyzing a single text to comparing, contrasting, and integrating the arguments of multiple authors on a given topic.</text:p>
            </text:list-item>
          </text:list>
        </text:list-item>
      </text:list>
      <text:p text:style-name="Text_20_body"><text:span text:style-name="Strong_20_Emphasis">1.4.2 Academic Writing for Social Sciences</text:span></text:p>
      <text:list text:style-name="L19">
        <text:list-item>
          <text:p text:style-name="P32"><text:span text:style-name="Strong_20_Emphasis">Thesis-Driven Writing:</text:span> Social science writing is typically organized around a clear, specific, and arguable thesis statement presented early in the text.</text:p>
        </text:list-item>
        <text:list-item>
          <text:p text:style-name="P32"><text:span text:style-name="Strong_20_Emphasis">Structure of an Academic Paper:</text:span></text:p>
          <text:list>
            <text:list-item>
              <text:p text:style-name="P32"><text:span text:style-name="Strong_20_Emphasis">Introduction:</text:span> Establishes the research problem, reviews the relevant literature (the "they say"), and presents the author's thesis (the "I say").</text:p>
            </text:list-item>
            <text:list-item>
              <text:p text:style-name="P32"><text:span text:style-name="Strong_20_Emphasis">Body Paragraphs:</text:span> Each paragraph should develop a single point that supports the thesis. It should begin with a topic sentence and provide evidence and analysis.</text:p>
            </text:list-item>
            <text:list-item>
              <text:p text:style-name="P32"><text:span text:style-name="Strong_20_Emphasis">Conclusion:</text:span> Summarizes the argument, restates the thesis in a new light, and discusses the broader implications or significance of the findings.</text:p>
            </text:list-item>
          </text:list>
        </text:list-item>
        <text:list-item>
          <text:p text:style-name="P32"><text:span text:style-name="Strong_20_Emphasis">Use of Evidence:</text:span> Claims must be substantiated with evidence from primary sources (e.g., ethnographic field notes, interviews, archival documents) or secondary sources (scholarly literature).</text:p>
        </text:list-item>
        <text:list-item>
          <text:p text:style-name="P32"><text:soft-page-break/><text:span text:style-name="Strong_20_Emphasis">Engagement with Scholarship:</text:span> Writing involves entering a scholarly conversation. This requires accurately representing the arguments of other scholars before agreeing, disagreeing, or refining them.</text:p>
        </text:list-item>
        <text:list-item>
          <text:p text:style-name="P32"><text:span text:style-name="Strong_20_Emphasis">Clarity and Precision:</text:span> Using language precisely. Defining key terms explicitly. Avoiding jargon where simpler language suffices.</text:p>
        </text:list-item>
        <text:list-item>
          <text:p text:style-name="P32"><text:span text:style-name="Strong_20_Emphasis">Objectivity and Tone:</text:span> Maintaining a formal, objective tone. Using the first person ("I argue that...") is often acceptable and encouraged for clarity, but personal anecdotes or overly emotional language are avoided.</text:p>
        </text:list-item>
        <text:list-item>
          <text:p text:style-name="P32"><text:span text:style-name="Strong_20_Emphasis">Citation:</text:span> The systematic practice of giving credit to sources of information and ideas.</text:p>
          <text:list>
            <text:list-item>
              <text:p text:style-name="P32"><text:span text:style-name="Strong_20_Emphasis">Purpose:</text:span> To avoid plagiarism, to allow readers to trace sources, and to situate one's work within a scholarly conversation.</text:p>
            </text:list-item>
            <text:list-item>
              <text:p text:style-name="P32"><text:span text:style-name="Strong_20_Emphasis">Common Styles:</text:span> AAA (American Anthropological Association), Chicago Manual of Style (CMS), American Psychological Association (APA).</text:p>
            </text:list-item>
            <text:list-item>
              <text:p text:style-name="P32"><text:span text:style-name="Strong_20_Emphasis">In-text Citations:</text:span> Brief references within the text (e.g., Geertz 1973:5).</text:p>
            </text:list-item>
            <text:list-item>
              <text:p text:style-name="P32"><text:span text:style-name="Strong_20_Emphasis">Bibliography/References/Works Cited:</text:span> A complete list of all sources cited at the end of the paper.</text:p>
            </text:list-item>
          </text:list>
        </text:list-item>
        <text:list-item>
          <text:p text:style-name="P32"><text:span text:style-name="Strong_20_Emphasis">Plagiarism:</text:span> Presenting another person's work or ideas as one's own. It includes direct copying, improper paraphrasing, and uncredited use of ideas. It is the most serious form of academic misconduct.</text:p>
        </text:list-item>
      </text:list>
      <text:p text:style-name="Text_20_body"><text:span text:style-name="Strong_20_Emphasis">1.4.3 Library Research Techniques</text:span></text:p>
      <text:list text:style-name="L20">
        <text:list-item>
          <text:p text:style-name="P33"><text:span text:style-name="Strong_20_Emphasis">Databases for Anthropology:</text:span></text:p>
          <text:list>
            <text:list-item>
              <text:p text:style-name="P33"><text:span text:style-name="Strong_20_Emphasis">AnthroSource:</text:span> The primary full-text database of journals from the American Anthropological Association.</text:p>
            </text:list-item>
            <text:list-item>
              <text:p text:style-name="P33"><text:span text:style-name="Strong_20_Emphasis">Anthropology Plus:</text:span> A comprehensive index combining bibliographic data from Harvard's Anthropological Literature and the UK's Anthropological Index Online.</text:p>
            </text:list-item>
            <text:list-item>
              <text:p text:style-name="P33"><text:span text:style-name="Strong_20_Emphasis">JSTOR:</text:span> A major digital library of academic journals, books, and primary sources across many disciplines.</text:p>
            </text:list-item>
            <text:list-item>
              <text:p text:style-name="P33"><text:span text:style-name="Strong_20_Emphasis">Web of Science / Scopus:</text:span> Interdisciplinary databases that are strong for citation tracking (seeing who has cited a particular work).</text:p>
            </text:list-item>
            <text:list-item>
              <text:p text:style-name="P33"><text:span text:style-name="Strong_20_Emphasis">ProQuest Dissertations &amp; Theses Global:</text:span> A database of doctoral dissertations and master's theses.</text:p>
            </text:list-item>
          </text:list>
        </text:list-item>
        <text:list-item>
          <text:p text:style-name="P33"><text:span text:style-name="Strong_20_Emphasis">Search Strategies:</text:span></text:p>
          <text:list>
            <text:list-item>
              <text:p text:style-name="P33"><text:span text:style-name="Strong_20_Emphasis">Keyword Searching:</text:span> Using natural language terms. Broad and flexible.</text:p>
            </text:list-item>
            <text:list-item>
              <text:p text:style-name="P33"><text:soft-page-break/><text:span text:style-name="Strong_20_Emphasis">Subject Heading/Thesaurus Searching:</text:span> Using controlled vocabulary terms assigned by the database (e.g., Library of Congress Subject Headings). More precise.</text:p>
            </text:list-item>
            <text:list-item>
              <text:p text:style-name="P33"><text:span text:style-name="Strong_20_Emphasis">Boolean Operators:</text:span></text:p>
              <text:list>
                <text:list-item>
                  <text:p text:style-name="P33"><text:span text:style-name="Strong_20_Emphasis">AND:</text:span> Narrows a search (e.g., "ritual" AND "gender").</text:p>
                </text:list-item>
                <text:list-item>
                  <text:p text:style-name="P33"><text:span text:style-name="Strong_20_Emphasis">OR:</text:span> Broadens a search (e.g., "kinship" OR "family").</text:p>
                </text:list-item>
                <text:list-item>
                  <text:p text:style-name="P33"><text:span text:style-name="Strong_20_Emphasis">NOT:</text:span> Excludes a term (e.g., "migration" NOT "birds").</text:p>
                </text:list-item>
              </text:list>
            </text:list-item>
            <text:list-item>
              <text:p text:style-name="P33"><text:span text:style-name="Strong_20_Emphasis">Truncation (*):</text:span> Finds variations of a term (e.g., "ethno*" finds ethnography, ethnology, etc.).</text:p>
            </text:list-item>
            <text:list-item>
              <text:p text:style-name="P33"><text:span text:style-name="Strong_20_Emphasis">Phrase Searching (""):</text:span> Searches for an exact phrase (e.g., "political economy").</text:p>
            </text:list-item>
          </text:list>
        </text:list-item>
        <text:list-item>
          <text:p text:style-name="P33"><text:span text:style-name="Strong_20_Emphasis">Advanced Techniques:</text:span></text:p>
          <text:list>
            <text:list-item>
              <text:p text:style-name="P33"><text:span text:style-name="Strong_20_Emphasis">Citation Chaining (Snowballing):</text:span> A powerful method for finding relevant literature.</text:p>
              <text:list>
                <text:list-item>
                  <text:p text:style-name="P33"><text:span text:style-name="Strong_20_Emphasis">Backward Chaining:</text:span> Mining the bibliography of a key article to find foundational sources.</text:p>
                </text:list-item>
                <text:list-item>
                  <text:p text:style-name="P33"><text:span text:style-name="Strong_20_Emphasis">Forward Chaining:</text:span> Using a database like Google Scholar or Web of Science to find later articles that have cited a key article.</text:p>
                </text:list-item>
              </text:list>
            </text:list-item>
          </text:list>
        </text:list-item>
        <text:list-item>
          <text:p text:style-name="P33"><text:span text:style-name="Strong_20_Emphasis">Accessing Materials:</text:span></text:p>
          <text:list>
            <text:list-item>
              <text:p text:style-name="P33"><text:span text:style-name="Strong_20_Emphasis">Interlibrary Loan (ILL):</text:span> A service that allows library users to borrow books or receive articles that their home library does not own.</text:p>
            </text:list-item>
            <text:list-item>
              <text:p text:style-name="P33"><text:span text:style-name="Strong_20_Emphasis">Distinguishing Source Types:</text:span> Understanding the difference between scholarly journals, trade publications, popular magazines, and books from academic vs. commercial presses.</text:p>
            </text:list-item>
          </text:list>
        </text:list-item>
      </text:list>
      <text:p text:style-name="Text_20_body"><text:span text:style-name="Strong_20_Emphasis">1.4.4 Basic Statistics for Anthropologists</text:span></text:p>
      <text:list text:style-name="L21">
        <text:list-item>
          <text:p text:style-name="P34"><text:span text:style-name="Strong_20_Emphasis">Purpose:</text:span> Statistics provides tools to describe patterns, test hypotheses, and make inferences about populations using sample data. Essential for biological anthropology, archaeology, and any anthropological research using quantitative methods.</text:p>
        </text:list-item>
        <text:list-item>
          <text:p text:style-name="P34"><text:span text:style-name="Strong_20_Emphasis">Descriptive vs. Inferential Statistics:</text:span></text:p>
          <text:list>
            <text:list-item>
              <text:p text:style-name="P34"><text:span text:style-name="Strong_20_Emphasis">Descriptive Statistics:</text:span> Summarize and describe the features of a dataset (e.g., calculating the average age of a sample).</text:p>
            </text:list-item>
            <text:list-item>
              <text:p text:style-name="P34"><text:span text:style-name="Strong_20_Emphasis">Inferential Statistics:</text:span> Use data from a sample to make inferences or predictions about a larger population (e.g., testing if the average height differs between two populations).</text:p>
            </text:list-item>
          </text:list>
        </text:list-item>
        <text:list-item>
          <text:p text:style-name="P34"><text:span text:style-name="Strong_20_Emphasis">Types of Data (Levels of Measurement):</text:span></text:p>
          <text:list>
            <text:list-item>
              <text:p text:style-name="P34"><text:span text:style-name="Strong_20_Emphasis">Nominal (Categorical):</text:span> Data are labels or categories with no intrinsic order (e.g., "marital status," "pottery type").</text:p>
            </text:list-item>
            <text:list-item>
              <text:p text:style-name="P34"><text:soft-page-break/><text:span text:style-name="Strong_20_Emphasis">Ordinal:</text:span> Data can be ranked or ordered, but the distance between ranks is not uniform (e.g., Likert scales like "strongly agree" to "strongly disagree").</text:p>
            </text:list-item>
            <text:list-item>
              <text:p text:style-name="P34"><text:span text:style-name="Strong_20_Emphasis">Interval:</text:span> Data are ordered, and the interval between values is uniform, but there is no true zero (e.g., temperature in Celsius/Fahrenheit).</text:p>
            </text:list-item>
            <text:list-item>
              <text:p text:style-name="P34"><text:span text:style-name="Strong_20_Emphasis">Ratio:</text:span> Data have all the properties of interval data plus a meaningful, absolute zero, allowing for ratio comparisons (e.g., height, weight, age).</text:p>
            </text:list-item>
          </text:list>
        </text:list-item>
        <text:list-item>
          <text:p text:style-name="P34"><text:span text:style-name="Strong_20_Emphasis">Descriptive Statistics: Measures of Central Tendency:</text:span></text:p>
          <text:list>
            <text:list-item>
              <text:p text:style-name="P34"><text:span text:style-name="Strong_20_Emphasis">Mean:</text:span> The arithmetic average. Sensitive to outliers.</text:p>
            </text:list-item>
            <text:list-item>
              <text:p text:style-name="P34"><text:span text:style-name="Strong_20_Emphasis">Median:</text:span> The middle value in a sorted dataset. Not sensitive to outliers.</text:p>
            </text:list-item>
            <text:list-item>
              <text:p text:style-name="P34"><text:span text:style-name="Strong_20_Emphasis">Mode:</text:span> The most frequently occurring value. The only measure usable for nominal data.</text:p>
            </text:list-item>
          </text:list>
        </text:list-item>
        <text:list-item>
          <text:p text:style-name="P34"><text:span text:style-name="Strong_20_Emphasis">Descriptive Statistics: Measures of Variability (Dispersion):</text:span></text:p>
          <text:list>
            <text:list-item>
              <text:p text:style-name="P34"><text:span text:style-name="Strong_20_Emphasis">Range:</text:span> The difference between the highest and lowest values.</text:p>
            </text:list-item>
            <text:list-item>
              <text:p text:style-name="P34"><text:span text:style-name="Strong_20_Emphasis">Variance:</text:span> The average of the squared differences from the mean.</text:p>
            </text:list-item>
            <text:list-item>
              <text:p text:style-name="P34"><text:span text:style-name="Strong_20_Emphasis">Standard Deviation:</text:span> The square root of the variance. It is the most common measure of how spread out the data are from the mean.</text:p>
            </text:list-item>
          </text:list>
        </text:list-item>
        <text:list-item>
          <text:p text:style-name="P34"><text:span text:style-name="Strong_20_Emphasis">Core Concepts of Inferential Statistics:</text:span></text:p>
          <text:list>
            <text:list-item>
              <text:p text:style-name="P34"><text:span text:style-name="Strong_20_Emphasis">Population vs. Sample:</text:span> The population is the entire group of interest; the sample is a subset of the population from which data are collected.</text:p>
            </text:list-item>
            <text:list-item>
              <text:p text:style-name="P34"><text:span text:style-name="Strong_20_Emphasis">Hypothesis Testing:</text:span> A formal procedure for testing a claim about a population.</text:p>
              <text:list>
                <text:list-item>
                  <text:p text:style-name="P34"><text:span text:style-name="Strong_20_Emphasis">Null Hypothesis (H₀):</text:span> A statement of no effect, no difference, or no relationship. It is the hypothesis that researchers aim to disprove.</text:p>
                </text:list-item>
                <text:list-item>
                  <text:p text:style-name="P34"><text:span text:style-name="Strong_20_Emphasis">Alternative Hypothesis (H₁):</text:span> The statement that there is an effect, a difference, or a relationship.</text:p>
                </text:list-item>
              </text:list>
            </text:list-item>
            <text:list-item>
              <text:p text:style-name="P34"><text:span text:style-name="Strong_20_Emphasis">p-value:</text:span> The probability of observing the sample results (or more extreme results) if the null hypothesis were true. A small p-value (typically &lt; 0.05) suggests that the observed data are unlikely under the null hypothesis.</text:p>
            </text:list-item>
            <text:list-item>
              <text:p text:style-name="P34"><text:span text:style-name="Strong_20_Emphasis">Statistical Significance:</text:span> If the p-value is below a pre-determined threshold (the alpha level, usually α = 0.05), the result is declared "statistically significant," and the null hypothesis is rejected.</text:p>
            </text:list-item>
          </text:list>
        </text:list-item>
      </text:list>
      <text:p text:style-name="Text_20_body"/>
      <text:p text:style-name="Text_20_body"/>
      <text:p text:style-name="Text_20_body"><text:span text:style-name="Strong_20_Emphasis">PART II: CORE SURVEYS</text:span></text:p>
      <text:p text:style-name="Text_20_body"><text:span text:style-name="Strong_20_Emphasis">CHAPTER 1: CULTURAL ANTHROPOLOGY SURVEYS</text:span></text:p>
      <text:p text:style-name="Text_20_body"><text:soft-page-break/><text:span text:style-name="Strong_20_Emphasis">2.1.1 Kinship and Social Organization</text:span></text:p>
      <text:list text:style-name="L22">
        <text:list-item>
          <text:p text:style-name="P35"><text:span text:style-name="Strong_20_Emphasis">Definition:</text:span> Kinship is the web of social relationships that form an important part of the lives of most humans in most societies, although its exact meanings vary. It is the system of social organization based on culturally recognized ties of descent and marriage.</text:p>
        </text:list-item>
        <text:list-item>
          <text:p text:style-name="P35"><text:span text:style-name="Strong_20_Emphasis">Descent:</text:span> The principle by which members of a society trace their ancestry from previous generations. It establishes social group membership.</text:p>
        </text:list-item>
        <text:list-item>
          <text:p text:style-name="P35"><text:span text:style-name="Strong_20_Emphasis">Descent Groups:</text:span> Social groups whose members claim common ancestry.</text:p>
        </text:list-item>
        <text:list-item>
          <text:p text:style-name="P35"><text:span text:style-name="Strong_20_Emphasis">Unilineal Descent:</text:span> Traces descent through only one line (male or female). Found in approximately 60% of world cultures.</text:p>
          <text:list>
            <text:list-item>
              <text:p text:style-name="P35"><text:span text:style-name="Strong_20_Emphasis">Patrilineal Descent:</text:span> Traces descent through the male line. Individuals belong to their father's descent group. The most common form of unilineal descent.</text:p>
            </text:list-item>
            <text:list-item>
              <text:p text:style-name="P35"><text:span text:style-name="Strong_20_Emphasis">Matrilineal Descent:</text:span> Traces descent through the female line. Individuals belong to their mother's descent group. The husband may move to his wife's village (matrilocality). Authority often still rests with men (the wife's brother), not women (matriarchy is rare).</text:p>
            </text:list-item>
          </text:list>
        </text:list-item>
        <text:list-item>
          <text:p text:style-name="P35"><text:span text:style-name="Strong_20_Emphasis">Cognatic (Non-unilineal) Descent:</text:span> Traces descent through both male and female lines.</text:p>
          <text:list>
            <text:list-item>
              <text:p text:style-name="P35"><text:span text:style-name="Strong_20_Emphasis">Bilateral Descent:</text:span> Kinship is traced equally through both parents. Common in industrial societies. Individuals belong to a group of close relatives called the kindred, which is ego-centered and not a discrete group.</text:p>
            </text:list-item>
            <text:list-item>
              <text:p text:style-name="P35"><text:span text:style-name="Strong_20_Emphasis">Ambilineal Descent:</text:span> Individuals can choose to affiliate with either their mother's or their father's descent group.</text:p>
            </text:list-item>
          </text:list>
        </text:list-item>
        <text:list-item>
          <text:p text:style-name="P35"><text:span text:style-name="Strong_20_Emphasis">Types of Descent Groups:</text:span></text:p>
          <text:list>
            <text:list-item>
              <text:p text:style-name="P35"><text:span text:style-name="Strong_20_Emphasis">Lineage:</text:span> A unilineal descent group whose members can trace their common descent from a known, apical (founding) ancestor.</text:p>
            </text:list-item>
            <text:list-item>
              <text:p text:style-name="P35"><text:span text:style-name="Strong_20_Emphasis">Clan:</text:span> A unilineal descent group whose members claim common descent from an apical ancestor but cannot demonstrate the genealogical links. The ancestor may be a mythical figure or a totem.</text:p>
            </text:list-item>
            <text:list-item>
              <text:p text:style-name="P35"><text:span text:style-name="Strong_20_Emphasis">Phratry:</text:span> A descent group composed of two or more supposedly related clans.</text:p>
            </text:list-item>
            <text:list-item>
              <text:p text:style-name="P35"><text:span text:style-name="Strong_20_Emphasis">Moiety:</text:span> A division of a society into two descent groups. One "half" of the society.</text:p>
            </text:list-item>
          </text:list>
        </text:list-item>
        <text:list-item>
          <text:p text:style-name="P35"><text:span text:style-name="Strong_20_Emphasis">Kinship Terminology (Lewis Henry Morgan's System):</text:span> Systems for classifying relatives.</text:p>
          <text:list>
            <text:list-item>
              <text:p text:style-name="P35"><text:span text:style-name="Strong_20_Emphasis">Hawaiian (Generational):</text:span> The least complex. All relatives of the same generation and sex are called by the same term (e.g., all female cousins and sisters are called "sister").</text:p>
            </text:list-item>
            <text:list-item>
              <text:p text:style-name="P35"><text:span text:style-name="Strong_20_Emphasis">Eskimo (Lineal):</text:span> Emphasizes the nuclear family. A specific term for mother, father, brother, sister. All other relatives of the same generation and sex are grouped (e.g., all male cousins are "cousin"). Common in bilateral societies.</text:p>
            </text:list-item>
            <text:list-item>
              <text:p text:style-name="P35"><text:soft-page-break/><text:span text:style-name="Strong_20_Emphasis">Iroquois (Bifurcate Merging):</text:span> A father and father's brother are called by the same term ("father"), but mother's brother is called by a different term ("uncle"). Parallel cousins (children of father's brother or mother's sister) are considered siblings, while cross-cousins (children of father's sister or mother's brother) are called "cousin" and are often preferred marriage partners.</text:p>
            </text:list-item>
            <text:list-item>
              <text:p text:style-name="P35"><text:span text:style-name="Strong_20_Emphasis">Crow:</text:span> A matrilineal system. It lumps/merges generations on the father's side.</text:p>
            </text:list-item>
            <text:list-item>
              <text:p text:style-name="P35"><text:span text:style-name="Strong_20_Emphasis">Omaha:</text:span> A patrilineal system. It lumps/merges generations on the mother's side.</text:p>
            </text:list-item>
            <text:list-item>
              <text:p text:style-name="P35"><text:span text:style-name="Strong_20_Emphasis">Sudanese (Descriptive):</text:span> The most complex. A different term is used for nearly every distinct relative.</text:p>
            </text:list-item>
          </text:list>
        </text:list-item>
        <text:list-item>
          <text:p text:style-name="P35"><text:span text:style-name="Strong_20_Emphasis">Marriage:</text:span> A culturally recognized union between people, as spouses, that establishes rights and obligations between them, their children, and their in-laws.</text:p>
          <text:list>
            <text:list-item>
              <text:p text:style-name="P35"><text:span text:style-name="Strong_20_Emphasis">Exogamy:</text:span> The rule specifying that one must marry outside a particular social group (e.g., their lineage or clan).</text:p>
            </text:list-item>
            <text:list-item>
              <text:p text:style-name="P35"><text:span text:style-name="Strong_20_Emphasis">Endogamy:</text:span> The rule specifying that one must marry within a particular social group (e.g., a caste or religion).</text:p>
            </text:list-item>
            <text:list-item>
              <text:p text:style-name="P35"><text:span text:style-name="Strong_20_Emphasis">Monogamy:</text:span> Marriage between two individuals.</text:p>
            </text:list-item>
            <text:list-item>
              <text:p text:style-name="P35"><text:span text:style-name="Strong_20_Emphasis">Polygamy:</text:span> Marriage involving more than two spouses.</text:p>
              <text:list>
                <text:list-item>
                  <text:p text:style-name="P35"><text:span text:style-name="Strong_20_Emphasis">Polygyny:</text:span> One man married to multiple women. The most common form of polygamy.</text:p>
                </text:list-item>
                <text:list-item>
                  <text:p text:style-name="P35"><text:span text:style-name="Strong_20_Emphasis">Polyandry:</text:span> One woman married to multiple men. Very rare, often associated with land scarcity (e.g., fraternal polyandry in Tibet).</text:p>
                </text:list-item>
              </text:list>
            </text:list-item>
          </text:list>
        </text:list-item>
        <text:list-item>
          <text:p text:style-name="P35"><text:span text:style-name="Strong_20_Emphasis">Marital Exchange:</text:span></text:p>
          <text:list>
            <text:list-item>
              <text:p text:style-name="P35"><text:span text:style-name="Strong_20_Emphasis">Bridewealth (or Brideprice):</text:span> A transfer of wealth from the groom's family to the bride's family. Compensates the bride's family for the loss of her labor and reproductive capacity.</text:p>
            </text:list-item>
            <text:list-item>
              <text:p text:style-name="P35"><text:span text:style-name="Strong_20_Emphasis">Dowry:</text:span> A transfer of wealth from the bride's family to the groom's family or to the new couple.</text:p>
            </text:list-item>
          </text:list>
        </text:list-item>
        <text:list-item>
          <text:p text:style-name="P35"><text:span text:style-name="Strong_20_Emphasis">Post-Marital Residence Rules:</text:span></text:p>
          <text:list>
            <text:list-item>
              <text:p text:style-name="P35"><text:span text:style-name="Strong_20_Emphasis">Patrilocality:</text:span> The married couple lives with or near the husband's family.</text:p>
            </text:list-item>
            <text:list-item>
              <text:p text:style-name="P35"><text:span text:style-name="Strong_20_Emphasis">Matrilocality:</text:span> The married couple lives with or near the wife's family.</text:p>
            </text:list-item>
            <text:list-item>
              <text:p text:style-name="P35"><text:span text:style-name="Strong_20_Emphasis">Neolocality:</text:span> The married couple establishes a new, independent residence.</text:p>
            </text:list-item>
          </text:list>
        </text:list-item>
        <text:list-item>
          <text:p text:style-name="P35"><text:span text:style-name="Strong_20_Emphasis">Alliance Theory vs. Descent Theory:</text:span></text:p>
          <text:list>
            <text:list-item>
              <text:p text:style-name="P35"><text:span text:style-name="Strong_20_Emphasis">Descent Theory (British School):</text:span> Emphasizes the role of descent groups (lineages, clans) as the primary organizing principle of society.</text:p>
            </text:list-item>
            <text:list-item>
              <text:p text:style-name="P35"><text:soft-page-break/><text:span text:style-name="Strong_20_Emphasis">Alliance Theory (Lévi-Strauss):</text:span> Argues that marriage, as an exchange of women between groups, is the key to social structure, creating alliances that bind society together. The incest taboo is foundational because it forces exogamy.</text:p>
            </text:list-item>
          </text:list>
        </text:list-item>
      </text:list>
      <text:p text:style-name="Text_20_body"><text:span text:style-name="Strong_20_Emphasis">2.1.2 Economic Anthropology</text:span></text:p>
      <text:list text:style-name="L23">
        <text:list-item>
          <text:p text:style-name="P36"><text:span text:style-name="Strong_20_Emphasis">Definition:</text:span> The cross-cultural study of systems of production, distribution, and consumption.</text:p>
        </text:list-item>
        <text:list-item>
          <text:p text:style-name="P36"><text:span text:style-name="Strong_20_Emphasis">The Formalist vs. Substantivist Debate:</text:span></text:p>
          <text:list>
            <text:list-item>
              <text:p text:style-name="P36"><text:span text:style-name="Strong_20_Emphasis">Formalism:</text:span> Argues that the principles of neoclassical economics (rational choice, utility maximization, scarcity) are universal and can be applied to all societies.</text:p>
            </text:list-item>
            <text:list-item>
              <text:p text:style-name="P36"><text:span text:style-name="Strong_20_Emphasis">Substantivism (Karl Polanyi):</text:span> Argues that the economy is "embedded" in other social institutions (kinship, religion, politics) in non-capitalist societies. Formal economic models cannot be applied; instead, one must analyze the specific cultural and social context of economic activities.</text:p>
            </text:list-item>
          </text:list>
        </text:list-item>
        <text:list-item>
          <text:p text:style-name="P36"><text:span text:style-name="Strong_20_Emphasis">Modes of Production (Subsistence Strategies):</text:span></text:p>
          <text:list>
            <text:list-item>
              <text:p text:style-name="P36"><text:span text:style-name="Strong_20_Emphasis">Foraging (Hunting and Gathering):</text:span> Reliance on wild plants and animals. Associated with small, mobile, egalitarian bands.</text:p>
            </text:list-item>
            <text:list-item>
              <text:p text:style-name="P36"><text:span text:style-name="Strong_20_Emphasis">Horticulture:</text:span> Small-scale cultivation of plants using simple tools (e.g., digging sticks). Often involves slash-and-burn (swidden) agriculture and fallow periods.</text:p>
            </text:list-item>
            <text:list-item>
              <text:p text:style-name="P36"><text:span text:style-name="Strong_20_Emphasis">Pastoralism:</text:span> Reliance on domesticated herd animals. Involves nomadism (entire group moves) or transhumance (part of the group moves with the herds).</text:p>
            </text:list-item>
            <text:list-item>
              <text:p text:style-name="P36"><text:span text:style-name="Strong_20_Emphasis">Agriculture (Intensive):</text:span> Large-scale cultivation using more complex technology (e.g., plows, irrigation, fertilizers), allowing for permanent plots and surplus production. Associated with larger, sedentary populations, social stratification, and state formation.</text:p>
            </text:list-item>
            <text:list-item>
              <text:p text:style-name="P36"><text:span text:style-name="Strong_20_Emphasis">Industrialism:</text:span> Production of goods through mass employment in commercial operations and through the use of complex machinery.</text:p>
            </text:list-item>
          </text:list>
        </text:list-item>
        <text:list-item>
          <text:p text:style-name="P36"><text:span text:style-name="Strong_20_Emphasis">Modes of Exchange (Polanyi's Typology):</text:span></text:p>
          <text:list>
            <text:list-item>
              <text:p text:style-name="P36"><text:span text:style-name="Strong_20_Emphasis">Reciprocity:</text:span> The exchange of goods and services between social equals.</text:p>
              <text:list>
                <text:list-item>
                  <text:p text:style-name="P36"><text:span text:style-name="Strong_20_Emphasis">Generalized Reciprocity:</text:span> Exchange with no expectation of immediate or specific return (e.g., between close kin). Based on trust.</text:p>
                </text:list-item>
                <text:list-item>
                  <text:p text:style-name="P36"><text:span text:style-name="Strong_20_Emphasis">Balanced Reciprocity:</text:span> Exchange with an expectation of return of equivalent value within a specified time frame. Social distance is greater.</text:p>
                </text:list-item>
                <text:list-item>
                  <text:p text:style-name="P36"><text:span text:style-name="Strong_20_Emphasis">Negative Reciprocity:</text:span> Attempting to get something for nothing; haggling, theft, cheating. Occurs between strangers or enemies.</text:p>
                </text:list-item>
              </text:list>
            </text:list-item>
            <text:list-item>
              <text:p text:style-name="P36"><text:span text:style-name="Strong_20_Emphasis">Redistribution:</text:span> Goods flow from the local level to a central authority (e.g., a chief), which then reallocates them. Common in chiefdoms. The potlatch of the Pacific Northwest is a classic example.</text:p>
            </text:list-item>
            <text:list-item>
              <text:p text:style-name="P36"><text:soft-page-break/><text:span text:style-name="Strong_20_Emphasis">Market Exchange:</text:span> The exchange of goods and services based on supply and demand, using a common medium of exchange (money). Characterized by impersonal transactions.</text:p>
            </text:list-item>
          </text:list>
        </text:list-item>
        <text:list-item>
          <text:p text:style-name="P36"><text:span text:style-name="Strong_20_Emphasis">Classic Case Studies:</text:span></text:p>
          <text:list>
            <text:list-item>
              <text:p text:style-name="P36"><text:span text:style-name="Strong_20_Emphasis">Kula Ring (Malinowski):</text:span> A system of ceremonial exchange of shell necklaces and armbands among Trobriand Islanders. It establishes and reinforces social and political relationships over a wide geographic area.</text:p>
            </text:list-item>
            <text:list-item>
              <text:p text:style-name="P36"><text:span text:style-name="Strong_20_Emphasis">Potlatch (Boas):</text:span> A ceremonial feast among Northwest Coast Indigenous groups where a host gives away or destroys wealth to display their status and validate their claims to hereditary titles.</text:p>
            </text:list-item>
          </text:list>
        </text:list-item>
      </text:list>
      <text:p text:style-name="Text_20_body"><text:span text:style-name="Strong_20_Emphasis">2.1.3 Political Anthropology</text:span></text:p>
      <text:list text:style-name="L24">
        <text:list-item>
          <text:p text:style-name="P37"><text:span text:style-name="Strong_20_Emphasis">Definition:</text:span> The cross-cultural study of power, authority, and social control.</text:p>
        </text:list-item>
        <text:list-item>
          <text:p text:style-name="P37"><text:span text:style-name="Strong_20_Emphasis">Elman Service's Typology of Political Organization:</text:span> A four-fold classification of societies.</text:p>
          <text:list>
            <text:list-item>
              <text:p text:style-name="P37"><text:span text:style-name="Strong_20_Emphasis">Band:</text:span></text:p>
              <text:list>
                <text:list-item>
                  <text:p text:style-name="P37">Small, kin-based group, typically foragers.</text:p>
                </text:list-item>
                <text:list-item>
                  <text:p text:style-name="P37">Egalitarian with informal leadership (no permanent leaders).</text:p>
                </text:list-item>
                <text:list-item>
                  <text:p text:style-name="P37">Social control through informal means (gossip, ridicule, ostracism).</text:p>
                </text:list-item>
              </text:list>
            </text:list-item>
            <text:list-item>
              <text:p text:style-name="P37"><text:span text:style-name="Strong_20_Emphasis">Tribe:</text:span></text:p>
              <text:list>
                <text:list-item>
                  <text:p text:style-name="P37">Larger population, typically horticulturalists or pastoralists.</text:p>
                </text:list-item>
                <text:list-item>
                  <text:p text:style-name="P37">Organized into descent groups (kin-based).</text:p>
                </text:list-item>
                <text:list-item>
                  <text:p text:style-name="P37">Leadership is achieved, not ascribed (e.g., the "big man" in Melanesia, village heads).</text:p>
                </text:list-item>
                <text:list-item>
                  <text:p text:style-name="P37">No central authority; non-kin sodalities (age sets, warrior societies) can create social cohesion.</text:p>
                </text:list-item>
              </text:list>
            </text:list-item>
            <text:list-item>
              <text:p text:style-name="P37"><text:span text:style-name="Strong_20_Emphasis">Chiefdom:</text:span></text:p>
              <text:list>
                <text:list-item>
                  <text:p text:style-name="P37">Intermediate between tribe and state. Densely populated, agricultural.</text:p>
                </text:list-item>
                <text:list-item>
                  <text:p text:style-name="P37">Kin-based society with permanent, centralized political office (the chief).</text:p>
                </text:list-item>
                <text:list-item>
                  <text:p text:style-name="P37">Office is hereditary (ascribed status); society is ranked.</text:p>
                </text:list-item>
                <text:list-item>
                  <text:p text:style-name="P37">Characterized by redistribution as the primary mode of exchange.</text:p>
                </text:list-item>
              </text:list>
            </text:list-item>
            <text:list-item>
              <text:p text:style-name="P37"><text:span text:style-name="Strong_20_Emphasis">State:</text:span></text:p>
              <text:list>
                <text:list-item>
                  <text:p text:style-name="P37">Large, populous, stratified society with a formal, central government.</text:p>
                </text:list-item>
                <text:list-item>
                  <text:p text:style-name="P37">Government has a monopoly on the legitimate use of force.</text:p>
                </text:list-item>
                <text:list-item>
                  <text:p text:style-name="P37"><text:soft-page-break/>Manages a complex economy and maintains a standing army.</text:p>
                </text:list-item>
                <text:list-item>
                  <text:p text:style-name="P37">Social control through formal laws, courts, and police.</text:p>
                </text:list-item>
              </text:list>
            </text:list-item>
          </text:list>
        </text:list-item>
        <text:list-item>
          <text:p text:style-name="P37"><text:span text:style-name="Strong_20_Emphasis">Key Concepts:</text:span></text:p>
          <text:list>
            <text:list-item>
              <text:p text:style-name="P37"><text:span text:style-name="Strong_20_Emphasis">Power:</text:span> The ability to exercise one's will over others (Weber).</text:p>
            </text:list-item>
            <text:list-item>
              <text:p text:style-name="P37"><text:span text:style-name="Strong_20_Emphasis">Authority:</text:span> The socially approved, legitimate use of power.</text:p>
            </text:list-item>
            <text:list-item>
              <text:p text:style-name="P37"><text:span text:style-name="Strong_20_Emphasis">Social Control:</text:span> Mechanisms that regulate individual and group behavior to maintain social order.</text:p>
              <text:list>
                <text:list-item>
                  <text:p text:style-name="P37"><text:span text:style-name="Strong_20_Emphasis">Formal Control:</text:span> Explicit rules, laws, and sanctions enforced by a central authority.</text:p>
                </text:list-item>
                <text:list-item>
                  <text:p text:style-name="P37"><text:span text:style-name="Strong_20_Emphasis">Informal Control:</text:span> Social pressure (gossip, ridicule, praise) and the internalization of norms.</text:p>
                </text:list-item>
              </text:list>
            </text:list-item>
          </text:list>
        </text:list-item>
        <text:list-item>
          <text:p text:style-name="P37"><text:span text:style-name="Strong_20_Emphasis">Hegemony (Antonio Gramsci):</text:span> A form of social control where the ruling class maintains its dominance by persuading the subordinate classes to accept its values and ideology as "common sense" or natural. It is control through consent rather than coercion.</text:p>
        </text:list-item>
      </text:list>
      <text:p text:style-name="Text_20_body"><text:span text:style-name="Strong_20_Emphasis">2.1.4 Religion and Ritual Systems</text:span></text:p>
      <text:list text:style-name="L25">
        <text:list-item>
          <text:p text:style-name="P38"><text:span text:style-name="Strong_20_Emphasis">Definitions of Religion:</text:span></text:p>
          <text:list>
            <text:list-item>
              <text:p text:style-name="P38"><text:span text:style-name="Strong_20_Emphasis">Tylor (Evolutionist):</text:span> "Belief in Spiritual Beings," which evolved from animism.</text:p>
            </text:list-item>
            <text:list-item>
              <text:p text:style-name="P38"><text:span text:style-name="Strong_20_Emphasis">Durkheim (Functionalist):</text:span> "A unified system of beliefs and practices relative to sacred things...which unite into one single moral community called a Church, all those who adhere to them." Emphasized the social function of religion.</text:p>
            </text:list-item>
            <text:list-item>
              <text:p text:style-name="P38"><text:span text:style-name="Strong_20_Emphasis">Geertz (Interpretive):</text:span> "A system of symbols which acts to establish powerful, pervasive, and long-lasting moods and motivations in men by formulating conceptions of a general order of existence..." Emphasized meaning.</text:p>
            </text:list-item>
          </text:list>
        </text:list-item>
        <text:list-item>
          <text:p text:style-name="P38"><text:span text:style-name="Strong_20_Emphasis">Elements of Religion:</text:span></text:p>
          <text:list>
            <text:list-item>
              <text:p text:style-name="P38"><text:span text:style-name="Strong_20_Emphasis">Supernatural Beliefs:</text:span> Belief in beings (gods, spirits, ghosts, ancestors) or forces (mana, luck) beyond the observable world.</text:p>
            </text:list-item>
            <text:list-item>
              <text:p text:style-name="P38"><text:span text:style-name="Strong_20_Emphasis">Myth:</text:span> Narrative stories about supernatural beings, actions, or events that recount the past or explain the origins of the world and cultural practices.</text:p>
            </text:list-item>
            <text:list-item>
              <text:p text:style-name="P38"><text:span text:style-name="Strong_20_Emphasis">Ritual:</text:span> Formal, stylized, repetitive, and stereotyped social acts performed in a sacred place at a set time.</text:p>
            </text:list-item>
          </text:list>
        </text:list-item>
        <text:list-item>
          <text:p text:style-name="P38"><text:span text:style-name="Strong_20_Emphasis">Types of Religious Belief Systems:</text:span></text:p>
          <text:list>
            <text:list-item>
              <text:p text:style-name="P38"><text:span text:style-name="Strong_20_Emphasis">Animism:</text:span> The belief that spirits and souls inhabit natural objects (animals, plants, rocks).</text:p>
            </text:list-item>
            <text:list-item>
              <text:p text:style-name="P39"><text:span text:style-name="Strong_20_Emphasis">Animatism:</text:span> The belief in an impersonal supernatural force (e.g., <text:span text:style-name="T3">mana</text:span> in Polynesia).</text:p>
            </text:list-item>
            <text:list-item>
              <text:p text:style-name="P38"><text:soft-page-break/><text:span text:style-name="Strong_20_Emphasis">Polytheism:</text:span> Belief in multiple gods.</text:p>
            </text:list-item>
            <text:list-item>
              <text:p text:style-name="P38"><text:span text:style-name="Strong_20_Emphasis">Monotheism:</text:span> Belief in a single, all-powerful deity.</text:p>
            </text:list-item>
          </text:list>
        </text:list-item>
        <text:list-item>
          <text:p text:style-name="P38"><text:span text:style-name="Strong_20_Emphasis">Religious Specialists:</text:span></text:p>
          <text:list>
            <text:list-item>
              <text:p text:style-name="P38"><text:span text:style-name="Strong_20_Emphasis">Shaman:</text:span> A part-time religious practitioner who mediates between the human world and the spirit world. Their power is acquired directly from the supernatural, often through trance or vision quests.</text:p>
            </text:list-item>
            <text:list-item>
              <text:p text:style-name="P38"><text:span text:style-name="Strong_20_Emphasis">Priest:</text:span> A full-time, formally trained religious specialist who is part of a religious bureaucracy. They perform rituals on behalf of a community.</text:p>
            </text:list-item>
          </text:list>
        </text:list-item>
        <text:list-item>
          <text:p text:style-name="P38"><text:span text:style-name="Strong_20_Emphasis">Ritual Analysis:</text:span></text:p>
          <text:list>
            <text:list-item>
              <text:p text:style-name="P38"><text:span text:style-name="Strong_20_Emphasis">Rites of Passage (Arnold van Gennep, Victor Turner):</text:span> Rituals marking a person's transition from one social status to another (e.g., birth, puberty, marriage, death).</text:p>
              <text:list>
                <text:list-item>
                  <text:p text:style-name="P38"><text:span text:style-name="Strong_20_Emphasis">Separation:</text:span> Withdrawal from the group.</text:p>
                </text:list-item>
                <text:list-item>
                  <text:p text:style-name="P38"><text:span text:style-name="Strong_20_Emphasis">Liminality:</text:span> The in-between period of transition, characterized by ambiguity and communitas.</text:p>
                </text:list-item>
                <text:list-item>
                  <text:p text:style-name="P38"><text:span text:style-name="Strong_20_Emphasis">Incorporation:</text:span> Re-entry into society with a new status.</text:p>
                </text:list-item>
              </text:list>
            </text:list-item>
          </text:list>
        </text:list-item>
        <text:list-item>
          <text:p text:style-name="P38"><text:span text:style-name="Strong_20_Emphasis">Magic, Witchcraft, and Sorcery:</text:span></text:p>
          <text:list>
            <text:list-item>
              <text:p text:style-name="P38"><text:span text:style-name="Strong_20_Emphasis">Magic (Frazer):</text:span> The use of supernatural techniques to accomplish specific aims.</text:p>
              <text:list>
                <text:list-item>
                  <text:p text:style-name="P38"><text:span text:style-name="Strong_20_Emphasis">Imitative Magic:</text:span> Based on the principle that "like produces like" (e.g., using a voodoo doll).</text:p>
                </text:list-item>
                <text:list-item>
                  <text:p text:style-name="P38"><text:span text:style-name="Strong_20_Emphasis">Contagious Magic:</text:span> Based on the principle that things once in contact can continue to influence each other (e.g., using a person's hair or nail clippings).</text:p>
                </text:list-item>
              </text:list>
            </text:list-item>
            <text:list-item>
              <text:p text:style-name="P38"><text:span text:style-name="Strong_20_Emphasis">Witchcraft:</text:span> The use of psychic power to harm others. The ability is often thought to be an innate, inherited quality.</text:p>
            </text:list-item>
            <text:list-item>
              <text:p text:style-name="P38"><text:span text:style-name="Strong_20_Emphasis">Sorcery:</text:span> The performance of magic for anti-social or evil ends, using learned spells and material substances.</text:p>
            </text:list-item>
            <text:list-item>
              <text:p text:style-name="P38"><text:span text:style-name="Strong_20_Emphasis">Function of Witchcraft Accusations (E.E. Evans-Pritchard):</text:span> Among the Azande, witchcraft accusations serve as a social explanation for misfortune and a mechanism for addressing social tensions.</text:p>
            </text:list-item>
          </text:list>
        </text:list-item>
      </text:list>
      <text:p text:style-name="Text_20_body"><text:span text:style-name="Strong_20_Emphasis">2.1.5 Language, Culture, and Communication</text:span></text:p>
      <text:list text:style-name="L26">
        <text:list-item>
          <text:p text:style-name="P40"><text:span text:style-name="Strong_20_Emphasis">Ethnography of Communication (Dell Hymes):</text:span> The study of the cultural rules and norms for using and interpreting language in social interaction.</text:p>
        </text:list-item>
        <text:list-item>
          <text:p text:style-name="P40"><text:span text:style-name="Strong_20_Emphasis">SPEAKING Model (Hymes):</text:span> An acronym for the components of a speech event:</text:p>
          <text:list>
            <text:list-item>
              <text:p text:style-name="P40"><text:span text:style-name="Strong_20_Emphasis">S</text:span>etting and Scene: Time, place, cultural definition.</text:p>
            </text:list-item>
            <text:list-item>
              <text:p text:style-name="P40"><text:soft-page-break/><text:span text:style-name="Strong_20_Emphasis">P</text:span>articipants: Speaker, listener, audience.</text:p>
            </text:list-item>
            <text:list-item>
              <text:p text:style-name="P40"><text:span text:style-name="Strong_20_Emphasis">E</text:span>nds: Goals and outcomes.</text:p>
            </text:list-item>
            <text:list-item>
              <text:p text:style-name="P40"><text:span text:style-name="Strong_20_Emphasis">A</text:span>ct Sequence: Form and order of the event.</text:p>
            </text:list-item>
            <text:list-item>
              <text:p text:style-name="P40"><text:span text:style-name="Strong_20_Emphasis">K</text:span>ey: Tone, manner, or spirit of the event (e.g., serious, joking).</text:p>
            </text:list-item>
            <text:list-item>
              <text:p text:style-name="P40"><text:span text:style-name="Strong_20_Emphasis">I</text:span>nstrumentalities: Channels (oral, written) and forms of speech (dialect, language).</text:p>
            </text:list-item>
            <text:list-item>
              <text:p text:style-name="P40"><text:span text:style-name="Strong_20_Emphasis">N</text:span>orms: Social rules of interaction and interpretation.</text:p>
            </text:list-item>
            <text:list-item>
              <text:p text:style-name="P40"><text:span text:style-name="Strong_20_Emphasis">G</text:span>enre: The type of speech act (e.g., sermon, joke, story).</text:p>
            </text:list-item>
          </text:list>
        </text:list-item>
        <text:list-item>
          <text:p text:style-name="P40"><text:span text:style-name="Strong_20_Emphasis">Speech Community:</text:span> A group of people who share a set of norms and expectations regarding the use of language.</text:p>
        </text:list-item>
        <text:list-item>
          <text:p text:style-name="P40"><text:span text:style-name="Strong_20_Emphasis">Code-Switching:</text:span> The practice of alternating between two or more languages or varieties of language in conversation, often to signal identity or context.</text:p>
        </text:list-item>
        <text:list-item>
          <text:p text:style-name="P40"><text:span text:style-name="Strong_20_Emphasis">Performativity:</text:span> The concept (from J.L. Austin, developed by Judith Butler) that language can be a form of social action. "Performative utterances" are statements that do something in the world (e.g., "I promise," "I pronounce you man and wife").</text:p>
        </text:list-item>
        <text:list-item>
          <text:p text:style-name="P40"><text:span text:style-name="Strong_20_Emphasis">Language and Identity:</text:span> Language use is a primary way that individuals construct and display their social identities (e.g., gender, class, ethnicity, age).</text:p>
        </text:list-item>
        <text:list-item>
          <text:p text:style-name="P40"><text:span text:style-name="Strong_20_Emphasis">Focal Vocabulary:</text:span> A specialized set of terms and distinctions that is particularly important to a certain group (e.g., numerous words for snow among the Inuit, or for cattle among the Nuer).</text:p>
        </text:list-item>
      </text:list>
      <text:p text:style-name="Text_20_body"><text:span text:style-name="Strong_20_Emphasis">2.1.6 Gender and Sexuality Cross-Culturally</text:span></text:p>
      <text:list text:style-name="L27">
        <text:list-item>
          <text:p text:style-name="P41"><text:span text:style-name="Strong_20_Emphasis">Sex vs. Gender:</text:span></text:p>
          <text:list>
            <text:list-item>
              <text:p text:style-name="P41"><text:span text:style-name="Strong_20_Emphasis">Sex:</text:span> The biological differences between male and female, based on chromosomes, hormones, and anatomy.</text:p>
            </text:list-item>
            <text:list-item>
              <text:p text:style-name="P41"><text:span text:style-name="Strong_20_Emphasis">Gender:</text:span> The cultural construction of beliefs, behaviors, and identities associated with sex.</text:p>
            </text:list-item>
          </text:list>
        </text:list-item>
        <text:list-item>
          <text:p text:style-name="P41"><text:span text:style-name="Strong_20_Emphasis">Gender Roles:</text:span> The tasks and activities that a culture assigns to each sex.</text:p>
        </text:list-item>
        <text:list-item>
          <text:p text:style-name="P41"><text:span text:style-name="Strong_20_Emphasis">Gender Stereotypes:</text:span> Oversimplified but strongly held ideas about the characteristics of males and females.</text:p>
        </text:list-item>
        <text:list-item>
          <text:p text:style-name="P41"><text:span text:style-name="Strong_20_Emphasis">Gender Stratification:</text:span> An unequal distribution of rewards (socially valued resources, power, prestige, freedom) between men and women, reflecting their different positions in a social hierarchy.</text:p>
        </text:list-item>
        <text:list-item>
          <text:p text:style-name="P41"><text:span text:style-name="Strong_20_Emphasis">The Cultural Construction of Gender:</text:span> The idea that gender characteristics are the result of historical, economic, and political forces acting within each culture.</text:p>
        </text:list-item>
        <text:list-item>
          <text:p text:style-name="P41"><text:span text:style-name="Strong_20_Emphasis">Third Genders:</text:span> Many cultures recognize more than two genders.</text:p>
          <text:list>
            <text:list-item>
              <text:p text:style-name="P41"><text:soft-page-break/><text:span text:style-name="Strong_20_Emphasis">Two-Spirit:</text:span> A term used by many contemporary Native American peoples to describe individuals who possess both masculine and feminine spirits. A sacred, non-binary gender role.</text:p>
            </text:list-item>
            <text:list-item>
              <text:p text:style-name="P41"><text:span text:style-name="Strong_20_Emphasis">Hijras (South Asia):</text:span> A third gender category for individuals who are born male or intersex but adopt feminine gender identity and clothing. They have a specific social and religious role.</text:p>
            </text:list-item>
          </text:list>
        </text:list-item>
        <text:list-item>
          <text:p text:style-name="P41"><text:span text:style-name="Strong_20_Emphasis">The Cultural Construction of Sexuality:</text:span> Sexual desires, practices, and identities are also culturally shaped.</text:p>
          <text:list>
            <text:list-item>
              <text:p text:style-name="P41"><text:span text:style-name="Strong_20_Emphasis">Attitudes toward premarital sex, extramarital sex, and homosexuality vary widely across cultures.</text:span></text:p>
            </text:list-item>
            <text:list-item>
              <text:p text:style-name="P41"><text:span text:style-name="Strong_20_Emphasis">Heteronormativity:</text:span> The cultural assumption that heterosexuality is the normal and natural mode of sexual expression.</text:p>
            </text:list-item>
          </text:list>
        </text:list-item>
        <text:list-item>
          <text:p text:style-name="P41"><text:span text:style-name="Strong_20_Emphasis">Example: The Etoro (Papua New Guinea):</text:span> Believed that semen was a limited substance essential for life force and masculinity. Heterosexual intercourse was seen as depleting a man's vitality and was surrounded by taboos. Homosexual acts between older and younger men were considered essential for boys to grow into men.</text:p>
        </text:list-item>
      </text:list>
      <text:p text:style-name="Text_20_body"><text:span text:style-name="Strong_20_Emphasis">2.1.7 Symbolism and Cosmology</text:span></text:p>
      <text:list text:style-name="L28">
        <text:list-item>
          <text:p text:style-name="P42"><text:span text:style-name="Strong_20_Emphasis">Symbol:</text:span> Something, verbal or non-verbal, that stands for something else. Its meaning is arbitrary and culturally assigned.</text:p>
        </text:list-item>
        <text:list-item>
          <text:p text:style-name="P42"><text:span text:style-name="Strong_20_Emphasis">Cosmology:</text:span> A system of beliefs that seeks to describe or explain the origin and structure of the universe and the place of humans within it. A worldview.</text:p>
          <text:list>
            <text:list-item>
              <text:p text:style-name="P42"><text:span text:style-name="Strong_20_Emphasis">Root Metaphors:</text:span> Fundamental metaphors that structure a culture's worldview (e.g., viewing the world as a machine, a battlefield, or a garden).</text:p>
            </text:list-item>
          </text:list>
        </text:list-item>
        <text:list-item>
          <text:p text:style-name="P42"><text:span text:style-name="Strong_20_Emphasis">Symbolic Analysis:</text:span> The interpretation of the meanings of symbols within a cultural context.</text:p>
        </text:list-item>
        <text:list-item>
          <text:p text:style-name="P42"><text:span text:style-name="Strong_20_Emphasis">Key/Dominant Symbols (Victor Turner):</text:span> Symbols that are central to a ritual or cultural system. They are multivocal (have many meanings), condense meaning, and polarize meaning (uniting normative and sensory aspects).</text:p>
        </text:list-item>
        <text:list-item>
          <text:p text:style-name="P42"><text:span text:style-name="Strong_20_Emphasis">Myth and Cosmology:</text:span> Myths often serve as the primary narrative expression of a culture's cosmology, explaining how the world came to be in its current form and codifying moral principles.</text:p>
        </text:list-item>
        <text:list-item>
          <text:p text:style-name="P42"><text:span text:style-name="Strong_20_Emphasis">Classification Systems:</text:span> The ways in which cultures categorize the world (e.g., people, animals, things, concepts).</text:p>
          <text:list>
            <text:list-item>
              <text:p text:style-name="P43"><text:span text:style-name="Strong_20_Emphasis">Mary Douglas (</text:span><text:span text:style-name="Strong_20_Emphasis"><text:span text:style-name="T3">Purity and Danger</text:span></text:span><text:span text:style-name="Strong_20_Emphasis">):</text:span> Argued that classification systems create order. Things that are "anomalous" or defy classification are often treated as polluting or dangerous.</text:p>
            </text:list-item>
            <text:list-item>
              <text:p text:style-name="P42"><text:soft-page-break/><text:span text:style-name="Strong_20_Emphasis">Lévi-Strauss (Structuralism):</text:span> Argued that classification systems are structured by underlying binary oppositions (e.g., nature/culture, raw/cooked).</text:p>
            </text:list-item>
          </text:list>
        </text:list-item>
      </text:list>
      <text:p text:style-name="Text_20_body"><text:span text:style-name="Strong_20_Emphasis">2.1.8 Environmental Anthropology</text:span></text:p>
      <text:list text:style-name="L29">
        <text:list-item>
          <text:p text:style-name="P44"><text:span text:style-name="Strong_20_Emphasis">Definition:</text:span> The study of the complex relationships between human societies and their environments.</text:p>
        </text:list-item>
        <text:list-item>
          <text:p text:style-name="P44"><text:span text:style-name="Strong_20_Emphasis">Cultural Ecology (Julian Steward):</text:span> A school of thought that focused on how cultures adapt to their specific material and environmental conditions.</text:p>
          <text:list>
            <text:list-item>
              <text:p text:style-name="P44"><text:span text:style-name="Strong_20_Emphasis">Culture Core:</text:span> The features of a culture most closely related to subsistence activities and economic arrangements (e.g., technology, labor organization). Steward argued the culture core was determined by the environment.</text:p>
            </text:list-item>
          </text:list>
        </text:list-item>
        <text:list-item>
          <text:p text:style-name="P44"><text:span text:style-name="Strong_20_Emphasis">Systems Ecology:</text:span> Views human populations and their environments as a single system (ecosystem), analyzing the flows of energy and materials.</text:p>
        </text:list-item>
        <text:list-item>
          <text:p text:style-name="P44"><text:span text:style-name="Strong_20_Emphasis">Ethnoecology:</text:span> The study of a culture's system of environmental knowledge (Traditional Ecological Knowledge or TEK). Focuses on local systems of classification, resource management, and understanding of ecological relationships.</text:p>
        </text:list-item>
        <text:list-item>
          <text:p text:style-name="P44"><text:span text:style-name="Strong_20_Emphasis">Historical Ecology:</text:span> Examines the long-term historical relationship between humans and their environments, recognizing that landscapes are the product of centuries or millennia of human activity.</text:p>
        </text:list-item>
        <text:list-item>
          <text:p text:style-name="P44"><text:span text:style-name="Strong_20_Emphasis">Political Ecology:</text:span> A critical approach that combines political economy with ecological analysis.</text:p>
          <text:list>
            <text:list-item>
              <text:p text:style-name="P44"><text:span text:style-name="Strong_20_Emphasis">Core Focus:</text:span> Examines how power relations, social inequality, and global economic forces shape human-environmental interactions.</text:p>
            </text:list-item>
            <text:list-item>
              <text:p text:style-name="P44">Analyzes environmental problems (e.g., deforestation, pollution) in terms of social justice and the unequal distribution of environmental costs and benefits.</text:p>
            </text:list-item>
          </text:list>
        </text:list-item>
        <text:list-item>
          <text:p text:style-name="P44"><text:span text:style-name="Strong_20_Emphasis">Anthropology of the Anthropocene:</text:span> A growing area of study focused on the current geological epoch in which human activity is the dominant influence on climate and the environment. Explores themes of climate change, conservation, multispecies ethnography, and environmental justice in a globally interconnected world.</text:p>
        </text:list-item>
      </text:list>
      <text:p text:style-name="Text_20_body"/>
      <text:p text:style-name="Text_20_body"/>
      <text:p text:style-name="Text_20_body"><text:span text:style-name="Strong_20_Emphasis">CHAPTER 2: BIOLOGICAL ANTHROPOLOGY SURVEYS</text:span></text:p>
      <text:p text:style-name="Text_20_body"><text:span text:style-name="Strong_20_Emphasis">2.2.1 Human Evolutionary Origins</text:span></text:p>
      <text:list text:style-name="L30">
        <text:list-item>
          <text:p text:style-name="P45"><text:span text:style-name="Strong_20_Emphasis">Primate Background:</text:span> The primate order emerged in the late Cretaceous, ~65-80 million years ago (mya).</text:p>
          <text:list>
            <text:list-item>
              <text:p text:style-name="P45"><text:soft-page-break/><text:span text:style-name="Strong_20_Emphasis">Plesiadapiforms:</text:span> A diverse group of archaic mammals from the Paleocene, sometimes considered primate ancestors or a sister group.</text:p>
            </text:list-item>
            <text:list-item>
              <text:p text:style-name="P45"><text:span text:style-name="Strong_20_Emphasis">Euprimates ("True Primates"):</text:span> Appear in the Eocene (~56 mya), with modern primate traits like forward-facing eyes, grasping hands, and nails.</text:p>
            </text:list-item>
          </text:list>
        </text:list-item>
        <text:list-item>
          <text:p text:style-name="P45"><text:span text:style-name="Strong_20_Emphasis">Hominoid Radiation:</text:span> The Miocene epoch (23-5.3 mya) is the "Age of Apes." Apes were diverse and widespread across Africa, Asia, and Europe.</text:p>
          <text:list>
            <text:list-item>
              <text:p text:style-name="P46"><text:span text:style-name="Strong_20_Emphasis"><text:span text:style-name="T3">Proconsul</text:span></text:span><text:span text:style-name="Strong_20_Emphasis">:</text:span> An early Miocene African ape (21-14 mya) with a mix of monkey-like (body) and ape-like (no tail, Y-5 molar pattern) features.</text:p>
            </text:list-item>
          </text:list>
        </text:list-item>
        <text:list-item>
          <text:p text:style-name="P46"><text:span text:style-name="Strong_20_Emphasis">Hominin-Panin Split:</text:span> Genetic data indicates the lineage leading to humans (hominins) diverged from the lineage leading to chimpanzees and bonobos (<text:span text:style-name="T3">Pan</text:span>) between 6 and 8 mya.</text:p>
        </text:list-item>
        <text:list-item>
          <text:p text:style-name="P45"><text:span text:style-name="Strong_20_Emphasis">Defining Hominin Trait:</text:span> Bipedalism (habitual upright walking) is the earliest and most critical adaptation distinguishing the hominin line from other apes.</text:p>
        </text:list-item>
        <text:list-item>
          <text:p text:style-name="P45"><text:span text:style-name="Strong_20_Emphasis">Early Potential Hominins (Late Miocene / Early Pliocene):</text:span></text:p>
          <text:list>
            <text:list-item>
              <text:p text:style-name="P46"><text:span text:style-name="Strong_20_Emphasis"><text:span text:style-name="T3">Sahelanthropus tchadensis</text:span></text:span><text:span text:style-name="Strong_20_Emphasis">:</text:span> Found in Chad, dated to ~7-6 mya.</text:p>
              <text:list>
                <text:list-item>
                  <text:p text:style-name="P46">Possesses an ape-like small braincase (~350 cc) but a hominin-like <text:span text:style-name="T3">foramen magnum</text:span> (the hole where the spinal cord enters the skull) that is positioned forward, suggesting bipedal posture.</text:p>
                </text:list-item>
              </text:list>
            </text:list-item>
            <text:list-item>
              <text:p text:style-name="P46"><text:span text:style-name="Strong_20_Emphasis"><text:span text:style-name="T3">Orrorin tugenensis</text:span></text:span><text:span text:style-name="Strong_20_Emphasis">:</text:span> Found in Kenya, dated to ~6 mya.</text:p>
              <text:list>
                <text:list-item>
                  <text:p text:style-name="P45">Femur morphology, particularly the thick cortical bone on the inferior neck, suggests it could support bipedal locomotion.</text:p>
                </text:list-item>
              </text:list>
            </text:list-item>
            <text:list-item>
              <text:p text:style-name="P46"><text:span text:style-name="Strong_20_Emphasis"><text:span text:style-name="T3">Ardipithecus</text:span></text:span><text:span text:style-name="Strong_20_Emphasis"> genus:</text:span></text:p>
              <text:list>
                <text:list-item>
                  <text:p text:style-name="P46"><text:span text:style-name="Strong_20_Emphasis"><text:span text:style-name="T3">Ardipithecus kadabba</text:span></text:span><text:span text:style-name="Strong_20_Emphasis"> (~5.8-5.2 mya):</text:span> Fragmentary remains from Ethiopia.</text:p>
                </text:list-item>
                <text:list-item>
                  <text:p text:style-name="P46"><text:span text:style-name="Strong_20_Emphasis"><text:span text:style-name="T3">Ardipithecus ramidus</text:span></text:span><text:span text:style-name="Strong_20_Emphasis"> (~4.4 mya):</text:span> A nearly complete skeleton ("Ardi") from Aramis, Ethiopia. Showed a mosaic of traits: a pelvis adapted for bipedalism but also an opposable big toe for grasping. This find challenged the "savanna hypothesis" by indicating that bipedalism evolved in a woodland environment.</text:p>
                </text:list-item>
              </text:list>
            </text:list-item>
          </text:list>
        </text:list-item>
        <text:list-item>
          <text:p text:style-name="P45"><text:span text:style-name="Strong_20_Emphasis">The Australopithecines (~4.2–2.0 mya):</text:span> A diverse genus of early, fully bipedal hominins.</text:p>
          <text:list>
            <text:list-item>
              <text:p text:style-name="P45"><text:span text:style-name="Strong_20_Emphasis">General Traits:</text:span> Small cranial capacities (380-550 cc), large molars with thick enamel, significant sexual dimorphism, and post-cranial anatomy adapted for bipedalism.</text:p>
            </text:list-item>
            <text:list-item>
              <text:p text:style-name="P45"><text:span text:style-name="Strong_20_Emphasis">Gracile Australopithecines:</text:span></text:p>
              <text:list>
                <text:list-item>
                  <text:p text:style-name="P46"><text:span text:style-name="Strong_20_Emphasis"><text:span text:style-name="T3">Au. anamensis</text:span></text:span><text:span text:style-name="Strong_20_Emphasis"> (~4.2 mya):</text:span> Earliest confirmed Australopith, from Kenya and Ethiopia.</text:p>
                </text:list-item>
                <text:list-item>
                  <text:p text:style-name="P46"><text:soft-page-break/><text:span text:style-name="Strong_20_Emphasis"><text:span text:style-name="T3">Au. afarensis</text:span></text:span><text:span text:style-name="Strong_20_Emphasis"> (~3.9–3.0 mya):</text:span> Best-known species, includes the "Lucy" skeleton. Laetoli footprints (Tanzania, 3.6 mya) provide definitive evidence of a modern bipedal gait.</text:p>
                </text:list-item>
                <text:list-item>
                  <text:p text:style-name="P46"><text:span text:style-name="Strong_20_Emphasis"><text:span text:style-name="T3">Au. africanus</text:span></text:span><text:span text:style-name="Strong_20_Emphasis"> (~3.3–2.1 mya):</text:span> Found in South Africa (e.g., Taung Child, Sterkfontein). Had a more rounded cranium than <text:span text:style-name="T3">Au. afarensis</text:span>.</text:p>
                </text:list-item>
              </text:list>
            </text:list-item>
            <text:list-item>
              <text:p text:style-name="P46"><text:span text:style-name="Strong_20_Emphasis">Robust Australopithecines (Genus </text:span><text:span text:style-name="Strong_20_Emphasis"><text:span text:style-name="T3">Paranthropus</text:span></text:span><text:span text:style-name="Strong_20_Emphasis">):</text:span> An evolutionary side-branch that went extinct.</text:p>
              <text:list>
                <text:list-item>
                  <text:p text:style-name="P45">Characterized by extreme chewing adaptations: massive molars, a large sagittal crest for attachment of large chewing muscles, and wide, flaring zygomatic arches (cheekbones).</text:p>
                </text:list-item>
                <text:list-item>
                  <text:p text:style-name="P46">Species include <text:span text:style-name="T3">Paranthropus aethiopicus</text:span>, <text:span text:style-name="T3">P. boisei</text:span> ("Nutcracker Man"), and <text:span text:style-name="T3">P. robustus</text:span>.</text:p>
                </text:list-item>
              </text:list>
            </text:list-item>
          </text:list>
        </text:list-item>
        <text:list-item>
          <text:p text:style-name="P46"><text:span text:style-name="Strong_20_Emphasis">The Rise of Genus </text:span><text:span text:style-name="Strong_20_Emphasis"><text:span text:style-name="T3">Homo</text:span></text:span><text:span text:style-name="Strong_20_Emphasis"> (~2.8 mya – present):</text:span></text:p>
          <text:list>
            <text:list-item>
              <text:p text:style-name="P45">Defined by trends toward increased brain size (encephalization), reduction in tooth and jaw size, and increasing reliance on culture (tool-making).</text:p>
            </text:list-item>
            <text:list-item>
              <text:p text:style-name="P46"><text:span text:style-name="Strong_20_Emphasis"><text:span text:style-name="T3">Homo habilis</text:span></text:span><text:span text:style-name="Strong_20_Emphasis"> ("Handy Man") (~2.4–1.4 mya):</text:span> Found in East and South Africa. Cranial capacity ~650 cc. First hominin consistently associated with the manufacture of stone tools (Oldowan tradition).</text:p>
            </text:list-item>
            <text:list-item>
              <text:p text:style-name="P46"><text:span text:style-name="Strong_20_Emphasis"><text:span text:style-name="T3">Homo erectus</text:span></text:span><text:span text:style-name="Strong_20_Emphasis"> (~1.9 mya – 140 kya):</text:span> The first hominin to disperse out of Africa. Larger body and brain (~900 cc), modern human-like limb proportions. Associated with the Acheulean tool industry (e.g., hand axe). Evidence for controlled use of fire.</text:p>
            </text:list-item>
          </text:list>
        </text:list-item>
        <text:list-item>
          <text:p text:style-name="P45"><text:span text:style-name="Strong_20_Emphasis">Archaic Humans:</text:span></text:p>
          <text:list>
            <text:list-item>
              <text:p text:style-name="P46"><text:span text:style-name="Strong_20_Emphasis"><text:span text:style-name="T3">Homo heidelbergensis</text:span></text:span><text:span text:style-name="Strong_20_Emphasis"> (~700–200 kya):</text:span> Lived in Africa, Europe, and Asia. Ancestral to both Neanderthals and modern humans. Brain size ~1200 cc. Capable of hunting large game (e.g., Schöningen spears).</text:p>
            </text:list-item>
            <text:list-item>
              <text:p text:style-name="P46"><text:span text:style-name="Strong_20_Emphasis"><text:span text:style-name="T3">Homo neanderthalensis</text:span></text:span><text:span text:style-name="Strong_20_Emphasis"> (~400–40 kya):</text:span> In Europe and Western Asia. Large brain size (average ~1450 cc), robust build, mid-facial prognathism, adapted to cold climates. Used sophisticated Mousterian tools, buried their dead, and showed evidence of symbolic behavior (e.g., personal ornaments).</text:p>
            </text:list-item>
            <text:list-item>
              <text:p text:style-name="P45"><text:span text:style-name="Strong_20_Emphasis">Denisovans:</text:span> An archaic human population known primarily from genetic sequencing of a finger bone from Denisova Cave, Siberia. They interbred with both Neanderthals and the ancestors of modern Melanesians and East Asians.</text:p>
            </text:list-item>
          </text:list>
        </text:list-item>
        <text:list-item>
          <text:p text:style-name="P46"><text:span text:style-name="Strong_20_Emphasis">Anatomically Modern Humans (</text:span><text:span text:style-name="Strong_20_Emphasis"><text:span text:style-name="T3">Homo sapiens</text:span></text:span><text:span text:style-name="Strong_20_Emphasis">):</text:span></text:p>
          <text:list>
            <text:list-item>
              <text:p text:style-name="P45">Emerged in Africa ~300,0a00 years ago (based on fossils from Jebel Irhoud, Morocco).</text:p>
            </text:list-item>
            <text:list-item>
              <text:p text:style-name="P45">Characterized by a high, rounded cranium, a prominent chin, a flatter face, and a more gracile skeleton.</text:p>
            </text:list-item>
            <text:list-item>
              <text:p text:style-name="P46"><text:soft-page-break/><text:span text:style-name="Strong_20_Emphasis">"Out of Africa" Model:</text:span> Genetic and fossil evidence supports a major dispersal of <text:span text:style-name="T3">H. sapiens</text:span> out of Africa ~60-70 kya, who then largely replaced other archaic human populations, with some instances of interbreeding.</text:p>
            </text:list-item>
            <text:list-item>
              <text:p text:style-name="P46"><text:span text:style-name="Strong_20_Emphasis">Upper Paleolithic Revolution (~50 kya):</text:span> A period of significant cultural and technological innovation in <text:span text:style-name="T3">H. sapiens</text:span>, including blade tools, use of bone and antler, elaborate art (cave paintings, figurines), and complex symbolic expression.</text:p>
            </text:list-item>
          </text:list>
        </text:list-item>
      </text:list>
      <text:p text:style-name="Text_20_body"><text:span text:style-name="Strong_20_Emphasis">2.2.2 Primate Behavior and Ecology</text:span></text:p>
      <text:list text:style-name="L31">
        <text:list-item>
          <text:p text:style-name="P47"><text:span text:style-name="Strong_20_Emphasis">Primate Characteristics:</text:span> A suite of traits adapted for an arboreal (tree-dwelling) lifestyle.</text:p>
          <text:list>
            <text:list-item>
              <text:p text:style-name="P47"><text:span text:style-name="Strong_20_Emphasis">Locomotion:</text:span> Prehensile (grasping) hands and feet, opposable thumbs/toes, nails instead of claws.</text:p>
            </text:list-item>
            <text:list-item>
              <text:p text:style-name="P47"><text:span text:style-name="Strong_20_Emphasis">Senses:</text:span> Forward-facing eyes providing stereoscopic (3D) vision, reduced reliance on olfaction (smell).</text:p>
            </text:list-item>
            <text:list-item>
              <text:p text:style-name="P47"><text:span text:style-name="Strong_20_Emphasis">Life History:</text:span> Long gestation periods, small litter sizes, long juvenile dependency, and long lifespans.</text:p>
            </text:list-item>
            <text:list-item>
              <text:p text:style-name="P47"><text:span text:style-name="Strong_20_Emphasis">Brain:</text:span> Large and complex brain relative to body size.</text:p>
            </text:list-item>
          </text:list>
        </text:list-item>
        <text:list-item>
          <text:p text:style-name="P47"><text:span text:style-name="Strong_20_Emphasis">Primate Diets and Ecology:</text:span></text:p>
          <text:list>
            <text:list-item>
              <text:p text:style-name="P47"><text:span text:style-name="Strong_20_Emphasis">Dietary Niche:</text:span> Primate species specialize in different food sources: Frugivores (fruit), Folivores (leaves), Insectivores (insects), Gummivores (tree sap/gum).</text:p>
            </text:list-item>
            <text:list-item>
              <text:p text:style-name="P47"><text:span text:style-name="Strong_20_Emphasis">Ecological Impact:</text:span> Diet and resource distribution heavily influence a primate group's daily travel distance (day range), home range size, and social organization. Folivores can subsist in smaller areas than frugivores.</text:p>
            </text:list-item>
          </text:list>
        </text:list-item>
        <text:list-item>
          <text:p text:style-name="P47"><text:span text:style-name="Strong_20_Emphasis">Social Systems:</text:span></text:p>
          <text:list>
            <text:list-item>
              <text:p text:style-name="P47"><text:span text:style-name="Strong_20_Emphasis">Socioecology:</text:span> Model explaining that social structure evolves in response to ecological pressures, particularly food distribution and predation risk.</text:p>
            </text:list-item>
            <text:list-item>
              <text:p text:style-name="P47"><text:span text:style-name="Strong_20_Emphasis">Sociobiology:</text:span> Model explaining that social behavior, particularly altruism and cooperation, evolves through kin selection and reciprocal altruism.</text:p>
            </text:list-item>
            <text:list-item>
              <text:p text:style-name="P47"><text:span text:style-name="Strong_20_Emphasis">Mating Systems:</text:span></text:p>
              <text:list>
                <text:list-item>
                  <text:p text:style-name="P47"><text:span text:style-name="Strong_20_Emphasis">Monogamy:</text:span> One male, one female. Low sexual dimorphism. E.g., gibbons.</text:p>
                </text:list-item>
                <text:list-item>
                  <text:p text:style-name="P47"><text:span text:style-name="Strong_20_Emphasis">Polyandry:</text:span> One female, multiple males. Rare. E.g., some tamarins.</text:p>
                </text:list-item>
                <text:list-item>
                  <text:p text:style-name="P47"><text:span text:style-name="Strong_20_Emphasis">Polygyny:</text:span> One male, multiple females. High sexual dimorphism. Can be single-male groups (gorillas) or multi-male, multi-female groups (chimpanzees, macaques).</text:p>
                </text:list-item>
              </text:list>
            </text:list-item>
          </text:list>
        </text:list-item>
        <text:list-item>
          <text:p text:style-name="P47"><text:span text:style-name="Strong_20_Emphasis">Key Social Behaviors:</text:span></text:p>
          <text:list>
            <text:list-item>
              <text:p text:style-name="P47"><text:soft-page-break/><text:span text:style-name="Strong_20_Emphasis">Dominance Hierarchies:</text:span> A ranking system that structures social interactions and reduces overt aggression by establishing priority of access to resources.</text:p>
            </text:list-item>
            <text:list-item>
              <text:p text:style-name="P47"><text:span text:style-name="Strong_20_Emphasis">Affiliative Behaviors:</text:span> Friendly, relationship-building behaviors. Social grooming is the most common, used to reinforce bonds, reconcile, and exchange for support.</text:p>
            </text:list-item>
            <text:list-item>
              <text:p text:style-name="P47"><text:span text:style-name="Strong_20_Emphasis">Aggressive Behaviors:</text:span> Competition over resources can lead to conflict. Primates have complex threat displays to avoid physical fights.</text:p>
            </text:list-item>
            <text:list-item>
              <text:p text:style-name="P47"><text:span text:style-name="Strong_20_Emphasis">Communication:</text:span> A complex repertoire of vocalizations, facial expressions (e.g., fear grimace), body postures, and chemical signals (pheromones).</text:p>
            </text:list-item>
            <text:list-item>
              <text:p text:style-name="P47"><text:span text:style-name="Strong_20_Emphasis">Primate Culture:</text:span> The transmission of learned behaviors through social means. Chimpanzees exhibit at least 39 distinct cultural traditions related to tool use, grooming, and courtship gestures.</text:p>
            </text:list-item>
          </text:list>
        </text:list-item>
        <text:list-item>
          <text:p text:style-name="P47"><text:span text:style-name="Strong_20_Emphasis">Primate Cognition:</text:span></text:p>
          <text:list>
            <text:list-item>
              <text:p text:style-name="P47">Demonstrate complex problem-solving abilities, memory, and social intelligence.</text:p>
            </text:list-item>
            <text:list-item>
              <text:p text:style-name="P47"><text:span text:style-name="Strong_20_Emphasis">Theory of Mind:</text:span> The ability to attribute mental states (beliefs, intents, desires) to oneself and others. Evidence for this is debated but present in great apes.</text:p>
            </text:list-item>
          </text:list>
        </text:list-item>
      </text:list>
      <text:p text:style-name="Text_20_body"><text:span text:style-name="Strong_20_Emphasis">2.2.3 Human Osteology</text:span></text:p>
      <text:list text:style-name="L32">
        <text:list-item>
          <text:p text:style-name="P48"><text:span text:style-name="Strong_20_Emphasis">Definition:</text:span> The scientific study of the structure, function, and variation of the human skeleton.</text:p>
        </text:list-item>
        <text:list-item>
          <text:p text:style-name="P48"><text:span text:style-name="Strong_20_Emphasis">Skeletal Anatomy:</text:span> The adult human skeleton consists of 206 bones.</text:p>
          <text:list>
            <text:list-item>
              <text:p text:style-name="P48"><text:span text:style-name="Strong_20_Emphasis">Axial Skeleton (80 bones):</text:span> Skull (cranium and mandible), hyoid, auditory ossicles, ribs, sternum, and vertebral column.</text:p>
            </text:list-item>
            <text:list-item>
              <text:p text:style-name="P48"><text:span text:style-name="Strong_20_Emphasis">Appendicular Skeleton (126 bones):</text:span> Shoulder girdles (clavicle, scapula), arms and forearms (humerus, radius, ulna), hands, pelvic girdle (hip bones), thighs and legs (femur, patella, tibia, fibula), and feet.</text:p>
            </text:list-item>
          </text:list>
        </text:list-item>
        <text:list-item>
          <text:p text:style-name="P48"><text:span text:style-name="Strong_20_Emphasis">Bone as a Living Tissue:</text:span></text:p>
          <text:list>
            <text:list-item>
              <text:p text:style-name="P48">Composed of a protein matrix (collagen for flexibility) and a mineral component (hydroxyapatite for strength).</text:p>
            </text:list-item>
            <text:list-item>
              <text:p text:style-name="P48"><text:span text:style-name="Strong_20_Emphasis">Remodeling:</text:span> Bone is constantly being formed by osteoblasts and broken down (resorbed) by osteoclasts in response to physiological needs and mechanical forces (<text:span text:style-name="Strong_20_Emphasis">Wolff's Law</text:span>).</text:p>
            </text:list-item>
          </text:list>
        </text:list-item>
        <text:list-item>
          <text:p text:style-name="P48"><text:span text:style-name="Strong_20_Emphasis">The Biological Profile:</text:span> Estimating demographic parameters from skeletal remains.</text:p>
          <text:list>
            <text:list-item>
              <text:p text:style-name="P48"><text:span text:style-name="Strong_20_Emphasis">Sex Estimation:</text:span> Based on skeletal dimorphism, which is most pronounced after puberty.</text:p>
              <text:list>
                <text:list-item>
                  <text:p text:style-name="P48"><text:soft-page-break/><text:span text:style-name="Strong_20_Emphasis">Pelvis (most reliable):</text:span> Females have a wider subpubic angle, a broad sciatic notch, and a preauricular sulcus. Males have a narrow, V-shaped subpubic angle and a narrow sciatic notch.</text:p>
                </text:list-item>
                <text:list-item>
                  <text:p text:style-name="P48"><text:span text:style-name="Strong_20_Emphasis">Cranium:</text:span> Males tend to have larger mastoid processes, more robust brow ridges (supraorbital tori), a more prominent nuchal crest, and a square chin.</text:p>
                </text:list-item>
              </text:list>
            </text:list-item>
            <text:list-item>
              <text:p text:style-name="P48"><text:span text:style-name="Strong_20_Emphasis">Age-at-Death Estimation:</text:span></text:p>
              <text:list>
                <text:list-item>
                  <text:p text:style-name="P48"><text:span text:style-name="Strong_20_Emphasis">Subadults (&lt;18 years):</text:span> Highly accurate. Based on predictable sequences of dental eruption and epiphyseal fusion (the joining of the ends of long bones to the shaft).</text:p>
                </text:list-item>
                <text:list-item>
                  <text:p text:style-name="P48"><text:span text:style-name="Strong_20_Emphasis">Adults:</text:span> Less precise and provides an age range. Based on degenerative changes in joints, such as the pubic symphysis face, the auricular surface of the ilium, and the sternal rib ends. Cranial suture closure is less reliable.</text:p>
                </text:list-item>
              </text:list>
            </text:list-item>
            <text:list-item>
              <text:p text:style-name="P48"><text:span text:style-name="Strong_20_Emphasis">Stature Estimation:</text:span> Calculated using regression equations based on the maximum length of long bones, primarily the femur and tibia. The accuracy depends on knowing the sex and ancestral group of the individual.</text:p>
            </text:list-item>
            <text:list-item>
              <text:p text:style-name="P48"><text:span text:style-name="Strong_20_Emphasis">Ancestry Estimation:</text:span> Uses non-metric traits (e.g., shovel-shaped incisors, nasal sill shape) and metric measurements (craniometrics) to assess geographic population affinity. This is a probabilistic assessment, not a determination of "race."</text:p>
            </text:list-item>
          </text:list>
        </text:list-item>
      </text:list>
      <text:p text:style-name="Text_20_body"><text:span text:style-name="Strong_20_Emphasis">2.2.4 Bioarchaeology Fundamentals</text:span></text:p>
      <text:list text:style-name="L33">
        <text:list-item>
          <text:p text:style-name="P49"><text:span text:style-name="Strong_20_Emphasis">Definition:</text:span> The archaeological study of human remains, with a focus on understanding past populations. It combines osteology, paleopathology, and archaeology.</text:p>
        </text:list-item>
        <text:list-item>
          <text:p text:style-name="P49"><text:span text:style-name="Strong_20_Emphasis">Population-Level Analysis:</text:span> Bioarchaeology's primary goal is to interpret patterns of health, disease, and behavior in a skeletal sample to make inferences about the entire past community.</text:p>
        </text:list-item>
        <text:list-item>
          <text:p text:style-name="P49"><text:span text:style-name="Strong_20_Emphasis">Paleopathology:</text:span> The study of ancient diseases.</text:p>
          <text:list>
            <text:list-item>
              <text:p text:style-name="P49"><text:span text:style-name="Strong_20_Emphasis">Infectious Disease:</text:span> Skeletal lesions can indicate specific diseases like tuberculosis (vertebral collapse), syphilis (cranial pitting), and leprosy (facial bone resorption). Non-specific infections are often seen as periostitis (inflammation on the bone surface).</text:p>
            </text:list-item>
            <text:list-item>
              <text:p text:style-name="P49"><text:span text:style-name="Strong_20_Emphasis">Trauma:</text:span> Analysis of fractures (healed and unhealed), dislocations, and sharp or blunt force injuries can reveal patterns of violence, warfare, accidents, or occupational hazards.</text:p>
            </text:list-item>
            <text:list-item>
              <text:p text:style-name="P49"><text:span text:style-name="Strong_20_Emphasis">Degenerative Joint Disease (Osteoarthritis):</text:span> The erosion of joint cartilage and bone. Patterns of DJD can indicate habitual activities and mechanical stress on the body.</text:p>
            </text:list-item>
            <text:list-item>
              <text:p text:style-name="P49"><text:span text:style-name="Strong_20_Emphasis">Metabolic and Nutritional Disease:</text:span></text:p>
              <text:list>
                <text:list-item>
                  <text:p text:style-name="P50"><text:span text:style-name="Strong_20_Emphasis">Iron-Deficiency Anemia:</text:span> Can lead to <text:span text:style-name="T3">porotic hyperostosis</text:span> (porosity on the cranial vault) and <text:span text:style-name="T3">cribra orbitalia</text:span> (porosity in the eye orbits).</text:p>
                </text:list-item>
                <text:list-item>
                  <text:p text:style-name="P50"><text:soft-page-break/><text:span text:style-name="Strong_20_Emphasis">Growth Disruption:</text:span> <text:span text:style-name="T3">Linear enamel hypoplasias</text:span> (lines/grooves on tooth enamel) and <text:span text:style-name="T3">Harris lines</text:span> (lines of increased bone density on long bones) are markers of physiological stress (e.g., malnutrition, disease) during childhood growth.</text:p>
                </text:list-item>
              </text:list>
            </text:list-item>
          </text:list>
        </text:list-item>
        <text:list-item>
          <text:p text:style-name="P49"><text:span text:style-name="Strong_20_Emphasis">Subsistence and Diet Reconstruction:</text:span></text:p>
          <text:list>
            <text:list-item>
              <text:p text:style-name="P49"><text:span text:style-name="Strong_20_Emphasis">Stable Isotope Analysis:</text:span> Chemical analysis of bone collagen and apatite.</text:p>
              <text:list>
                <text:list-item>
                  <text:p text:style-name="P49"><text:span text:style-name="Strong_20_Emphasis">Carbon (δ¹³C):</text:span> Distinguishes between consumption of C3 plants (wheat, rice, trees) and C4 plants (maize, sorghum, millet).</text:p>
                </text:list-item>
                <text:list-item>
                  <text:p text:style-name="P49"><text:span text:style-name="Strong_20_Emphasis">Nitrogen (δ¹⁵N):</text:span> Indicates the trophic level. Higher values mean more consumption of animal protein. Can distinguish between marine and terrestrial diets.</text:p>
                </text:list-item>
              </text:list>
            </text:list-item>
            <text:list-item>
              <text:p text:style-name="P49"><text:span text:style-name="Strong_20_Emphasis">Dental Pathology:</text:span> High rates of dental caries (cavities) are strongly associated with diets high in processed carbohydrates, a hallmark of agriculture.</text:p>
            </text:list-item>
          </text:list>
        </text:list-item>
        <text:list-item>
          <text:p text:style-name="P49"><text:span text:style-name="Strong_20_Emphasis">Mortuary Archaeology:</text:span> The study of burial practices, which provides information on social structure, status, ritual, and belief systems. The context of a burial is as important as the skeleton itself.</text:p>
        </text:list-item>
      </text:list>
      <text:p text:style-name="Text_20_body"><text:span text:style-name="Strong_20_Emphasis">2.2.5 Human Variation and Adaptation</text:span></text:p>
      <text:list text:style-name="L34">
        <text:list-item>
          <text:p text:style-name="P51"><text:span text:style-name="Strong_20_Emphasis">Sources of Human Variation:</text:span> Variation is the product of mutation, genetic drift, gene flow, and natural selection.</text:p>
        </text:list-item>
        <text:list-item>
          <text:p text:style-name="P51"><text:span text:style-name="Strong_20_Emphasis">The Invalidity of Biological Race:</text:span></text:p>
          <text:list>
            <text:list-item>
              <text:p text:style-name="P51">Race is a social construct, not a biological reality.</text:p>
            </text:list-item>
            <text:list-item>
              <text:p text:style-name="P51">Human genetic variation is clinal, meaning it changes gradually over geographic space, not in discrete groups.</text:p>
            </text:list-item>
            <text:list-item>
              <text:p text:style-name="P52">There is more genetic variation <text:span text:style-name="T3">within</text:span> any traditionally defined "racial" group than <text:span text:style-name="T3">between</text:span> them.</text:p>
            </text:list-item>
            <text:list-item>
              <text:p text:style-name="P51">Traits used to define races (e.g., skin color) are non-concordant; they do not vary together in predictable ways.</text:p>
            </text:list-item>
          </text:list>
        </text:list-item>
        <text:list-item>
          <text:p text:style-name="P51"><text:span text:style-name="Strong_20_Emphasis">Human Adaptation:</text:span> Adjustments to environmental challenges.</text:p>
          <text:list>
            <text:list-item>
              <text:p text:style-name="P51"><text:span text:style-name="Strong_20_Emphasis">Genetic Adaptation:</text:span> Long-term evolutionary changes in a population's gene pool in response to environmental stressors (e.g., sickle-cell allele in malarial environments).</text:p>
            </text:list-item>
            <text:list-item>
              <text:p text:style-name="P51"><text:span text:style-name="Strong_20_Emphasis">Developmental Acclimatization:</text:span> Irreversible physiological changes that occur during an individual's growth and development (e.g., larger chest circumference in people who grow up at high altitudes).</text:p>
            </text:list-item>
            <text:list-item>
              <text:p text:style-name="P51"><text:span text:style-name="Strong_20_Emphasis">Physiological Acclimatization:</text:span> Short-term, reversible physiological responses (e.g., tanning, sweating, shivering).</text:p>
            </text:list-item>
            <text:list-item>
              <text:p text:style-name="P51"><text:soft-page-break/><text:span text:style-name="Strong_20_Emphasis">Cultural/Behavioral Adaptation:</text:span> Use of material culture and learned behaviors to cope with the environment (e.g., clothing, shelter, subsistence strategies).</text:p>
            </text:list-item>
          </text:list>
        </text:list-item>
        <text:list-item>
          <text:p text:style-name="P51"><text:span text:style-name="Strong_20_Emphasis">Examples of Adaptation:</text:span></text:p>
          <text:list>
            <text:list-item>
              <text:p text:style-name="P51"><text:span text:style-name="Strong_20_Emphasis">Skin Color:</text:span> A classic example of clinal variation. Darker skin (more melanin) is adaptive in high-UV environments as it protects against folate degradation. Lighter skin is adaptive in low-UV environments as it facilitates Vitamin D synthesis.</text:p>
            </text:list-item>
            <text:list-item>
              <text:p text:style-name="P51"><text:span text:style-name="Strong_20_Emphasis">High-Altitude Adaptation:</text:span> Populations in the Andes, Tibet, and Ethiopian highlands have different genetic adaptations to cope with hypoxia (low oxygen), such as increased red blood cell production or more efficient oxygen transport.</text:p>
            </text:list-item>
            <text:list-item>
              <text:p text:style-name="P51"><text:span text:style-name="Strong_20_Emphasis">Lactase Persistence:</text:span> The ability to digest lactose in adulthood is a genetic adaptation that co-evolved with dairy farming in several populations.</text:p>
            </text:list-item>
          </text:list>
        </text:list-item>
      </text:list>
      <text:p text:style-name="Text_20_body"><text:span text:style-name="Strong_20_Emphasis">2.2.6 Paleoanthropology</text:span></text:p>
      <text:list text:style-name="L35">
        <text:list-item>
          <text:p text:style-name="P53"><text:span text:style-name="Strong_20_Emphasis">Definition:</text:span> The multidisciplinary study of human evolution as revealed by the fossil record. It is a subfield of both biological anthropology and archaeology.</text:p>
        </text:list-item>
        <text:list-item>
          <text:p text:style-name="P53"><text:span text:style-name="Strong_20_Emphasis">Methodology:</text:span></text:p>
          <text:list>
            <text:list-item>
              <text:p text:style-name="P53"><text:span text:style-name="Strong_20_Emphasis">Fossil Discovery:</text:span> Involves systematic survey and excavation at sites with geological deposits of the right age.</text:p>
            </text:list-item>
            <text:list-item>
              <text:p text:style-name="P53"><text:span text:style-name="Strong_20_Emphasis">Dating Techniques:</text:span> Essential for placing fossils in a chronological framework.</text:p>
              <text:list>
                <text:list-item>
                  <text:p text:style-name="P53"><text:span text:style-name="Strong_20_Emphasis">Relative Dating:</text:span> Stratigraphy, biostratigraphy (using fossils of known age), fluorine dating.</text:p>
                </text:list-item>
                <text:list-item>
                  <text:p text:style-name="P53"><text:span text:style-name="Strong_20_Emphasis">Absolute (Chronometric) Dating:</text:span></text:p>
                  <text:list>
                    <text:list-item>
                      <text:p text:style-name="P53"><text:span text:style-name="Strong_20_Emphasis">Potassium-Argon (K-Ar) &amp; Argon-Argon (Ar-Ar) Dating:</text:span> Used on volcanic materials to date fossils older than ~100,000 years. Crucial for dating early hominin sites in East Africa.</text:p>
                    </text:list-item>
                    <text:list-item>
                      <text:p text:style-name="P53"><text:span text:style-name="Strong_20_Emphasis">Radiocarbon (¹⁴C) Dating:</text:span> Used on organic materials (bone, charcoal) up to ~50,000 years old. Crucial for dating Neanderthals and early modern humans.</text:p>
                    </text:list-item>
                    <text:list-item>
                      <text:p text:style-name="P53"><text:span text:style-name="Strong_20_Emphasis">Uranium Series Dating:</text:span> Used on calcium carbonates like flowstones in caves.</text:p>
                    </text:list-item>
                    <text:list-item>
                      <text:p text:style-name="P53"><text:span text:style-name="Strong_20_Emphasis">Thermoluminescence (TL) / Optically Stimulated Luminescence (OSL):</text:span> Dates the last time materials like sediment or burnt flint were exposed to heat or sunlight.</text:p>
                    </text:list-item>
                  </text:list>
                </text:list-item>
              </text:list>
            </text:list-item>
            <text:list-item>
              <text:p text:style-name="P53"><text:span text:style-name="Strong_20_Emphasis">Paleoenvironmental Reconstruction:</text:span> Using faunal remains, fossil pollen (palynology), and soil geology to reconstruct the ancient habitats in which hominins lived.</text:p>
            </text:list-item>
          </text:list>
        </text:list-item>
        <text:list-item>
          <text:p text:style-name="P53"><text:soft-page-break/><text:span text:style-name="Strong_20_Emphasis">Interpreting Fossils:</text:span> Involves detailed anatomical comparison, functional morphology (inferring behavior from form), and phylogenetic analysis to determine evolutionary relationships.</text:p>
        </text:list-item>
      </text:list>
      <text:p text:style-name="Text_20_body"><text:span text:style-name="Strong_20_Emphasis">2.2.7 Forensic Anthropology</text:span></text:p>
      <text:list text:style-name="L36">
        <text:list-item>
          <text:p text:style-name="P54"><text:span text:style-name="Strong_20_Emphasis">Definition:</text:span> The application of the science of biological anthropology and human osteology to a legal setting.</text:p>
        </text:list-item>
        <text:list-item>
          <text:p text:style-name="P54"><text:span text:style-name="Strong_20_Emphasis">Primary Goals:</text:span></text:p>
          <text:list>
            <text:list-item>
              <text:p text:style-name="P54">Assist law enforcement in the recovery and analysis of human remains.</text:p>
            </text:list-item>
            <text:list-item>
              <text:p text:style-name="P54">Identify the deceased by establishing a biological profile.</text:p>
            </text:list-item>
            <text:list-item>
              <text:p text:style-name="P54">Determine the cause and manner of death.</text:p>
            </text:list-item>
          </text:list>
        </text:list-item>
        <text:list-item>
          <text:p text:style-name="P54"><text:span text:style-name="Strong_20_Emphasis">Medicolegal Context:</text:span> Forensic anthropologists typically work on cases involving skeletonized, burned, decomposed, or otherwise unidentified remains.</text:p>
        </text:list-item>
        <text:list-item>
          <text:p text:style-name="P54"><text:span text:style-name="Strong_20_Emphasis">Key Questions Answered:</text:span></text:p>
          <text:list>
            <text:list-item>
              <text:p text:style-name="P54"><text:span text:style-name="Strong_20_Emphasis">Are the remains human?</text:span> Differentiating human from non-human bone.</text:p>
            </text:list-item>
            <text:list-item>
              <text:p text:style-name="P54"><text:span text:style-name="Strong_20_Emphasis">Is it a single individual or multiple?</text:span> Determining the Minimum Number of Individuals (MNI).</text:p>
            </text:list-item>
            <text:list-item>
              <text:p text:style-name="P54"><text:span text:style-name="Strong_20_Emphasis">When did death occur?</text:span> Estimating the Postmortem Interval (PMI).</text:p>
            </text:list-item>
            <text:list-item>
              <text:p text:style-name="P54"><text:span text:style-name="Strong_20_Emphasis">What is the biological profile of the deceased?</text:span> Sex, age, stature, and ancestry.</text:p>
            </text:list-item>
            <text:list-item>
              <text:p text:style-name="P54"><text:span text:style-name="Strong_20_Emphasis">What was the cause and manner of death?</text:span> Identifying evidence of trauma (e.g., gunshot wounds, blunt/sharp force trauma) and distinguishing it from postmortem damage.</text:p>
            </text:list-item>
            <text:list-item>
              <text:p text:style-name="P54"><text:span text:style-name="Strong_20_Emphasis">Positive Identification:</text:span> The ultimate goal. Achieved by comparing skeletal information with antemortem records (e.g., dental records, medical x-rays) or through DNA analysis.</text:p>
            </text:list-item>
          </text:list>
        </text:list-item>
      </text:list>
      <text:p text:style-name="Text_20_body"/>
      <text:p text:style-name="Text_20_body"/>
      <text:p text:style-name="Text_20_body"><text:span text:style-name="Strong_20_Emphasis">CHAPTER 3: ARCHAEOLOGICAL SURVEYS</text:span></text:p>
      <text:p text:style-name="Text_20_body"><text:span text:style-name="Strong_20_Emphasis">2.3.1 Archaeological Theory and Interpretation</text:span></text:p>
      <text:list text:style-name="L37">
        <text:list-item>
          <text:p text:style-name="P55"><text:span text:style-name="Strong_20_Emphasis">Culture History (c. 1910s-1960s):</text:span></text:p>
          <text:list>
            <text:list-item>
              <text:p text:style-name="P55"><text:span text:style-name="Strong_20_Emphasis">Goal:</text:span> To define distinct past cultural groups based on their material remains and to plot their geographic and chronological distribution.</text:p>
            </text:list-item>
            <text:list-item>
              <text:p text:style-name="P55"><text:span text:style-name="Strong_20_Emphasis">Core Concept:</text:span> The "archaeological culture," a recurring assemblage of artifacts from a specific time and place, assumed to represent a particular group of people.</text:p>
            </text:list-item>
            <text:list-item>
              <text:p text:style-name="P55"><text:span text:style-name="Strong_20_Emphasis">Primary Method:</text:span> Stratigraphy and seriation to build regional chronologies.</text:p>
            </text:list-item>
            <text:list-item>
              <text:p text:style-name="P55"><text:soft-page-break/><text:span text:style-name="Strong_20_Emphasis">Primary Explanatory Mechanisms:</text:span> Diffusion and migration. Change was often seen as coming from outside a culture.</text:p>
            </text:list-item>
            <text:list-item>
              <text:p text:style-name="P55"><text:span text:style-name="Strong_20_Emphasis">Motto:</text:span> "Mapping pots, not peoples." A descriptive, "what, where, and when" approach.</text:p>
            </text:list-item>
          </text:list>
        </text:list-item>
        <text:list-item>
          <text:p text:style-name="P55"><text:span text:style-name="Strong_20_Emphasis">Processual Archaeology (The "New Archaeology") (c. 1960s-1980s):</text:span></text:p>
          <text:list>
            <text:list-item>
              <text:p text:style-name="P55"><text:span text:style-name="Strong_20_Emphasis">Key Figure:</text:span> Lewis Binford.</text:p>
            </text:list-item>
            <text:list-item>
              <text:p text:style-name="P55"><text:span text:style-name="Strong_20_Emphasis">Goal:</text:span> To explain past human behavior and cultural processes, not just describe them. To make archaeology a rigorous, objective science.</text:p>
            </text:list-item>
            <text:list-item>
              <text:p text:style-name="P55"><text:span text:style-name="Strong_20_Emphasis">Core Principles:</text:span></text:p>
              <text:list>
                <text:list-item>
                  <text:p text:style-name="P55"><text:span text:style-name="Strong_20_Emphasis">Evolutionary Perspective:</text:span> Adopts cultural evolution as a general framework.</text:p>
                </text:list-item>
                <text:list-item>
                  <text:p text:style-name="P55"><text:span text:style-name="Strong_20_Emphasis">Systems Theory:</text:span> Views culture as an adaptive system with multiple interacting subsystems (e.g., technology, social organization, ideology).</text:p>
                </text:list-item>
                <text:list-item>
                  <text:p text:style-name="P55"><text:span text:style-name="Strong_20_Emphasis">Positivism:</text:span> Emphasizes hypothesis testing, deduction, and the search for universal laws of cultural change.</text:p>
                </text:list-item>
                <text:list-item>
                  <text:p text:style-name="P55"><text:span text:style-name="Strong_20_Emphasis">Materialism:</text:span> Focuses on etic, material factors like environment, technology, and demography as the primary drivers of cultural change.</text:p>
                </text:list-item>
              </text:list>
            </text:list-item>
            <text:list-item>
              <text:p text:style-name="P55"><text:span text:style-name="Strong_20_Emphasis">Methodology:</text:span> Explicit scientific method. Development of <text:span text:style-name="Strong_20_Emphasis">Middle-Range Theory</text:span> (or Middle-Range Research) to create bridging arguments that link the static archaeological record to the dynamic behaviors that produced it (e.g., through ethnoarchaeology, experimental archaeology).</text:p>
            </text:list-item>
          </text:list>
        </text:list-item>
        <text:list-item>
          <text:p text:style-name="P55"><text:span text:style-name="Strong_20_Emphasis">Post-Processual Archaeology (c. 1980s-present):</text:span></text:p>
          <text:list>
            <text:list-item>
              <text:p text:style-name="P55"><text:span text:style-name="Strong_20_Emphasis">Key Figures:</text:span> Ian Hodder, Michael Shanks, Christopher Tilley.</text:p>
            </text:list-item>
            <text:list-item>
              <text:p text:style-name="P55"><text:span text:style-name="Strong_20_Emphasis">Goal:</text:span> To understand the past from an emic, or insider's, perspective, emphasizing ideology, symbolism, and individual agency. A critique of processualism's perceived scientific pretensions and determinism.</text:p>
            </text:list-item>
            <text:list-item>
              <text:p text:style-name="P55"><text:span text:style-name="Strong_20_Emphasis">Core Principles:</text:span></text:p>
              <text:list>
                <text:list-item>
                  <text:p text:style-name="P55"><text:span text:style-name="Strong_20_Emphasis">Rejection of Positivism:</text:span> Argues that there is no single, objective past. All interpretation is subjective and shaped by the archaeologist's own biases.</text:p>
                </text:list-item>
                <text:list-item>
                  <text:p text:style-name="P55"><text:span text:style-name="Strong_20_Emphasis">Idealism:</text:span> Emphasizes the role of ideas, beliefs, and symbols in shaping human behavior. "Material culture is meaningfully constituted."</text:p>
                </text:list-item>
                <text:list-item>
                  <text:p text:style-name="P55"><text:span text:style-name="Strong_20_Emphasis">Agency:</text:span> Focuses on the role of individuals and groups in actively negotiating and changing their social worlds.</text:p>
                </text:list-item>
                <text:list-item>
                  <text:p text:style-name="P55"><text:span text:style-name="Strong_20_Emphasis">Contextualism:</text:span> Stresses that the meaning of an artifact or symbol is specific to its historical and cultural context (à la Geertz's thick description).</text:p>
                </text:list-item>
              </text:list>
            </text:list-item>
            <text:list-item>
              <text:p text:style-name="P55"><text:soft-page-break/><text:span text:style-name="Strong_20_Emphasis">Diverse Approaches:</text:span> Post-processualism is not a single theory but an umbrella term for various critical perspectives, including structuralist, Marxist, feminist, and reflexive archaeologies.</text:p>
            </text:list-item>
          </text:list>
        </text:list-item>
        <text:list-item>
          <text:p text:style-name="P55"><text:span text:style-name="Strong_20_Emphasis">Other Major Theoretical Frameworks:</text:span></text:p>
          <text:list>
            <text:list-item>
              <text:p text:style-name="P55"><text:span text:style-name="Strong_20_Emphasis">Cognitive Archaeology:</text:span> The study of past ways of thought and symbolic systems as inferred from material remains. It bridges processual and post-processual approaches.</text:p>
            </text:list-item>
            <text:list-item>
              <text:p text:style-name="P55"><text:span text:style-name="Strong_20_Emphasis">Marxist Archaeology:</text:span> Focuses on class struggle, production, and ideology in past societies.</text:p>
            </text:list-item>
            <text:list-item>
              <text:p text:style-name="P55"><text:span text:style-name="Strong_20_Emphasis">Feminist and Gender Archaeology:</text:span> Critiques the androcentric biases in archaeological interpretation and seeks to make women and gender visible in the past.</text:p>
            </text:list-item>
            <text:list-item>
              <text:p text:style-name="P55"><text:span text:style-name="Strong_20_Emphasis">Behavioral Archaeology (Michael Schiffer):</text:span> Focuses on the entire life history of artifacts and the formation processes of the archaeological record (both cultural and natural transformations).</text:p>
            </text:list-item>
          </text:list>
        </text:list-item>
      </text:list>
      <text:p text:style-name="Text_20_body"><text:span text:style-name="Strong_20_Emphasis">2.3.2 Archaeological Field Techniques</text:span></text:p>
      <text:list text:style-name="L38">
        <text:list-item>
          <text:p text:style-name="P56"><text:span text:style-name="Strong_20_Emphasis">Survey (Reconnaissance):</text:span> The process of finding and assessing archaeological sites.</text:p>
          <text:list>
            <text:list-item>
              <text:p text:style-name="P56"><text:span text:style-name="Strong_20_Emphasis">Purpose:</text:span> To understand settlement patterns, locate sites for excavation, and conduct regional analysis.</text:p>
            </text:list-item>
            <text:list-item>
              <text:p text:style-name="P56"><text:span text:style-name="Strong_20_Emphasis">Methods:</text:span></text:p>
              <text:list>
                <text:list-item>
                  <text:p text:style-name="P56"><text:span text:style-name="Strong_20_Emphasis">Surface Survey (Pedestrian Survey):</text:span> Systematically walking across an area to look for artifacts on the ground.</text:p>
                </text:list-item>
                <text:list-item>
                  <text:p text:style-name="P56"><text:span text:style-name="Strong_20_Emphasis">Aerial Survey:</text:span> Using airplanes, drones, or satellites to identify sites. Includes aerial photography (revealing crop marks, soil marks) and remote sensing technologies like <text:span text:style-name="Strong_20_Emphasis">LiDAR (Light Detection and Ranging)</text:span>, which can see through forest canopies to map ground features.</text:p>
                </text:list-item>
                <text:list-item>
                  <text:p text:style-name="P56"><text:span text:style-name="Strong_20_Emphasis">Geophysical Survey:</text:span> Non-invasive techniques to map subsurface features. Includes <text:span text:style-name="Strong_20_Emphasis">Ground-Penetrating Radar (GPR)</text:span>, <text:span text:style-name="Strong_20_Emphasis">magnetometry</text:span>, and <text:span text:style-name="Strong_20_Emphasis">resistivity</text:span>.</text:p>
                </text:list-item>
              </text:list>
            </text:list-item>
            <text:list-item>
              <text:p text:style-name="P56"><text:span text:style-name="Strong_20_Emphasis">GIS (Geographic Information Systems):</text:span> A critical tool for managing and analyzing spatial data from surveys.</text:p>
            </text:list-item>
          </text:list>
        </text:list-item>
        <text:list-item>
          <text:p text:style-name="P56"><text:span text:style-name="Strong_20_Emphasis">Excavation:</text:span> The systematic, controlled digging of a site to recover archaeological remains in their context.</text:p>
          <text:list>
            <text:list-item>
              <text:p text:style-name="P56"><text:span text:style-name="Strong_20_Emphasis">Grid System:</text:span> A site is divided into a grid of squares to maintain precise spatial control (provenience).</text:p>
            </text:list-item>
            <text:list-item>
              <text:p text:style-name="P56"><text:span text:style-name="Strong_20_Emphasis">Stratigraphic Excavation:</text:span> Excavating layer by layer, following the natural stratigraphy of the site ("peeling back" layers of time).</text:p>
            </text:list-item>
            <text:list-item>
              <text:p text:style-name="P56"><text:soft-page-break/><text:span text:style-name="Strong_20_Emphasis">Documentation:</text:span> Meticulous recording is paramount. Includes detailed notes, scale drawings of plans and profiles (vertical cross-sections), and high-resolution photography.</text:p>
            </text:list-item>
            <text:list-item>
              <text:p text:style-name="P56"><text:span text:style-name="Strong_20_Emphasis">Screening/Sieving:</text:span> Passing all excavated soil through a mesh to recover small artifacts and ecofacts.</text:p>
            </text:list-item>
            <text:list-item>
              <text:p text:style-name="P56"><text:span text:style-name="Strong_20_Emphasis">Flotation:</text:span> A technique using water to separate small organic materials (seeds, charcoal) from the soil matrix.</text:p>
            </text:list-item>
          </text:list>
        </text:list-item>
        <text:list-item>
          <text:p text:style-name="P56"><text:span text:style-name="Strong_20_Emphasis">Data Processing:</text:span></text:p>
          <text:list>
            <text:list-item>
              <text:p text:style-name="P56"><text:span text:style-name="Strong_20_Emphasis">Cataloging:</text:span> Cleaning, labeling, and recording all recovered artifacts.</text:p>
            </text:list-item>
            <text:list-item>
              <text:p text:style-name="P56"><text:span text:style-name="Strong_20_Emphasis">Analysis:</text:span> Classifying artifacts into typologies, conducting specialized analyses (e.g., lithic, ceramic, faunal analysis), and interpreting finds.</text:p>
            </text:list-item>
          </text:list>
        </text:list-item>
      </text:list>
      <text:p text:style-name="Text_20_body"><text:span text:style-name="Strong_20_Emphasis">2.3.3 Material Culture Studies</text:span></text:p>
      <text:list text:style-name="L39">
        <text:list-item>
          <text:p text:style-name="P57"><text:span text:style-name="Strong_20_Emphasis">Definition:</text:span> The analysis of the objects people make and use. Archaeologists primarily study artifacts, but the field also includes the study of contemporary objects.</text:p>
        </text:list-item>
        <text:list-item>
          <text:p text:style-name="P57"><text:span text:style-name="Strong_20_Emphasis">Key Analytical Approaches:</text:span></text:p>
          <text:list>
            <text:list-item>
              <text:p text:style-name="P57"><text:span text:style-name="Strong_20_Emphasis">Typology:</text:span> The classification of artifacts into types based on shared attributes (e.g., form, style, raw material). A primary tool for culture history and relative dating (seriation).</text:p>
            </text:list-item>
            <text:list-item>
              <text:p text:style-name="P57"><text:span text:style-name="Strong_20_Emphasis">Functional Analysis:</text:span> Determining the use of an artifact.</text:p>
              <text:list>
                <text:list-item>
                  <text:p text:style-name="P57"><text:span text:style-name="Strong_20_Emphasis">Use-Wear Analysis (Microwear):</text:span> Microscopic examination of the polish and striations on a tool's edge to determine what material it was used on (e.g., wood, hide, bone).</text:p>
                </text:list-item>
                <text:list-item>
                  <text:p text:style-name="P57"><text:span text:style-name="Strong_20_Emphasis">Residue Analysis:</text:span> Chemical analysis of residues left on an artifact (e.g., on pottery or a stone tool) to identify what was processed or cooked.</text:p>
                </text:list-item>
              </text:list>
            </text:list-item>
            <text:list-item>
              <text:p text:style-name="P57"><text:span text:style-name="Strong_20_Emphasis">Technological Analysis (Chaîne Opératoire):</text:span> Reconstructing the entire sequence of production of an artifact, from raw material acquisition to manufacture, use, and final discard. This reveals decisions, skills, and cultural knowledge.</text:p>
            </text:list-item>
          </text:list>
        </text:list-item>
        <text:list-item>
          <text:p text:style-name="P57"><text:span text:style-name="Strong_20_Emphasis">Lithic Analysis (Stone Tools):</text:span></text:p>
          <text:list>
            <text:list-item>
              <text:p text:style-name="P57"><text:span text:style-name="Strong_20_Emphasis">Raw Material Sourcing:</text:span> Identifying the geological source of the stone, which can reveal trade or mobility patterns.</text:p>
            </text:list-item>
            <text:list-item>
              <text:p text:style-name="P57"><text:span text:style-name="Strong_20_Emphasis">Reduction Sequence:</text:span> Understanding the process of flaking (knapping) stone to create a tool.</text:p>
            </text:list-item>
            <text:list-item>
              <text:p text:style-name="P57"><text:span text:style-name="Strong_20_Emphasis">Debitage:</text:span> The waste flakes produced during tool manufacture, which are also analyzed.</text:p>
            </text:list-item>
          </text:list>
        </text:list-item>
        <text:list-item>
          <text:p text:style-name="P57"><text:span text:style-name="Strong_20_Emphasis">Ceramic Analysis (Pottery):</text:span></text:p>
          <text:list>
            <text:list-item>
              <text:p text:style-name="P57"><text:soft-page-break/><text:span text:style-name="Strong_20_Emphasis">Temper:</text:span> Material added to clay to prevent cracking during firing (e.g., sand, shell, crushed rock). Temper can indicate manufacturing traditions.</text:p>
            </text:list-item>
            <text:list-item>
              <text:p text:style-name="P57"><text:span text:style-name="Strong_20_Emphasis">Form and Decoration:</text:span> Used for creating typologies and for stylistic analysis, which can reveal cultural identity and interaction.</text:p>
            </text:list-item>
            <text:list-item>
              <text:p text:style-name="P57"><text:span text:style-name="Strong_20_Emphasis">Sourcing:</text:span> Chemical analysis (e.g., Neutron Activation Analysis) can pinpoint the clay source.</text:p>
            </text:list-item>
          </text:list>
        </text:list-item>
      </text:list>
      <text:p text:style-name="Text_20_body"><text:span text:style-name="Strong_20_Emphasis">2.3.4 World Prehistory Overview</text:span></text:p>
      <text:list text:style-name="L40">
        <text:list-item>
          <text:p text:style-name="P58"><text:span text:style-name="Strong_20_Emphasis">Paleolithic (Old Stone Age):</text:span></text:p>
          <text:list>
            <text:list-item>
              <text:p text:style-name="P58"><text:span text:style-name="Strong_20_Emphasis">Lower Paleolithic (~3.3 mya - 300 kya):</text:span> Begins with the earliest stone tools.</text:p>
              <text:list>
                <text:list-item>
                  <text:p text:style-name="P59"><text:span text:style-name="Strong_20_Emphasis">Oldowan Industry:</text:span> Simple core and flake tools, associated with <text:span text:style-name="T3">H. habilis</text:span> and early <text:span text:style-name="T3">H. erectus</text:span>.</text:p>
                </text:list-item>
                <text:list-item>
                  <text:p text:style-name="P59"><text:span text:style-name="Strong_20_Emphasis">Acheulean Industry:</text:span> Characterized by large, bifacially worked tools, especially the hand axe. Associated with <text:span text:style-name="T3">H. erectus</text:span>.</text:p>
                </text:list-item>
              </text:list>
            </text:list-item>
            <text:list-item>
              <text:p text:style-name="P58"><text:span text:style-name="Strong_20_Emphasis">Middle Paleolithic (~300 - 45 kya):</text:span></text:p>
              <text:list>
                <text:list-item>
                  <text:p text:style-name="P58"><text:span text:style-name="Strong_20_Emphasis">Mousterian Industry:</text:span> Characterized by prepared-core techniques (Levallois technique), producing diverse flake tools. Associated primarily with Neanderthals.</text:p>
                </text:list-item>
              </text:list>
            </text:list-item>
            <text:list-item>
              <text:p text:style-name="P58"><text:span text:style-name="Strong_20_Emphasis">Upper Paleolithic (~50 - 12 kya):</text:span></text:p>
              <text:list>
                <text:list-item>
                  <text:p text:style-name="P59">Associated with anatomically modern humans (<text:span text:style-name="T3">H. sapiens</text:span>).</text:p>
                </text:list-item>
                <text:list-item>
                  <text:p text:style-name="P58">Characterized by blade technology, use of bone/antler/ivory, and an "explosion" of symbolic expression (cave art, portable art, ornaments).</text:p>
                </text:list-item>
              </text:list>
            </text:list-item>
          </text:list>
        </text:list-item>
        <text:list-item>
          <text:p text:style-name="P58"><text:span text:style-name="Strong_20_Emphasis">The Neolithic Revolution (begins ~12,000 BP):</text:span></text:p>
          <text:list>
            <text:list-item>
              <text:p text:style-name="P58">The transition from foraging to food production (agriculture and animal domestication).</text:p>
            </text:list-item>
            <text:list-item>
              <text:p text:style-name="P58">Occurred independently in multiple world regions (e.g., Fertile Crescent, China, Mesoamerica, Andes).</text:p>
            </text:list-item>
            <text:list-item>
              <text:p text:style-name="P58">Led to sedentism, population growth, new technologies (pottery, ground stone tools), and eventually, increased social complexity.</text:p>
            </text:list-item>
          </text:list>
        </text:list-item>
        <text:list-item>
          <text:p text:style-name="P58"><text:span text:style-name="Strong_20_Emphasis">Rise of States and Civilizations:</text:span></text:p>
          <text:list>
            <text:list-item>
              <text:p text:style-name="P58">The emergence of societies with centralized government, social stratification, urbanism, and often, writing systems.</text:p>
            </text:list-item>
            <text:list-item>
              <text:p text:style-name="P58">Occurred independently in at least six areas: Mesopotamia (~3500 BCE), Egypt (~3100 BCE), Indus Valley (~2600 BCE), China (~1500 BCE), Mesoamerica (~1200 BCE), and the Andes (~200 CE).</text:p>
            </text:list-item>
          </text:list>
        </text:list-item>
      </text:list>
      <text:p text:style-name="Text_20_body"><text:span text:style-name="Strong_20_Emphasis">2.3.5 Historical Archaeology</text:span></text:p>
      <text:list text:style-name="L41">
        <text:list-item>
          <text:p text:style-name="P60"><text:soft-page-break/><text:span text:style-name="Strong_20_Emphasis">Definition:</text:span> The study of the material remains of the recent past, focusing on periods and places for which written records also exist.</text:p>
        </text:list-item>
        <text:list-item>
          <text:p text:style-name="P60"><text:span text:style-name="Strong_20_Emphasis">Key Contribution:</text:span> Provides a counter-narrative to official, text-based histories. It gives voice to the illiterate, disenfranchised, and marginalized peoples often left out of the written record.</text:p>
        </text:list-item>
        <text:list-item>
          <text:p text:style-name="P60"><text:span text:style-name="Strong_20_Emphasis">Methodology:</text:span> Combines archaeological excavation with documentary research (e.g., maps, census data, diaries, tax records).</text:p>
        </text:list-item>
        <text:list-item>
          <text:p text:style-name="P60"><text:span text:style-name="Strong_20_Emphasis">Major Themes:</text:span></text:p>
          <text:list>
            <text:list-item>
              <text:p text:style-name="P60"><text:span text:style-name="Strong_20_Emphasis">Colonialism and its aftermath:</text:span> Studying the interactions between colonizers and Indigenous peoples.</text:p>
            </text:list-item>
            <text:list-item>
              <text:p text:style-name="P60"><text:span text:style-name="Strong_20_Emphasis">The African Diaspora:</text:span> Archaeology of slavery, plantations, and freed-slave communities. James Deetz's work at Parting Ways is a classic example.</text:p>
            </text:list-item>
            <text:list-item>
              <text:p text:style-name="P60"><text:span text:style-name="Strong_20_Emphasis">Capitalism and Industrialization:</text:span> Archaeology of factories, worker housing, and consumerism. William Rathje's "Garbology Project" (archaeology of modern trash) is a contemporary extension.</text:p>
            </text:list-item>
            <text:list-item>
              <text:p text:style-name="P60"><text:span text:style-name="Strong_20_Emphasis">The Archaeology of the Modern City:</text:span> Investigating urban development and the lives of diverse immigrant communities.</text:p>
            </text:list-item>
          </text:list>
        </text:list-item>
      </text:list>
      <text:p text:style-name="Text_20_body"><text:span text:style-name="Strong_20_Emphasis">2.3.6 Archaeology of Complex Societies</text:span></text:p>
      <text:list text:style-name="L42">
        <text:list-item>
          <text:p text:style-name="P61"><text:span text:style-name="Strong_20_Emphasis">Definition:</text:span> The study of the origins, dynamics, and collapse of chiefdoms, states, and empires.</text:p>
        </text:list-item>
        <text:list-item>
          <text:p text:style-name="P61"><text:span text:style-name="Strong_20_Emphasis">Key Indicators of Complexity:</text:span></text:p>
          <text:list>
            <text:list-item>
              <text:p text:style-name="P61"><text:span text:style-name="Strong_20_Emphasis">Social Stratification:</text:span> Unequal access to wealth, power, and prestige, visible in burials, housing, and diet.</text:p>
            </text:list-item>
            <text:list-item>
              <text:p text:style-name="P61"><text:span text:style-name="Strong_20_Emphasis">Economic Specialization:</text:span> Presence of craft specialists (e.g., potters, metallurgists) and large-scale food production.</text:p>
            </text:list-item>
            <text:list-item>
              <text:p text:style-name="P61"><text:span text:style-name="Strong_20_Emphasis">Settlement Hierarchy:</text:span> A regional pattern of settlements of different sizes and functions (e.g., a capital city, towns, villages).</text:p>
            </text:list-item>
            <text:list-item>
              <text:p text:style-name="P61"><text:span text:style-name="Strong_20_Emphasis">Monumental Architecture:</text:span> Large-scale public works (e.g., temples, pyramids, palaces) that require significant labor mobilization.</text:p>
            </text:list-item>
            <text:list-item>
              <text:p text:style-name="P61"><text:span text:style-name="Strong_20_Emphasis">Writing Systems:</text:span> Tools for administration, record-keeping, and propaganda.</text:p>
            </text:list-item>
          </text:list>
        </text:list-item>
        <text:list-item>
          <text:p text:style-name="P61"><text:span text:style-name="Strong_20_Emphasis">Theories of State Formation:</text:span></text:p>
          <text:list>
            <text:list-item>
              <text:p text:style-name="P61"><text:span text:style-name="Strong_20_Emphasis">Integrationist Theories:</text:span> Argue that states arose to fulfill a social need, such as managing large-scale irrigation systems (Hydraulic Hypothesis), organizing trade, or waging war.</text:p>
            </text:list-item>
            <text:list-item>
              <text:p text:style-name="P61"><text:span text:style-name="Strong_20_Emphasis">Conflict/Coercive Theories:</text:span> Argue that states arose from social conflict, where one group was able to subordinate others and monopolize power and resources.</text:p>
            </text:list-item>
          </text:list>
        </text:list-item>
        <text:list-item>
          <text:p text:style-name="P61"><text:soft-page-break/><text:span text:style-name="Strong_20_Emphasis">Collapse:</text:span> The rapid decrease in political and social complexity of a society. Causes are often multivariate, including environmental disaster, disease, warfare, and internal social conflict.</text:p>
        </text:list-item>
      </text:list>
      <text:p text:style-name="Text_20_body"><text:span text:style-name="Strong_20_Emphasis">2.3.7 Public and Community Archaeology</text:span></text:p>
      <text:list text:style-name="L43">
        <text:list-item>
          <text:p text:style-name="P62"><text:span text:style-name="Strong_20_Emphasis">Public Archaeology:</text:span> The practice of presenting archaeological knowledge to the public and engaging in outreach through museums, media, site tours, and educational programs. Includes the field of <text:span text:style-name="Strong_20_Emphasis">Cultural Resource Management (CRM)</text:span>, which is archaeology conducted in advance of development projects as mandated by preservation laws.</text:p>
        </text:list-item>
        <text:list-item>
          <text:p text:style-name="P63"><text:span text:style-name="Strong_20_Emphasis">Community Archaeology:</text:span> A collaborative approach where archaeologists work <text:span text:style-name="T3">with</text:span> local communities or descendant groups.</text:p>
          <text:list>
            <text:list-item>
              <text:p text:style-name="P62"><text:span text:style-name="Strong_20_Emphasis">Core Principle:</text:span> Shares control over the research process with community members, who become active partners in designing research, conducting fieldwork, interpreting results, and disseminating knowledge.</text:p>
            </text:list-item>
            <text:list-item>
              <text:p text:style-name="P62"><text:span text:style-name="Strong_20_Emphasis">Goals:</text:span> To make archaeology more relevant, ethical, and multivocal, and to empower local communities to manage their own cultural heritage.</text:p>
            </text:list-item>
            <text:list-item>
              <text:p text:style-name="P62">Often overlaps with Indigenous archaeology.</text:p>
            </text:list-item>
          </text:list>
        </text:list-item>
      </text:list>
      <text:p text:style-name="Text_20_body"><text:span text:style-name="Strong_20_Emphasis">CHAPTER 4: LINGUISTIC ANTHROPOLOGY SURVEYS</text:span></text:p>
      <text:p text:style-name="Text_20_body"><text:span text:style-name="Strong_20_Emphasis">2.4.1 Descriptive Linguistics for Anthropologists</text:span></text:p>
      <text:list text:style-name="L44">
        <text:list-item>
          <text:p text:style-name="P64"><text:span text:style-name="Strong_20_Emphasis">Goal:</text:span> To provide a systematic description of a language's structure at a particular point in time. Essential for language documentation and for understanding the raw material of linguistic analysis.</text:p>
        </text:list-item>
        <text:list-item>
          <text:p text:style-name="P64"><text:span text:style-name="Strong_20_Emphasis">Phonetics:</text:span> The study of the physical properties of speech sounds.</text:p>
          <text:list>
            <text:list-item>
              <text:p text:style-name="P64"><text:span text:style-name="Strong_20_Emphasis">Articulatory Phonetics:</text:span> How sounds are produced by the vocal tract. Described by place of articulation (e.g., bilabial, alveolar), manner of articulation (e.g., stop, fricative), and voicing.</text:p>
            </text:list-item>
            <text:list-item>
              <text:p text:style-name="P64"><text:span text:style-name="Strong_20_Emphasis">International Phonetic Alphabet (IPA):</text:span> A standardized system for transcribing speech sounds.</text:p>
            </text:list-item>
          </text:list>
        </text:list-item>
        <text:list-item>
          <text:p text:style-name="P64"><text:span text:style-name="Strong_20_Emphasis">Phonology:</text:span> The study of the sound system of a language; how sounds are organized and patterned.</text:p>
          <text:list>
            <text:list-item>
              <text:p text:style-name="P64"><text:span text:style-name="Strong_20_Emphasis">Phoneme:</text:span> The smallest unit of sound that distinguishes meaning in a language (e.g., /p/ and /b/ are phonemes in English because "pat" and "bat" are different words).</text:p>
            </text:list-item>
            <text:list-item>
              <text:p text:style-name="P64"><text:span text:style-name="Strong_20_Emphasis">Allophone:</text:span> A phonetic variant of a phoneme. The different pronunciations do not change the meaning (e.g., the aspirated [pʰ] in "pin" and the unaspirated [p] in "spin" are allophones of the English phoneme /p/).</text:p>
            </text:list-item>
          </text:list>
        </text:list-item>
        <text:list-item>
          <text:p text:style-name="P64"><text:span text:style-name="Strong_20_Emphasis">Morphology:</text:span> The study of word structure.</text:p>
          <text:list>
            <text:list-item>
              <text:p text:style-name="P64"><text:span text:style-name="Strong_20_Emphasis">Morpheme:</text:span> The smallest unit of meaning in a language.</text:p>
              <text:list>
                <text:list-item>
                  <text:p text:style-name="P64"><text:soft-page-break/><text:span text:style-name="Strong_20_Emphasis">Free Morphemes:</text:span> Can stand alone as words (e.g., "cat," "run").</text:p>
                </text:list-item>
                <text:list-item>
                  <text:p text:style-name="P64"><text:span text:style-name="Strong_20_Emphasis">Bound Morphemes (Affixes):</text:span> Must be attached to other morphemes (e.g., prefixes like "un-", suffixes like "-ed").</text:p>
                </text:list-item>
              </text:list>
            </text:list-item>
            <text:list-item>
              <text:p text:style-name="P64"><text:span text:style-name="Strong_20_Emphasis">Analytic vs. Synthetic Languages:</text:span> A spectrum. Analytic languages (like Mandarin) use free morphemes and word order for grammar. Synthetic languages (like Latin or Turkish) use bound morphemes (inflection) extensively.</text:p>
            </text:list-item>
          </text:list>
        </text:list-item>
        <text:list-item>
          <text:p text:style-name="P64"><text:span text:style-name="Strong_20_Emphasis">Syntax:</text:span> The study of sentence structure. The rules for combining words into phrases and phrases into sentences.</text:p>
          <text:list>
            <text:list-item>
              <text:p text:style-name="P64"><text:span text:style-name="Strong_20_Emphasis">Grammatical Categories:</text:span> Parts of speech (nouns, verbs, adjectives).</text:p>
            </text:list-item>
            <text:list-item>
              <text:p text:style-name="P64"><text:span text:style-name="Strong_20_Emphasis">Word Order:</text:span> Basic word order typology (SVO, SOV, VSO, etc.) is a common way to classify languages syntactically.</text:p>
            </text:list-item>
          </text:list>
        </text:list-item>
      </text:list>
      <text:p text:style-name="Text_20_body"><text:span text:style-name="Strong_20_Emphasis">2.4.2 Sociolinguistics</text:span></text:p>
      <text:list text:style-name="L45">
        <text:list-item>
          <text:p text:style-name="P65"><text:span text:style-name="Strong_20_Emphasis">Definition:</text:span> The study of the relationship between language and society. It investigates how social factors (e.g., class, ethnicity, gender, age) influence language use.</text:p>
        </text:list-item>
        <text:list-item>
          <text:p text:style-name="P65"><text:span text:style-name="Strong_20_Emphasis">Variationist Sociolinguistics (William Labov):</text:span></text:p>
          <text:list>
            <text:list-item>
              <text:p text:style-name="P65"><text:span text:style-name="Strong_20_Emphasis">Linguistic Variable:</text:span> A linguistic feature with two or more variants (e.g., pronouncing or dropping the /r/ in "car").</text:p>
            </text:list-item>
            <text:list-item>
              <text:p text:style-name="P65"><text:span text:style-name="Strong_20_Emphasis">Correlation:</text:span> Systematically studies the correlation between linguistic variables and social variables.</text:p>
            </text:list-item>
            <text:list-item>
              <text:p text:style-name="P65"><text:span text:style-name="Strong_20_Emphasis">Key Finding:</text:span> Language variation is not random but is structured and carries social meaning. Labov's New York department store study showed that pronunciation of post-vocalic /r/ correlated with social class and context (prestige).</text:p>
            </text:list-item>
          </text:list>
        </text:list-item>
        <text:list-item>
          <text:p text:style-name="P65"><text:span text:style-name="Strong_20_Emphasis">Key Concepts:</text:span></text:p>
          <text:list>
            <text:list-item>
              <text:p text:style-name="P65"><text:span text:style-name="Strong_20_Emphasis">Dialect:</text:span> A variety of a language characteristic of a particular group of the language's speakers, defined by regional or social factors. All dialects are linguistically equal.</text:p>
            </text:list-item>
            <text:list-item>
              <text:p text:style-name="P65"><text:span text:style-name="Strong_20_Emphasis">Standard Language Ideology:</text:span> The belief that one dialect (the "standard") is inherently superior, more logical, or more correct than other "non-standard" dialects.</text:p>
            </text:list-item>
            <text:list-item>
              <text:p text:style-name="P65"><text:span text:style-name="Strong_20_Emphasis">Prestige:</text:span></text:p>
              <text:list>
                <text:list-item>
                  <text:p text:style-name="P65"><text:span text:style-name="Strong_20_Emphasis">Overt Prestige:</text:span> The prestige associated with the standard dialect.</text:p>
                </text:list-item>
                <text:list-item>
                  <text:p text:style-name="P65"><text:span text:style-name="Strong_20_Emphasis">Covert Prestige:</text:span> The prestige associated with a non-standard dialect, used to signal local identity and group solidarity.</text:p>
                </text:list-item>
              </text:list>
            </text:list-item>
          </text:list>
        </text:list-item>
        <text:list-item>
          <text:p text:style-name="P65"><text:span text:style-name="Strong_20_Emphasis">Language and Gender:</text:span> Studies how gender influences speech styles (e.g., pitch, intonation, lexical choice) and how these styles are culturally interpreted.</text:p>
        </text:list-item>
      </text:list>
      <text:p text:style-name="Text_20_body"><text:span text:style-name="Strong_20_Emphasis">2.4.3 Language Documentation and Revitalization</text:span></text:p>
      <text:list text:style-name="L46">
        <text:list-item>
          <text:p text:style-name="P66"><text:soft-page-break/><text:span text:style-name="Strong_20_Emphasis">Language Documentation:</text:span> The creation of a comprehensive and lasting record of a language. This includes creating grammars, dictionaries, and a corpus of recorded and annotated texts (stories, conversations).</text:p>
        </text:list-item>
        <text:list-item>
          <text:p text:style-name="P66"><text:span text:style-name="Strong_20_Emphasis">Language Endangerment:</text:span> The situation where a language is at risk of falling out of use. It is estimated that 50-90% of the world's ~7,000 languages could be extinct by the end of the century.</text:p>
        </text:list-item>
        <text:list-item>
          <text:p text:style-name="P66"><text:span text:style-name="Strong_20_Emphasis">Language Revitalization (or Reversal):</text:span> Efforts by communities and linguists to halt or reverse the decline of a language.</text:p>
          <text:list>
            <text:list-item>
              <text:p text:style-name="P66"><text:span text:style-name="Strong_20_Emphasis">Methods:</text:span> Creating language immersion schools, master-apprentice programs, language nests (for young children), and developing new media and materials in the language.</text:p>
            </text:list-item>
            <text:list-item>
              <text:p text:style-name="P66"><text:span text:style-name="Strong_20_Emphasis">Challenges:</text:span> Requires strong community motivation, political and financial support, and overcoming the prestige of the dominant language.</text:p>
            </text:list-item>
          </text:list>
        </text:list-item>
        <text:list-item>
          <text:p text:style-name="P66"><text:span text:style-name="Strong_20_Emphasis">Ethical Responsibility:</text:span> Many linguistic anthropologists see documentation and revitalization support as a key ethical obligation, especially given the colonial history that led to much language loss.</text:p>
        </text:list-item>
      </text:list>
      <text:p text:style-name="Text_20_body"><text:span text:style-name="Strong_20_Emphasis">2.4.4 Semiotics and Discourse Analysis</text:span></text:p>
      <text:list text:style-name="L47">
        <text:list-item>
          <text:p text:style-name="P67"><text:span text:style-name="Strong_20_Emphasis">Semiotics:</text:span> The general study of signs and sign systems.</text:p>
          <text:list>
            <text:list-item>
              <text:p text:style-name="P67"><text:span text:style-name="Strong_20_Emphasis">Charles Sanders Peirce's Typology of Signs:</text:span></text:p>
              <text:list>
                <text:list-item>
                  <text:p text:style-name="P67"><text:span text:style-name="Strong_20_Emphasis">Icon:</text:span> A sign that resembles its referent (e.g., a photograph, a map).</text:p>
                </text:list-item>
                <text:list-item>
                  <text:p text:style-name="P67"><text:span text:style-name="Strong_20_Emphasis">Index:</text:span> A sign that has a physical or causal connection to its referent; it "points to" it (e.g., smoke is an index of fire; a pointing finger).</text:p>
                </text:list-item>
                <text:list-item>
                  <text:p text:style-name="P67"><text:span text:style-name="Strong_20_Emphasis">Symbol:</text:span> A sign whose relationship to its referent is arbitrary and conventional (e.g., the word "cat," a red cross).</text:p>
                </text:list-item>
              </text:list>
            </text:list-item>
            <text:list-item>
              <text:p text:style-name="P67">Language is primarily a symbolic system, but iconicity and indexicality also play important roles.</text:p>
            </text:list-item>
          </text:list>
        </text:list-item>
        <text:list-item>
          <text:p text:style-name="P67"><text:span text:style-name="Strong_20_Emphasis">Discourse Analysis:</text:span> The analysis of language "beyond the sentence." It studies how language is used in real-life situations, texts, and conversations.</text:p>
          <text:list>
            <text:list-item>
              <text:p text:style-name="P67"><text:span text:style-name="Strong_20_Emphasis">Focus:</text:span> Can analyze conversational turn-taking, narrative structure, rhetoric, and how power relations are enacted through language.</text:p>
            </text:list-item>
            <text:list-item>
              <text:p text:style-name="P67"><text:span text:style-name="Strong_20_Emphasis">Critical Discourse Analysis (CDA):</text:span> A specific approach that examines how discourse is used to create and sustain social inequality and power structures.</text:p>
            </text:list-item>
          </text:list>
        </text:list-item>
      </text:list>
      <text:p text:style-name="Text_20_body"><text:span text:style-name="Strong_20_Emphasis">2.4.5 Language Ideologies</text:span></text:p>
      <text:list text:style-name="L48">
        <text:list-item>
          <text:p text:style-name="P68"><text:span text:style-name="Strong_20_Emphasis">Definition:</text:span> The shared body of common-sense notions about the nature of language in the world. These are culturally specific beliefs about language, speakers, and linguistic practices.</text:p>
        </text:list-item>
        <text:list-item>
          <text:p text:style-name="P68"><text:soft-page-break/><text:span text:style-name="Strong_20_Emphasis">Key Functions:</text:span></text:p>
          <text:list>
            <text:list-item>
              <text:p text:style-name="P68">They link language to identity, morality, and aesthetics.</text:p>
            </text:list-item>
            <text:list-item>
              <text:p text:style-name="P68">They rationalize and justify social hierarchies and the use of linguistic forms as markers of social status ("standard" vs. "substandard" speech).</text:p>
            </text:list-item>
            <text:list-item>
              <text:p text:style-name="P68">They shape language policy, education, and language revitalization efforts.</text:p>
            </text:list-item>
          </text:list>
        </text:list-item>
        <text:list-item>
          <text:p text:style-name="P68"><text:span text:style-name="Strong_20_Emphasis">Example:</text:span> The ideology of "one nation, one language" has been a powerful force in the formation of modern nation-states, often leading to the suppression of minority languages. Another example is the belief that French is more "romantic" or German is "harsher," attributing inherent qualities to the languages themselves.</text:p>
        </text:list-item>
      </text:list>
      <text:p text:style-name="Text_20_body"><text:span text:style-name="Strong_20_Emphasis">2.4.6 Language Contact and Change</text:span></text:p>
      <text:list text:style-name="L49">
        <text:list-item>
          <text:p text:style-name="P69"><text:span text:style-name="Strong_20_Emphasis">Language Contact:</text:span> Occurs when speakers of two or more languages or varieties interact.</text:p>
        </text:list-item>
        <text:list-item>
          <text:p text:style-name="P69"><text:span text:style-name="Strong_20_Emphasis">Outcomes of Contact:</text:span></text:p>
          <text:list>
            <text:list-item>
              <text:p text:style-name="P69"><text:span text:style-name="Strong_20_Emphasis">Borrowing:</text:span> The adoption of linguistic elements (usually vocabulary) from one language into another.</text:p>
            </text:list-item>
            <text:list-item>
              <text:p text:style-name="P69"><text:span text:style-name="Strong_20_Emphasis">Code-Switching:</text:span> Alternating between languages within a single conversation.</text:p>
            </text:list-item>
            <text:list-item>
              <text:p text:style-name="P69"><text:span text:style-name="Strong_20_Emphasis">Language Shift:</text:span> The process whereby a community of speakers of a language shifts to speaking another language over time.</text:p>
            </text:list-item>
            <text:list-item>
              <text:p text:style-name="P69"><text:span text:style-name="Strong_20_Emphasis">Language Death:</text:span> The final stage of language shift when the last speaker of a language dies.</text:p>
            </text:list-item>
          </text:list>
        </text:list-item>
        <text:list-item>
          <text:p text:style-name="P69"><text:span text:style-name="Strong_20_Emphasis">Contact Languages:</text:span> New languages that emerge from situations of intense contact.</text:p>
          <text:list>
            <text:list-item>
              <text:p text:style-name="P69"><text:span text:style-name="Strong_20_Emphasis">Pidgin:</text:span> A structurally simplified language that emerges as a lingua franca for communication between groups with no common language. It has no native speakers.</text:p>
            </text:list-item>
            <text:list-item>
              <text:p text:style-name="P69"><text:span text:style-name="Strong_20_Emphasis">Creole:</text:span> A language that develops from a pidgin when it is nativized—that is, when children begin to learn it as their first language. Creoles have fully developed grammar and vocabulary.</text:p>
            </text:list-item>
          </text:list>
        </text:list-item>
      </text:list>
      <text:p text:style-name="Text_20_body"/>
      <text:p text:style-name="Text_20_body"/>
      <text:p text:style-name="Text_20_body"><text:span text:style-name="Strong_20_Emphasis">CHAPTER 5: REGIONAL SURVEYS</text:span></text:p>
      <text:p text:style-name="Text_20_body"><text:span text:style-name="Strong_20_Emphasis">2.5.1 Anthropology of Africa</text:span></text:p>
      <text:list text:style-name="L50">
        <text:list-item>
          <text:p text:style-name="P70"><text:span text:style-name="Strong_20_Emphasis">Geographic Scope:</text:span> The entire African continent, characterized by immense ecological, linguistic, and cultural diversity. Often subdivided into North Africa, West Africa, Central Africa, East Africa, and Southern Africa.</text:p>
        </text:list-item>
        <text:list-item>
          <text:p text:style-name="P71"><text:soft-page-break/><text:span text:style-name="Strong_20_Emphasis">Human Origins:</text:span> Africa is the cradle of humankind. The fossil record for hominin evolution, from early bipeds like <text:span text:style-name="T3">Australopithecus</text:span> to <text:span text:style-name="T3">Homo sapiens</text:span>, is centered in East and Southern Africa (e.g., Olduvai Gorge, Cradle of Humankind).</text:p>
        </text:list-item>
        <text:list-item>
          <text:p text:style-name="P70"><text:span text:style-name="Strong_20_Emphasis">Prehistory:</text:span></text:p>
          <text:list>
            <text:list-item>
              <text:p text:style-name="P70">Site of the earliest stone tool technologies (Oldowan, Acheulean).</text:p>
            </text:list-item>
            <text:list-item>
              <text:p text:style-name="P70">The "Bantu expansion," a millennia-long migration of Bantu-speaking peoples from a homeland in West-Central Africa, spread agriculture and ironworking across much of sub-Saharan Africa.</text:p>
            </text:list-item>
          </text:list>
        </text:list-item>
        <text:list-item>
          <text:p text:style-name="P70"><text:span text:style-name="Strong_20_Emphasis">Classic Ethnographic Focus (Colonial Period):</text:span></text:p>
          <text:list>
            <text:list-item>
              <text:p text:style-name="P70">Dominated by British structural-functionalism and French structuralism.</text:p>
            </text:list-item>
            <text:list-item>
              <text:p text:style-name="P70"><text:span text:style-name="Strong_20_Emphasis">Kinship and Political Systems:</text:span> Key focus of study. Meyer Fortes on the Tallensi and E.E. Evans-Pritchard on the Nuer developed the concept of the segmentary lineage system, a form of political organization in stateless societies based on nested kinship groups.</text:p>
            </text:list-item>
            <text:list-item>
              <text:p text:style-name="P71"><text:span text:style-name="Strong_20_Emphasis">Witchcraft and Magic:</text:span> Evans-Pritchard's <text:span text:style-name="T3">Witchcraft, Oracles, and Magic Among the Azande</text:span> became a classic text on how beliefs in the supernatural provide a coherent system for explaining misfortune.</text:p>
            </text:list-item>
            <text:list-item>
              <text:p text:style-name="P70"><text:span text:style-name="Strong_20_Emphasis">Victor Turner's</text:span> work on the Ndembu of Zambia focused on ritual, symbolism, and social drama.</text:p>
            </text:list-item>
          </text:list>
        </text:list-item>
        <text:list-item>
          <text:p text:style-name="P70"><text:span text:style-name="Strong_20_Emphasis">Key Social Organization Themes:</text:span></text:p>
          <text:list>
            <text:list-item>
              <text:p text:style-name="P70"><text:span text:style-name="Strong_20_Emphasis">Lineage Systems:</text:span> Patrilineal systems are widespread, though notable matrilineal systems exist (e.g., Asante in Ghana, Bemba in Zambia).</text:p>
            </text:list-item>
            <text:list-item>
              <text:p text:style-name="P70"><text:span text:style-name="Strong_20_Emphasis">Pastoralism:</text:span> A key subsistence strategy, especially in East Africa (e.g., Maasai, Nuer), with cattle holding significant economic and symbolic value.</text:p>
            </text:list-item>
            <text:list-item>
              <text:p text:style-name="P70"><text:span text:style-name="Strong_20_Emphasis">Age Grade Systems:</text:span> A form of social organization where individuals pass through a series of age-based statuses with distinct roles and responsibilities.</text:p>
            </text:list-item>
          </text:list>
        </text:list-item>
        <text:list-item>
          <text:p text:style-name="P70"><text:span text:style-name="Strong_20_Emphasis">Postcolonial Anthropology:</text:span></text:p>
          <text:list>
            <text:list-item>
              <text:p text:style-name="P70">Critiques the colonial context of earlier anthropology.</text:p>
            </text:list-item>
            <text:list-item>
              <text:p text:style-name="P70">Focuses on the effects of colonialism, the formation of postcolonial states, nationalism, and ethnic conflict.</text:p>
            </text:list-item>
            <text:list-item>
              <text:p text:style-name="P70">Studies of urbanization, labor migration, and the informal economy.</text:p>
            </text:list-item>
          </text:list>
        </text:list-item>
        <text:list-item>
          <text:p text:style-name="P70"><text:span text:style-name="Strong_20_Emphasis">Contemporary Topics:</text:span></text:p>
          <text:list>
            <text:list-item>
              <text:p text:style-name="P70"><text:span text:style-name="Strong_20_Emphasis">Religious Change:</text:span> The rapid spread of Pentecostal and Charismatic Christianity and various forms of political Islam.</text:p>
            </text:list-item>
            <text:list-item>
              <text:p text:style-name="P70"><text:soft-page-break/><text:span text:style-name="Strong_20_Emphasis">Health and Disease:</text:span> Anthropological studies of epidemics like HIV/AIDS and Ebola.</text:p>
            </text:list-item>
            <text:list-item>
              <text:p text:style-name="P70"><text:span text:style-name="Strong_20_Emphasis">Development and NGOs:</text:span> Critical analysis of international development projects.</text:p>
            </text:list-item>
            <text:list-item>
              <text:p text:style-name="P70"><text:span text:style-name="Strong_20_Emphasis">Globalization:</text:span> The impact of global economic forces, Chinese investment, and new media technologies on African societies.</text:p>
            </text:list-item>
          </text:list>
        </text:list-item>
      </text:list>
      <text:p text:style-name="Text_20_body"><text:span text:style-name="Strong_20_Emphasis">2.5.2 Anthropology of Middle East</text:span></text:p>
      <text:list text:style-name="L51">
        <text:list-item>
          <text:p text:style-name="P72"><text:span text:style-name="Strong_20_Emphasis">Geographic Scope:</text:span> Spans from North Africa (the Maghreb) through Egypt and the Levant to the Arabian Peninsula, Anatolia, and Iran. Predominantly Arabic-speaking and Islamic, but with significant ethnic and religious diversity (e.g., Berbers, Kurds, Jews, various Christian sects).</text:p>
        </text:list-item>
        <text:list-item>
          <text:p text:style-name="P72"><text:span text:style-name="Strong_20_Emphasis">Prehistory:</text:span> Site of the "Neolithic Revolution" in the Fertile Crescent, with the world's earliest evidence for plant and animal domestication, sedentism, and village life. Site of the first cities and states in Mesopotamia.</text:p>
        </text:list-item>
        <text:list-item>
          <text:p text:style-name="P72"><text:span text:style-name="Strong_20_Emphasis">Classic Ethnographic Themes:</text:span></text:p>
          <text:list>
            <text:list-item>
              <text:p text:style-name="P73"><text:span text:style-name="Strong_20_Emphasis">Tribalism and Segmentary Lineages:</text:span> The concept of the tribe (<text:span text:style-name="T3">qabila</text:span>) and patrilineal segmentary organization was seen as a key to understanding social and political life, particularly in pastoral nomadic societies.</text:p>
            </text:list-item>
            <text:list-item>
              <text:p text:style-name="P72"><text:span text:style-name="Strong_20_Emphasis">Honor and Shame:</text:span> A central cultural complex, particularly in the Mediterranean region. Honor is seen as a male virtue tied to family reputation and control over female relatives, whose sexual purity is paramount.</text:p>
            </text:list-item>
            <text:list-item>
              <text:p text:style-name="P72"><text:span text:style-name="Strong_20_Emphasis">The Bazaar and the City:</text:span> Studies of Islamic urbanism, focusing on the social organization of markets (souks/bazaars) and the division between public and private space.</text:p>
            </text:list-item>
            <text:list-item>
              <text:p text:style-name="P72"><text:span text:style-name="Strong_20_Emphasis">Gender and Veiling:</text:span> The anthropology of veiling (hijab, niqab, etc.) is a major topic, analyzed for its diverse meanings related to piety, modesty, identity, and political resistance.</text:p>
            </text:list-item>
          </text:list>
        </text:list-item>
        <text:list-item>
          <text:p text:style-name="P72"><text:span text:style-name="Strong_20_Emphasis">Key Social Organization Themes:</text:span></text:p>
          <text:list>
            <text:list-item>
              <text:p text:style-name="P72"><text:span text:style-name="Strong_20_Emphasis">Patrilineal Kinship:</text:span> Pervasive emphasis on patrilineal descent and patriarchal family structures. Patrilateral parallel cousin marriage (marriage to the father's brother's daughter) is a preferred form in some groups.</text:p>
            </text:list-item>
            <text:list-item>
              <text:p text:style-name="P72"><text:span text:style-name="Strong_20_Emphasis">State-Tribe Dynamics:</text:span> The historical and ongoing relationship between centralized state power and autonomous tribal groups.</text:p>
            </text:list-item>
          </text:list>
        </text:list-item>
        <text:list-item>
          <text:p text:style-name="P72"><text:span text:style-name="Strong_20_Emphasis">Contemporary Topics:</text:span></text:p>
          <text:list>
            <text:list-item>
              <text:p text:style-name="P72"><text:span text:style-name="Strong_20_Emphasis">Political Islam:</text:span> The rise of Islamic movements and their impact on politics and everyday life.</text:p>
            </text:list-item>
            <text:list-item>
              <text:p text:style-name="P72"><text:span text:style-name="Strong_20_Emphasis">Oil and Rentier States:</text:span> The social and political effects of oil wealth, which allows states to fund themselves without taxing their citizens, altering the state-society contract.</text:p>
            </text:list-item>
            <text:list-item>
              <text:p text:style-name="P72"><text:soft-page-break/><text:span text:style-name="Strong_20_Emphasis">Conflict and Displacement:</text:span> Anthropological studies of the Israeli-Palestinian conflict, the Iraq and Syrian wars, and the resulting refugee crises.</text:p>
            </text:list-item>
            <text:list-item>
              <text:p text:style-name="P72"><text:span text:style-name="Strong_20_Emphasis">Youth Culture:</text:span> The study of youth aspirations, media consumption, and social change in a highly globalized region.</text:p>
            </text:list-item>
            <text:list-item>
              <text:p text:style-name="P72"><text:span text:style-name="Strong_20_Emphasis">Gender and Modernity:</text:span> The changing roles and identities of women and debates over feminism and Islam.</text:p>
            </text:list-item>
          </text:list>
        </text:list-item>
      </text:list>
      <text:p text:style-name="Text_20_body"><text:span text:style-name="Strong_20_Emphasis">2.5.3 Anthropology of South Asia</text:span></text:p>
      <text:list text:style-name="L52">
        <text:list-item>
          <text:p text:style-name="P74"><text:span text:style-name="Strong_20_Emphasis">Geographic Scope:</text:span> Includes India, Pakistan, Bangladesh, Nepal, Sri Lanka, Bhutan, and the Maldives. A region of immense linguistic, religious (Hinduism, Islam, Buddhism, Sikhism, etc.), and cultural diversity.</text:p>
        </text:list-item>
        <text:list-item>
          <text:p text:style-name="P74"><text:span text:style-name="Strong_20_Emphasis">Prehistory:</text:span> Home to the Indus Valley Civilization (c. 3300-1300 BCE), one of the world's earliest urban civilizations.</text:p>
        </text:list-item>
        <text:list-item>
          <text:p text:style-name="P74"><text:span text:style-name="Strong_20_Emphasis">Classic Ethnographic Focus:</text:span></text:p>
          <text:list>
            <text:list-item>
              <text:p text:style-name="P74"><text:span text:style-name="Strong_20_Emphasis">The Caste System:</text:span> The single most dominant topic.</text:p>
              <text:list>
                <text:list-item>
                  <text:p text:style-name="P75"><text:span text:style-name="Strong_20_Emphasis">Louis Dumont's </text:span><text:span text:style-name="Strong_20_Emphasis"><text:span text:style-name="T3">Homo Hierarchicus</text:span></text:span>: A classic structuralist analysis arguing that the Hindu worldview is fundamentally based on a religious opposition between purity and pollution, which structures the entire social hierarchy of castes (<text:span text:style-name="T3">jatis</text:span>).</text:p>
                </text:list-item>
                <text:list-item>
                  <text:p text:style-name="P74">Caste is a system of social stratification based on birth, with rules of endogamy and occupational specialization.</text:p>
                </text:list-item>
              </text:list>
            </text:list-item>
            <text:list-item>
              <text:p text:style-name="P74"><text:span text:style-name="Strong_20_Emphasis">Kinship:</text:span> Stark contrasts between North and South Indian kinship systems. North India is characterized by patrilineal descent, village exogamy, and a taboo on marrying close kin. South India has more bilateral features and a preference for cross-cousin marriage.</text:p>
            </text:list-item>
            <text:list-item>
              <text:p text:style-name="P74"><text:span text:style-name="Strong_20_Emphasis">Village Studies:</text:span> In the 1950s and 60s, detailed ethnographies of village life were central to understanding the subcontinent's social structure.</text:p>
            </text:list-item>
          </text:list>
        </text:list-item>
        <text:list-item>
          <text:p text:style-name="P74"><text:span text:style-name="Strong_20_Emphasis">Key Social Organization Themes:</text:span></text:p>
          <text:list>
            <text:list-item>
              <text:p text:style-name="P74"><text:span text:style-name="Strong_20_Emphasis">Jajmani System:</text:span> A traditional system of reciprocal exchange of services and goods between different caste groups in a village.</text:p>
            </text:list-item>
            <text:list-item>
              <text:p text:style-name="P74"><text:span text:style-name="Strong_20_Emphasis">Religion and Ritual:</text:span> Studies of Hindu cosmology, pilgrimage, life-cycle rituals, and the interplay of "great" (Sanskritic) and "little" (local) traditions.</text:p>
            </text:list-item>
          </text:list>
        </text:list-item>
        <text:list-item>
          <text:p text:style-name="P74"><text:span text:style-name="Strong_20_Emphasis">Contemporary Topics:</text:span></text:p>
          <text:list>
            <text:list-item>
              <text:p text:style-name="P74"><text:span text:style-name="Strong_20_Emphasis">Globalization and the Economy:</text:span> The social impact of economic liberalization, the rise of a new middle class, and the role of information technology industries.</text:p>
            </text:list-item>
            <text:list-item>
              <text:p text:style-name="P74"><text:span text:style-name="Strong_20_Emphasis">Religious Nationalism:</text:span> The rise of Hindu nationalism (Hindutva) in India and its impact on secularism and minority groups.</text:p>
            </text:list-item>
            <text:list-item>
              <text:p text:style-name="P74"><text:soft-page-break/><text:span text:style-name="Strong_20_Emphasis">Development and Social Justice:</text:span> Studies of poverty, inequality, and social movements, particularly the Dalit ("untouchable") movements against caste discrimination.</text:p>
            </text:list-item>
            <text:list-item>
              <text:p text:style-name="P74"><text:span text:style-name="Strong_20_Emphasis">Gender and Sexuality:</text:span> Analysis of gender relations, dowry, violence against women, and the politics of LGBTQ+ identities.</text:p>
            </text:list-item>
            <text:list-item>
              <text:p text:style-name="P74"><text:span text:style-name="Strong_20_Emphasis">The South Asian Diaspora:</text:span> Studies of migrant communities in the UK, North America, and the Persian Gulf.</text:p>
            </text:list-item>
          </text:list>
        </text:list-item>
      </text:list>
      <text:p text:style-name="Text_20_body"><text:span text:style-name="Strong_20_Emphasis">2.5.4 Anthropology of East Asia</text:span></text:p>
      <text:list text:style-name="L53">
        <text:list-item>
          <text:p text:style-name="P76"><text:span text:style-name="Strong_20_Emphasis">Geographic Scope:</text:span> Primarily China, Japan, Korea, and Taiwan. Influenced by shared historical traditions like Confucianism and Buddhism.</text:p>
        </text:list-item>
        <text:list-item>
          <text:p text:style-name="P76"><text:span text:style-name="Strong_20_Emphasis">Prehistory:</text:span> Independent centers of agriculture (millet in the north, rice in the south of China), leading to the emergence of early state societies like the Shang Dynasty in China.</text:p>
        </text:list-item>
        <text:list-item>
          <text:p text:style-name="P76"><text:span text:style-name="Strong_20_Emphasis">Classic Ethnographic Focus:</text:span></text:p>
          <text:list>
            <text:list-item>
              <text:p text:style-name="P76"><text:span text:style-name="Strong_20_Emphasis">The Family and Kinship:</text:span> The patrilineal, patrilocal family, influenced by Confucian ideals of filial piety and ancestor veneration, has been a central topic. Maurice Freedman's work on lineage organization in southeastern China is a classic.</text:p>
            </text:list-item>
            <text:list-item>
              <text:p text:style-name="P77"><text:span text:style-name="Strong_20_Emphasis">Gift Exchange and Social Relations:</text:span> Studies of the complex rules of gift-giving and reciprocity in shaping social bonds, particularly in Japan (e.g., <text:span text:style-name="T3">giri</text:span>, <text:span text:style-name="T3">on</text:span>).</text:p>
            </text:list-item>
            <text:list-item>
              <text:p text:style-name="P76"><text:span text:style-name="Strong_20_Emphasis">"Face" and Social Interaction:</text:span> The concept of maintaining social honor and avoiding embarrassment as a key dynamic in social life.</text:p>
            </text:list-item>
          </text:list>
        </text:list-item>
        <text:list-item>
          <text:p text:style-name="P76"><text:span text:style-name="Strong_20_Emphasis">Key Social Organization Themes:</text:span></text:p>
          <text:list>
            <text:list-item>
              <text:p text:style-name="P76"><text:span text:style-name="Strong_20_Emphasis">The State:</text:span> The powerful historical role of the centralized, bureaucratic state in shaping society.</text:p>
            </text:list-item>
            <text:list-item>
              <text:p text:style-name="P76"><text:span text:style-name="Strong_20_Emphasis">Rice Agriculture:</text:span> The social implications of intensive wet-rice cultivation, often linked to the need for cooperative labor and strong community organization.</text:p>
            </text:list-item>
          </text:list>
        </text:list-item>
        <text:list-item>
          <text:p text:style-name="P76"><text:span text:style-name="Strong_20_Emphasis">Contemporary Topics:</text:span></text:p>
          <text:list>
            <text:list-item>
              <text:p text:style-name="P76"><text:span text:style-name="Strong_20_Emphasis">Rapid Modernization:</text:span> The social consequences of intense industrialization, urbanization, and economic growth.</text:p>
            </text:list-item>
            <text:list-item>
              <text:p text:style-name="P76"><text:span text:style-name="Strong_20_Emphasis">Demographic Change:</text:span> The effects of China's one-child policy, and the challenges of rapidly aging populations and low birth rates in Japan and South Korea.</text:p>
            </text:list-item>
            <text:list-item>
              <text:p text:style-name="P76"><text:span text:style-name="Strong_20_Emphasis">Consumerism and Popular Culture:</text:span> The anthropology of new consumer lifestyles and the global influence of East Asian popular culture (e.g., K-Pop, Anime).</text:p>
            </text:list-item>
            <text:list-item>
              <text:p text:style-name="P76"><text:span text:style-name="Strong_20_Emphasis">Gender and Family Transformation:</text:span> Changing family structures, the "salaryman" model, and new expectations for women.</text:p>
            </text:list-item>
            <text:list-item>
              <text:p text:style-name="P76"><text:soft-page-break/><text:span text:style-name="Strong_20_Emphasis">Science and Technology:</text:span> The cultural dimensions of new technologies, from robotics in Japan to social credit systems in China.</text:p>
            </text:list-item>
          </text:list>
        </text:list-item>
      </text:list>
      <text:p text:style-name="Text_20_body"><text:span text:style-name="Strong_20_Emphasis">2.5.5 Anthropology of Southeast Asia</text:span></text:p>
      <text:list text:style-name="L54">
        <text:list-item>
          <text:p text:style-name="P78"><text:span text:style-name="Strong_20_Emphasis">Geographic Scope:</text:span> A vast and diverse region, divided into Mainland Southeast Asia (e.g., Vietnam, Thailand, Cambodia, Burma) and Maritime/Insular Southeast Asia (e.g., Malaysia, Indonesia, Philippines).</text:p>
        </text:list-item>
        <text:list-item>
          <text:p text:style-name="P78"><text:span text:style-name="Strong_20_Emphasis">Prehistory:</text:span> Key developments include the Austronesian expansion, a massive migration of peoples by sea from Taiwan that populated Maritime Southeast Asia and the Pacific.</text:p>
        </text:list-item>
        <text:list-item>
          <text:p text:style-name="P78"><text:span text:style-name="Strong_20_Emphasis">Historical Influences:</text:span> Characterized by layers of influence from India ("Indianization"), China ("Sinicization"), Islam, and European colonialism, creating complex cultural syntheses.</text:p>
        </text:list-item>
        <text:list-item>
          <text:p text:style-name="P78"><text:span text:style-name="Strong_20_Emphasis">Classic Ethnographic Focus:</text:span></text:p>
          <text:list>
            <text:list-item>
              <text:p text:style-name="P79"><text:span text:style-name="Strong_20_Emphasis">Upland-Lowland Dynamics:</text:span> A major analytical framework. Lowland societies are often wet-rice agriculturalists, integrated into state systems, while upland peoples traditionally practice swidden (slash-and-burn) agriculture and are more politically autonomous. Edmund Leach's <text:span text:style-name="T3">Political Systems of Highland Burma</text:span> is a foundational text on the fluid relationship between these groups.</text:p>
            </text:list-item>
            <text:list-item>
              <text:p text:style-name="P78"><text:span text:style-name="Strong_20_Emphasis">Symbolic and Interpretive Anthropology:</text:span> Clifford Geertz's work in Indonesia on religion, the Balinese cockfight, and the "theatre state" were seminal for the development of interpretive anthropology.</text:p>
            </text:list-item>
            <text:list-item>
              <text:p text:style-name="P78"><text:span text:style-name="Strong_20_Emphasis">Kinship:</text:span> Cognatic (or bilateral) kinship systems are very common, contrasting with the unilineal systems of East and South Asia.</text:p>
            </text:list-item>
          </text:list>
        </text:list-item>
        <text:list-item>
          <text:p text:style-name="P78"><text:span text:style-name="Strong_20_Emphasis">Key Social Organization Themes:</text:span></text:p>
          <text:list>
            <text:list-item>
              <text:p text:style-name="P78"><text:span text:style-name="Strong_20_Emphasis">Pluralism:</text:span> Extreme ethnic and religious diversity and the ways different groups coexist.</text:p>
            </text:list-item>
            <text:list-item>
              <text:p text:style-name="P78"><text:span text:style-name="Strong_20_Emphasis">The State:</text:span> Analysis of both pre-colonial state forms (like the mandala system) and the legacies of colonial and post-colonial states.</text:p>
            </text:list-item>
          </text:list>
        </text:list-item>
        <text:list-item>
          <text:p text:style-name="P78"><text:span text:style-name="Strong_20_Emphasis">Contemporary Topics:</text:span></text:p>
          <text:list>
            <text:list-item>
              <text:p text:style-name="P78"><text:span text:style-name="Strong_20_Emphasis">Environmental Issues:</text:span> Deforestation, river damming (e.g., on the Mekong), and the effects of climate change are major areas of research.</text:p>
            </text:list-item>
            <text:list-item>
              <text:p text:style-name="P78"><text:span text:style-name="Strong_20_Emphasis">Globalization and Tourism:</text:span> The impact of global markets and international tourism on local economies and cultures.</text:p>
            </text:list-item>
            <text:list-item>
              <text:p text:style-name="P78"><text:span text:style-name="Strong_20_Emphasis">Political Violence and Memory:</text:span> The anthropological study of the legacies of conflicts like the Vietnam War and the Cambodian genocide.</text:p>
            </text:list-item>
            <text:list-item>
              <text:p text:style-name="P78"><text:span text:style-name="Strong_20_Emphasis">Religion:</text:span> The dynamics of Islam in Malaysia and Indonesia, Buddhism on the mainland, and Christianity in the Philippines.</text:p>
            </text:list-item>
          </text:list>
        </text:list-item>
      </text:list>
      <text:p text:style-name="Text_20_body"><text:span text:style-name="Strong_20_Emphasis">2.5.6 Anthropology of Europe</text:span></text:p>
      <text:list text:style-name="L55">
        <text:list-item>
          <text:p text:style-name="P80"><text:soft-page-break/><text:span text:style-name="Strong_20_Emphasis">Scope:</text:span> The study of European societies. Initially, anthropology focused on non-European "others," but from the mid-20th century, it began to study European peasants and, later, all aspects of European life.</text:p>
        </text:list-item>
        <text:list-item>
          <text:p text:style-name="P80"><text:span text:style-name="Strong_20_Emphasis">Classic Ethnographic Focus:</text:span></text:p>
          <text:list>
            <text:list-item>
              <text:p text:style-name="P80"><text:span text:style-name="Strong_20_Emphasis">Peasant Studies:</text:span> Early ethnographies focused on rural, "traditional" peasant communities, often seen as survivals of a pre-industrial past.</text:p>
            </text:list-item>
            <text:list-item>
              <text:p text:style-name="P80"><text:span text:style-name="Strong_20_Emphasis">The Mediterranean:</text:span> A major sub-regional focus, with themes of honor and shame, patronage and clientelism, and the public/private dichotomy. John Davis and J.K. Campbell are key figures.</text:p>
            </text:list-item>
            <text:list-item>
              <text:p text:style-name="P80"><text:span text:style-name="Strong_20_Emphasis">Kinship:</text:span> Analysis of bilateral kinship systems, family structures, and inheritance patterns.</text:p>
            </text:list-item>
          </text:list>
        </text:list-item>
        <text:list-item>
          <text:p text:style-name="P80"><text:span text:style-name="Strong_20_Emphasis">Key Social Organization Themes:</text:span></text:p>
          <text:list>
            <text:list-item>
              <text:p text:style-name="P80"><text:span text:style-name="Strong_20_Emphasis">Class and Social Stratification:</text:span> A central theme, contrasting with the focus on kinship or caste in other regions.</text:p>
            </text:list-item>
            <text:list-item>
              <text:p text:style-name="P80"><text:span text:style-name="Strong_20_Emphasis">Nationalism and Identity:</text:span> The construction of national identities, ethnic minorities, and the role of the nation-state.</text:p>
            </text:list-item>
          </text:list>
        </text:list-item>
        <text:list-item>
          <text:p text:style-name="P80"><text:span text:style-name="Strong_20_Emphasis">Contemporary Topics:</text:span></text:p>
          <text:list>
            <text:list-item>
              <text:p text:style-name="P80"><text:span text:style-name="Strong_20_Emphasis">Post-Socialism:</text:span> The social, economic, and political transformations in Eastern and Central Europe after the collapse of the Soviet Union.</text:p>
            </text:list-item>
            <text:list-item>
              <text:p text:style-name="P80"><text:span text:style-name="Strong_20_Emphasis">European Union:</text:span> The anthropology of bureaucracy in Brussels, the effects of EU policies, and the meaning of a "European" identity.</text:p>
            </text:list-item>
            <text:list-item>
              <text:p text:style-name="P80"><text:span text:style-name="Strong_20_Emphasis">Migration and Multiculturalism:</text:span> The study of immigrant and refugee communities and the social tensions and political debates surrounding multiculturalism and integration.</text:p>
            </text:list-item>
            <text:list-item>
              <text:p text:style-name="P80"><text:span text:style-name="Strong_20_Emphasis">Secularism and Religion:</text:span> The processes of secularization and the role of religion (including Islam) in modern European public life.</text:p>
            </text:list-item>
          </text:list>
        </text:list-item>
      </text:list>
      <text:p text:style-name="Text_20_body"><text:span text:style-name="Strong_20_Emphasis">2.5.7 Anthropology of Oceania</text:span></text:p>
      <text:list text:style-name="L56">
        <text:list-item>
          <text:p text:style-name="P81"><text:span text:style-name="Strong_20_Emphasis">Geographic Scope:</text:span> The vast Pacific region, culturally divided into Polynesia, Melanesia, and Micronesia, plus Australia.</text:p>
        </text:list-item>
        <text:list-item>
          <text:p text:style-name="P81"><text:span text:style-name="Strong_20_Emphasis">Prehistory:</text:span> The initial peopling of Australia and New Guinea (~65,000 BP), followed much later by the Austronesian settlement of the Pacific islands, a remarkable feat of navigation.</text:p>
        </text:list-item>
        <text:list-item>
          <text:p text:style-name="P81"><text:span text:style-name="Strong_20_Emphasis">Classic Ethnographic Focus:</text:span></text:p>
          <text:list>
            <text:list-item>
              <text:p text:style-name="P81"><text:span text:style-name="Strong_20_Emphasis">Melanesia:</text:span> The quintessential region for studies of exchange, leadership, and social structure.</text:p>
              <text:list>
                <text:list-item>
                  <text:p text:style-name="P81"><text:soft-page-break/><text:span text:style-name="Strong_20_Emphasis">Kula Ring (Malinowski):</text:span> The classic study of ceremonial exchange in the Trobriand Islands.</text:p>
                </text:list-item>
                <text:list-item>
                  <text:p text:style-name="P81"><text:span text:style-name="Strong_20_Emphasis">The "Big Man":</text:span> A type of achieved political leadership, where a leader gains influence through generosity, feasting, and building networks of obligation (Marshall Sahlins).</text:p>
                </text:list-item>
                <text:list-item>
                  <text:p text:style-name="P81"><text:span text:style-name="Strong_20_Emphasis">Gender of the Gift (Marilyn Strathern):</text:span> A highly influential post-structuralist critique of Western analytical categories applied to Melanesian social life.</text:p>
                </text:list-item>
              </text:list>
            </text:list-item>
            <text:list-item>
              <text:p text:style-name="P82"><text:span text:style-name="Strong_20_Emphasis">Polynesia:</text:span> Characterized by hereditary chiefdoms, ranked societies, and concepts like <text:span text:style-name="T3">mana</text:span> (supernatural power) and <text:span text:style-name="T3">tapu</text:span> (taboo). Margaret Mead's controversial work on Samoan adolescence was a foundational text in public anthropology.</text:p>
            </text:list-item>
            <text:list-item>
              <text:p text:style-name="P81"><text:span text:style-name="Strong_20_Emphasis">Australia:</text:span> Studies of Aboriginal kinship (with highly complex "skin" systems), cosmology (the "Dreamtime"), and hunter-gatherer ecology.</text:p>
            </text:list-item>
          </text:list>
        </text:list-item>
        <text:list-item>
          <text:p text:style-name="P81"><text:span text:style-name="Strong_20_Emphasis">Contemporary Topics:</text:span></text:p>
          <text:list>
            <text:list-item>
              <text:p text:style-name="P81"><text:span text:style-name="Strong_20_Emphasis">Colonialism and Postcolonialism:</text:span> The enduring legacy of colonial rule and movements for political independence and sovereignty.</text:p>
            </text:list-item>
            <text:list-item>
              <text:p text:style-name="P81"><text:span text:style-name="Strong_20_Emphasis">Land Rights and Indigenous Movements:</text:span> Political struggles by Aboriginal Australians and other Indigenous peoples for land rights and cultural recognition.</text:p>
            </text:list-item>
            <text:list-item>
              <text:p text:style-name="P81"><text:span text:style-name="Strong_20_Emphasis">Climate Change:</text:span> The existential threat of sea-level rise for low-lying atoll nations (e.g., Kiribati, Tuvalu) is a major focus of current research.</text:p>
            </text:list-item>
            <text:list-item>
              <text:p text:style-name="P81"><text:span text:style-name="Strong_20_Emphasis">Cultural Revitalization:</text:span> Efforts to revive languages, traditional arts, and navigational knowledge.</text:p>
            </text:list-item>
          </text:list>
        </text:list-item>
      </text:list>
      <text:p text:style-name="Text_20_body"><text:span text:style-name="Strong_20_Emphasis">2.5.8 Anthropology of Latin America</text:span></text:p>
      <text:list text:style-name="L57">
        <text:list-item>
          <text:p text:style-name="P83"><text:span text:style-name="Strong_20_Emphasis">Geographic Scope:</text:span> Extends from Mexico to the tip of South America, including the Caribbean. Defined by a shared history of Iberian (Spanish and Portuguese) colonialism.</text:p>
        </text:list-item>
        <text:list-item>
          <text:p text:style-name="P83"><text:span text:style-name="Strong_20_Emphasis">Prehistory:</text:span> Home to major pre-Columbian civilizations, including the Maya, Aztec, and Inca.</text:p>
        </text:list-item>
        <text:list-item>
          <text:p text:style-name="P83"><text:span text:style-name="Strong_20_Emphasis">Classic Ethnographic Focus:</text:span></text:p>
          <text:list>
            <text:list-item>
              <text:p text:style-name="P83"><text:span text:style-name="Strong_20_Emphasis">Peasant Communities:</text:span> Studies of rural, often Indigenous, communities and their relationship with the state and national economy.</text:p>
            </text:list-item>
            <text:list-item>
              <text:p text:style-name="P83"><text:span text:style-name="Strong_20_Emphasis">Syncretism:</text:span> The blending of Indigenous beliefs and practices with Catholicism, creating unique local religious forms.</text:p>
            </text:list-item>
            <text:list-item>
              <text:p text:style-name="P83"><text:span text:style-name="Strong_20_Emphasis">Cargo Systems:</text:span> A form of civil-religious hierarchy in Mesoamerican communities where men take on a series of unpaid civil and religious offices ("cargos") to gain prestige.</text:p>
            </text:list-item>
            <text:list-item>
              <text:p text:style-name="P83"><text:span text:style-name="Strong_20_Emphasis">The Culture of Poverty (Oscar Lewis):</text:span> A controversial theory proposing that poverty creates a self-perpetuating set of cultural traits.</text:p>
            </text:list-item>
          </text:list>
        </text:list-item>
        <text:list-item>
          <text:p text:style-name="P83"><text:soft-page-break/><text:span text:style-name="Strong_20_Emphasis">Key Social Organization Themes:</text:span></text:p>
          <text:list>
            <text:list-item>
              <text:p text:style-name="P83"><text:span text:style-name="Strong_20_Emphasis">Hacienda System:</text:span> The historical system of large landed estates and debt peonage that structured rural society.</text:p>
            </text:list-item>
            <text:list-item>
              <text:p text:style-name="P84"><text:span text:style-name="Strong_20_Emphasis">Racial and Ethnic Hierarchies:</text:span> The complex colonial and postcolonial classification systems (<text:span text:style-name="T3">mestizaje</text:span>) and the persistent stratification based on race.</text:p>
            </text:list-item>
          </text:list>
        </text:list-item>
        <text:list-item>
          <text:p text:style-name="P83"><text:span text:style-name="Strong_20_Emphasis">Contemporary Topics:</text:span></text:p>
          <text:list>
            <text:list-item>
              <text:p text:style-name="P83"><text:span text:style-name="Strong_20_Emphasis">Indigenous Movements:</text:span> The rise of powerful Indigenous political movements demanding rights, autonomy, and multicultural recognition (e.g., the Zapatistas in Mexico).</text:p>
            </text:list-item>
            <text:list-item>
              <text:p text:style-name="P83"><text:span text:style-name="Strong_20_Emphasis">Neoliberalism and its Discontents:</text:span> The social effects of free-market reforms, resistance movements, and the turn to "pink tide" leftist governments.</text:p>
            </text:list-item>
            <text:list-item>
              <text:p text:style-name="P83"><text:span text:style-name="Strong_20_Emphasis">Violence and Urbanization:</text:span> The anthropology of urban violence, drug trafficking, and the social life of megacities.</text:p>
            </text:list-item>
            <text:list-item>
              <text:p text:style-name="P83"><text:span text:style-name="Strong_20_Emphasis">Religion:</text:span> The rapid growth of Protestantism, particularly Pentecostalism, and its challenge to Catholic hegemony.</text:p>
            </text:list-item>
            <text:list-item>
              <text:p text:style-name="P83"><text:span text:style-name="Strong_20_Emphasis">Environmental Conflicts:</text:span> Struggles over land, resources, and deforestation in the Amazon and elsewhere.</text:p>
            </text:list-item>
          </text:list>
        </text:list-item>
      </text:list>
      <text:p text:style-name="Text_20_body"><text:span text:style-name="Strong_20_Emphasis">2.5.9 Anthropology of North America</text:span></text:p>
      <text:list text:style-name="L58">
        <text:list-item>
          <text:p text:style-name="P85"><text:span text:style-name="Strong_20_Emphasis">Scope:</text:span> Focuses on the Indigenous peoples of the U.S. and Canada, and also on the anthropology <text:span text:style-name="T3">of</text:span> the U.S. and Canada, studying mainstream and minority communities.</text:p>
        </text:list-item>
        <text:list-item>
          <text:p text:style-name="P86"><text:span text:style-name="Strong_20_Emphasis">Indigenous North America (Pre-Contact):</text:span></text:p>
          <text:list>
            <text:list-item>
              <text:p text:style-name="P86">Immense diversity of cultures, from Arctic hunters to agriculturalists of the Southwest and complex chiefdoms of the Southeast (Mississippian) and Northwest Coast.</text:p>
            </text:list-item>
            <text:list-item>
              <text:p text:style-name="P86"><text:span text:style-name="Strong_20_Emphasis">Franz Boas and his students</text:span> conducted foundational "salvage ethnography" among numerous Native American groups, establishing the culture area concept.</text:p>
            </text:list-item>
          </text:list>
        </text:list-item>
        <text:list-item>
          <text:p text:style-name="P86"><text:span text:style-name="Strong_20_Emphasis">Classic Ethnographic Focus (Indigenous Peoples):</text:span></text:p>
          <text:list>
            <text:list-item>
              <text:p text:style-name="P86"><text:span text:style-name="Strong_20_Emphasis">Northwest Coast:</text:span> Known for the potlatch, totem poles, and ranked societies.</text:p>
            </text:list-item>
            <text:list-item>
              <text:p text:style-name="P86"><text:span text:style-name="Strong_20_Emphasis">The Plains:</text:span> Known for bison hunting, nomadic lifestyles (after the introduction of the horse), and warrior societies.</text:p>
            </text:list-item>
            <text:list-item>
              <text:p text:style-name="P86"><text:span text:style-name="Strong_20_Emphasis">The Southwest:</text:span> Known for intensive maize agriculture, pueblo architecture, and complex ceremonialism (e.g., the Hopi, Zuni).</text:p>
            </text:list-item>
          </text:list>
        </text:list-item>
        <text:list-item>
          <text:p text:style-name="P85"><text:span text:style-name="Strong_20_Emphasis">Anthropology </text:span><text:span text:style-name="Strong_20_Emphasis"><text:span text:style-name="T3">of</text:span></text:span><text:span text:style-name="Strong_20_Emphasis"> the United States and Canada:</text:span></text:p>
          <text:list>
            <text:list-item>
              <text:p text:style-name="P86">Studies of immigrant communities, race and racism, class, and urban and suburban life.</text:p>
            </text:list-item>
            <text:list-item>
              <text:p text:style-name="P86"><text:soft-page-break/>The application of ethnographic methods to American institutions (corporations, schools, hospitals).</text:p>
            </text:list-item>
          </text:list>
        </text:list-item>
        <text:list-item>
          <text:p text:style-name="P86"><text:span text:style-name="Strong_20_Emphasis">Contemporary Topics:</text:span></text:p>
          <text:list>
            <text:list-item>
              <text:p text:style-name="P86"><text:span text:style-name="Strong_20_Emphasis">Sovereignty and Self-Determination:</text:span> Legal and political struggles of federally recognized tribes and First Nations.</text:p>
            </text:list-item>
            <text:list-item>
              <text:p text:style-name="P86"><text:span text:style-name="Strong_20_Emphasis">Cultural and Language Revitalization:</text:span> Efforts to reclaim heritage in the wake of assimilationist policies like boarding schools.</text:p>
            </text:list-item>
            <text:list-item>
              <text:p text:style-name="P86"><text:span text:style-name="Strong_20_Emphasis">Health Disparities:</text:span> Examining the social and historical roots of health inequalities in both Indigenous and other minority communities.</text:p>
            </text:list-item>
            <text:list-item>
              <text:p text:style-name="P86"><text:span text:style-name="Strong_20_Emphasis">Resource Extraction:</text:span> Conflicts between Indigenous communities and corporations/governments over pipelines, mining, and water rights.</text:p>
            </text:list-item>
          </text:list>
        </text:list-item>
      </text:list>
      <text:p text:style-name="Text_20_body"><text:span text:style-name="Strong_20_Emphasis">2.5.10 Circumpolar and Arctic Anthropology</text:span></text:p>
      <text:list text:style-name="L59">
        <text:list-item>
          <text:p text:style-name="P87"><text:span text:style-name="Strong_20_Emphasis">Scope:</text:span> The study of the peoples and cultures of the Arctic and sub-Arctic regions of the world, including the Inuit of Greenland, Canada, and Alaska; the Sámi of Scandinavia and Russia; and various peoples of Siberia.</text:p>
        </text:list-item>
        <text:list-item>
          <text:p text:style-name="P87"><text:span text:style-name="Strong_20_Emphasis">Key Themes:</text:span></text:p>
          <text:list>
            <text:list-item>
              <text:p text:style-name="P87"><text:span text:style-name="Strong_20_Emphasis">Human-Environment Adaptation:</text:span> Focus on the unique cultural and biological adaptations to extreme cold and a highly seasonal environment.</text:p>
            </text:list-item>
            <text:list-item>
              <text:p text:style-name="P87"><text:span text:style-name="Strong_20_Emphasis">Subsistence:</text:span> Traditional subsistence patterns based on hunting sea mammals (seals, whales), caribou/reindeer hunting and herding, and fishing.</text:p>
            </text:list-item>
            <text:list-item>
              <text:p text:style-name="P87"><text:span text:style-name="Strong_20_Emphasis">Cosmology and Shamanism:</text:span> Shamanism was a central feature of traditional religious life across the region.</text:p>
            </text:list-item>
            <text:list-item>
              <text:p text:style-name="P87"><text:span text:style-name="Strong_20_Emphasis">Colonialism and the State:</text:span> The history of contact with southern states, missionaries, and commercial interests (e.g., the fur trade).</text:p>
            </text:list-item>
          </text:list>
        </text:list-item>
        <text:list-item>
          <text:p text:style-name="P87"><text:span text:style-name="Strong_20_Emphasis">Contemporary Issues:</text:span></text:p>
          <text:list>
            <text:list-item>
              <text:p text:style-name="P87"><text:span text:style-name="Strong_20_Emphasis">Climate Change:</text:span> The Arctic is warming faster than any other region, drastically affecting subsistence activities, travel, and infrastructure. This is a primary focus of current research.</text:p>
            </text:list-item>
            <text:list-item>
              <text:p text:style-name="P87"><text:span text:style-name="Strong_20_Emphasis">Indigenous Political Movements:</text:span> The creation of new political territories (e.g., Nunavut in Canada) and international organizations like the Inuit Circumpolar Council.</text:p>
            </text:list-item>
            <text:list-item>
              <text:p text:style-name="P87"><text:span text:style-name="Strong_20_Emphasis">Resource Extraction:</text:span> The social and environmental impacts of oil, gas, and mineral extraction in the Arctic.</text:p>
            </text:list-item>
            <text:list-item>
              <text:p text:style-name="P87"><text:span text:style-name="Strong_20_Emphasis">Cultural Change:</text:span> The negotiation of Indigenous identity in the context of settlement life, wage labor, and global media.</text:p>
            </text:list-item>
          </text:list>
        </text:list-item>
      </text:list>
      <text:p text:style-name="Text_20_body"><text:soft-page-break/></text:p>
      <text:p text:style-name="Text_20_body"/>
      <text:p text:style-name="Text_20_body"><text:span text:style-name="Strong_20_Emphasis">CHAPTER 6: TOPICAL SURVEYS</text:span></text:p>
      <text:p text:style-name="Text_20_body"><text:span text:style-name="Strong_20_Emphasis">2.6.1 Urban Anthropology</text:span></text:p>
      <text:list text:style-name="L60">
        <text:list-item>
          <text:p text:style-name="P88"><text:span text:style-name="Strong_20_Emphasis">Definition:</text:span> The anthropological study of life in cities, including the social, cultural, economic, and political processes that shape urban environments and experiences.</text:p>
        </text:list-item>
        <text:list-item>
          <text:p text:style-name="P88"><text:span text:style-name="Strong_20_Emphasis">Historical Roots:</text:span></text:p>
          <text:list>
            <text:list-item>
              <text:p text:style-name="P88"><text:span text:style-name="Strong_20_Emphasis">The Chicago School of Sociology (1920s-30s):</text:span> A major precursor. Used ethnographic methods to study urban life, focusing on social disorganization, migration, and the distinct lifeways of different urban zones and subcultures. Louis Wirth's concept of "urbanism as a way of life" argued that the city's size, density, and heterogeneity produce social alienation and segmented relationships.</text:p>
            </text:list-item>
            <text:list-item>
              <text:p text:style-name="P88"><text:span text:style-name="Strong_20_Emphasis">The Manchester School (1950s-60s):</text:span> British anthropologists who studied urbanization in colonial Central Africa. They pioneered network analysis and the "extended case method" to study social relations and conflict in changing urban environments, moving beyond static structural-functionalism.</text:p>
            </text:list-item>
          </text:list>
        </text:list-item>
        <text:list-item>
          <text:p text:style-name="P88"><text:span text:style-name="Strong_20_Emphasis">Key Concepts:</text:span></text:p>
          <text:list>
            <text:list-item>
              <text:p text:style-name="P88"><text:span text:style-name="Strong_20_Emphasis">Rural-Urban Migration:</text:span> A central process in global urbanization, studied for its motivations, impacts on kin networks, and the formation of new urban identities.</text:p>
            </text:list-item>
            <text:list-item>
              <text:p text:style-name="P88"><text:span text:style-name="Strong_20_Emphasis">Social Networks:</text:span> Analysis of the webs of relationships that urban dwellers use to navigate city life, find work, and maintain community, showing that cities are not simply anonymous and alienating.</text:p>
            </text:list-item>
            <text:list-item>
              <text:p text:style-name="P88"><text:span text:style-name="Strong_20_Emphasis">Informal Economy:</text:span> The sector of the economy that is untaxed and unregulated by the state. A critical area of study in cities of the Global South, encompassing street vendors, waste pickers, and home-based enterprises.</text:p>
            </text:list-item>
            <text:list-item>
              <text:p text:style-name="P88"><text:span text:style-name="Strong_20_Emphasis">Gentrification:</text:span> The process by which wealthier residents move into lower-income neighborhoods, leading to rising property values and the displacement of longtime residents.</text:p>
            </text:list-item>
            <text:list-item>
              <text:p text:style-name="P88"><text:span text:style-name="Strong_20_Emphasis">Segregation:</text:span> The spatial separation of different groups within a city on the basis of race, ethnicity, or class.</text:p>
            </text:list-item>
          </text:list>
        </text:list-item>
        <text:list-item>
          <text:p text:style-name="P88"><text:span text:style-name="Strong_20_Emphasis">Contemporary Topics:</text:span></text:p>
          <text:list>
            <text:list-item>
              <text:p text:style-name="P88"><text:span text:style-name="Strong_20_Emphasis">Global Cities (Saskia Sassen):</text:span> The study of cities like New York, London, and Tokyo as command centers for the global economy, characterized by high concentrations of financial and corporate services.</text:p>
            </text:list-item>
            <text:list-item>
              <text:p text:style-name="P88"><text:soft-page-break/><text:span text:style-name="Strong_20_Emphasis">Urban Infrastructure:</text:span> Ethnographic studies of roads, water systems, electricity grids, and waste management as sites where political power and social inequality are made material.</text:p>
            </text:list-item>
            <text:list-item>
              <text:p text:style-name="P88"><text:span text:style-name="Strong_20_Emphasis">Informal Settlements/Slums:</text:span> The study of the social organization, political mobilization, and resilience of residents in slums, shantytowns, and favelas.</text:p>
            </text:list-item>
            <text:list-item>
              <text:p text:style-name="P88"><text:span text:style-name="Strong_20_Emphasis">Urban Public Space:</text:span> Analysis of parks, plazas, and streets as sites of social interaction, political protest, and social control.</text:p>
            </text:list-item>
            <text:list-item>
              <text:p text:style-name="P88"><text:span text:style-name="Strong_20_Emphasis">Smart Cities:</text:span> Critical examination of the use of data and digital technology in urban governance and its implications for surveillance and citizenship.</text:p>
            </text:list-item>
          </text:list>
        </text:list-item>
      </text:list>
      <text:p text:style-name="Text_20_body"><text:span text:style-name="Strong_20_Emphasis">2.6.2 Medical Anthropology</text:span></text:p>
      <text:list text:style-name="L61">
        <text:list-item>
          <text:p text:style-name="P89"><text:span text:style-name="Strong_20_Emphasis">Definition:</text:span> A subfield of anthropology that draws upon social, cultural, biological, and linguistic anthropology to better understand the factors that influence health and well-being, the experience and distribution of illness, and healing processes.</text:p>
        </text:list-item>
        <text:list-item>
          <text:p text:style-name="P89"><text:span text:style-name="Strong_20_Emphasis">Core Approaches:</text:span></text:p>
          <text:list>
            <text:list-item>
              <text:p text:style-name="P89"><text:span text:style-name="Strong_20_Emphasis">Biocultural Approach:</text:span> Investigates the interplay of biology, culture, and environment in shaping health outcomes. Examines human biological adaptation to disease.</text:p>
            </text:list-item>
            <text:list-item>
              <text:p text:style-name="P89"><text:span text:style-name="Strong_20_Emphasis">Interpretive/Symbolic Approach:</text:span> Focuses on how people in different cultures make sense of illness.</text:p>
              <text:list>
                <text:list-item>
                  <text:p text:style-name="P90"><text:span text:style-name="Strong_20_Emphasis">Distinction between Disease and Illness:</text:span> <text:span text:style-name="T3">Disease</text:span> is the biomedical, pathological abnormality. <text:span text:style-name="T3">Illness</text:span> is the individual's subjective, culturally shaped experience of being unwell. <text:span text:style-name="T3">Sickness</text:span> is the social role of the unwell person.</text:p>
                </text:list-item>
                <text:list-item>
                  <text:p text:style-name="P89"><text:span text:style-name="Strong_20_Emphasis">Explanatory Models (Arthur Kleinman):</text:span> The culturally specific beliefs and frameworks that patients, families, and practitioners use to understand and explain an illness episode.</text:p>
                </text:list-item>
              </text:list>
            </text:list-item>
            <text:list-item>
              <text:p text:style-name="P89"><text:span text:style-name="Strong_20_Emphasis">Critical Medical Anthropology (CMA):</text:span> Examines how health and illness are shaped by large-scale political and economic forces, such as global capitalism, inequality, and colonialism.</text:p>
              <text:list>
                <text:list-item>
                  <text:p text:style-name="P89"><text:span text:style-name="Strong_20_Emphasis">Structural Violence (Paul Farmer):</text:span> Social structures—economic, political, legal, religious, and cultural—that prevent individuals and populations from reaching their full potential, leading to unequal distribution of sickness and death.</text:p>
                </text:list-item>
              </text:list>
            </text:list-item>
          </text:list>
        </text:list-item>
        <text:list-item>
          <text:p text:style-name="P89"><text:span text:style-name="Strong_20_Emphasis">Key Concepts:</text:span></text:p>
          <text:list>
            <text:list-item>
              <text:p text:style-name="P89"><text:span text:style-name="Strong_20_Emphasis">Ethnomedicine:</text:span> The comparative study of local systems of health and healing, including traditional healers, beliefs about etiology (cause of illness), and therapeutic practices.</text:p>
            </text:list-item>
            <text:list-item>
              <text:p text:style-name="P90"><text:span text:style-name="Strong_20_Emphasis">Culture-Bound Syndromes (or Idioms of Distress):</text:span> A set of symptoms and signs of distress that are recognized as a coherent illness within a particular culture but may not <text:soft-page-break/>conform to Western biomedical categories (e.g., <text:span text:style-name="T3">susto</text:span> in Latin America, <text:span text:style-name="T3">latah</text:span> in Southeast Asia).</text:p>
            </text:list-item>
            <text:list-item>
              <text:p text:style-name="P89"><text:span text:style-name="Strong_20_Emphasis">Medicalization:</text:span> The process by which non-medical problems become defined and treated as medical problems, usually in terms of illnesses or disorders (e.g., alcoholism, ADHD).</text:p>
            </text:list-item>
            <text:list-item>
              <text:p text:style-name="P89"><text:span text:style-name="Strong_20_Emphasis">The Body:</text:span> A major focus of study, exploring how the body is experienced and understood differently across cultures (the "social body," the "body politic").</text:p>
            </text:list-item>
          </text:list>
        </text:list-item>
        <text:list-item>
          <text:p text:style-name="P89"><text:span text:style-name="Strong_20_Emphasis">Contemporary Topics:</text:span></text:p>
          <text:list>
            <text:list-item>
              <text:p text:style-name="P89"><text:span text:style-name="Strong_20_Emphasis">Global Health:</text:span> Anthropological critique and engagement with international health organizations and interventions.</text:p>
            </text:list-item>
            <text:list-item>
              <text:p text:style-name="P89"><text:span text:style-name="Strong_20_Emphasis">Pharmaceuticals:</text:span> The social life of medicines, clinical trials, and global pharmaceutical markets.</text:p>
            </text:list-item>
            <text:list-item>
              <text:p text:style-name="P89"><text:span text:style-name="Strong_20_Emphasis">Pandemics:</text:span> The study of social responses to epidemics like HIV/AIDS, Ebola, and COVID-19, including stigma, public health messaging, and trust in science.</text:p>
            </text:list-item>
            <text:list-item>
              <text:p text:style-name="P89"><text:span text:style-name="Strong_20_Emphasis">Mental Health:</text:span> Cross-cultural perspectives on mental illness and healing.</text:p>
            </text:list-item>
          </text:list>
        </text:list-item>
      </text:list>
      <text:p text:style-name="Text_20_body"><text:span text:style-name="Strong_20_Emphasis">2.6.3 Development Anthropology</text:span></text:p>
      <text:list text:style-name="L62">
        <text:list-item>
          <text:p text:style-name="P91"><text:span text:style-name="Strong_20_Emphasis">Definition:</text:span> The branch of anthropology concerned with understanding the social and cultural dimensions of economic and social change, particularly in the context of international development projects and policies.</text:p>
        </text:list-item>
        <text:list-item>
          <text:p text:style-name="P91"><text:span text:style-name="Strong_20_Emphasis">Two Sides of the Field:</text:span></text:p>
          <text:list>
            <text:list-item>
              <text:p text:style-name="P91"><text:span text:style-name="Strong_20_Emphasis">Applied "Development Anthropology":</text:span> Anthropologists work for development agencies (e.g., World Bank, USAID, NGOs) to help design and implement more culturally appropriate and effective projects.</text:p>
            </text:list-item>
            <text:list-item>
              <text:p text:style-name="P91"><text:span text:style-name="Strong_20_Emphasis">Critical "Anthropology of Development":</text:span> Anthropologists take development itself as the object of study, critiquing its discourses, practices, and institutions.</text:p>
            </text:list-item>
          </text:list>
        </text:list-item>
        <text:list-item>
          <text:p text:style-name="P91"><text:span text:style-name="Strong_20_Emphasis">Key Critiques:</text:span></text:p>
          <text:list>
            <text:list-item>
              <text:p text:style-name="P91"><text:span text:style-name="Strong_20_Emphasis">The "Anti-Politics Machine" (James Ferguson):</text:span> His study in Lesotho showed how development projects often fail on their own terms but succeed in expanding state bureaucracy and defining problems in technical terms, thereby ignoring the underlying political causes of poverty and inequality.</text:p>
            </text:list-item>
            <text:list-item>
              <text:p text:style-name="P91"><text:span text:style-name="Strong_20_Emphasis">The Discourse of Development (Arturo Escobar):</text:span> Argued that "development" is a post-WWII discourse that created the "Third World" as an object of Western knowledge and intervention, casting it as poor and in need of management.</text:p>
            </text:list-item>
            <text:list-item>
              <text:p text:style-name="P91"><text:soft-page-break/><text:span text:style-name="Strong_20_Emphasis">Critique of Top-Down Approaches:</text:span> Development projects have historically failed because they impose external models without considering local knowledge, needs, or participation.</text:p>
            </text:list-item>
          </text:list>
        </text:list-item>
        <text:list-item>
          <text:p text:style-name="P91"><text:span text:style-name="Strong_20_Emphasis">Key Concepts:</text:span></text:p>
          <text:list>
            <text:list-item>
              <text:p text:style-name="P91"><text:span text:style-name="Strong_20_Emphasis">Participation:</text:span> The idea that local people should be involved in the planning, implementation, and evaluation of development projects that affect them.</text:p>
            </text:list-item>
            <text:list-item>
              <text:p text:style-name="P91"><text:span text:style-name="Strong_20_Emphasis">Empowerment:</text:span> A goal of development aimed at increasing the capacity of individuals or groups to make choices and to transform those choices into desired actions and outcomes.</text:p>
            </text:list-item>
            <text:list-item>
              <text:p text:style-name="P91"><text:span text:style-name="Strong_20_Emphasis">Local/Indigenous Knowledge:</text:span> The recognition that local communities possess sophisticated knowledge systems (e.g., ethnoecology) that can be vital for sustainable development.</text:p>
            </text:list-item>
            <text:list-item>
              <text:p text:style-name="P91"><text:span text:style-name="Strong_20_Emphasis">Neoliberalism:</text:span> A major focus of critique, examining the effects of structural adjustment programs, privatization, and market-based reforms on poverty and inequality.</text:p>
            </text:list-item>
          </text:list>
        </text:list-item>
      </text:list>
      <text:p text:style-name="Text_20_body"><text:span text:style-name="Strong_20_Emphasis">2.6.4 Science and Technology Studies (STS)</text:span></text:p>
      <text:list text:style-name="L63">
        <text:list-item>
          <text:p text:style-name="P92"><text:span text:style-name="Strong_20_Emphasis">Definition:</text:span> An interdisciplinary field that uses ethnographic methods to study science and technology as social and cultural phenomena. Anthropological STS focuses on the practices, institutions, and cultures of scientists and engineers and the social life of technologies.</text:p>
        </text:list-item>
        <text:list-item>
          <text:p text:style-name="P92"><text:span text:style-name="Strong_20_Emphasis">Historical Development:</text:span></text:p>
          <text:list>
            <text:list-item>
              <text:p text:style-name="P92">Began with the "sociology of scientific knowledge" (SSK) in the UK.</text:p>
            </text:list-item>
            <text:list-item>
              <text:p text:style-name="P92"><text:span text:style-name="Strong_20_Emphasis">Laboratory Ethnography:</text:span> A key methodological innovation. Anthropologists began conducting participant observation in scientific labs to understand how scientific facts are produced.</text:p>
              <text:list>
                <text:list-item>
                  <text:p text:style-name="P93"><text:span text:style-name="Strong_20_Emphasis">Bruno Latour and Steve Woolgar's </text:span><text:span text:style-name="Strong_20_Emphasis"><text:span text:style-name="T3">Laboratory Life</text:span></text:span> (1979) is the foundational text. They showed how messy, contingent lab practices are transformed into clean, objective scientific papers through a process of "inscription."</text:p>
                </text:list-item>
              </text:list>
            </text:list-item>
          </text:list>
        </text:list-item>
        <text:list-item>
          <text:p text:style-name="P92"><text:span text:style-name="Strong_20_Emphasis">Key Concepts:</text:span></text:p>
          <text:list>
            <text:list-item>
              <text:p text:style-name="P92"><text:span text:style-name="Strong_20_Emphasis">Social Construction of Technology (SCOT):</text:span> Argues that the design and adoption of technologies are shaped by the values and interests of different social groups, not just by technical efficiency.</text:p>
            </text:list-item>
            <text:list-item>
              <text:p text:style-name="P92"><text:span text:style-name="Strong_20_Emphasis">Actor-Network Theory (ANT):</text:span> A radical approach developed by Bruno Latour and others. It treats both human and non-human entities (e.g., microbes, scallops, computers, technical standards) as "actors" or "actants" in a network. It traces how these heterogeneous networks are assembled to create stable effects like scientific facts or working technologies.</text:p>
            </text:list-item>
            <text:list-item>
              <text:p text:style-name="P92"><text:soft-page-break/><text:span text:style-name="Strong_20_Emphasis">Technoscience:</text:span> A term used to emphasize the inextricable linkage between science and technology in modern research.</text:p>
            </text:list-item>
          </text:list>
        </text:list-item>
        <text:list-item>
          <text:p text:style-name="P92"><text:span text:style-name="Strong_20_Emphasis">Contemporary Topics:</text:span></text:p>
          <text:list>
            <text:list-item>
              <text:p text:style-name="P92"><text:span text:style-name="Strong_20_Emphasis">Genomics and Biotechnology:</text:span> The cultural impact of genetic testing, assisted reproductive technologies (ARTs), and biotechnological research.</text:p>
            </text:list-item>
            <text:list-item>
              <text:p text:style-name="P92"><text:span text:style-name="Strong_20_Emphasis">Digital Anthropology:</text:span> The study of online communities, social media, algorithms, and the culture of programmers and hackers.</text:p>
            </text:list-item>
            <text:list-item>
              <text:p text:style-name="P92"><text:span text:style-name="Strong_20_Emphasis">Cyborg Anthropology (Donna Haraway):</text:span> A theoretical perspective that explores the blurring boundaries between human, animal, and machine.</text:p>
            </text:list-item>
            <text:list-item>
              <text:p text:style-name="P92"><text:span text:style-name="Strong_20_Emphasis">Infrastructure Studies:</text:span> Ethnographies of large technical systems (e.g., the internet, electrical grids) and their social and political implications.</text:p>
            </text:list-item>
          </text:list>
        </text:list-item>
      </text:list>
      <text:p text:style-name="Text_20_body"><text:span text:style-name="Strong_20_Emphasis">2.6.5 Legal Anthropology</text:span></text:p>
      <text:list text:style-name="L64">
        <text:list-item>
          <text:p text:style-name="P94"><text:span text:style-name="Strong_20_Emphasis">Definition:</text:span> The cross-cultural study of social ordering, norms, conflict, and dispute resolution. It examines how societies create and maintain order, both with and without formal legal institutions.</text:p>
        </text:list-item>
        <text:list-item>
          <text:p text:style-name="P94"><text:span text:style-name="Strong_20_Emphasis">Evolution of the Field:</text:span></text:p>
          <text:list>
            <text:list-item>
              <text:p text:style-name="P95"><text:span text:style-name="Strong_20_Emphasis">Early Focus:</text:span> Investigating "law" in stateless societies to counter the ethnocentric view that law only exists in states. Bronisław Malinowski's <text:span text:style-name="T3">Crime and Custom in Savage Society</text:span> argued that social order is maintained through the force of reciprocity.</text:p>
            </text:list-item>
            <text:list-item>
              <text:p text:style-name="P94"><text:span text:style-name="Strong_20_Emphasis">Processual Turn:</text:span> Shift from focusing on rules to focusing on the processes of dispute resolution (negotiation, mediation, adjudication).</text:p>
            </text:list-item>
            <text:list-item>
              <text:p text:style-name="P94"><text:span text:style-name="Strong_20_Emphasis">Legal Pluralism:</text:span> A core modern concept. The recognition that multiple systems of law or normative ordering can coexist in the same social space (e.g., state law, religious law, customary law, and community norms).</text:p>
            </text:list-item>
          </text:list>
        </text:list-item>
        <text:list-item>
          <text:p text:style-name="P94"><text:span text:style-name="Strong_20_Emphasis">Key Concepts:</text:span></text:p>
          <text:list>
            <text:list-item>
              <text:p text:style-name="P94"><text:span text:style-name="Strong_20_Emphasis">Norm:</text:span> A culturally understood rule for behavior.</text:p>
            </text:list-item>
            <text:list-item>
              <text:p text:style-name="P94"><text:span text:style-name="Strong_20_Emphasis">Social Control:</text:span> The mechanisms by which a society regulates its members' behavior.</text:p>
            </text:list-item>
            <text:list-item>
              <text:p text:style-name="P94"><text:span text:style-name="Strong_20_Emphasis">Dispute:</text:span> A conflict that is made public.</text:p>
            </text:list-item>
            <text:list-item>
              <text:p text:style-name="P94"><text:span text:style-name="Strong_20_Emphasis">The Rule of Law:</text:span> An ideology that law should govern a nation, as opposed to being governed by the arbitrary decisions of individual officials. Anthropologists study how this ideal is culturally interpreted and implemented.</text:p>
            </text:list-item>
          </text:list>
        </text:list-item>
        <text:list-item>
          <text:p text:style-name="P94"><text:span text:style-name="Strong_20_Emphasis">Contemporary Topics:</text:span></text:p>
          <text:list>
            <text:list-item>
              <text:p text:style-name="P94"><text:span text:style-name="Strong_20_Emphasis">Human Rights:</text:span> The anthropology of human rights examines how a universal discourse of rights is translated, adopted, or resisted in different cultural contexts.</text:p>
            </text:list-item>
            <text:list-item>
              <text:p text:style-name="P94"><text:soft-page-break/><text:span text:style-name="Strong_20_Emphasis">Indigenous Rights and Law:</text:span> The study of Indigenous legal traditions and political struggles for legal recognition and sovereignty.</text:p>
            </text:list-item>
            <text:list-item>
              <text:p text:style-name="P94"><text:span text:style-name="Strong_20_Emphasis">Transitional Justice:</text:span> The study of legal and extra-legal processes (e.g., truth commissions) used by societies to address legacies of mass violence and human rights abuses.</text:p>
            </text:list-item>
            <text:list-item>
              <text:p text:style-name="P94"><text:span text:style-name="Strong_20_Emphasis">Law and Globalization:</text:span> The study of transnational legal regimes, international criminal courts, and the role of law in global governance.</text:p>
            </text:list-item>
          </text:list>
        </text:list-item>
      </text:list>
      <text:p text:style-name="Text_20_body"><text:span text:style-name="Strong_20_Emphasis">2.6.6 Visual Anthropology</text:span></text:p>
      <text:list text:style-name="L65">
        <text:list-item>
          <text:p text:style-name="P96"><text:span text:style-name="Strong_20_Emphasis">Definition:</text:span> The production and study of ethnographic photography, film, and other visual media for the purposes of anthropological research, representation, and communication.</text:p>
        </text:list-item>
        <text:list-item>
          <text:p text:style-name="P96"><text:span text:style-name="Strong_20_Emphasis">History and Key Figures:</text:span></text:p>
          <text:list>
            <text:list-item>
              <text:p text:style-name="P96"><text:span text:style-name="Strong_20_Emphasis">19th Century:</text:span> Photography used in colonial contexts, often for racial typing and documentation.</text:p>
            </text:list-item>
            <text:list-item>
              <text:p text:style-name="P96"><text:span text:style-name="Strong_20_Emphasis">Salvage Ethnography:</text:span> Edward Curtis's extensive photographic project to document "disappearing" Native American cultures.</text:p>
            </text:list-item>
            <text:list-item>
              <text:p text:style-name="P96"><text:span text:style-name="Strong_20_Emphasis">Ethnographic Film Pioneers:</text:span></text:p>
              <text:list>
                <text:list-item>
                  <text:p text:style-name="P97"><text:span text:style-name="Strong_20_Emphasis">Robert Flaherty's </text:span><text:span text:style-name="Strong_20_Emphasis"><text:span text:style-name="T3">Nanook of the North</text:span></text:span> (1922): Often considered the first ethnographic film, though criticized for staging scenes.</text:p>
                </text:list-item>
                <text:list-item>
                  <text:p text:style-name="P96"><text:span text:style-name="Strong_20_Emphasis">Jean Rouch:</text:span> A key figure in French ethnographic film. Developed "cinéma-vérité" and the concept of "shared anthropology," where the camera becomes a tool to provoke events and collaborate with subjects.</text:p>
                </text:list-item>
                <text:list-item>
                  <text:p text:style-name="P96"><text:span text:style-name="Strong_20_Emphasis">Timothy Asch and John Marshall:</text:span> Known for their long-term film projects with the Yanomami and the Ju/'hoansi, respectively, and for developing observational cinema.</text:p>
                </text:list-item>
              </text:list>
            </text:list-item>
          </text:list>
        </text:list-item>
        <text:list-item>
          <text:p text:style-name="P96"><text:span text:style-name="Strong_20_Emphasis">Key Concepts and Approaches:</text:span></text:p>
          <text:list>
            <text:list-item>
              <text:p text:style-name="P96"><text:span text:style-name="Strong_20_Emphasis">Observational Cinema:</text:span> A style of filmmaking that attempts to record reality with minimal intrusion.</text:p>
            </text:list-item>
            <text:list-item>
              <text:p text:style-name="P96"><text:span text:style-name="Strong_20_Emphasis">The Politics of Representation:</text:span> A central concern, questioning who has the right to represent whom, and the power dynamics inherent in the ethnographic gaze.</text:p>
            </text:list-item>
            <text:list-item>
              <text:p text:style-name="P96"><text:span text:style-name="Strong_20_Emphasis">Reflexivity:</text:span> Making the filmmaker's presence and the process of filmmaking visible within the film itself.</text:p>
            </text:list-item>
            <text:list-item>
              <text:p text:style-name="P97"><text:span text:style-name="Strong_20_Emphasis">Sensory Ethnography:</text:span> An approach (associated with Harvard's Sensory Ethnography Lab) that uses experimental visual and acoustic techniques to convey the lived, embodied experience of a particular place or activity (e.g., <text:span text:style-name="T3">Leviathan</text:span>, <text:span text:style-name="T3">Sweetgrass</text:span>).</text:p>
            </text:list-item>
            <text:list-item>
              <text:p text:style-name="P96"><text:soft-page-break/><text:span text:style-name="Strong_20_Emphasis">Participatory Video / Photovoice:</text:span> Collaborative methods where community members are given cameras to document their own lives and perspectives.</text:p>
            </text:list-item>
          </text:list>
        </text:list-item>
      </text:list>
      <text:p text:style-name="Text_20_body"><text:span text:style-name="Strong_20_Emphasis">2.6.7 Food and Nutrition Anthropology</text:span></text:p>
      <text:list text:style-name="L66">
        <text:list-item>
          <text:p text:style-name="P98"><text:span text:style-name="Strong_20_Emphasis">Definition:</text:span> The study of food and nutrition from a cross-cultural, holistic perspective, integrating social, cultural, biological, and ecological approaches.</text:p>
        </text:list-item>
        <text:list-item>
          <text:p text:style-name="P98"><text:span text:style-name="Strong_20_Emphasis">Key Theoretical Approaches:</text:span></text:p>
          <text:list>
            <text:list-item>
              <text:p text:style-name="P98"><text:span text:style-name="Strong_20_Emphasis">Materialist:</text:span> Focuses on the ecological and nutritional aspects of food systems, how societies adapt their foodways to their environment, and the material consequences of diet.</text:p>
            </text:list-item>
            <text:list-item>
              <text:p text:style-name="P98"><text:span text:style-name="Strong_20_Emphasis">Symbolic/Structuralist:</text:span> Views food as a symbolic system, a "language" that communicates social information.</text:p>
              <text:list>
                <text:list-item>
                  <text:p text:style-name="P98"><text:span text:style-name="Strong_20_Emphasis">Claude Lévi-Strauss's "Culinary Triangle":</text:span> An analysis of the conceptual structure of cooking, using the binary opposition of Raw vs. Cooked and the mediating category of Rotten.</text:p>
                </text:list-item>
                <text:list-item>
                  <text:p text:style-name="P98"><text:span text:style-name="Strong_20_Emphasis">Mary Douglas:</text:span> Argued that meals are patterned events that structure social relationships.</text:p>
                </text:list-item>
              </text:list>
            </text:list-item>
            <text:list-item>
              <text:p text:style-name="P99"><text:span text:style-name="Strong_20_Emphasis">Political Economy:</text:span> Examines how global food systems, commodity chains, and power relations shape what people eat (e.g., Sidney Mintz's <text:span text:style-name="T3">Sweetness and Power</text:span>).</text:p>
            </text:list-item>
          </text:list>
        </text:list-item>
        <text:list-item>
          <text:p text:style-name="P98"><text:span text:style-name="Strong_20_Emphasis">Key Concepts:</text:span></text:p>
          <text:list>
            <text:list-item>
              <text:p text:style-name="P98"><text:span text:style-name="Strong_20_Emphasis">Foodways:</text:span> The entire complex of practices, beliefs, and cultural meanings surrounding the production, distribution, and consumption of food.</text:p>
            </text:list-item>
            <text:list-item>
              <text:p text:style-name="P98"><text:span text:style-name="Strong_20_Emphasis">Commensality:</text:span> The act of eating together, a fundamental social activity that creates and reinforces social bonds.</text:p>
            </text:list-item>
            <text:list-item>
              <text:p text:style-name="P98"><text:span text:style-name="Strong_20_Emphasis">Food Security:</text:span> Access by all people at all times to enough safe, nutritious, and culturally appropriate food for an active and healthy life.</text:p>
            </text:list-item>
            <text:list-item>
              <text:p text:style-name="P98"><text:span text:style-name="Strong_20_Emphasis">Cuisine:</text:span> A style of cooking characterized by distinctive ingredients, techniques, and dishes, often associated with a specific culture or region.</text:p>
            </text:list-item>
          </text:list>
        </text:list-item>
        <text:list-item>
          <text:p text:style-name="P98"><text:span text:style-name="Strong_20_Emphasis">Contemporary Topics:</text:span></text:p>
          <text:list>
            <text:list-item>
              <text:p text:style-name="P98"><text:span text:style-name="Strong_20_Emphasis">Globalization of Food:</text:span> The spread of industrial agriculture, fast food, and global food commodities.</text:p>
            </text:list-item>
            <text:list-item>
              <text:p text:style-name="P98"><text:span text:style-name="Strong_20_Emphasis">Food and Identity:</text:span> How food is used to construct and express ethnic, national, class, and religious identities.</text:p>
            </text:list-item>
            <text:list-item>
              <text:p text:style-name="P98"><text:span text:style-name="Strong_20_Emphasis">The Politics of Hunger:</text:span> Analyzing famine and food insecurity as political and economic problems, not just natural disasters.</text:p>
            </text:list-item>
            <text:list-item>
              <text:p text:style-name="P98"><text:soft-page-break/><text:span text:style-name="Strong_20_Emphasis">Food Movements:</text:span> The anthropology of alternative food networks, such as organic farming, fair trade, and local food movements.</text:p>
            </text:list-item>
          </text:list>
        </text:list-item>
      </text:list>
      <text:p text:style-name="Text_20_body"><text:span text:style-name="Strong_20_Emphasis">2.6.8 Tourism and Heritage Studies</text:span></text:p>
      <text:list text:style-name="L67">
        <text:list-item>
          <text:p text:style-name="P100"><text:span text:style-name="Strong_20_Emphasis">Definition:</text:span> The anthropological study of tourism as a form of global interaction and the study of how the past is constructed, valued, and managed as "heritage" in the present.</text:p>
        </text:list-item>
        <text:list-item>
          <text:p text:style-name="P100"><text:span text:style-name="Strong_20_Emphasis">Anthropology of Tourism:</text:span></text:p>
          <text:list>
            <text:list-item>
              <text:p text:style-name="P100"><text:span text:style-name="Strong_20_Emphasis">The Tourist Gaze (John Urry):</text:span> The idea that tourists consume places and experiences with a particular, socially organized way of seeing.</text:p>
            </text:list-item>
            <text:list-item>
              <text:p text:style-name="P100"><text:span text:style-name="Strong_20_Emphasis">Authenticity (Dean MacCannell):</text:span> Argued that a key motivation for tourists is the search for "authentic" experiences. He introduced the concept of <text:span text:style-name="Strong_20_Emphasis">"staged authenticity,"</text:span> where local cultures create performances and settings for tourists that appear authentic but are produced for the tourist gaze.</text:p>
            </text:list-item>
            <text:list-item>
              <text:p text:style-name="P100"><text:span text:style-name="Strong_20_Emphasis">Commodification of Culture:</text:span> The process by which cultural practices, objects, and identities are turned into products to be sold to tourists.</text:p>
            </text:list-item>
          </text:list>
        </text:list-item>
        <text:list-item>
          <text:p text:style-name="P100"><text:span text:style-name="Strong_20_Emphasis">Anthropology of Heritage:</text:span></text:p>
          <text:list>
            <text:list-item>
              <text:p text:style-name="P100"><text:span text:style-name="Strong_20_Emphasis">Heritage as a Social Construct:</text:span> Heritage is not the past itself, but a contemporary product. It is what we choose to preserve, interpret, and value from the past.</text:p>
            </text:list-item>
            <text:list-item>
              <text:p text:style-name="P100"><text:span text:style-name="Strong_20_Emphasis">Authorized Heritage Discourse (Laurajane Smith):</text:span> The idea that official heritage institutions (like UNESCO and national governments) promote a particular expert-driven, monumental, and aesthetic view of heritage, often marginalizing local and Indigenous values.</text:p>
            </text:list-item>
            <text:list-item>
              <text:p text:style-name="P100"><text:span text:style-name="Strong_20_Emphasis">Tangible vs. Intangible Heritage:</text:span></text:p>
              <text:list>
                <text:list-item>
                  <text:p text:style-name="P100"><text:span text:style-name="Strong_20_Emphasis">Tangible:</text:span> Physical sites, monuments, and objects.</text:p>
                </text:list-item>
                <text:list-item>
                  <text:p text:style-name="P100"><text:span text:style-name="Strong_20_Emphasis">Intangible:</text:span> Oral traditions, performing arts, social practices, rituals, and knowledge (a category promoted by UNESCO).</text:p>
                </text:list-item>
              </text:list>
            </text:list-item>
          </text:list>
        </text:list-item>
        <text:list-item>
          <text:p text:style-name="P100"><text:span text:style-name="Strong_20_Emphasis">Contemporary Topics:</text:span></text:p>
          <text:list>
            <text:list-item>
              <text:p text:style-name="P100"><text:span text:style-name="Strong_20_Emphasis">Dark Tourism:</text:span> Tourism directed to sites of death, disaster, and tragedy (e.g., concentration camps, battlefields).</text:p>
            </text:list-item>
            <text:list-item>
              <text:p text:style-name="P100"><text:span text:style-name="Strong_20_Emphasis">Ecotourism and Sustainable Tourism:</text:span> The study of tourism's environmental impacts and attempts to create more sustainable models.</text:p>
            </text:list-item>
            <text:list-item>
              <text:p text:style-name="P100"><text:span text:style-name="Strong_20_Emphasis">The Politics of Memory:</text:span> How heritage sites become contested spaces for negotiating national identity and historical narratives.</text:p>
            </text:list-item>
            <text:list-item>
              <text:p text:style-name="P100"><text:span text:style-name="Strong_20_Emphasis">Repatriation:</text:span> The movement for the return of cultural objects and ancestral remains from museums to their communities of origin.</text:p>
            </text:list-item>
          </text:list>
        </text:list-item>
      </text:list>
      <text:p text:style-name="Text_20_body"><text:soft-page-break/></text:p>
      <text:p text:style-name="Text_20_body"/>
      <text:p text:style-name="Text_20_body"><text:span text:style-name="Strong_20_Emphasis">PART III: ADVANCED / SPECIALISED</text:span></text:p>
      <text:p text:style-name="Text_20_body"><text:span text:style-name="Strong_20_Emphasis">CHAPTER 1: ADVANCED THEORY SEMINARS</text:span></text:p>
      <text:p text:style-name="Text_20_body"><text:span text:style-name="Strong_20_Emphasis">3.1.1 Contemporary Anthropological Theory</text:span></text:p>
      <text:list text:style-name="L68">
        <text:list-item>
          <text:p text:style-name="P101"><text:span text:style-name="Strong_20_Emphasis">The Post-Postmodern Shift:</text:span> A move away from the intense focus on representation, textuality, and deconstruction that characterized the 1980s and 90s. While retaining a critique of positivism, contemporary theory re-engages with materiality, reality, and being.</text:p>
        </text:list-item>
        <text:list-item>
          <text:p text:style-name="P101"><text:span text:style-name="Strong_20_Emphasis">The Ontological Turn:</text:span> A major theoretical shift proposing that cultural differences are not just different "worldviews" or "perspectives" on a single, universal reality, but are in fact different realities or "worlds" altogether (ontologies).</text:p>
          <text:list>
            <text:list-item>
              <text:p text:style-name="P101"><text:span text:style-name="Strong_20_Emphasis">Core Question:</text:span> Shifts from "How do people represent the world?" (epistemology) to "What world do people enact?" (ontology).</text:p>
            </text:list-item>
            <text:list-item>
              <text:p text:style-name="P101"><text:span text:style-name="Strong_20_Emphasis">Multinaturalism (Eduardo Viveiros de Castro):</text:span> Based on Amazonian ethnography, this is the inverse of Western multiculturalism. Western multiculturalism assumes one universal Nature and many different Cultures. Amazonian multinaturalism assumes one universal Culture/humanity (all beings are fundamentally "people") but many different Natures (each species has a different body and therefore perceives a different world).</text:p>
            </text:list-item>
            <text:list-item>
              <text:p text:style-name="P101"><text:span text:style-name="Strong_20_Emphasis">Analogic Imagination (Philippe Descola):</text:span> Proposed four fundamental ontologies based on how beings are perceived to share or differ in interiority (soul/mind) and physicality (body):</text:p>
              <text:list>
                <text:list-item>
                  <text:p text:style-name="P101"><text:span text:style-name="Strong_20_Emphasis">Animism:</text:span> Different physicalities, shared interiority (common in Amazonia).</text:p>
                </text:list-item>
                <text:list-item>
                  <text:p text:style-name="P101"><text:span text:style-name="Strong_20_Emphasis">Totemism:</text:span> Shared physicality and interiority between a human group and a non-human species (common in Australia).</text:p>
                </text:list-item>
                <text:list-item>
                  <text:p text:style-name="P101"><text:span text:style-name="Strong_20_Emphasis">Analogism:</text:span> Different physicalities and different interiorities, all linked in a web of correspondences (e.g., historical China, Renaissance Europe).</text:p>
                </text:list-item>
                <text:list-item>
                  <text:p text:style-name="P101"><text:span text:style-name="Strong_20_Emphasis">Naturalism:</text:span> Shared physicality (universal material world), different interiorities (only humans have true culture/mind). This is the ontology of modern Western science.</text:p>
                </text:list-item>
              </text:list>
            </text:list-item>
          </text:list>
        </text:list-item>
        <text:list-item>
          <text:p text:style-name="P101"><text:span text:style-name="Strong_20_Emphasis">New Materialism / Vibrant Matter (Jane Bennett):</text:span> A philosophical and theoretical movement that re-evaluates the status of matter.</text:p>
          <text:list>
            <text:list-item>
              <text:p text:style-name="P101">Challenges the idea of matter as passive, inert, or simply a screen for human culture.</text:p>
            </text:list-item>
            <text:list-item>
              <text:p text:style-name="P101">Argues for the agency and "vibrancy" of non-human, material things.</text:p>
            </text:list-item>
            <text:list-item>
              <text:p text:style-name="P101">Seeks to flatten the hierarchy between humans and non-humans, subjects and objects.</text:p>
            </text:list-item>
          </text:list>
        </text:list-item>
        <text:list-item>
          <text:p text:style-name="P101"><text:soft-page-break/><text:span text:style-name="Strong_20_Emphasis">Actor-Network Theory (ANT) in Anthropology:</text:span></text:p>
          <text:list>
            <text:list-item>
              <text:p text:style-name="P101">While originating in STS, its influence spread widely.</text:p>
            </text:list-item>
            <text:list-item>
              <text:p text:style-name="P101"><text:span text:style-name="Strong_20_Emphasis">Methodological Principle:</text:span> "Follow the actors." Trace the associations between heterogeneous elements (human and non-human) without pre-judging their importance or social category.</text:p>
            </text:list-item>
            <text:list-item>
              <text:p text:style-name="P102">ANT is not a theory <text:span text:style-name="T3">of</text:span> the social, but a method to describe how the social is assembled and held together through networks of actors.</text:p>
            </text:list-item>
          </text:list>
        </text:list-item>
        <text:list-item>
          <text:p text:style-name="P101"><text:span text:style-name="Strong_20_Emphasis">The Practice/Praxiological Tradition (Post-Bourdieu):</text:span></text:p>
          <text:list>
            <text:list-item>
              <text:p text:style-name="P101"><text:span text:style-name="Strong_20_Emphasis">Tim Ingold:</text:span> A major figure who developed a "dwelling perspective."</text:p>
              <text:list>
                <text:list-item>
                  <text:p text:style-name="P102">Argues that humans and other organisms do not just live <text:span text:style-name="T3">in</text:span> an environment but generate their worlds <text:span text:style-name="T3">through</text:span> their practical, sensory engagement with it.</text:p>
                </text:list-item>
                <text:list-item>
                  <text:p text:style-name="P101"><text:span text:style-name="Strong_20_Emphasis">Skills:</text:span> Emphasizes skill acquisition and embodied knowledge over abstract cultural rules.</text:p>
                </text:list-item>
                <text:list-item>
                  <text:p text:style-name="P101"><text:span text:style-name="Strong_20_Emphasis">Taskscapes:</text:span> Views the landscape as a history of human activities and movements.</text:p>
                </text:list-item>
              </text:list>
            </text:list-item>
          </text:list>
        </text:list-item>
        <text:list-item>
          <text:p text:style-name="P101"><text:span text:style-name="Strong_20_Emphasis">The Anthropology of the Otherwise (Marisol de la Cadena, Arturo Escobar):</text:span></text:p>
          <text:list>
            <text:list-item>
              <text:p text:style-name="P101">Focuses on worlds and practices that exist outside or in tension with the modern Western project of a single, universal world.</text:p>
            </text:list-item>
            <text:list-item>
              <text:p text:style-name="P101">Explores "pluriversal" possibilities, where many worlds can co-exist.</text:p>
            </text:list-item>
            <text:list-item>
              <text:p text:style-name="P101">Links ontological difference to political struggles, particularly by Indigenous groups.</text:p>
            </text:list-item>
          </text:list>
        </text:list-item>
      </text:list>
      <text:p text:style-name="Text_20_body"><text:span text:style-name="Strong_20_Emphasis">3.1.2 Critical Race Theory in Anthropology</text:span></text:p>
      <text:list text:style-name="L69">
        <text:list-item>
          <text:p text:style-name="P103"><text:span text:style-name="Strong_20_Emphasis">Definition:</text:span> An analytical framework originating in legal studies that examines race and racism as systemic, embedded in social structures and legal systems, rather than as mere individual prejudice.</text:p>
        </text:list-item>
        <text:list-item>
          <text:p text:style-name="P103"><text:span text:style-name="Strong_20_Emphasis">Core Tenets Applied to Anthropology:</text:span></text:p>
          <text:list>
            <text:list-item>
              <text:p text:style-name="P103"><text:span text:style-name="Strong_20_Emphasis">The Social Construction of Race:</text:span> Race is a product of social thought and relations, not a biological reality. Anthropology helps trace the historical and cultural processes of "racialization."</text:p>
            </text:list-item>
            <text:list-item>
              <text:p text:style-name="P103"><text:span text:style-name="Strong_20_Emphasis">Ordinariness of Racism:</text:span> Racism is a normal, everyday feature of society, not an aberration.</text:p>
            </text:list-item>
            <text:list-item>
              <text:p text:style-name="P103"><text:span text:style-name="Strong_20_Emphasis">Interest Convergence:</text:span> Progress for racial justice only occurs when it converges with the interests of the white elite.</text:p>
            </text:list-item>
            <text:list-item>
              <text:p text:style-name="P103"><text:span text:style-name="Strong_20_Emphasis">Intersectionality:</text:span> Race intersects with other axes of identity and oppression like class, gender, and sexuality.</text:p>
            </text:list-item>
            <text:list-item>
              <text:p text:style-name="P103"><text:soft-page-break/><text:span text:style-name="Strong_20_Emphasis">Critique of Liberalism:</text:span> Challenges liberal notions of colorblindness and neutrality, arguing they often mask existing racial hierarchies.</text:p>
            </text:list-item>
          </text:list>
        </text:list-item>
        <text:list-item>
          <text:p text:style-name="P103"><text:span text:style-name="Strong_20_Emphasis">CRT's Engagement with Anthropology:</text:span></text:p>
          <text:list>
            <text:list-item>
              <text:p text:style-name="P103"><text:span text:style-name="Strong_20_Emphasis">Decolonizing the Discipline:</text:span> CRT provides tools to critique anthropology's own history of collusion with colonialism and scientific racism.</text:p>
            </text:list-item>
            <text:list-item>
              <text:p text:style-name="P103"><text:span text:style-name="Strong_20_Emphasis">Faye V. Harrison:</text:span> A key figure who has long advocated for an "anthropology of racism" and for decolonizing the discipline's methodologies and theoretical canons.</text:p>
            </text:list-item>
            <text:list-item>
              <text:p text:style-name="P103"><text:span text:style-name="Strong_20_Emphasis">From "Race" to "Racialization":</text:span> A shift from studying "races" as static groups to analyzing "racialization" as an active process by which social groups are defined, categorized, and subjected to differential treatment.</text:p>
            </text:list-item>
          </text:list>
        </text:list-item>
        <text:list-item>
          <text:p text:style-name="P103"><text:span text:style-name="Strong_20_Emphasis">Key Concepts in Anthropological Race Studies:</text:span></text:p>
          <text:list>
            <text:list-item>
              <text:p text:style-name="P103"><text:span text:style-name="Strong_20_Emphasis">Racial Formation (Michael Omi &amp; Howard Winant):</text:span> The socio-historical process by which racial categories are created, inhabited, transformed, and destroyed.</text:p>
            </text:list-item>
            <text:list-item>
              <text:p text:style-name="P103"><text:span text:style-name="Strong_20_Emphasis">White Supremacy:</text:span> Not just overt hate groups, but a political, economic, and cultural system in which white people overwhelmingly control power and material resources.</text:p>
            </text:list-item>
            <text:list-item>
              <text:p text:style-name="P103"><text:span text:style-name="Strong_20_Emphasis">Settler Colonialism:</text:span> A distinct form of colonialism where the colonizers come to stay, seeking to eliminate the native population and replace them on the land. Race is central to defining who is "native" and who is "settler."</text:p>
            </text:list-item>
            <text:list-item>
              <text:p text:style-name="P103"><text:span text:style-name="Strong_20_Emphasis">Racial Capitalism (Cedric Robinson):</text:span> The theory that capitalism did not just utilize pre-existing racial hierarchies but was fundamentally constituted by them from its origins; slavery and colonialism were not anomalies but core to capitalist development.</text:p>
            </text:list-item>
          </text:list>
        </text:list-item>
      </text:list>
      <text:p text:style-name="Text_20_body"><text:span text:style-name="Strong_20_Emphasis">3.1.3 Multispecies and Posthuman Approaches</text:span></text:p>
      <text:list text:style-name="L70">
        <text:list-item>
          <text:p text:style-name="P104"><text:span text:style-name="Strong_20_Emphasis">Multispecies Ethnography:</text:span> An ethnographic approach that moves beyond anthropocentrism to focus on the interconnected lives of humans, animals, plants, fungi, and microbes.</text:p>
          <text:list>
            <text:list-item>
              <text:p text:style-name="P104"><text:span text:style-name="Strong_20_Emphasis">Core Principle:</text:span> To study "contact zones" and "entanglements" where the lives and histories of different species intersect and shape one another.</text:p>
            </text:list-item>
            <text:list-item>
              <text:p text:style-name="P104"><text:span text:style-name="Strong_20_Emphasis">Holobiont:</text:span> A biological concept embraced by anthropologists to understand organisms (including humans) not as autonomous individuals but as ecosystems composed of a host and its many microbial symbionts.</text:p>
            </text:list-item>
            <text:list-item>
              <text:p text:style-name="P104"><text:span text:style-name="Strong_20_Emphasis">Key Works:</text:span></text:p>
              <text:list>
                <text:list-item>
                  <text:p text:style-name="P105"><text:span text:style-name="Strong_20_Emphasis">Anna Tsing's </text:span><text:span text:style-name="Strong_20_Emphasis"><text:span text:style-name="T3">The Mushroom at the End of the World</text:span></text:span><text:span text:style-name="Strong_20_Emphasis">:</text:span> Traces the global commodity chain of the matsutake mushroom to explore themes of precarity, salvage accumulation, and collaborative survival in human-disturbed landscapes ("capitalist ruins").</text:p>
                </text:list-item>
                <text:list-item>
                  <text:p text:style-name="P104"><text:soft-page-break/><text:span text:style-name="Strong_20_Emphasis">Eben Kirksey and Stefan Helmreich's "The Emergence of Multispecies Ethnography":</text:span> A foundational article outlining the field.</text:p>
                </text:list-item>
                <text:list-item>
                  <text:p text:style-name="P105"><text:span text:style-name="Strong_20_Emphasis">Donna Haraway's </text:span><text:span text:style-name="Strong_20_Emphasis"><text:span text:style-name="T3">When Species Meet</text:span></text:span><text:span text:style-name="Strong_20_Emphasis">:</text:span> Explores the co-constitutive relationships between humans and their "companion species," particularly dogs, rejecting instrumentalism for a focus on mutual becoming.</text:p>
                </text:list-item>
              </text:list>
            </text:list-item>
          </text:list>
        </text:list-item>
        <text:list-item>
          <text:p text:style-name="P104"><text:span text:style-name="Strong_20_Emphasis">Posthumanism:</text:span> A broad theoretical perspective that critiques the foundational assumptions of humanism.</text:p>
          <text:list>
            <text:list-item>
              <text:p text:style-name="P104"><text:span text:style-name="Strong_20_Emphasis">Critique of Human Exceptionalism:</text:span> Challenges the idea that humans are unique and superior to all other beings due to reason, language, or culture.</text:p>
            </text:list-item>
            <text:list-item>
              <text:p text:style-name="P104"><text:span text:style-name="Strong_20_Emphasis">Blurring Boundaries:</text:span> Explores the breakdown of the rigid distinctions between human/animal, organism/machine, and nature/culture.</text:p>
            </text:list-item>
            <text:list-item>
              <text:p text:style-name="P104"><text:span text:style-name="Strong_20_Emphasis">The Cyborg (Donna Haraway):</text:span> A "cybernetic organism," a hybrid of machine and organism. Haraway uses the cyborg as a metaphor to break down dualisms and imagine new political possibilities beyond essentialist identity politics.</text:p>
            </text:list-item>
            <text:list-item>
              <text:p text:style-name="P104"><text:span text:style-name="Strong_20_Emphasis">Distributed Cognition:</text:span> The idea that thought and intelligence are not confined to the individual brain but are distributed across bodies, tools, and environments.</text:p>
            </text:list-item>
          </text:list>
        </text:list-item>
      </text:list>
      <text:p text:style-name="Text_20_body"><text:span text:style-name="Strong_20_Emphasis">3.1.4 Affect and Emotion Studies</text:span></text:p>
      <text:list text:style-name="L71">
        <text:list-item>
          <text:p text:style-name="P106"><text:span text:style-name="Strong_20_Emphasis">The Affective Turn:</text:span> A shift across the humanities and social sciences towards studying affect, feeling, and emotion as central to social and political life.</text:p>
        </text:list-item>
        <text:list-item>
          <text:p text:style-name="P106"><text:span text:style-name="Strong_20_Emphasis">Distinguishing Affect and Emotion:</text:span></text:p>
          <text:list>
            <text:list-item>
              <text:p text:style-name="P106"><text:span text:style-name="Strong_20_Emphasis">Emotion:</text:span> Often understood as a named, qualified, and culturally categorized feeling that a person can identify and narrate (e.g., anger, joy, sadness).</text:p>
            </text:list-item>
            <text:list-item>
              <text:p text:style-name="P107"><text:span text:style-name="Strong_20_Emphasis">Affect (Deleuzian/Spinozist):</text:span> A pre-personal, non-conscious, and unformed intensity or force that passes between bodies. It is the body's capacity <text:span text:style-name="T3">to affect and be affected</text:span>. It precedes and exceeds conscious thought and emotion.</text:p>
            </text:list-item>
          </text:list>
        </text:list-item>
        <text:list-item>
          <text:p text:style-name="P106"><text:span text:style-name="Strong_20_Emphasis">Anthropology of Emotion:</text:span></text:p>
          <text:list>
            <text:list-item>
              <text:p text:style-name="P106"><text:span text:style-name="Strong_20_Emphasis">Classic Approach:</text:span> Studies how emotions are culturally constructed, expressed according to local "feeling rules," and shape social interaction.</text:p>
            </text:list-item>
            <text:list-item>
              <text:p text:style-name="P107"><text:span text:style-name="Strong_20_Emphasis">Michelle Rosaldo:</text:span> Studied Ilongot headhunting as tied to a culturally specific emotion of <text:span text:style-name="T3">liget</text:span> (anger/passion).</text:p>
            </text:list-item>
          </text:list>
        </text:list-item>
        <text:list-item>
          <text:p text:style-name="P106"><text:span text:style-name="Strong_20_Emphasis">Anthropology of Affect:</text:span></text:p>
          <text:list>
            <text:list-item>
              <text:p text:style-name="P106"><text:span text:style-name="Strong_20_Emphasis">Methodology:</text:span> Less about asking people how they feel and more about attuning to the "atmospheres," "moods," and "intensities" that constitute everyday life.</text:p>
            </text:list-item>
            <text:list-item>
              <text:p text:style-name="P106"><text:soft-page-break/><text:span text:style-name="Strong_20_Emphasis">Kathleen Stewart:</text:span> A key practitioner. Her work uses a distinctive writing style to capture the affective textures of ordinary life in America, focusing on how public feelings and circulating narratives shape experience.</text:p>
            </text:list-item>
            <text:list-item>
              <text:p text:style-name="P106"><text:span text:style-name="Strong_20_Emphasis">Public Affect:</text:span> The study of how affects circulate in the public sphere through media, political rhetoric, and social events, creating collective moods and political formations.</text:p>
            </text:list-item>
            <text:list-item>
              <text:p text:style-name="P106"><text:span text:style-name="Strong_20_Emphasis">Cruel Optimism (Lauren Berlant):</text:span> A concept describing a situation where something you desire is actually an obstacle to your flourishing (e.g., the "American Dream"). The attachment to this fantasy is affective.</text:p>
            </text:list-item>
          </text:list>
        </text:list-item>
      </text:list>
      <text:p text:style-name="Text_20_body"><text:span text:style-name="Strong_20_Emphasis">3.1.5 Anthropology of the Anthropocene</text:span></text:p>
      <text:list text:style-name="L72">
        <text:list-item>
          <text:p text:style-name="P108"><text:span text:style-name="Strong_20_Emphasis">The Anthropocene Concept:</text:span> The proposed name for the current geological epoch, defined by the fact that human activities have become a significant global geophysical force, altering the Earth's climate, geology, and ecosystems.</text:p>
        </text:list-item>
        <text:list-item>
          <text:p text:style-name="P108"><text:span text:style-name="Strong_20_Emphasis">Anthropology's Contribution:</text:span> To ground this planetary concept in the lived experiences of diverse communities and to critique its universalizing tendencies.</text:p>
        </text:list-item>
        <text:list-item>
          <text:p text:style-name="P108"><text:span text:style-name="Strong_20_Emphasis">Key Themes:</text:span></text:p>
          <text:list>
            <text:list-item>
              <text:p text:style-name="P108"><text:span text:style-name="Strong_20_Emphasis">Climate Change Ethnography:</text:span> Studying how communities perceive, experience, and respond to the effects of climate change, such as sea-level rise, drought, or extreme weather.</text:p>
            </text:list-item>
            <text:list-item>
              <text:p text:style-name="P108"><text:span text:style-name="Strong_20_Emphasis">Ruin and Precarity:</text:span> The study of life in landscapes damaged by industrial capitalism and the precarious forms of existence that emerge.</text:p>
            </text:list-item>
            <text:list-item>
              <text:p text:style-name="P108"><text:span text:style-name="Strong_20_Emphasis">Salvage and Contamination:</text:span> Exploring how life persists and is reconfigured in contaminated and disturbed environments.</text:p>
            </text:list-item>
            <text:list-item>
              <text:p text:style-name="P108"><text:span text:style-name="Strong_20_Emphasis">Temporality:</text:span> Investigating how the Anthropocene disrupts linear notions of time, creating a sense of a foreclosed future or a "haunted" present.</text:p>
            </text:list-item>
          </text:list>
        </text:list-item>
        <text:list-item>
          <text:p text:style-name="P108"><text:span text:style-name="Strong_20_Emphasis">Critiques of "Anthropocene":</text:span></text:p>
          <text:list>
            <text:list-item>
              <text:p text:style-name="P109"><text:span text:style-name="Strong_20_Emphasis">Capitalocene (Jason Moore, Andreas Malm):</text:span> An alternative term arguing that capitalism as a system of world-ecology, not the human species (<text:span text:style-name="T3">anthropos</text:span>) as a whole, is responsible for the planetary crisis. This refutes the misanthropic implications of "Anthropocene."</text:p>
            </text:list-item>
            <text:list-item>
              <text:p text:style-name="P108"><text:span text:style-name="Strong_20_Emphasis">Plantationocene (Anna Tsing, Donna Haraway):</text:span> Another alternative that traces the origins of the current crisis to the logic of the plantation system, with its violent simplification of ecologies and brutal exploitation of enslaved labor.</text:p>
            </text:list-item>
          </text:list>
        </text:list-item>
        <text:list-item>
          <text:p text:style-name="P108"><text:span text:style-name="Strong_20_Emphasis">Key Scholars:</text:span></text:p>
          <text:list>
            <text:list-item>
              <text:p text:style-name="P108"><text:span text:style-name="Strong_20_Emphasis">Elizabeth Povinelli:</text:span> Explores the impact of late liberalism on Indigenous Australian communities, proposing "geontology" as a mode of governance that privileges Life over Nonlife (e.g., rocks, land), creating new forms of dispossession.</text:p>
            </text:list-item>
            <text:list-item>
              <text:p text:style-name="P108"><text:soft-page-break/><text:span text:style-name="Strong_20_Emphasis">Marisol de la Cadena:</text:span> Examines conflicts between state/corporate world-making and Indigenous worlds where mountains and rivers are considered "earth-beings."</text:p>
            </text:list-item>
          </text:list>
        </text:list-item>
      </text:list>
      <text:p text:style-name="Text_20_body"><text:span text:style-name="Strong_20_Emphasis">CHAPTER 2: SPECIALIZED CULTURAL ANTHROPOLOGY</text:span></text:p>
      <text:p text:style-name="Text_20_body"><text:span text:style-name="Strong_20_Emphasis">3.2.1 Economic Networks and Globalization</text:span></text:p>
      <text:list text:style-name="L73">
        <text:list-item>
          <text:p text:style-name="P110"><text:span text:style-name="Strong_20_Emphasis">Globalization:</text:span> The intensification of worldwide social relations which link distant localities in such a way that local happenings are shaped by events occurring many miles away and vice versa.</text:p>
        </text:list-item>
        <text:list-item>
          <text:p text:style-name="P110"><text:span text:style-name="Strong_20_Emphasis">Global "Scapes" (Arjun Appadurai):</text:span> A framework for understanding global cultural flows as complex and disjunctive.</text:p>
          <text:list>
            <text:list-item>
              <text:p text:style-name="P110"><text:span text:style-name="Strong_20_Emphasis">Ethnoscapes:</text:span> The landscape of people in motion (tourists, immigrants, refugees).</text:p>
            </text:list-item>
            <text:list-item>
              <text:p text:style-name="P110"><text:span text:style-name="Strong_20_Emphasis">Technoscapes:</text:span> The global configuration of technology.</text:p>
            </text:list-item>
            <text:list-item>
              <text:p text:style-name="P110"><text:span text:style-name="Strong_20_Emphasis">Finanscapes:</text:span> The rapid flow of global capital.</text:p>
            </text:list-item>
            <text:list-item>
              <text:p text:style-name="P110"><text:span text:style-name="Strong_20_Emphasis">Mediascapes:</text:span> The distribution of electronic media and the images they create.</text:p>
            </text:list-item>
            <text:list-item>
              <text:p text:style-name="P110"><text:span text:style-name="Strong_20_Emphasis">Ideoscapes:</text:span> The flow of political ideas and ideologies (e.g., democracy, human rights).</text:p>
            </text:list-item>
          </text:list>
        </text:list-item>
        <text:list-item>
          <text:p text:style-name="P110"><text:span text:style-name="Strong_20_Emphasis">Ethnography of Supply Chains / Commodity Chains:</text:span></text:p>
          <text:list>
            <text:list-item>
              <text:p text:style-name="P110">A method that follows a commodity from its point of production to its point of consumption.</text:p>
            </text:list-item>
            <text:list-item>
              <text:p text:style-name="P110">Reveals the unequal social relationships, labor conditions, and power dynamics that are hidden in a globally traded product.</text:p>
            </text:list-item>
            <text:list-item>
              <text:p text:style-name="P110">Example: Tracing the path of coffee from a peasant farm in Latin America to a cafe in Europe.</text:p>
            </text:list-item>
          </text:list>
        </text:list-item>
        <text:list-item>
          <text:p text:style-name="P110"><text:span text:style-name="Strong_20_Emphasis">Logistics and Infrastructure:</text:span></text:p>
          <text:list>
            <text:list-item>
              <text:p text:style-name="P110">A growing field that studies the material infrastructure of globalization: shipping containers, ports, warehouses, data centers, and standardization protocols.</text:p>
            </text:list-item>
            <text:list-item>
              <text:p text:style-name="P110">Shows how these seemingly mundane systems are crucial sites for the exercise of political and economic power.</text:p>
            </text:list-item>
          </text:list>
        </text:list-item>
        <text:list-item>
          <text:p text:style-name="P110"><text:span text:style-name="Strong_20_Emphasis">Globalization from Below:</text:span> Focuses on how subaltern groups (migrants, informal traders, activists) use and create their own global networks, often in opposition to or parallel with corporate globalization.</text:p>
        </text:list-item>
      </text:list>
      <text:p text:style-name="Text_20_body"><text:span text:style-name="Strong_20_Emphasis">3.2.2 Migration and Diaspora Studies</text:span></text:p>
      <text:list text:style-name="L74">
        <text:list-item>
          <text:p text:style-name="P111"><text:span text:style-name="Strong_20_Emphasis">Definitions:</text:span></text:p>
          <text:list>
            <text:list-item>
              <text:p text:style-name="P111"><text:span text:style-name="Strong_20_Emphasis">Migration:</text:span> The movement of people from one place to another.</text:p>
            </text:list-item>
            <text:list-item>
              <text:p text:style-name="P111"><text:soft-page-break/><text:span text:style-name="Strong_20_Emphasis">Transnationalism:</text:span> The process by which migrants maintain social, economic, and political ties across national borders, creating social fields that link their country of origin and their country of settlement.</text:p>
            </text:list-item>
            <text:list-item>
              <text:p text:style-name="P111"><text:span text:style-name="Strong_20_Emphasis">Diaspora:</text:span> A scattered population whose origin lies in a separate geographic locale, often with a collective memory of a homeland and a sense of alienation in the host country.</text:p>
            </text:list-item>
          </text:list>
        </text:list-item>
        <text:list-item>
          <text:p text:style-name="P111"><text:span text:style-name="Strong_20_Emphasis">Key Concepts:</text:span></text:p>
          <text:list>
            <text:list-item>
              <text:p text:style-name="P111"><text:span text:style-name="Strong_20_Emphasis">Illegality:</text:span> The anthropological study of "illegality" examines it not as a characteristic of a person, but as a social and political status produced by state laws and enforcement practices. It focuses on the lived experience of undocumented status.</text:p>
            </text:list-item>
            <text:list-item>
              <text:p text:style-name="P111"><text:span text:style-name="Strong_20_Emphasis">Remittances:</text:span> The money and goods that migrants send back to their home communities, which can be a significant part of national economies.</text:p>
            </text:list-item>
            <text:list-item>
              <text:p text:style-name="P111"><text:span text:style-name="Strong_20_Emphasis">Circular Migration:</text:span> The temporary and repetitive movement of a migrant worker between home and host areas.</text:p>
            </text:list-item>
            <text:list-item>
              <text:p text:style-name="P111"><text:span text:style-name="Strong_20_Emphasis">Refugees and Asylum Seekers:</text:span> Study of forced migration due to conflict, persecution, or environmental disaster. Ethnography focuses on the experience of displacement, life in refugee camps, and the legal/bureaucratic processes of seeking asylum.</text:p>
            </text:list-item>
          </text:list>
        </text:list-item>
        <text:list-item>
          <text:p text:style-name="P111"><text:span text:style-name="Strong_20_Emphasis">Theoretical Shifts:</text:span></text:p>
          <text:list>
            <text:list-item>
              <text:p text:style-name="P111">From a "push-pull" model (which sees migration as a simple economic calculation) to more complex analyses that consider kinship networks, state policies, and global inequalities.</text:p>
            </text:list-item>
            <text:list-item>
              <text:p text:style-name="P111">Emphasis on migrant agency and the ways migrants negotiate their identities and create communities in new settings.</text:p>
            </text:list-item>
          </text:list>
        </text:list-item>
      </text:list>
      <text:p text:style-name="Text_20_body"><text:span text:style-name="Strong_20_Emphasis">3.2.3 Violence, Conflict, and Peacebuilding</text:span></text:p>
      <text:list text:style-name="L75">
        <text:list-item>
          <text:p text:style-name="P112"><text:span text:style-name="Strong_20_Emphasis">Anthropology of Violence:</text:span> Seeks to understand violence not as an irrational eruption of chaos, but as a culturally shaped, meaningful, and often productive social process.</text:p>
        </text:list-item>
        <text:list-item>
          <text:p text:style-name="P112"><text:span text:style-name="Strong_20_Emphasis">Types of Violence:</text:span></text:p>
          <text:list>
            <text:list-item>
              <text:p text:style-name="P112"><text:span text:style-name="Strong_20_Emphasis">Structural Violence (Paul Farmer):</text:span> Social structures that inflict harm by preventing people from meeting their basic needs.</text:p>
            </text:list-item>
            <text:list-item>
              <text:p text:style-name="P112"><text:span text:style-name="Strong_20_Emphasis">Symbolic Violence (Pierre Bourdieu):</text:span> The almost unconscious, taken-for-granted modes of cultural and symbolic domination within a society.</text:p>
            </text:list-item>
            <text:list-item>
              <text:p text:style-name="P112"><text:span text:style-name="Strong_20_Emphasis">Everyday Violence (Nancy Scheper-Hughes):</text:span> The normalization of violence and suffering in daily life in contexts of extreme poverty or political turmoil.</text:p>
            </text:list-item>
          </text:list>
        </text:list-item>
        <text:list-item>
          <text:p text:style-name="P112"><text:span text:style-name="Strong_20_Emphasis">Ethnography of Conflict:</text:span></text:p>
          <text:list>
            <text:list-item>
              <text:p text:style-name="P112">Studying the lived experience of war for both combatants and civilians.</text:p>
            </text:list-item>
            <text:list-item>
              <text:p text:style-name="P112"><text:soft-page-break/>Analyzing the cultural logics of paramilitaries, warlords, and state security forces.</text:p>
            </text:list-item>
            <text:list-item>
              <text:p text:style-name="P112">Examining how identities (e.g., ethnic, religious) are hardened and mobilized during conflict.</text:p>
            </text:list-item>
          </text:list>
        </text:list-item>
        <text:list-item>
          <text:p text:style-name="P112"><text:span text:style-name="Strong_20_Emphasis">Peacebuilding and Reconciliation:</text:span></text:p>
          <text:list>
            <text:list-item>
              <text:p text:style-name="P112">The study of post-conflict processes, including transitional justice mechanisms (truth commissions, trials), disarmament programs, and local-level reconciliation rituals.</text:p>
            </text:list-item>
            <text:list-item>
              <text:p text:style-name="P112">Anthropologists often critique top-down, liberal peace models and highlight the importance of culturally specific forms of justice and healing.</text:p>
            </text:list-item>
            <text:list-item>
              <text:p text:style-name="P112">Focus on memory, trauma, and the social reconstruction of post-conflict societies.</text:p>
            </text:list-item>
          </text:list>
        </text:list-item>
      </text:list>
      <text:p text:style-name="Text_20_body"><text:span text:style-name="Strong_20_Emphasis">3.2.4 Anthropology of Media and Digital Cultures</text:span></text:p>
      <text:list text:style-name="L76">
        <text:list-item>
          <text:p text:style-name="P113"><text:span text:style-name="Strong_20_Emphasis">Anthropology of Media:</text:span> Examines the production, circulation, and consumption of mass media (print, radio, television, film) from a cross-cultural perspective.</text:p>
          <text:list>
            <text:list-item>
              <text:p text:style-name="P113"><text:span text:style-name="Strong_20_Emphasis">Mediation:</text:span> Explores how media shapes our perception of reality and our social relationships.</text:p>
            </text:list-item>
            <text:list-item>
              <text:p text:style-name="P113"><text:span text:style-name="Strong_20_Emphasis">Media Reception:</text:span> Ethnographic studies of how audiences actively interpret, appropriate, and use media content in their own lives, rather than being passive consumers.</text:p>
            </text:list-item>
          </text:list>
        </text:list-item>
        <text:list-item>
          <text:p text:style-name="P113"><text:span text:style-name="Strong_20_Emphasis">Digital Anthropology / Cyberanthropology:</text:span></text:p>
          <text:list>
            <text:list-item>
              <text:p text:style-name="P113">The study of the relationship between humans and digital technologies.</text:p>
            </text:list-item>
            <text:list-item>
              <text:p text:style-name="P113"><text:span text:style-name="Strong_20_Emphasis">Early Focus:</text:span> Ethnography of online communities, virtual worlds (e.g., Second Life), and identity play on the internet.</text:p>
            </text:list-item>
            <text:list-item>
              <text:p text:style-name="P113"><text:span text:style-name="Strong_20_Emphasis">Contemporary Focus:</text:span></text:p>
              <text:list>
                <text:list-item>
                  <text:p text:style-name="P113"><text:span text:style-name="Strong_20_Emphasis">Social Media:</text:span> The impact of platforms like Facebook, Twitter, and Instagram on kinship, sociality, and political mobilization.</text:p>
                </text:list-item>
                <text:list-item>
                  <text:p text:style-name="P113"><text:span text:style-name="Strong_20_Emphasis">Algorithms and Data:</text:span> The study of how algorithms shape culture, create new forms of social sorting, and enact bias.</text:p>
                </text:list-item>
                <text:list-item>
                  <text:p text:style-name="P113"><text:span text:style-name="Strong_20_Emphasis">The Gig Economy:</text:span> Ethnographies of the lived experience of workers for platforms like Uber and Deliveroo.</text:p>
                </text:list-item>
                <text:list-item>
                  <text:p text:style-name="P113"><text:span text:style-name="Strong_20_Emphasis">Digital Divide:</text:span> Examining inequalities in access to and use of digital technologies.</text:p>
                </text:list-item>
              </text:list>
            </text:list-item>
          </text:list>
        </text:list-item>
      </text:list>
      <text:p text:style-name="Text_20_body"/>
      <text:p text:style-name="Text_20_body"/>
      <text:p text:style-name="Text_20_body"><text:span text:style-name="Strong_20_Emphasis">3.2.5 Queer Anthropology</text:span></text:p>
      <text:list text:style-name="L77">
        <text:list-item>
          <text:p text:style-name="P114"><text:soft-page-break/><text:span text:style-name="Strong_20_Emphasis">Definition:</text:span> A field of anthropology that uses queer theory to critique heteronormativity and cisnormativity within both society and the discipline of anthropology itself. It explores the diversity of gender identities and sexual practices cross-culturally.</text:p>
        </text:list-item>
        <text:list-item>
          <text:p text:style-name="P114"><text:span text:style-name="Strong_20_Emphasis">From "Gay and Lesbian Anthropology" to "Queer":</text:span></text:p>
          <text:list>
            <text:list-item>
              <text:p text:style-name="P114"><text:span text:style-name="Strong_20_Emphasis">Early Phase (1970s-80s):</text:span> Focused on documenting and making visible gay and lesbian lives and non-Western homosexualities (e.g., the work of Esther Newton on drag queens). Sought to establish the cultural construction of homosexuality.</text:p>
            </text:list-item>
            <text:list-item>
              <text:p text:style-name="P114"><text:span text:style-name="Strong_20_Emphasis">The "Queer" Turn (1990s onward):</text:span> Influenced by theorists like Michel Foucault, Judith Butler, and Eve Kosofsky Sedgwick.</text:p>
              <text:list>
                <text:list-item>
                  <text:p text:style-name="P114"><text:span text:style-name="Strong_20_Emphasis">Shift from Identity to Critique:</text:span> Moved from studying a fixed "gay identity" to "queering" analysis. "Queer" is used as a verb—to destabilize, to question, to disrupt norms.</text:p>
                </text:list-item>
                <text:list-item>
                  <text:p text:style-name="P115"><text:span text:style-name="Strong_20_Emphasis">Focus on Normativity:</text:span> The primary target of critique is <text:span text:style-name="T3">heteronormativity</text:span>, the taken-for-granted assumption that heterosexuality and binary gender are the natural and normal foundations of society.</text:p>
                </text:list-item>
                <text:list-item>
                  <text:p text:style-name="P114"><text:span text:style-name="Strong_20_Emphasis">Deconstruction of Binaries:</text:span> Critiques stable identity categories (like gay/straight, man/woman) and focuses on ambiguity, fluidity, and performance.</text:p>
                </text:list-item>
              </text:list>
            </text:list-item>
          </text:list>
        </text:list-item>
        <text:list-item>
          <text:p text:style-name="P114"><text:span text:style-name="Strong_20_Emphasis">Key Concepts:</text:span></text:p>
          <text:list>
            <text:list-item>
              <text:p text:style-name="P114"><text:span text:style-name="Strong_20_Emphasis">Performativity (Judith Butler):</text:span> Gender and sexuality are not stable essences but are produced through the stylized repetition of acts. One "does" gender rather than "has" a gender.</text:p>
            </text:list-item>
            <text:list-item>
              <text:p text:style-name="P114"><text:span text:style-name="Strong_20_Emphasis">Cisnormativity:</text:span> The assumption that all people are cisgender (i.e., their gender identity matches the sex they were assigned at birth). Queer anthropology seeks to center transgender, non-binary, and gender-nonconforming experiences.</text:p>
            </text:list-item>
            <text:list-item>
              <text:p text:style-name="P114"><text:span text:style-name="Strong_20_Emphasis">Homocentrism:</text:span> The critique that earlier gay and lesbian studies often centered the experiences of white, middle-class, Western gay men, ignoring other axes of difference.</text:p>
            </text:list-item>
            <text:list-item>
              <text:p text:style-name="P114"><text:span text:style-name="Strong_20_Emphasis">Homoconservatism / Homonationalism (Jasbir Puar):</text:span> A critique of the ways in which some LGBTQ+ rights movements and identities have become aligned with nationalist, neoliberal, and imperialist projects (e.g., using a country's tolerance of gay rights to justify military intervention elsewhere).</text:p>
            </text:list-item>
          </text:list>
        </text:list-item>
        <text:list-item>
          <text:p text:style-name="P114"><text:span text:style-name="Strong_20_Emphasis">Contemporary Research Areas:</text:span></text:p>
          <text:list>
            <text:list-item>
              <text:p text:style-name="P114"><text:span text:style-name="Strong_20_Emphasis">Transgender Studies in Anthropology:</text:span> Ethnographies of trans communities, medical transition, and non-binary gender identities globally.</text:p>
            </text:list-item>
            <text:list-item>
              <text:p text:style-name="P114"><text:span text:style-name="Strong_20_Emphasis">Queer Kinship:</text:span> Documenting and analyzing forms of kinship, family, and chosen family that exist outside of heteronormative models.</text:p>
            </text:list-item>
            <text:list-item>
              <text:p text:style-name="P114"><text:soft-page-break/><text:span text:style-name="Strong_20_Emphasis">Queer of Color Critique:</text:span> An intersectional approach that analyzes how race and sexuality are mutually constituted.</text:p>
            </text:list-item>
            <text:list-item>
              <text:p text:style-name="P114"><text:span text:style-name="Strong_20_Emphasis">Queering the Global/Local:</text:span> Examining how globalized LGBTQ+ identity categories interact with, and sometimes erase, local, non-Western forms of same-sex desire and gender variance.</text:p>
            </text:list-item>
          </text:list>
        </text:list-item>
      </text:list>
      <text:p text:style-name="Text_20_body"><text:span text:style-name="Strong_20_Emphasis">3.2.6 Ethics and Morality Anthropology</text:span></text:p>
      <text:list text:style-name="L78">
        <text:list-item>
          <text:p text:style-name="P116"><text:span text:style-name="Strong_20_Emphasis">Definition:</text:span> The anthropological study of ethics and morality not as abstract philosophical principles, but as lived, culturally-specific practices and discourses. It asks how people come to be "good" persons in their own social worlds.</text:p>
        </text:list-item>
        <text:list-item>
          <text:p text:style-name="P116"><text:span text:style-name="Strong_20_Emphasis">Theoretical Foundations:</text:span></text:p>
          <text:list>
            <text:list-item>
              <text:p text:style-name="P116"><text:span text:style-name="Strong_20_Emphasis">Move Beyond Durkheim:</text:span> Rejects the view of morality as simply social constraint or collective conscience.</text:p>
            </text:list-item>
            <text:list-item>
              <text:p text:style-name="P116"><text:span text:style-name="Strong_20_Emphasis">Influence of Foucault:</text:span> Emphasizes ethics as a form of self-cultivation or "technologies of the self," where individuals actively work on themselves to become ethical subjects.</text:p>
            </text:list-item>
            <text:list-item>
              <text:p text:style-name="P116"><text:span text:style-name="Strong_20_Emphasis">Virtue Ethics (Aristotelian influence):</text:span> Focuses on character, moral exemplars, and the cultivation of virtues rather than on rules (deontology) or consequences (utilitarianism).</text:p>
            </text:list-item>
          </text:list>
        </text:list-item>
        <text:list-item>
          <text:p text:style-name="P116"><text:span text:style-name="Strong_20_Emphasis">Key Concepts:</text:span></text:p>
          <text:list>
            <text:list-item>
              <text:p text:style-name="P116"><text:span text:style-name="Strong_20_Emphasis">The Ethical Subject:</text:span> The person who reflects on their conduct and strives to live an ethical life.</text:p>
            </text:list-item>
            <text:list-item>
              <text:p text:style-name="P116"><text:span text:style-name="Strong_20_Emphasis">Moral Breakdown/Dilemmas:</text:span> Ethnographic focus on moments of conflict or crisis when ethical assumptions become explicit and are debated.</text:p>
            </text:list-item>
            <text:list-item>
              <text:p text:style-name="P116"><text:span text:style-name="Strong_20_Emphasis">Ordinary Ethics (Michael Lambek, Veena Das):</text:span> The idea that ethics is not just found in grand moral pronouncements but is woven into the fabric of everyday life, interactions, and relationships. It is in the "small things."</text:p>
            </text:list-item>
            <text:list-item>
              <text:p text:style-name="P116"><text:span text:style-name="Strong_20_Emphasis">Freedom and Constraint:</text:span> Examines the interplay between individual ethical striving and the social, political, and cultural constraints that enable or limit it.</text:p>
            </text:list-item>
          </text:list>
        </text:list-item>
        <text:list-item>
          <text:p text:style-name="P116"><text:span text:style-name="Strong_20_Emphasis">Research Areas:</text:span></text:p>
          <text:list>
            <text:list-item>
              <text:p text:style-name="P116"><text:span text:style-name="Strong_20_Emphasis">The Ethics of Care:</text:span> Examining how care is practiced and valued in different contexts (e.g., medical, familial).</text:p>
            </text:list-item>
            <text:list-item>
              <text:p text:style-name="P116"><text:span text:style-name="Strong_20_Emphasis">Religious Ethics:</text:span> How religious traditions provide frameworks for moral life and self-cultivation.</text:p>
            </text:list-item>
            <text:list-item>
              <text:p text:style-name="P116"><text:span text:style-name="Strong_20_Emphasis">The Morality of Markets:</text:span> How economic activities are embedded in moral worlds and evaluated according to ethical criteria.</text:p>
            </text:list-item>
            <text:list-item>
              <text:p text:style-name="P116"><text:span text:style-name="Strong_20_Emphasis">Ethical Self-Fashioning:</text:span> Projects of self-improvement, from religious piety to therapeutic self-help cultures.</text:p>
            </text:list-item>
          </text:list>
        </text:list-item>
      </text:list>
      <text:p text:style-name="Text_20_body"><text:soft-page-break/><text:span text:style-name="Strong_20_Emphasis">3.2.7 Sensory Ethnography</text:span></text:p>
      <text:list text:style-name="L79">
        <text:list-item>
          <text:p text:style-name="P117"><text:span text:style-name="Strong_20_Emphasis">Definition:</text:span> An approach to ethnographic research and representation that foregrounds the role of the senses (sight, sound, smell, taste, touch) in shaping cultural experience and knowledge.</text:p>
        </text:list-item>
        <text:list-item>
          <text:p text:style-name="P117"><text:span text:style-name="Strong_20_Emphasis">Core Principles:</text:span></text:p>
          <text:list>
            <text:list-item>
              <text:p text:style-name="P117"><text:span text:style-name="Strong_20_Emphasis">Critique of Ocularcentrism:</text:span> Challenges the traditional Western philosophical and scientific privileging of sight as the primary mode of knowing.</text:p>
            </text:list-item>
            <text:list-item>
              <text:p text:style-name="P117"><text:span text:style-name="Strong_20_Emphasis">Embodied Knowledge:</text:span> Argues that knowledge is not just cognitive but is held and generated through the body's sensory engagement with the world.</text:p>
            </text:list-item>
            <text:list-item>
              <text:p text:style-name="P117"><text:span text:style-name="Strong_20_Emphasis">Sensorium:</text:span> The entire sensory apparatus of an organism. Cultural anthropology explores the "cultural sensorium," or how cultures differently value, train, and interpret the senses.</text:p>
            </text:list-item>
          </text:list>
        </text:list-item>
        <text:list-item>
          <text:p text:style-name="P117"><text:span text:style-name="Strong_20_Emphasis">Methodology:</text:span></text:p>
          <text:list>
            <text:list-item>
              <text:p text:style-name="P117"><text:span text:style-name="Strong_20_Emphasis">Sensory Participant Observation:</text:span> The ethnographer must consciously attend to the full range of sensory experiences in the field, not just what is seen and heard.</text:p>
            </text:list-item>
            <text:list-item>
              <text:p text:style-name="P117"><text:span text:style-name="Strong_20_Emphasis">Evocative Writing:</text:span> Using rich, descriptive writing to convey the sensory texture of a place or event to the reader.</text:p>
            </text:list-item>
          </text:list>
        </text:list-item>
        <text:list-item>
          <text:p text:style-name="P117"><text:span text:style-name="Strong_20_Emphasis">Sensory Media:</text:span></text:p>
          <text:list>
            <text:list-item>
              <text:p text:style-name="P117">Associated with the <text:span text:style-name="Strong_20_Emphasis">Harvard Sensory Ethnography Lab (SEL)</text:span>, this approach uses film and sound as primary modes of ethnographic analysis, not just as illustrations of a written text.</text:p>
            </text:list-item>
            <text:list-item>
              <text:p text:style-name="P117"><text:span text:style-name="Strong_20_Emphasis">Aims:</text:span> To create immersive, visceral experiences for the viewer/listener that convey the sensory world of the subjects.</text:p>
            </text:list-item>
            <text:list-item>
              <text:p text:style-name="P117"><text:span text:style-name="Strong_20_Emphasis">Techniques:</text:span> Often involves long takes, close-up sound recording, and placing cameras in unusual positions (e.g., attached to people, animals, or machines).</text:p>
            </text:list-item>
            <text:list-item>
              <text:p text:style-name="P118"><text:span text:style-name="Strong_20_Emphasis">Key Works:</text:span> <text:span text:style-name="T3">Sweetgrass</text:span> (2009) on sheep herders in Montana; <text:span text:style-name="T3">Leviathan</text:span> (2012) on a North Atlantic fishing trawler.</text:p>
            </text:list-item>
          </text:list>
        </text:list-item>
      </text:list>
      <text:p text:style-name="Text_20_body"><text:span text:style-name="Strong_20_Emphasis">CHAPTER 3: SPECIALIZED BIOLOGICAL ANTHROPOLOGY</text:span></text:p>
      <text:p text:style-name="Text_20_body"><text:span text:style-name="Strong_20_Emphasis">3.3.1 Human Genomics and Population Genetics</text:span></text:p>
      <text:list text:style-name="L80">
        <text:list-item>
          <text:p text:style-name="P119"><text:span text:style-name="Strong_20_Emphasis">Core Focus:</text:span> The study of genetic variation within and between human populations to reconstruct evolutionary history, migration patterns, and adaptation.</text:p>
        </text:list-item>
        <text:list-item>
          <text:p text:style-name="P119"><text:span text:style-name="Strong_20_Emphasis">Key Data Sources:</text:span></text:p>
          <text:list>
            <text:list-item>
              <text:p text:style-name="P119"><text:span text:style-name="Strong_20_Emphasis">Mitochondrial DNA (mtDNA):</text:span> Inherited only from the mother. Does not undergo recombination. High mutation rate makes it useful for tracing recent evolutionary history and maternal lineages ("Mitochondrial Eve").</text:p>
            </text:list-item>
            <text:list-item>
              <text:p text:style-name="P119"><text:soft-page-break/><text:span text:style-name="Strong_20_Emphasis">Y-Chromosome DNA:</text:span> Inherited only from father to son. Used to trace paternal lineages.</text:p>
            </text:list-item>
            <text:list-item>
              <text:p text:style-name="P119"><text:span text:style-name="Strong_20_Emphasis">Autosomal DNA:</text:span> The 22 non-sex chromosomes. Provides a more complete picture of an individual's total ancestry.</text:p>
            </text:list-item>
            <text:list-item>
              <text:p text:style-name="P119"><text:span text:style-name="Strong_20_Emphasis">Ancient DNA (aDNA):</text:span> The recovery and analysis of DNA from ancient skeletal remains. A revolutionary field that has overturned many long-held archaeological models.</text:p>
            </text:list-item>
          </text:list>
        </text:list-item>
        <text:list-item>
          <text:p text:style-name="P119"><text:span text:style-name="Strong_20_Emphasis">Analytical Concepts:</text:span></text:p>
          <text:list>
            <text:list-item>
              <text:p text:style-name="P119"><text:span text:style-name="Strong_20_Emphasis">Haplotype:</text:span> A group of genes within an organism that was inherited together from a single parent.</text:p>
            </text:list-item>
            <text:list-item>
              <text:p text:style-name="P119"><text:span text:style-name="Strong_20_Emphasis">Haplogroup:</text:span> A group of similar haplotypes that share a common ancestor with a single-nucleotide polymorphism (SNP) mutation. Used to trace deep ancestral origins.</text:p>
            </text:list-item>
            <text:list-item>
              <text:p text:style-name="P119"><text:span text:style-name="Strong_20_Emphasis">Population Structure:</text:span> The pattern of genetic differentiation among populations. Analyzed using tools like Principal Component Analysis (PCA) and ADMIXTURE plots.</text:p>
            </text:list-item>
          </text:list>
        </text:list-item>
        <text:list-item>
          <text:p text:style-name="P119"><text:span text:style-name="Strong_20_Emphasis">Major Findings:</text:span></text:p>
          <text:list>
            <text:list-item>
              <text:p text:style-name="P120"><text:span text:style-name="Strong_20_Emphasis">Recent African Origin:</text:span> Genetic data strongly supports the model that all modern non-African populations descend from a small group of <text:span text:style-name="T3">Homo sapiens</text:span> who migrated out of Africa ~60,000-70,000 years ago.</text:p>
            </text:list-item>
            <text:list-item>
              <text:p text:style-name="P119"><text:span text:style-name="Strong_20_Emphasis">Archaic Admixture:</text:span> Sequencing of Neanderthal and Denisovan genomes has revealed that modern humans interbred with these archaic populations. Non-Africans carry ~1-2% Neanderthal DNA; Melanesians carry ~3-5% Denisovan DNA.</text:p>
            </text:list-item>
            <text:list-item>
              <text:p text:style-name="P119"><text:span text:style-name="Strong_20_Emphasis">Reconstruction of Migrations:</text:span> aDNA has allowed detailed reconstruction of prehistoric population movements, such as the spread of early farmers into Europe.</text:p>
            </text:list-item>
          </text:list>
        </text:list-item>
      </text:list>
      <text:p text:style-name="Text_20_body"><text:span text:style-name="Strong_20_Emphasis">3.3.2 Evolutionary Medicine (or Darwinian Medicine)</text:span></text:p>
      <text:list text:style-name="L81">
        <text:list-item>
          <text:p text:style-name="P121"><text:span text:style-name="Strong_20_Emphasis">Definition:</text:span> The application of modern evolutionary theory to understand health and disease. It asks <text:span text:style-name="T3">why</text:span> the body is vulnerable to certain diseases, rather than just <text:span text:style-name="T3">how</text:span> a disease works.</text:p>
        </text:list-item>
        <text:list-item>
          <text:p text:style-name="P122"><text:span text:style-name="Strong_20_Emphasis">Key Questions and Concepts:</text:span></text:p>
          <text:list>
            <text:list-item>
              <text:p text:style-name="P122"><text:span text:style-name="Strong_20_Emphasis">Mismatch Hypothesis:</text:span> Many chronic, non-infectious diseases of modern life (e.g., type 2 diabetes, heart disease, obesity) are caused by a mismatch between our bodies, which evolved in a Paleolithic environment, and our modern, post-industrial lifestyles (diet, activity levels).</text:p>
            </text:list-item>
            <text:list-item>
              <text:p text:style-name="P122"><text:span text:style-name="Strong_20_Emphasis">Coevolution with Pathogens (Evolutionary Arms Race):</text:span> The ongoing evolutionary struggle between hosts and pathogens. Pathogens evolve quickly to evade host defenses, while hosts evolve resistance. Antibiotic resistance is a prime example.</text:p>
            </text:list-item>
            <text:list-item>
              <text:p text:style-name="P122"><text:soft-page-break/><text:span text:style-name="Strong_20_Emphasis">Trade-offs:</text:span> Evolutionary adaptations often involve trade-offs. The sickle-cell allele provides resistance to malaria but can cause sickle-cell anemia. Genes that promote successful reproduction early in life may have detrimental effects later (antagonistic pleiotropy).</text:p>
            </text:list-item>
            <text:list-item>
              <text:p text:style-name="P122"><text:span text:style-name="Strong_20_Emphasis">Defenses vs. Defects:</text:span> Argues that many symptoms of illness (e.g., fever, cough, pain, anxiety) are not defects but are actually evolved defense mechanisms. Medical treatment should be careful not to block these defenses without good reason.</text:p>
            </text:list-item>
          </text:list>
        </text:list-item>
        <text:list-item>
          <text:p text:style-name="P122"><text:span text:style-name="Strong_20_Emphasis">Applications:</text:span> Understanding infectious disease dynamics, autoimmune disorders, cancer evolution, and the evolutionary psychology of mental health conditions.</text:p>
        </text:list-item>
      </text:list>
      <text:p text:style-name="Text_20_body"><text:span text:style-name="Strong_20_Emphasis">3.3.3 Growth and Development Anthropology</text:span></text:p>
      <text:list text:style-name="L82">
        <text:list-item>
          <text:p text:style-name="P123"><text:span text:style-name="Strong_20_Emphasis">Definition:</text:span> The study of the human growth cycle from an evolutionary, biocultural, and life history perspective.</text:p>
        </text:list-item>
        <text:list-item>
          <text:p text:style-name="P123"><text:span text:style-name="Strong_20_Emphasis">Human Life History:</text:span> Humans have a unique life history pattern compared to other primates:</text:p>
          <text:list>
            <text:list-item>
              <text:p text:style-name="P123">Long period of infant dependency.</text:p>
            </text:list-item>
            <text:list-item>
              <text:p text:style-name="P123">An extended childhood period (between weaning and puberty).</text:p>
            </text:list-item>
            <text:list-item>
              <text:p text:style-name="P123">A distinct adolescent growth spurt.</text:p>
            </text:list-item>
            <text:list-item>
              <text:p text:style-name="P123">A long post-reproductive lifespan, particularly for females (menopause).</text:p>
            </text:list-item>
          </text:list>
        </text:list-item>
        <text:list-item>
          <text:p text:style-name="P123"><text:span text:style-name="Strong_20_Emphasis">Key Concepts:</text:span></text:p>
          <text:list>
            <text:list-item>
              <text:p text:style-name="P123"><text:span text:style-name="Strong_20_Emphasis">Life History Theory:</text:span> A framework from evolutionary biology that explains how natural selection shapes the way organisms allocate energy toward growth, maintenance, and reproduction across their lifespan.</text:p>
            </text:list-item>
            <text:list-item>
              <text:p text:style-name="P123"><text:span text:style-name="Strong_20_Emphasis">Phenotypic Plasticity:</text:span> The ability of an organism's genotype to produce different phenotypes in response to different environmental conditions. Human growth is highly plastic.</text:p>
            </text:list-item>
            <text:list-item>
              <text:p text:style-name="P123"><text:span text:style-name="Strong_20_Emphasis">Auxology:</text:span> The scientific study of human physical growth.</text:p>
            </text:list-item>
          </text:list>
        </text:list-item>
        <text:list-item>
          <text:p text:style-name="P123"><text:span text:style-name="Strong_20_Emphasis">Research Areas:</text:span></text:p>
          <text:list>
            <text:list-item>
              <text:p text:style-name="P123"><text:span text:style-name="Strong_20_Emphasis">Biocultural Perspective on Growth:</text:span> How social, economic, and cultural factors (e.g., nutrition, disease, psychological stress) interact with genetics to influence growth patterns.</text:p>
            </text:list-item>
            <text:list-item>
              <text:p text:style-name="P123"><text:span text:style-name="Strong_20_Emphasis">Secular Trends:</text:span> Changes in growth and development patterns over generations (e.g., the general increase in average height in many countries over the past century).</text:p>
            </text:list-item>
            <text:list-item>
              <text:p text:style-name="P123"><text:span text:style-name="Strong_20_Emphasis">Evolution of Human Life Stages:</text:span> Investigating the evolutionary origins of childhood and adolescence, linking them to brain growth and social learning. The "Grandmother Hypothesis" suggests that the long post-reproductive lifespan of females evolved <text:soft-page-break/>because grandmothers could increase their inclusive fitness by helping provision their daughters' offspring.</text:p>
            </text:list-item>
          </text:list>
        </text:list-item>
      </text:list>
      <text:p text:style-name="Text_20_body"><text:span text:style-name="Strong_20_Emphasis">3.3.4 Primate Conservation</text:span></text:p>
      <text:list text:style-name="L83">
        <text:list-item>
          <text:p text:style-name="P124"><text:span text:style-name="Strong_20_Emphasis">The Primate Extinction Crisis:</text:span> Over 60% of the world's ~500 primate species are threatened with extinction, and ~75% have declining populations.</text:p>
        </text:list-item>
        <text:list-item>
          <text:p text:style-name="P124"><text:span text:style-name="Strong_20_Emphasis">Major Threats:</text:span></text:p>
          <text:list>
            <text:list-item>
              <text:p text:style-name="P124"><text:span text:style-name="Strong_20_Emphasis">Habitat Loss and Fragmentation:</text:span> The primary driver, due to agriculture (especially palm oil, soy), logging, and mining.</text:p>
            </text:list-item>
            <text:list-item>
              <text:p text:style-name="P124"><text:span text:style-name="Strong_20_Emphasis">Hunting:</text:span> Primates are hunted for bushmeat and for the illegal pet trade.</text:p>
            </text:list-item>
            <text:list-item>
              <text:p text:style-name="P124"><text:span text:style-name="Strong_20_Emphasis">Infectious Disease:</text:span> Pathogens can spread from human and livestock populations to wild primates.</text:p>
            </text:list-item>
          </text:list>
        </text:list-item>
        <text:list-item>
          <text:p text:style-name="P124"><text:span text:style-name="Strong_20_Emphasis">Anthropological Contribution:</text:span></text:p>
          <text:list>
            <text:list-item>
              <text:p text:style-name="P124"><text:span text:style-name="Strong_20_Emphasis">Ethnographic Research:</text:span> Understanding the local socioeconomic drivers of threats. Conservation efforts that ignore the needs and perspectives of local human populations are likely to fail.</text:p>
            </text:list-item>
            <text:list-item>
              <text:p text:style-name="P124"><text:span text:style-name="Strong_20_Emphasis">Primate Ethno-primatology:</text:span> Studying the complex relationships between humans and primates in shared landscapes, including local knowledge, cultural beliefs, and patterns of conflict and coexistence.</text:p>
            </text:list-item>
            <text:list-item>
              <text:p text:style-name="P124"><text:span text:style-name="Strong_20_Emphasis">Community-Based Conservation:</text:span> Working with local communities to develop conservation strategies that provide them with economic benefits and a stake in protecting primates.</text:p>
            </text:list-item>
            <text:list-item>
              <text:p text:style-name="P124"><text:span text:style-name="Strong_20_Emphasis">Applied Research:</text:span> Conducting population surveys, monitoring health, and assessing the viability of primate populations to inform conservation management plans.</text:p>
            </text:list-item>
          </text:list>
        </text:list-item>
      </text:list>
      <text:p text:style-name="Text_20_body"><text:span text:style-name="Strong_20_Emphasis">3.3.5 Stable Isotope Analysis</text:span></text:p>
      <text:list text:style-name="L84">
        <text:list-item>
          <text:p text:style-name="P125"><text:span text:style-name="Strong_20_Emphasis">Definition:</text:span> A powerful analytical technique used in bioarchaeology and paleoecology to reconstruct diet, migration patterns, and paleoenvironments.</text:p>
        </text:list-item>
        <text:list-item>
          <text:p text:style-name="P125"><text:span text:style-name="Strong_20_Emphasis">The Basics:</text:span></text:p>
          <text:list>
            <text:list-item>
              <text:p text:style-name="P125"><text:span text:style-name="Strong_20_Emphasis">Isotopes:</text:span> Variants of a particular chemical element which differ in neutron number. <text:span text:style-name="Strong_20_Emphasis">Stable isotopes</text:span> do not decay over time.</text:p>
            </text:list-item>
            <text:list-item>
              <text:p text:style-name="P125">Analysis measures the ratio of the heavy isotope to the light isotope (e.g., ¹³C/¹²C, ¹⁵N/¹⁴N) in a sample, expressed in "delta" (δ) notation.</text:p>
            </text:list-item>
            <text:list-item>
              <text:p text:style-name="P125"><text:span text:style-name="Strong_20_Emphasis">"You are what you eat":</text:span> The isotopic composition of an animal's tissues directly reflects the isotopic composition of its diet.</text:p>
            </text:list-item>
          </text:list>
        </text:list-item>
        <text:list-item>
          <text:p text:style-name="P125"><text:span text:style-name="Strong_20_Emphasis">Key Isotope Systems:</text:span></text:p>
          <text:list>
            <text:list-item>
              <text:p text:style-name="P125"><text:soft-page-break/><text:span text:style-name="Strong_20_Emphasis">Carbon (δ¹³C):</text:span></text:p>
              <text:list>
                <text:list-item>
                  <text:p text:style-name="P125">Used to reconstruct diet. Primarily distinguishes between plants that use different photosynthetic pathways.</text:p>
                </text:list-item>
                <text:list-item>
                  <text:p text:style-name="P125"><text:span text:style-name="Strong_20_Emphasis">C3 Plants:</text:span> Most trees, shrubs, and temperate grasses (e.g., wheat, barley, rice). Have lower δ¹³C values.</text:p>
                </text:list-item>
                <text:list-item>
                  <text:p text:style-name="P125"><text:span text:style-name="Strong_20_Emphasis">C4 Plants:</text:span> Tropical and subtropical grasses adapted to arid environments (e.g., maize, sorghum, millet, sugarcane). Have higher δ¹³C values.</text:p>
                </text:list-item>
                <text:list-item>
                  <text:p text:style-name="P125"><text:span text:style-name="Strong_20_Emphasis">CAM Plants:</text:span> Succulents (e.g., cacti). Have a range of values.</text:p>
                </text:list-item>
              </text:list>
            </text:list-item>
            <text:list-item>
              <text:p text:style-name="P125"><text:span text:style-name="Strong_20_Emphasis">Nitrogen (δ¹⁵N):</text:span></text:p>
              <text:list>
                <text:list-item>
                  <text:p text:style-name="P125">Used to determine trophic level. There is a stepwise enrichment in ¹⁵N of about 3-5‰ with each step up the food chain.</text:p>
                </text:list-item>
                <text:list-item>
                  <text:p text:style-name="P125">Higher δ¹⁵N values indicate a higher consumption of animal protein.</text:p>
                </text:list-item>
                <text:list-item>
                  <text:p text:style-name="P125">Also used to distinguish between marine and terrestrial diets (marine food webs have higher δ¹⁵N values).</text:p>
                </text:list-item>
              </text:list>
            </text:list-item>
            <text:list-item>
              <text:p text:style-name="P125"><text:span text:style-name="Strong_20_Emphasis">Strontium (⁸⁷Sr/⁸⁶Sr) and Oxygen (δ¹⁸O):</text:span></text:p>
              <text:list>
                <text:list-item>
                  <text:p text:style-name="P125">Used to study migration and mobility.</text:p>
                </text:list-item>
                <text:list-item>
                  <text:p text:style-name="P125">The isotopic ratios in bedrock geology (for strontium) and drinking water (for oxygen) vary geographically.</text:p>
                </text:list-item>
                <text:list-item>
                  <text:p text:style-name="P125">These ratios are incorporated into tooth enamel during childhood. By comparing the isotopic signature of an individual's teeth with the local geology, archaeologists can determine if they were born and raised in the area where they were buried.</text:p>
                </text:list-item>
              </text:list>
            </text:list-item>
          </text:list>
        </text:list-item>
      </text:list>
      <text:p text:style-name="Text_20_body"/>
      <text:p text:style-name="Text_20_body"/>
      <text:p text:style-name="Text_20_body"><text:span text:style-name="Strong_20_Emphasis">CHAPTER 4: SPECIALIZED ARCHAEOLOGY</text:span></text:p>
      <text:p text:style-name="Text_20_body"><text:span text:style-name="Strong_20_Emphasis">3.4.1 Archaeometry and Materials Analysis</text:span></text:p>
      <text:list text:style-name="L85">
        <text:list-item>
          <text:p text:style-name="P126"><text:span text:style-name="Strong_20_Emphasis">Definition (Archaeometry):</text:span> The application of scientific techniques from the physical and natural sciences to the analysis of archaeological materials.</text:p>
        </text:list-item>
        <text:list-item>
          <text:p text:style-name="P126"><text:span text:style-name="Strong_20_Emphasis">Goal:</text:span> To answer questions about provenance (sourcing), technology, diet, chronology, and site environment that cannot be answered through traditional archaeological methods alone.</text:p>
        </text:list-item>
        <text:list-item>
          <text:p text:style-name="P126"><text:span text:style-name="Strong_20_Emphasis">Ceramic Analysis Techniques:</text:span></text:p>
          <text:list>
            <text:list-item>
              <text:p text:style-name="P126"><text:span text:style-name="Strong_20_Emphasis">Petrography:</text:span> Microscopic analysis of thin sections of pottery to identify the mineral and rock inclusions (temper). This helps determine the geological source of the clay and temper and reveals manufacturing choices.</text:p>
            </text:list-item>
            <text:list-item>
              <text:p text:style-name="P126"><text:soft-page-break/><text:span text:style-name="Strong_20_Emphasis">X-ray Fluorescence (XRF):</text:span> A non-destructive technique that bombards a sample with X-rays and measures the fluorescent X-rays emitted back. It identifies the elemental composition of the clay, used for sourcing and provenancing pottery.</text:p>
            </text:list-item>
            <text:list-item>
              <text:p text:style-name="P126"><text:span text:style-name="Strong_20_Emphasis">Neutron Activation Analysis (NAA):</text:span> A highly precise but destructive technique that makes a sample radioactive to determine its trace element composition. A powerful tool for sourcing pottery and other materials to their specific raw material source.</text:p>
            </text:list-item>
            <text:list-item>
              <text:p text:style-name="P126"><text:span text:style-name="Strong_20_Emphasis">X-ray Diffraction (XRD):</text:span> Used to identify the crystalline structure of minerals in the clay and temper. Can also be used to estimate the firing temperature of the ceramic.</text:p>
            </text:list-item>
          </text:list>
        </text:list-item>
        <text:list-item>
          <text:p text:style-name="P126"><text:span text:style-name="Strong_20_Emphasis">Lithic (Stone) Sourcing:</text:span></text:p>
          <text:list>
            <text:list-item>
              <text:p text:style-name="P126">Obsidian is particularly well-suited for sourcing because each volcanic source has a unique chemical fingerprint. XRF is the most common technique used.</text:p>
            </text:list-item>
            <text:list-item>
              <text:p text:style-name="P126">Sourcing studies allow archaeologists to reconstruct ancient trade routes, exchange networks, and mobility patterns.</text:p>
            </text:list-item>
          </text:list>
        </text:list-item>
        <text:list-item>
          <text:p text:style-name="P126"><text:span text:style-name="Strong_20_Emphasis">Metallurgy Analysis:</text:span></text:p>
          <text:list>
            <text:list-item>
              <text:p text:style-name="P126"><text:span text:style-name="Strong_20_Emphasis">Scanning Electron Microscopy (SEM):</text:span> Provides high-magnification images of the microstructure of metals to understand how they were worked (e.g., cast, hammered, annealed).</text:p>
            </text:list-item>
            <text:list-item>
              <text:p text:style-name="P126"><text:span text:style-name="Strong_20_Emphasis">Lead Isotope Analysis:</text:span> Used to source metals (especially lead, silver, and copper) to their original ore deposits.</text:p>
            </text:list-item>
          </text:list>
        </text:list-item>
      </text:list>
      <text:p text:style-name="Text_20_body"><text:span text:style-name="Strong_20_Emphasis">3.4.2 Geoarchaeology</text:span></text:p>
      <text:list text:style-name="L86">
        <text:list-item>
          <text:p text:style-name="P127"><text:span text:style-name="Strong_20_Emphasis">Definition:</text:span> The application of concepts and methods from the geosciences (geology, sedimentology, pedology) to archaeological research. It focuses on the context in which archaeological materials are found.</text:p>
        </text:list-item>
        <text:list-item>
          <text:p text:style-name="P127"><text:span text:style-name="Strong_20_Emphasis">Core Concerns:</text:span></text:p>
          <text:list>
            <text:list-item>
              <text:p text:style-name="P127"><text:span text:style-name="Strong_20_Emphasis">Site Formation Processes:</text:span> Understanding how a site was formed and transformed over time, distinguishing between cultural deposits (anthrosols) and natural deposits.</text:p>
            </text:list-item>
            <text:list-item>
              <text:p text:style-name="P127"><text:span text:style-name="Strong_20_Emphasis">Paleoenvironmental Reconstruction:</text:span> Using sediments, soils, and landforms to reconstruct the landscape and environment at the time a site was occupied.</text:p>
            </text:list-item>
            <text:list-item>
              <text:p text:style-name="P127"><text:span text:style-name="Strong_20_Emphasis">Locating Sites:</text:span> Using knowledge of geomorphology to predict where ancient sites might be preserved in the landscape.</text:p>
            </text:list-item>
          </text:list>
        </text:list-item>
        <text:list-item>
          <text:p text:style-name="P127"><text:span text:style-name="Strong_20_Emphasis">Key Techniques:</text:span></text:p>
          <text:list>
            <text:list-item>
              <text:p text:style-name="P127"><text:span text:style-name="Strong_20_Emphasis">Stratigraphic Analysis:</text:span> The detailed description and interpretation of geological and archaeological layers. This goes beyond simple superposition to understand the depositional history of a site (e.g., distinguishing between flood deposits, wind-blown sand, and cultural middens).</text:p>
            </text:list-item>
            <text:list-item>
              <text:p text:style-name="P127"><text:soft-page-break/><text:span text:style-name="Strong_20_Emphasis">Micromorphology:</text:span> The microscopic analysis of intact blocks of soil and sediment (prepared as thin sections). It allows for the identification of microscopic traces of human activity, such as trampled floors, ash layers from hearths, and decayed organic matter, revealing how spaces were used.</text:p>
            </text:list-item>
            <text:list-item>
              <text:p text:style-name="P127"><text:span text:style-name="Strong_20_Emphasis">Sediment Analysis:</text:span> Laboratory analysis of the physical and chemical properties of sediments, such as particle size, organic content, and phosphate levels (which can indicate the presence of human or animal waste).</text:p>
            </text:list-item>
          </text:list>
        </text:list-item>
      </text:list>
      <text:p text:style-name="Text_20_body"><text:span text:style-name="Strong_20_Emphasis">3.4.3 Underwater Archaeology</text:span></text:p>
      <text:list text:style-name="L87">
        <text:list-item>
          <text:p text:style-name="P128"><text:span text:style-name="Strong_20_Emphasis">Definition:</text:span> The subdiscipline of archaeology that studies human interaction with the sea, lakes, and rivers through the analysis of submerged sites and material culture.</text:p>
        </text:list-item>
        <text:list-item>
          <text:p text:style-name="P128"><text:span text:style-name="Strong_20_Emphasis">Types of Sites:</text:span></text:p>
          <text:list>
            <text:list-item>
              <text:p text:style-name="P128"><text:span text:style-name="Strong_20_Emphasis">Shipwrecks:</text:span> A primary focus. They are "time capsules" representing a specific moment. Analysis reveals information about technology, trade, warfare, and daily life at sea.</text:p>
            </text:list-item>
            <text:list-item>
              <text:p text:style-name="P128"><text:span text:style-name="Strong_20_Emphasis">Submerged Settlements:</text:span> Prehistoric or historic sites that have been inundated by sea-level rise or other geological processes (e.g., Port Royal, Jamaica; Pavlopetri, Greece).</text:p>
            </text:list-item>
            <text:list-item>
              <text:p text:style-name="P128"><text:span text:style-name="Strong_20_Emphasis">Aircraft Wreckage:</text:span> Particularly from WWII.</text:p>
            </text:list-item>
            <text:list-item>
              <text:p text:style-name="P128"><text:span text:style-name="Strong_20_Emphasis">Discarded Material:</text:span> Isolated finds in harbors or rivers.</text:p>
            </text:list-item>
          </text:list>
        </text:list-item>
        <text:list-item>
          <text:p text:style-name="P128"><text:span text:style-name="Strong_20_Emphasis">Key Challenges and Advantages:</text:span></text:p>
          <text:list>
            <text:list-item>
              <text:p text:style-name="P128"><text:span text:style-name="Strong_20_Emphasis">Preservation:</text:span> Anaerobic (low-oxygen) waterlogged environments provide exceptional preservation for organic materials (wood, leather, textiles) that rarely survive on land.</text:p>
            </text:list-item>
            <text:list-item>
              <text:p text:style-name="P128"><text:span text:style-name="Strong_20_Emphasis">Methodology:</text:span> Requires specialized survey techniques (<text:span text:style-name="Strong_20_Emphasis">side-scan sonar</text:span>, <text:span text:style-name="Strong_20_Emphasis">magnetometry</text:span>, <text:span text:style-name="Strong_20_Emphasis">sub-bottom profilers</text:span>) and excavation methods (<text:span text:style-name="Strong_20_Emphasis">ROVs</text:span> - Remotely Operated Vehicles, meticulous mapping, and careful recovery).</text:p>
            </text:list-item>
            <text:list-item>
              <text:p text:style-name="P128"><text:span text:style-name="Strong_20_Emphasis">Conservation:</text:span> Recovered waterlogged artifacts require immediate and extensive conservation treatment to prevent them from disintegrating upon drying.</text:p>
            </text:list-item>
          </text:list>
        </text:list-item>
      </text:list>
      <text:p text:style-name="Text_20_body"><text:span text:style-name="Strong_20_Emphasis">3.4.4 Landscape Archaeology</text:span></text:p>
      <text:list text:style-name="L88">
        <text:list-item>
          <text:p text:style-name="P129"><text:span text:style-name="Strong_20_Emphasis">Definition:</text:span> An approach that studies the human modification and experience of the wider environment, moving beyond the individual site to analyze the relationships between sites and the landscape as a whole.</text:p>
        </text:list-item>
        <text:list-item>
          <text:p text:style-name="P129"><text:span text:style-name="Strong_20_Emphasis">Methodological Core:</text:span></text:p>
          <text:list>
            <text:list-item>
              <text:p text:style-name="P129"><text:span text:style-name="Strong_20_Emphasis">Systematic Field Survey:</text:span> The primary method for discovering the full range of sites in a region.</text:p>
            </text:list-item>
            <text:list-item>
              <text:p text:style-name="P129"><text:span text:style-name="Strong_20_Emphasis">Remote Sensing:</text:span> Aerial photography and especially LiDAR have revolutionized the field by revealing subtle landscape features like ancient field systems, roads, and earthworks.</text:p>
            </text:list-item>
            <text:list-item>
              <text:p text:style-name="P129"><text:soft-page-break/><text:span text:style-name="Strong_20_Emphasis">GIS:</text:span> The essential tool for integrating and analyzing spatial data, modeling settlement patterns, visibility (viewshed analysis), and movement (least-cost path analysis).</text:p>
            </text:list-item>
          </text:list>
        </text:list-item>
        <text:list-item>
          <text:p text:style-name="P129"><text:span text:style-name="Strong_20_Emphasis">Theoretical Approaches:</text:span></text:p>
          <text:list>
            <text:list-item>
              <text:p text:style-name="P129"><text:span text:style-name="Strong_20_Emphasis">Settlement Pattern Analysis:</text:span> The study of the distribution of sites across the landscape to understand social, political, and economic organization.</text:p>
            </text:list-item>
            <text:list-item>
              <text:p text:style-name="P129"><text:span text:style-name="Strong_20_Emphasis">Phenomenology of Landscape (Christopher Tilley):</text:span> An approach that emphasizes the lived, sensory experience of moving through and inhabiting a landscape. It involves walking ancient paths and visiting sites to understand how they were perceived by past people.</text:p>
            </text:list-item>
            <text:list-item>
              <text:p text:style-name="P129"><text:span text:style-name="Strong_20_Emphasis">Symbolic and Cognitive Landscapes:</text:span> Investigating how landscapes are imbued with cultural meaning, memory, and cosmological significance.</text:p>
            </text:list-item>
          </text:list>
        </text:list-item>
      </text:list>
      <text:p text:style-name="Text_20_body"><text:span text:style-name="Strong_20_Emphasis">3.4.5 Digital Archaeology and 3D Modeling</text:span></text:p>
      <text:list text:style-name="L89">
        <text:list-item>
          <text:p text:style-name="P130"><text:span text:style-name="Strong_20_Emphasis">Definition:</text:span> The application of digital technologies and computational methods to archaeological recording, analysis, visualization, and dissemination.</text:p>
        </text:list-item>
        <text:list-item>
          <text:p text:style-name="P130"><text:span text:style-name="Strong_20_Emphasis">3D Recording:</text:span></text:p>
          <text:list>
            <text:list-item>
              <text:p text:style-name="P130"><text:span text:style-name="Strong_20_Emphasis">Photogrammetry / Structure from Motion (SfM):</text:span> A low-cost and flexible method that uses multiple overlapping photographs to create high-resolution 3D models of artifacts, features, excavations, and entire sites.</text:p>
            </text:list-item>
            <text:list-item>
              <text:p text:style-name="P130"><text:span text:style-name="Strong_20_Emphasis">Laser Scanning (Terrestrial and Aerial):</text:span> Uses lasers to capture millions of data points (a "point cloud") to create highly accurate 3D models.</text:p>
            </text:list-item>
          </text:list>
        </text:list-item>
        <text:list-item>
          <text:p text:style-name="P130"><text:span text:style-name="Strong_20_Emphasis">Applications of 3D Models:</text:span></text:p>
          <text:list>
            <text:list-item>
              <text:p text:style-name="P130"><text:span text:style-name="Strong_20_Emphasis">Analysis:</text:span> Allows for precise measurements, cross-sections, and detailed inspection of artifacts and stratigraphy that would be difficult or impossible in the field.</text:p>
            </text:list-item>
            <text:list-item>
              <text:p text:style-name="P130"><text:span text:style-name="Strong_20_Emphasis">Conservation:</text:span> Provides a digital record for monitoring the condition of sites over time.</text:p>
            </text:list-item>
            <text:list-item>
              <text:p text:style-name="P130"><text:span text:style-name="Strong_20_Emphasis">Reconstruction:</text:span> Creating virtual reconstructions of how sites or artifacts may have looked in the past.</text:p>
            </text:list-item>
            <text:list-item>
              <text:p text:style-name="P130"><text:span text:style-name="Strong_20_Emphasis">Public Engagement:</text:span> Used in museums, virtual reality (VR), and augmented reality (AR) to create immersive experiences for the public.</text:p>
            </text:list-item>
          </text:list>
        </text:list-item>
        <text:list-item>
          <text:p text:style-name="P130"><text:span text:style-name="Strong_20_Emphasis">Other Digital Methods:</text:span></text:p>
          <text:list>
            <text:list-item>
              <text:p text:style-name="P130"><text:span text:style-name="Strong_20_Emphasis">GIS-based Predictive Modeling:</text:span> Using environmental and archaeological data to predict the locations of undiscovered sites.</text:p>
            </text:list-item>
            <text:list-item>
              <text:p text:style-name="P130"><text:span text:style-name="Strong_20_Emphasis">Agent-Based Modeling (ABM):</text:span> A computer simulation technique that models the behavior of autonomous "agents" (e.g., individuals, households) to explore how micro-level decisions can generate macro-level patterns, such as the emergence of settlement systems.</text:p>
            </text:list-item>
            <text:list-item>
              <text:p text:style-name="P130"><text:soft-page-break/><text:span text:style-name="Strong_20_Emphasis">Digital Archives:</text:span> Platforms like tDAR (The Digital Archaeological Record) for the long-term preservation and sharing of archaeological data.</text:p>
            </text:list-item>
          </text:list>
        </text:list-item>
      </text:list>
      <text:p text:style-name="Text_20_body"><text:span text:style-name="Strong_20_Emphasis">CHAPTER 5: SPECIALIZED LINGUISTIC ANTHROPOLOGY</text:span></text:p>
      <text:p text:style-name="Text_20_body"><text:span text:style-name="Strong_20_Emphasis">3.5.1 Ethnopoetics and Performance</text:span></text:p>
      <text:list text:style-name="L90">
        <text:list-item>
          <text:p text:style-name="P131"><text:span text:style-name="Strong_20_Emphasis">Definition:</text:span> The study of oral literature (myth, folklore, ritual speech) as a form of structured performance. It rejects the practice of transcribing oral narratives as simple prose.</text:p>
        </text:list-item>
        <text:list-item>
          <text:p text:style-name="P131"><text:span text:style-name="Strong_20_Emphasis">Founders:</text:span> Dell Hymes and Dennis Tedlock.</text:p>
        </text:list-item>
        <text:list-item>
          <text:p text:style-name="P131"><text:span text:style-name="Strong_20_Emphasis">Core Principles (Hymes):</text:span></text:p>
          <text:list>
            <text:list-item>
              <text:p text:style-name="P131">Argued that Native American narratives, even when collected in prose, contain covert poetic structures.</text:p>
            </text:list-item>
            <text:list-item>
              <text:p text:style-name="P131">Developed a method for analyzing texts to reveal their underlying organization into <text:span text:style-name="Strong_20_Emphasis">lines, verses, stanzas, and acts,</text:span> based on grammatical and rhetorical patterns.</text:p>
            </text:list-item>
            <text:list-item>
              <text:p text:style-name="P131">This "verse analysis" shows that the narrative is a carefully crafted piece of verbal art.</text:p>
            </text:list-item>
          </text:list>
        </text:list-item>
        <text:list-item>
          <text:p text:style-name="P131"><text:span text:style-name="Strong_20_Emphasis">Core Principles (Tedlock):</text:span></text:p>
          <text:list>
            <text:list-item>
              <text:p text:style-name="P131">Emphasized the importance of the <text:span text:style-name="Strong_20_Emphasis">performance</text:span> itself.</text:p>
            </text:list-item>
            <text:list-item>
              <text:p text:style-name="P131">Argued that transcriptions must represent not just the words, but the expressive features of the performance: pauses (represented by line breaks), volume (represented by font size), and intonation.</text:p>
            </text:list-item>
            <text:list-item>
              <text:p text:style-name="P131">"The speaking of a story is an art, not a babble."</text:p>
            </text:list-item>
          </text:list>
        </text:list-item>
        <text:list-item>
          <text:p text:style-name="P131"><text:span text:style-name="Strong_20_Emphasis">Performance Theory:</text:span> Draws on the work of Richard Bauman, who defined performance as a mode of communication where the speaker takes responsibility to an audience for a display of communicative competence. The act of speaking is framed as a special event, to be evaluated for its artistry.</text:p>
        </text:list-item>
      </text:list>
      <text:p text:style-name="Text_20_body"><text:span text:style-name="Strong_20_Emphasis">3.5.2 Conversation Analysis (CA)</text:span></text:p>
      <text:list text:style-name="L91">
        <text:list-item>
          <text:p text:style-name="P132"><text:span text:style-name="Strong_20_Emphasis">Definition:</text:span> A rigorous, empirical method for studying the structure and organization of talk-in-interaction. It views ordinary conversation as a highly organized, systematic social institution.</text:p>
        </text:list-item>
        <text:list-item>
          <text:p text:style-name="P132"><text:span text:style-name="Strong_20_Emphasis">Origins:</text:span> Developed by sociologists Harvey Sacks, Emanuel Schegloff, and Gail Jefferson, rooted in Harold Garfinkel's ethnomethodology.</text:p>
        </text:list-item>
        <text:list-item>
          <text:p text:style-name="P132"><text:span text:style-name="Strong_20_Emphasis">Methodology:</text:span></text:p>
          <text:list>
            <text:list-item>
              <text:p text:style-name="P132">Uses detailed transcriptions of naturally occurring audio or video recordings. The Jeffersonian transcription system captures not just words but also pauses, overlaps, intonation, and other details.</text:p>
            </text:list-item>
            <text:list-item>
              <text:p text:style-name="P132">Inductive and data-driven: CA does not start with hypotheses but builds its findings from the close analysis of patterns across a large collection of conversational data.</text:p>
            </text:list-item>
          </text:list>
        </text:list-item>
        <text:list-item>
          <text:p text:style-name="P132"><text:soft-page-break/><text:span text:style-name="Strong_20_Emphasis">Core Concepts:</text:span></text:p>
          <text:list>
            <text:list-item>
              <text:p text:style-name="P132"><text:span text:style-name="Strong_20_Emphasis">Turn-Taking Machinery:</text:span> The set of rules speakers use to manage the exchange of turns in conversation with minimal gap and overlap.</text:p>
            </text:list-item>
            <text:list-item>
              <text:p text:style-name="P132"><text:span text:style-name="Strong_20_Emphasis">Adjacency Pairs:</text:span> Sequences of two utterances that are linked and produced by different speakers (e.g., question-answer, greeting-greeting, offer-acceptance/rejection).</text:p>
            </text:list-item>
            <text:list-item>
              <text:p text:style-name="P132"><text:span text:style-name="Strong_20_Emphasis">Preference Organization:</text:span> For the second part of an adjacency pair, there is often a "preferred" (unmarked, faster) response and a "dispreferred" (marked, delayed, more complex) response. For example, acceptance is the preferred response to an invitation; refusal is dispreferred.</text:p>
            </text:list-item>
            <text:list-item>
              <text:p text:style-name="P132"><text:span text:style-name="Strong_20_Emphasis">Repair:</text:span> The mechanisms through which speakers correct problems in speaking, hearing, or understanding.</text:p>
            </text:list-item>
          </text:list>
        </text:list-item>
      </text:list>
      <text:p text:style-name="Text_20_body"><text:span text:style-name="Strong_20_Emphasis">3.5.3 Language Socialization</text:span></text:p>
      <text:list text:style-name="L92">
        <text:list-item>
          <text:p text:style-name="P133"><text:span text:style-name="Strong_20_Emphasis">Definition:</text:span> The study of how individuals become competent members of their social groups through language-mediated interaction. It examines the dual process of "acquiring language and acquiring culture."</text:p>
        </text:list-item>
        <text:list-item>
          <text:p text:style-name="P133"><text:span text:style-name="Strong_20_Emphasis">Founders:</text:span> Elinor Ochs and Bambi B. Schieffelin.</text:p>
        </text:list-item>
        <text:list-item>
          <text:p text:style-name="P133"><text:span text:style-name="Strong_20_Emphasis">Key Distinction:</text:span> Language socialization is different from <text:span text:style-name="Strong_20_Emphasis">language acquisition</text:span>, which (in the Chomskyan tradition) focuses on the universal, cognitive process of acquiring grammar. Language socialization focuses on how culture-specific practices shape this process.</text:p>
        </text:list-item>
        <text:list-item>
          <text:p text:style-name="P133"><text:span text:style-name="Strong_20_Emphasis">Core Findings:</text:span></text:p>
          <text:list>
            <text:list-item>
              <text:p text:style-name="P133">Cross-cultural research has revealed significant variation in how caregivers interact with young children.</text:p>
            </text:list-item>
            <text:list-item>
              <text:p text:style-name="P133"><text:span text:style-name="Strong_20_Emphasis">Situation-centered vs. Child-centered:</text:span></text:p>
              <text:list>
                <text:list-item>
                  <text:p text:style-name="P133"><text:span text:style-name="Strong_20_Emphasis">Situation-centered (e.g., Kaluli, Samoan):</text:span> The child is expected to adapt to the situation. Caregivers do not simplify their speech, and they instruct the child on what to say.</text:p>
                </text:list-item>
                <text:list-item>
                  <text:p text:style-name="P133"><text:span text:style-name="Strong_20_Emphasis">Child-centered (e.g., mainstream white middle-class American):</text:span> The caregiver adapts the situation to the child. Involves using "baby talk" (motherese), interpreting the child's vocalizations, and engaging in dyadic, face-to-face interaction.</text:p>
                </text:list-item>
              </text:list>
            </text:list-item>
            <text:list-item>
              <text:p text:style-name="P133">These different interactional styles socialize children into different cultural values regarding social hierarchy, personhood, and communication.</text:p>
            </text:list-item>
          </text:list>
        </text:list-item>
      </text:list>
      <text:p text:style-name="Text_20_body"><text:span text:style-name="Strong_20_Emphasis">3.5.4 Multilingualism and Translingual Practices</text:span></text:p>
      <text:list text:style-name="L93">
        <text:list-item>
          <text:p text:style-name="P134"><text:span text:style-name="Strong_20_Emphasis">Definition (Multilingualism):</text:span> The use of two or more languages by an individual or a community. It is the norm for a majority of the world's population.</text:p>
        </text:list-item>
        <text:list-item>
          <text:p text:style-name="P134"><text:soft-page-break/><text:span text:style-name="Strong_20_Emphasis">Key Concepts:</text:span></text:p>
          <text:list>
            <text:list-item>
              <text:p text:style-name="P134"><text:span text:style-name="Strong_20_Emphasis">Code-Switching:</text:span> The juxtaposition within the same speech exchange of passages of speech belonging to two different grammatical systems or subsystems. It is a skilled, rule-governed practice, not a random mixing.</text:p>
            </text:list-item>
            <text:list-item>
              <text:p text:style-name="P134"><text:span text:style-name="Strong_20_Emphasis">Functions of Code-Switching:</text:span> Can be used for quoting, specifying an addressee, marking emphasis, signaling identity, or framing a particular type of talk.</text:p>
            </text:list-item>
            <text:list-item>
              <text:p text:style-name="P134"><text:span text:style-name="Strong_20_Emphasis">Diglossia:</text:span> A situation in a society where two distinct languages or varieties are used in different domains. One is a "High" (H) variety, used for formal contexts (e.g., literature, sermons), and the other is a "Low" (L) variety, used for everyday conversation.</text:p>
            </text:list-item>
          </text:list>
        </text:list-item>
        <text:list-item>
          <text:p text:style-name="P134"><text:span text:style-name="Strong_20_Emphasis">Translanguaging:</text:span></text:p>
          <text:list>
            <text:list-item>
              <text:p text:style-name="P134">A more recent theoretical perspective that critiques the concept of "code-switching."</text:p>
            </text:list-item>
            <text:list-item>
              <text:p text:style-name="P134"><text:span text:style-name="Strong_20_Emphasis">Core Argument:</text:span> It argues that multilingual speakers do not have separate, bounded linguistic systems in their minds but have a single, integrated linguistic repertoire.</text:p>
            </text:list-item>
            <text:list-item>
              <text:p text:style-name="P135"><text:span text:style-name="Strong_20_Emphasis">Translanguaging Practices:</text:span> The focus is on what a speaker <text:span text:style-name="T3">does</text:span> with their full linguistic repertoire to make meaning, challenging the notion of discrete, named languages as the unit of analysis.</text:p>
            </text:list-item>
          </text:list>
        </text:list-item>
      </text:list>
      <text:p text:style-name="Text_20_body"><text:span text:style-name="Strong_20_Emphasis">3.5.5 Gesture and Embodied Communication</text:span></text:p>
      <text:list text:style-name="L94">
        <text:list-item>
          <text:p text:style-name="P136"><text:span text:style-name="Strong_20_Emphasis">Definition:</text:span> The study of gesture and other bodily movements as an integral component of communication, not as a secondary supplement to speech.</text:p>
        </text:list-item>
        <text:list-item>
          <text:p text:style-name="P136"><text:span text:style-name="Strong_20_Emphasis">Gesture-Speech Unity (David McNeill):</text:span></text:p>
          <text:list>
            <text:list-item>
              <text:p text:style-name="P136">Proposes that gesture and speech are two sides of the same coin, emerging from a single underlying thought process. They are "co-expressive."</text:p>
            </text:list-item>
            <text:list-item>
              <text:p text:style-name="P136"><text:span text:style-name="Strong_20_Emphasis">Kendon's Continuum:</text:span> Gestures range from gesticulation (involuntary movements accompanying speech) to emblems (conventional signs like a "thumbs up") to fully-fledged signed languages.</text:p>
            </text:list-item>
          </text:list>
        </text:list-item>
        <text:list-item>
          <text:p text:style-name="P136"><text:span text:style-name="Strong_20_Emphasis">Types of Gestures:</text:span></text:p>
          <text:list>
            <text:list-item>
              <text:p text:style-name="P136"><text:span text:style-name="Strong_20_Emphasis">Iconic Gestures:</text:span> Depict the concrete objects or actions they refer to (e.g., shaping hands to show a ball).</text:p>
            </text:list-item>
            <text:list-item>
              <text:p text:style-name="P136"><text:span text:style-name="Strong_20_Emphasis">Metaphoric Gestures:</text:span> Represent abstract concepts (e.g., putting hands out to represent "offering" an idea).</text:p>
            </text:list-item>
            <text:list-item>
              <text:p text:style-name="P136"><text:span text:style-name="Strong_20_Emphasis">Deictic Gestures:</text:span> Pointing gestures that locate referents in space.</text:p>
            </text:list-item>
            <text:list-item>
              <text:p text:style-name="P136"><text:span text:style-name="Strong_20_Emphasis">Beat Gestures:</text:span> Small, rhythmic movements that mark the tempo or emphasis of speech but do not carry semantic content.</text:p>
            </text:list-item>
          </text:list>
        </text:list-item>
        <text:list-item>
          <text:p text:style-name="P136"><text:span text:style-name="Strong_20_Emphasis">Multimodality:</text:span></text:p>
          <text:list>
            <text:list-item>
              <text:p text:style-name="P136"><text:soft-page-break/>A broader framework that analyzes communication as a complex interplay of multiple "modes": speech, gesture, gaze, facial expression, body posture, and manipulation of objects.</text:p>
            </text:list-item>
            <text:list-item>
              <text:p text:style-name="P136">The meaning of an utterance is created through the dynamic orchestration of all these modes together.</text:p>
            </text:list-item>
          </text:list>
        </text:list-item>
        <text:list-item>
          <text:p text:style-name="P136"><text:span text:style-name="Strong_20_Emphasis">Signed Languages:</text:span> Are not gestures but are complete, complex languages with their own phonology (based on handshape, location, movement), morphology, and syntax. The study of signed languages provides crucial insights into the human capacity for language, independent of the vocal channel.</text:p>
        </text:list-item>
      </text:list>
      <text:p text:style-name="Text_20_body"/>
      <text:p text:style-name="Text_20_body"/>
      <text:p text:style-name="Text_20_body"><text:span text:style-name="Strong_20_Emphasis">CHAPTER 6: INTERDISCIPLINARY ELECTIVES</text:span></text:p>
      <text:p text:style-name="Text_20_body"><text:span text:style-name="Strong_20_Emphasis">3.6.1 Political Ecology</text:span></text:p>
      <text:list text:style-name="L95">
        <text:list-item>
          <text:p text:style-name="P137"><text:span text:style-name="Strong_20_Emphasis">Definition:</text:span> A critical, interdisciplinary field that examines the relationships between political, economic, and social factors with environmental issues and changes. It explicitly rejects apolitical explanations of environmental problems.</text:p>
        </text:list-item>
        <text:list-item>
          <text:p text:style-name="P137"><text:span text:style-name="Strong_20_Emphasis">Core Tenets:</text:span></text:p>
          <text:list>
            <text:list-item>
              <text:p text:style-name="P137"><text:span text:style-name="Strong_20_Emphasis">Environmental problems are not natural:</text:span> They are created and exacerbated by social and political-economic structures.</text:p>
            </text:list-item>
            <text:list-item>
              <text:p text:style-name="P137"><text:span text:style-name="Strong_20_Emphasis">Costs and benefits are unequally distributed:</text:span> Environmental change benefits some groups while harming others. The poor and marginalized often bear the greatest environmental burdens.</text:p>
            </text:list-item>
            <text:list-item>
              <text:p text:style-name="P137"><text:span text:style-name="Strong_20_Emphasis">Power is central:</text:span> Political ecology analyzes how power differences affect resource access, control, and environmental decision-making at multiple scales.</text:p>
            </text:list-item>
          </text:list>
        </text:list-item>
        <text:list-item>
          <text:p text:style-name="P137"><text:span text:style-name="Strong_20_Emphasis">Intellectual Roots:</text:span></text:p>
          <text:list>
            <text:list-item>
              <text:p text:style-name="P137"><text:span text:style-name="Strong_20_Emphasis">Cultural Ecology:</text:span> Adopted the focus on human-environment adaptation.</text:p>
            </text:list-item>
            <text:list-item>
              <text:p text:style-name="P137"><text:span text:style-name="Strong_20_Emphasis">Marxist Political Economy:</text:span> Provided the tools to analyze class, capital, and the state.</text:p>
            </text:list-item>
            <text:list-item>
              <text:p text:style-name="P137"><text:span text:style-name="Strong_20_Emphasis">Post-structuralism:</text:span> Influenced the analysis of environmental "narratives" or "discourses" and how they are used to justify certain interventions.</text:p>
            </text:list-item>
          </text:list>
        </text:list-item>
        <text:list-item>
          <text:p text:style-name="P137"><text:span text:style-name="Strong_20_Emphasis">Key Concepts:</text:span></text:p>
          <text:list>
            <text:list-item>
              <text:p text:style-name="P137"><text:span text:style-name="Strong_20_Emphasis">The "Hatchet and Seed" Metaphor (Piers Blaikie):</text:span> A framework for analysis. The "hatchet" represents the chain of explanation, tracing an environmental problem (like soil erosion) upward from the local land user to regional, national, and global economic and political forces. The "seed" represents the analysis of how these forces interact with the local physical and social landscape.</text:p>
            </text:list-item>
            <text:list-item>
              <text:p text:style-name="P137"><text:soft-page-break/><text:span text:style-name="Strong_20_Emphasis">Environmental Justice:</text:span> A social movement and field of study that focuses on the fair treatment and meaningful involvement of all people regardless of race, color, national origin, or income, with respect to the development, implementation, and enforcement of environmental laws, regulations, and policies.</text:p>
            </text:list-item>
            <text:list-item>
              <text:p text:style-name="P137"><text:span text:style-name="Strong_20_Emphasis">Conservation and Control:</text:span> A major theme is the critique of "fortress conservation" models, where local people are evicted from their land to create protected areas. Political ecology shows how conservation can be a form of dispossession.</text:p>
            </text:list-item>
            <text:list-item>
              <text:p text:style-name="P137"><text:span text:style-name="Strong_20_Emphasis">Environmental Narratives:</text:span> The analysis of how certain stories about environmental degradation (e.g., "Himalayan degradation," "desertification") become powerful, even if they are scientifically weak, because they serve particular political interests.</text:p>
            </text:list-item>
          </text:list>
        </text:list-item>
      </text:list>
      <text:p text:style-name="Text_20_body"><text:span text:style-name="Strong_20_Emphasis">3.6.2 Ethnomusicology</text:span></text:p>
      <text:list text:style-name="L96">
        <text:list-item>
          <text:p text:style-name="P138"><text:span text:style-name="Strong_20_Emphasis">Definition:</text:span> The study of music in its social and cultural context. Ethnomusicologists study music as a human activity, asking what music is, who makes it, and why.</text:p>
        </text:list-item>
        <text:list-item>
          <text:p text:style-name="P138"><text:span text:style-name="Strong_20_Emphasis">Methodology:</text:span></text:p>
          <text:list>
            <text:list-item>
              <text:p text:style-name="P138"><text:span text:style-name="Strong_20_Emphasis">Bi-musicality (Mantle Hood):</text:span> The idea that an ethnomusicologist must learn to perform the music they are studying to gain a deeper, embodied understanding.</text:p>
            </text:list-item>
            <text:list-item>
              <text:p text:style-name="P138"><text:span text:style-name="Strong_20_Emphasis">Ethnographic Fieldwork:</text:span> Involves participant observation, interviews, and recording of musical performances and social life.</text:p>
            </text:list-item>
          </text:list>
        </text:list-item>
        <text:list-item>
          <text:p text:style-name="P138"><text:span text:style-name="Strong_20_Emphasis">Key Concepts:</text:span></text:p>
          <text:list>
            <text:list-item>
              <text:p text:style-name="P138"><text:span text:style-name="Strong_20_Emphasis">Music as Culture:</text:span> Music is not a universal language; its meanings, aesthetics, and functions are culturally specific.</text:p>
            </text:list-item>
            <text:list-item>
              <text:p text:style-name="P138"><text:span text:style-name="Strong_20_Emphasis">Soundscape (R. Murray Schafer):</text:span> The totality of sounds within a specific environment. Ethnomusicologists study how soundscapes are culturally organized and perceived.</text:p>
            </text:list-item>
            <text:list-item>
              <text:p text:style-name="P138"><text:span text:style-name="Strong_20_Emphasis">Performance:</text:span> Music is analyzed as a social performance, involving interactions between musicians and audiences in specific contexts.</text:p>
            </text:list-item>
          </text:list>
        </text:list-item>
        <text:list-item>
          <text:p text:style-name="P138"><text:span text:style-name="Strong_20_Emphasis">Research Areas:</text:span></text:p>
          <text:list>
            <text:list-item>
              <text:p text:style-name="P138"><text:span text:style-name="Strong_20_Emphasis">Music and Identity:</text:span> How music is used to construct and express national, ethnic, gender, and religious identities.</text:p>
            </text:list-item>
            <text:list-item>
              <text:p text:style-name="P138"><text:span text:style-name="Strong_20_Emphasis">Music and Politics:</text:span> The use of music in social movements, political protest, and nationalism.</text:p>
            </text:list-item>
            <text:list-item>
              <text:p text:style-name="P138"><text:span text:style-name="Strong_20_Emphasis">Globalization and Music:</text:span> The study of world music, hybrid musical forms, and the effects of the global music industry on local traditions.</text:p>
            </text:list-item>
            <text:list-item>
              <text:p text:style-name="P138"><text:span text:style-name="Strong_20_Emphasis">Music and Ritual:</text:span> The central role of music in religious and life-cycle rituals.</text:p>
            </text:list-item>
          </text:list>
        </text:list-item>
      </text:list>
      <text:p text:style-name="Text_20_body"><text:span text:style-name="Strong_20_Emphasis">3.6.3 Environmental Humanities</text:span></text:p>
      <text:list text:style-name="L97">
        <text:list-item>
          <text:p text:style-name="P139"><text:soft-page-break/><text:span text:style-name="Strong_20_Emphasis">Definition:</text:span> An interdisciplinary field that brings approaches from the humanities (history, literature, philosophy, art, anthropology) to bear on environmental problems.</text:p>
        </text:list-item>
        <text:list-item>
          <text:p text:style-name="P139"><text:span text:style-name="Strong_20_Emphasis">Core Goal:</text:span> To critique the purely scientific and technological framing of environmental issues and to emphasize the roles of culture, ethics, history, and meaning in shaping human-environment relations.</text:p>
        </text:list-item>
        <text:list-item>
          <text:p text:style-name="P140"><text:span text:style-name="Strong_20_Emphasis">Relationship to Environmental Anthropology:</text:span> Environmental anthropology is a key discipline <text:span text:style-name="T3">within</text:span> the environmental humanities. The environmental humanities provide a broader forum for anthropologists to engage with scholars from other fields.</text:p>
        </text:list-item>
        <text:list-item>
          <text:p text:style-name="P139"><text:span text:style-name="Strong_20_Emphasis">Key Themes:</text:span></text:p>
          <text:list>
            <text:list-item>
              <text:p text:style-name="P139"><text:span text:style-name="Strong_20_Emphasis">Narrative and Storytelling:</text:span> The importance of stories in shaping our understanding of and emotional connection to the environment.</text:p>
            </text:list-item>
            <text:list-item>
              <text:p text:style-name="P139"><text:span text:style-name="Strong_20_Emphasis">Environmental Ethics:</text:span> Philosophical and cross-cultural inquiry into the moral relationship between human beings and the natural world.</text:p>
            </text:list-item>
            <text:list-item>
              <text:p text:style-name="P139"><text:span text:style-name="Strong_20_Emphasis">Environmental History:</text:span> The study of the historical transformations of landscapes and human-environment interactions.</text:p>
            </text:list-item>
            <text:list-item>
              <text:p text:style-name="P139"><text:span text:style-name="Strong_20_Emphasis">Ecocriticism:</text:span> The study of the relationship between literature and the physical environment.</text:p>
            </text:list-item>
            <text:list-item>
              <text:p text:style-name="P139"><text:span text:style-name="Strong_20_Emphasis">Posthumanism and Multispecies Studies:</text:span> A central theme shared with contemporary anthropology.</text:p>
            </text:list-item>
          </text:list>
        </text:list-item>
      </text:list>
      <text:p text:style-name="Text_20_body"><text:span text:style-name="Strong_20_Emphasis">3.6.4 Biocultural Anthropology</text:span></text:p>
      <text:list text:style-name="L98">
        <text:list-item>
          <text:p text:style-name="P141"><text:span text:style-name="Strong_20_Emphasis">Definition:</text:span> An integrated approach that explicitly combines biological and cultural anthropology to understand human health, adaptation, and evolution.</text:p>
        </text:list-item>
        <text:list-item>
          <text:p text:style-name="P141"><text:span text:style-name="Strong_20_Emphasis">Core Principle:</text:span> Rejects the nature/culture dualism. Argues that biology and culture are not separate domains but are dynamically intertwined in a feedback loop.</text:p>
        </text:list-item>
        <text:list-item>
          <text:p text:style-name="P141"><text:span text:style-name="Strong_20_Emphasis">Methodology:</text:span></text:p>
          <text:list>
            <text:list-item>
              <text:p text:style-name="P141">Requires a "mixed methods" approach, collecting both ethnographic data (interviews, observation) and biological data (e.g., anthropometrics, hormone levels, genetic markers, health outcomes).</text:p>
            </text:list-item>
          </text:list>
        </text:list-item>
        <text:list-item>
          <text:p text:style-name="P141"><text:span text:style-name="Strong_20_Emphasis">Key Concepts:</text:span></text:p>
          <text:list>
            <text:list-item>
              <text:p text:style-name="P141"><text:span text:style-name="Strong_20_Emphasis">Embodiment (Nancy Krieger):</text:span> The concept that social conditions, including inequality and discrimination, literally get "under the skin" and alter human biology and health outcomes.</text:p>
            </text:list-item>
            <text:list-item>
              <text:p text:style-name="P141"><text:span text:style-name="Strong_20_Emphasis">Local Biology:</text:span> The idea that human biology can differ between populations not just due to genetics but due to different developmental and environmental experiences.</text:p>
            </text:list-item>
            <text:list-item>
              <text:p text:style-name="P141"><text:soft-page-break/><text:span text:style-name="Strong_20_Emphasis">Syndemics (Merrill Singer):</text:span> A theoretical framework for understanding disease. A syndemic occurs when two or more diseases cluster in a population, interact with each other, and are exacerbated by adverse social and economic conditions (e.g., the syndemic of violence, substance abuse, and AIDS).</text:p>
            </text:list-item>
          </text:list>
        </text:list-item>
        <text:list-item>
          <text:p text:style-name="P141"><text:span text:style-name="Strong_20_Emphasis">Research Example:</text:span> Studying how social stress associated with racism or poverty leads to measurable physiological changes (e.g., elevated cortisol levels, higher blood pressure) that increase the risk for chronic disease.</text:p>
        </text:list-item>
      </text:list>
      <text:p text:style-name="Text_20_body"><text:span text:style-name="Strong_20_Emphasis">3.6.5 Human Rights and Humanitarianism</text:span></text:p>
      <text:list text:style-name="L99">
        <text:list-item>
          <text:p text:style-name="P142"><text:span text:style-name="Strong_20_Emphasis">Anthropology of Human Rights:</text:span></text:p>
          <text:list>
            <text:list-item>
              <text:p text:style-name="P142"><text:span text:style-name="Strong_20_Emphasis">Central Tension:</text:span> A tension between anthropology's traditional commitment to cultural relativism and the universalist claims of the human rights doctrine.</text:p>
            </text:list-item>
            <text:list-item>
              <text:p text:style-name="P142"><text:span text:style-name="Strong_20_Emphasis">Critique:</text:span> Early anthropological critiques (e.g., the AAA's 1947 statement on human rights) warned that a universal declaration could be a tool of Western cultural imperialism.</text:p>
            </text:list-item>
            <text:list-item>
              <text:p text:style-name="P142"><text:span text:style-name="Strong_20_Emphasis">Contemporary Approach (Sally Engle Merry):</text:span> Studies human rights as a cultural practice. It examines how a global human rights discourse is translated, appropriated, and reinterpreted by local actors and social movements. It is an ethnography of "vernacularization."</text:p>
            </text:list-item>
          </text:list>
        </text:list-item>
        <text:list-item>
          <text:p text:style-name="P142"><text:span text:style-name="Strong_20_Emphasis">Anthropology of Humanitarianism:</text:span></text:p>
          <text:list>
            <text:list-item>
              <text:p text:style-name="P142"><text:span text:style-name="Strong_20_Emphasis">Definition:</text:span> The ethnographic study of humanitarian aid organizations, workers, and interventions in contexts of disaster, conflict, and poverty.</text:p>
            </text:list-item>
            <text:list-item>
              <text:p text:style-name="P142"><text:span text:style-name="Strong_20_Emphasis">Key Critiques:</text:span></text:p>
              <text:list>
                <text:list-item>
                  <text:p text:style-name="P142"><text:span text:style-name="Strong_20_Emphasis">Biopolitics (Michel Foucault):</text:span> Humanitarianism is analyzed as a form of biopower that seeks to manage and administer "bare life," often reducing complex political subjects to suffering bodies in need of saving.</text:p>
                </text:list-item>
                <text:list-item>
                  <text:p text:style-name="P142"><text:span text:style-name="Strong_20_Emphasis">The "Humanitarian Gaze":</text:span> Examines how images of suffering are used to generate compassion and donations, and the power dynamics this creates between saviors and victims.</text:p>
                </text:list-item>
                <text:list-item>
                  <text:p text:style-name="P142"><text:span text:style-name="Strong_20_Emphasis">Critique of Neutrality:</text:span> Investigates the political effects of humanitarian action, even when it claims to be neutral and impartial.</text:p>
                </text:list-item>
              </text:list>
            </text:list-item>
          </text:list>
        </text:list-item>
        <text:list-item>
          <text:p text:style-name="P142"><text:span text:style-name="Strong_20_Emphasis">Research Focus:</text:span> Ethnographies of refugee camps, NGO offices, disaster relief operations, and international criminal tribunals.</text:p>
        </text:list-item>
      </text:list>
      <text:p text:style-name="Text_20_body"><text:span text:style-name="Strong_20_Emphasis">3.6.6 Anthropology of Finance</text:span></text:p>
      <text:list text:style-name="L100">
        <text:list-item>
          <text:p text:style-name="P143"><text:span text:style-name="Strong_20_Emphasis">Definition:</text:span> The ethnographic study of the cultures, practices, and technologies of the global financial industry.</text:p>
        </text:list-item>
        <text:list-item>
          <text:p text:style-name="P143"><text:soft-page-break/><text:span text:style-name="Strong_20_Emphasis">Methodology:</text:span></text:p>
          <text:list>
            <text:list-item>
              <text:p text:style-name="P143"><text:span text:style-name="Strong_20_Emphasis">"Studying Up":</text:span> Applying ethnographic methods to powerful elites, such as investment bankers, traders, and fund managers.</text:p>
            </text:list-item>
            <text:list-item>
              <text:p text:style-name="P143"><text:span text:style-name="Strong_20_Emphasis">Ethnography of Financial Markets:</text:span> Conducting participant observation on trading floors, in investment banks, and at financial conferences to understand how financial knowledge is produced and how decisions are made.</text:p>
            </text:list-item>
          </text:list>
        </text:list-item>
        <text:list-item>
          <text:p text:style-name="P143"><text:span text:style-name="Strong_20_Emphasis">Key Findings and Concepts:</text:span></text:p>
          <text:list>
            <text:list-item>
              <text:p text:style-name="P143"><text:span text:style-name="Strong_20_Emphasis">Markets as Social and Cultural Phenomena:</text:span> Challenges the economic view of markets as abstract, rational mechanisms. Shows them to be deeply embedded in social relationships, cultural narratives, and material technologies.</text:p>
            </text:list-item>
            <text:list-item>
              <text:p text:style-name="P143"><text:span text:style-name="Strong_20_Emphasis">The Performativity of Economics (Michel Callon):</text:span> Argues that economic models do not just describe markets; they actively shape and create the markets they claim to analyze.</text:p>
            </text:list-item>
            <text:list-item>
              <text:p text:style-name="P143"><text:span text:style-name="Strong_20_Emphasis">The Culture of "Smartness":</text:span> The cultivation of a specific persona of intelligence, quickness, and risk-taking as a key form of cultural capital in the financial world.</text:p>
            </text:list-item>
            <text:list-item>
              <text:p text:style-name="P143"><text:span text:style-name="Strong_20_Emphasis">The Materiality of Finance:</text:span> Study of the technologies, from trading algorithms and screens to physical data centers, that make global finance possible.</text:p>
            </text:list-item>
          </text:list>
        </text:list-item>
        <text:list-item>
          <text:p text:style-name="P144"><text:span text:style-name="Strong_20_Emphasis">Key Scholars:</text:span> Karen Ho (<text:span text:style-name="T3">Liquidated</text:span>), an ethnography of Wall Street investment bankers; Donald MacKenzie, a sociologist whose work is central to the field.</text:p>
        </text:list-item>
      </text:list>
      <text:p text:style-name="Text_20_body"><text:span text:style-name="Strong_20_Emphasis">3.6.7 Data and Algorithmic Cultures</text:span></text:p>
      <text:list text:style-name="L101">
        <text:list-item>
          <text:p text:style-name="P145"><text:span text:style-name="Strong_20_Emphasis">Definition:</text:span> An emerging subfield of digital anthropology that focuses on the social life and cultural impact of big data, algorithms, and artificial intelligence.</text:p>
        </text:list-item>
        <text:list-item>
          <text:p text:style-name="P145"><text:span text:style-name="Strong_20_Emphasis">Core Concerns:</text:span></text:p>
          <text:list>
            <text:list-item>
              <text:p text:style-name="P145"><text:span text:style-name="Strong_20_Emphasis">The Social Life of Data:</text:span> Investigating how data is produced, cleaned, interpreted, and visualized. Data is not raw or objective; it is the product of social practices and choices.</text:p>
            </text:list-item>
            <text:list-item>
              <text:p text:style-name="P145"><text:span text:style-name="Strong_20_Emphasis">Algorithmic Culture:</text:span> How algorithms are shaping cultural tastes, social interactions, and access to information (e.g., social media feeds, recommendation engines).</text:p>
            </text:list-item>
            <text:list-item>
              <text:p text:style-name="P145"><text:span text:style-name="Strong_20_Emphasis">The Politics of Algorithms:</text:span> Examining how algorithms can perpetuate and even amplify existing social biases related to race, class, and gender (algorithmic bias).</text:p>
            </text:list-item>
            <text:list-item>
              <text:p text:style-name="P145"><text:span text:style-name="Strong_20_Emphasis">Ethnography of Data Science:</text:span> Studying the cultures, assumptions, and practices of the data scientists and AI developers who create these systems.</text:p>
            </text:list-item>
          </text:list>
        </text:list-item>
        <text:list-item>
          <text:p text:style-name="P145"><text:span text:style-name="Strong_20_Emphasis">Research Areas:</text:span></text:p>
          <text:list>
            <text:list-item>
              <text:p text:style-name="P145">The use of predictive policing algorithms and their impact on racial profiling.</text:p>
            </text:list-item>
            <text:list-item>
              <text:p text:style-name="P145">The culture and values of Silicon Valley tech companies.</text:p>
            </text:list-item>
            <text:list-item>
              <text:p text:style-name="P145"><text:soft-page-break/>How people experience and resist algorithmic decision-making in their daily lives.</text:p>
            </text:list-item>
            <text:list-item>
              <text:p text:style-name="P145">The role of data in governance and the "smart city."</text:p>
            </text:list-item>
          </text:list>
        </text:list-item>
      </text:list>
      <text:p text:style-name="Text_20_body"><text:span text:style-name="Strong_20_Emphasis">3.6.8 Anthropological Demography</text:span></text:p>
      <text:list text:style-name="L102">
        <text:list-item>
          <text:p text:style-name="P146"><text:span text:style-name="Strong_20_Emphasis">Definition:</text:span> A field that integrates the quantitative methods of demography with the qualitative, context-rich methods of anthropology to study population processes (fertility, mortality, migration).</text:p>
        </text:list-item>
        <text:list-item>
          <text:p text:style-name="P146"><text:span text:style-name="Strong_20_Emphasis">Core Contribution:</text:span></text:p>
          <text:list>
            <text:list-item>
              <text:p text:style-name="P146"><text:span text:style-name="Strong_20_Emphasis">Critique of Aggregate Data:</text:span> Demography traditionally relies on large-scale surveys and census data. Anthropological demography seeks to understand the "why" behind the numbers—the cultural beliefs, social norms, and individual decision-making that produce demographic patterns.</text:p>
            </text:list-item>
            <text:list-item>
              <text:p text:style-name="P146"><text:span text:style-name="Strong_20_Emphasis">Integrating Emic and Etic:</text:span> Combines statistical analysis with ethnographic insights into local understandings of reproduction, health, and mobility.</text:p>
            </text:list-item>
          </text:list>
        </text:list-item>
        <text:list-item>
          <text:p text:style-name="P146"><text:span text:style-name="Strong_20_Emphasis">Research Areas:</text:span></text:p>
          <text:list>
            <text:list-item>
              <text:p text:style-name="P146"><text:span text:style-name="Strong_20_Emphasis">Fertility:</text:span> Going beyond economic models to understand the cultural and social factors influencing family size decisions, contraceptive use, and the value of children.</text:p>
            </text:list-item>
            <text:list-item>
              <text:p text:style-name="P146"><text:span text:style-name="Strong_20_Emphasis">Mortality:</text:span> Using ethnographic methods (e.g., verbal autopsies) to understand causes of death in areas with poor vital registration systems. Studying cultural responses to epidemics.</text:p>
            </text:list-item>
            <text:list-item>
              <text:p text:style-name="P146"><text:span text:style-name="Strong_20_Emphasis">Migration:</text:span> Combining quantitative data on migration flows with qualitative studies of migrant experiences and decision-making.</text:p>
            </text:list-item>
          </text:list>
        </text:list-item>
      </text:list>
      <text:p text:style-name="Text_20_body"><text:span text:style-name="Strong_20_Emphasis">CHAPTER 7: PRACTICUM AND FIELD SCHOOLS</text:span></text:p>
      <text:p text:style-name="Text_20_body"><text:span text:style-name="Strong_20_Emphasis">3.7.1 Archaeological Field School</text:span></text:p>
      <text:list text:style-name="L103">
        <text:list-item>
          <text:p text:style-name="P147"><text:span text:style-name="Strong_20_Emphasis">Purpose:</text:span> To provide students with intensive, hands-on training in the fundamental methods of archaeological fieldwork.</text:p>
        </text:list-item>
        <text:list-item>
          <text:p text:style-name="P147"><text:span text:style-name="Strong_20_Emphasis">Core Skills Taught:</text:span></text:p>
          <text:list>
            <text:list-item>
              <text:p text:style-name="P147"><text:span text:style-name="Strong_20_Emphasis">Survey:</text:span> Pedestrian survey techniques, use of GPS, and basic mapping.</text:p>
            </text:list-item>
            <text:list-item>
              <text:p text:style-name="P147"><text:span text:style-name="Strong_20_Emphasis">Excavation:</text:span> Setting up a grid, proper use of excavation tools (trowel, shovel, etc.), stratigraphic excavation, feature recognition and definition.</text:p>
            </text:list-item>
            <text:list-item>
              <text:p text:style-name="P147"><text:span text:style-name="Strong_20_Emphasis">Recording:</text:span> Drawing plan maps and profiles to scale, filling out standardized context sheets, and taking high-quality field photographs.</text:p>
            </text:list-item>
            <text:list-item>
              <text:p text:style-name="P147"><text:span text:style-name="Strong_20_Emphasis">Artifact Processing:</text:span> Washing, sorting, labeling, and bagging artifacts. Basic artifact identification (e.g., lithics, ceramics).</text:p>
            </text:list-item>
          </text:list>
        </text:list-item>
        <text:list-item>
          <text:p text:style-name="P147"><text:soft-page-break/><text:span text:style-name="Strong_20_Emphasis">Format:</text:span> Typically takes place over several weeks during a summer session at an actual archaeological site. Students live and work together as a team.</text:p>
        </text:list-item>
      </text:list>
      <text:p text:style-name="Text_20_body"><text:span text:style-name="Strong_20_Emphasis">3.7.2 Ethnographic Field School</text:span></text:p>
      <text:list text:style-name="L104">
        <text:list-item>
          <text:p text:style-name="P148"><text:span text:style-name="Strong_20_Emphasis">Purpose:</text:span> To provide students with practical, supervised training in the core methods of cultural anthropology.</text:p>
        </text:list-item>
        <text:list-item>
          <text:p text:style-name="P148"><text:span text:style-name="Strong_20_Emphasis">Core Skills Taught:</text:span></text:p>
          <text:list>
            <text:list-item>
              <text:p text:style-name="P148"><text:span text:style-name="Strong_20_Emphasis">Participant Observation:</text:span> Techniques for entering a community, building rapport, and systematically observing social life.</text:p>
            </text:list-item>
            <text:list-item>
              <text:p text:style-name="P148"><text:span text:style-name="Strong_20_Emphasis">Field Note Taking:</text:span> How to write descriptive, detailed field notes and how to separate observation from personal reflection.</text:p>
            </text:list-item>
            <text:list-item>
              <text:p text:style-name="P148"><text:span text:style-name="Strong_20_Emphasis">Interviewing:</text:span> Conducting informal, semi-structured, and structured interviews.</text:p>
            </text:list-item>
            <text:list-item>
              <text:p text:style-name="P148"><text:span text:style-name="Strong_20_Emphasis">Research Ethics:</text:span> Practical application of ethical principles, including informed consent and protecting confidentiality.</text:p>
            </text:list-item>
            <text:list-item>
              <text:p text:style-name="P148"><text:span text:style-name="Strong_20_Emphasis">Basic Data Analysis:</text:span> Coding field notes and interview transcripts to identify themes.</text:p>
            </text:list-item>
          </text:list>
        </text:list-item>
        <text:list-item>
          <text:p text:style-name="P148"><text:span text:style-name="Strong_20_Emphasis">Format:</text:span> Often involves students conducting individual or small-group research projects within a host community under the guidance of a faculty director.</text:p>
        </text:list-item>
      </text:list>
      <text:p text:style-name="Text_20_body"><text:span text:style-name="Strong_20_Emphasis">3.7.3 Linguistic Documentation Practicum</text:span></text:p>
      <text:list text:style-name="L105">
        <text:list-item>
          <text:p text:style-name="P149"><text:span text:style-name="Strong_20_Emphasis">Purpose:</text:span> To train students in the methods of documenting and describing a language, often an endangered one.</text:p>
        </text:list-item>
        <text:list-item>
          <text:p text:style-name="P149"><text:span text:style-name="Strong_20_Emphasis">Core Skills Taught:</text:span></text:p>
          <text:list>
            <text:list-item>
              <text:p text:style-name="P149"><text:span text:style-name="Strong_20_Emphasis">Elicitation:</text:span> Working with a native speaker to elicit words, paradigms (e.g., verb conjugations), and grammatical sentences.</text:p>
            </text:list-item>
            <text:list-item>
              <text:p text:style-name="P149"><text:span text:style-name="Strong_20_Emphasis">Recording:</text:span> Making high-quality audio and video recordings of natural speech (e.g., conversations, narratives).</text:p>
            </text:list-item>
            <text:list-item>
              <text:p text:style-name="P149"><text:span text:style-name="Strong_20_Emphasis">Transcription and Annotation:</text:span> Using software (like ELAN) to transcribe recordings and annotate them with morphological and grammatical information.</text:p>
            </text:list-item>
            <text:list-item>
              <text:p text:style-name="P149"><text:span text:style-name="Strong_20_Emphasis">Basic Descriptive Analysis:</text:span> Conducting phonemic, morphological, and syntactic analysis based on the collected data.</text:p>
            </text:list-item>
            <text:list-item>
              <text:p text:style-name="P149"><text:span text:style-name="Strong_20_Emphasis">Ethical Collaboration:</text:span> Working ethically and collaboratively with language speakers and communities.</text:p>
            </text:list-item>
          </text:list>
        </text:list-item>
      </text:list>
      <text:p text:style-name="Text_20_body"><text:span text:style-name="Strong_20_Emphasis">3.7.4 Museum Curation Internship</text:span></text:p>
      <text:list text:style-name="L106">
        <text:list-item>
          <text:p text:style-name="P150"><text:span text:style-name="Strong_20_Emphasis">Purpose:</text:span> To provide practical experience in the principles and practices of museum work.</text:p>
        </text:list-item>
        <text:list-item>
          <text:p text:style-name="P150"><text:span text:style-name="Strong_20_Emphasis">Potential Areas of Training:</text:span></text:p>
          <text:list>
            <text:list-item>
              <text:p text:style-name="P150"><text:soft-page-break/><text:span text:style-name="Strong_20_Emphasis">Collections Management:</text:span> Object handling, cataloging, database entry, and proper storage of artifacts.</text:p>
            </text:list-item>
            <text:list-item>
              <text:p text:style-name="P150"><text:span text:style-name="Strong_20_Emphasis">Exhibition Development:</text:span> Research, object selection, label writing, and installation of an exhibition.</text:p>
            </text:list-item>
            <text:list-item>
              <text:p text:style-name="P150"><text:span text:style-name="Strong_20_Emphasis">Conservation:</text:span> Learning basic principles of artifact preservation and preventive conservation.</text:p>
            </text:list-item>
            <text:list-item>
              <text:p text:style-name="P150"><text:span text:style-name="Strong_20_Emphasis">Education and Public Programming:</text:span> Assisting with developing and delivering educational programs for school groups or the public.</text:p>
            </text:list-item>
            <text:list-item>
              <text:p text:style-name="P150"><text:span text:style-name="Strong_20_Emphasis">Repatriation and Community Consultation:</text:span> Learning about the legal and ethical issues surrounding collections, particularly NAGPRA (Native American Graves Protection and Repatriation Act) in the U.S.</text:p>
            </text:list-item>
          </text:list>
        </text:list-item>
      </text:list>
      <text:p text:style-name="Text_20_body"><text:span text:style-name="Strong_20_Emphasis">3.7.5 Applied Anthropology Practicum</text:span></text:p>
      <text:list text:style-name="L107">
        <text:list-item>
          <text:p text:style-name="P151"><text:span text:style-name="Strong_20_Emphasis">Purpose:</text:span> To provide students with experience applying anthropological skills and knowledge to solve real-world problems in a non-academic setting.</text:p>
        </text:list-item>
        <text:list-item>
          <text:p text:style-name="P151"><text:span text:style-name="Strong_20_Emphasis">Format:</text:span> An internship or placement with a government agency, a non-profit organization (NGO), a corporation, or a community group.</text:p>
        </text:list-item>
        <text:list-item>
          <text:p text:style-name="P151"><text:span text:style-name="Strong_20_Emphasis">Potential Application Areas:</text:span></text:p>
          <text:list>
            <text:list-item>
              <text:p text:style-name="P151"><text:span text:style-name="Strong_20_Emphasis">Public Health:</text:span> Working on community health assessment or program evaluation.</text:p>
            </text:list-item>
            <text:list-item>
              <text:p text:style-name="P151"><text:span text:style-name="Strong_20_Emphasis">International Development:</text:span> Assisting with the design or evaluation of a development project.</text:p>
            </text:list-item>
            <text:list-item>
              <text:p text:style-name="P151"><text:span text:style-name="Strong_20_Emphasis">User Experience (UX) Research:</text:span> Using ethnographic methods to understand how people interact with products or software.</text:p>
            </text:list-item>
            <text:list-item>
              <text:p text:style-name="P151"><text:span text:style-name="Strong_20_Emphasis">Cultural Resource Management (CRM):</text:span> Working for a CRM firm on archaeological surveys or excavations.</text:p>
            </text:list-item>
            <text:list-item>
              <text:p text:style-name="P151"><text:span text:style-name="Strong_20_Emphasis">Policy Analysis:</text:span> Conducting research to inform policy-making in areas like immigration, education, or environmental management.</text:p>
            </text:list-item>
          </text:list>
        </text:list-item>
      </text:list>
      <text:p text:style-name="Text_20_body"/>
      <text:p text:style-name="Text_20_body"/>
      <text:p text:style-name="Text_20_body"><text:span text:style-name="Strong_20_Emphasis">PART IV: RESEARCH TOOLS &amp; METHODS</text:span></text:p>
      <text:p text:style-name="Text_20_body"><text:span text:style-name="Strong_20_Emphasis">CHAPTER 1: QUALITATIVE METHODS</text:span></text:p>
      <text:p text:style-name="Text_20_body"><text:span text:style-name="Strong_20_Emphasis">4.1.1 Participant Observation Techniques</text:span></text:p>
      <text:list text:style-name="L108">
        <text:list-item>
          <text:p text:style-name="P152"><text:span text:style-name="Strong_20_Emphasis">Definition:</text:span> The hallmark research method of cultural anthropology, in which the researcher immerses themselves in the daily life of a community over an extended period to observe and participate in their activities.</text:p>
        </text:list-item>
        <text:list-item>
          <text:p text:style-name="P152"><text:soft-page-break/><text:span text:style-name="Strong_20_Emphasis">The Observer-Participant Spectrum:</text:span> The ethnographer's role exists on a continuum:</text:p>
          <text:list>
            <text:list-item>
              <text:p text:style-name="P152"><text:span text:style-name="Strong_20_Emphasis">Complete Observer:</text:span> The researcher does not participate in activities and is not known to the community (ethically problematic).</text:p>
            </text:list-item>
            <text:list-item>
              <text:p text:style-name="P152"><text:span text:style-name="Strong_20_Emphasis">Observer-as-Participant:</text:span> The researcher's role is known, but they primarily observe rather than participate.</text:p>
            </text:list-item>
            <text:list-item>
              <text:p text:style-name="P152"><text:span text:style-name="Strong_20_Emphasis">Participant-as-Observer:</text:span> The researcher's role is known, and they actively participate in community life while observing. This is the most common stance.</text:p>
            </text:list-item>
            <text:list-item>
              <text:p text:style-name="P152"><text:span text:style-name="Strong_20_Emphasis">Complete Participant:</text:span> The researcher fully participates and their identity as a researcher is hidden (ethically problematic; "going native").</text:p>
            </text:list-item>
          </text:list>
        </text:list-item>
        <text:list-item>
          <text:p text:style-name="P152"><text:span text:style-name="Strong_20_Emphasis">Key Goals:</text:span></text:p>
          <text:list>
            <text:list-item>
              <text:p text:style-name="P152"><text:span text:style-name="Strong_20_Emphasis">Building Rapport:</text:span> Establishing relationships of trust and mutual respect with community members. This is the foundation of all ethnographic fieldwork.</text:p>
            </text:list-item>
            <text:list-item>
              <text:p text:style-name="P152"><text:span text:style-name="Strong_20_Emphasis">Gaining an Emic Perspective:</text:span> Understanding a culture from the "insider's point of view."</text:p>
            </text:list-item>
            <text:list-item>
              <text:p text:style-name="P152"><text:span text:style-name="Strong_20_Emphasis">Observing the Tacit:</text:span> Documenting the unspoken, taken-for-granted aspects of culture that people may not be able to articulate in an interview.</text:p>
            </text:list-item>
          </text:list>
        </text:list-item>
        <text:list-item>
          <text:p text:style-name="P152"><text:span text:style-name="Strong_20_Emphasis">Field Notes:</text:span> The primary data of participant observation.</text:p>
          <text:list>
            <text:list-item>
              <text:p text:style-name="P152"><text:span text:style-name="Strong_20_Emphasis">Jottings:</text:span> Quick, brief notes and keywords taken in the moment during observation.</text:p>
            </text:list-item>
            <text:list-item>
              <text:p text:style-name="P152"><text:span text:style-name="Strong_20_Emphasis">Descriptive Field Notes:</text:span> Written in full at the end of each day, expanding on the jottings. They should be as detailed and concrete as possible, recording observations of people, places, events, and direct quotes.</text:p>
            </text:list-item>
            <text:list-item>
              <text:p text:style-name="P152"><text:span text:style-name="Strong_20_Emphasis">Methodological Notes:</text:span> Reflections on the research process itself (e.g., challenges in gaining access, personal biases).</text:p>
            </text:list-item>
            <text:list-item>
              <text:p text:style-name="P152"><text:span text:style-name="Strong_20_Emphasis">Analytical Notes:</text:span> Preliminary ideas, connections, and interpretations that arise during fieldwork.</text:p>
            </text:list-item>
            <text:list-item>
              <text:p text:style-name="P152"><text:span text:style-name="Strong_20_Emphasis">Personal Diary:</text:span> A private record of the researcher's own feelings, frustrations, and experiences of culture shock.</text:p>
            </text:list-item>
          </text:list>
        </text:list-item>
        <text:list-item>
          <text:p text:style-name="P152"><text:span text:style-name="Strong_20_Emphasis">Key Challenges:</text:span></text:p>
          <text:list>
            <text:list-item>
              <text:p text:style-name="P152"><text:span text:style-name="Strong_20_Emphasis">Gaining Entry:</text:span> Negotiating access to a community or group, often through "gatekeepers."</text:p>
            </text:list-item>
            <text:list-item>
              <text:p text:style-name="P152"><text:span text:style-name="Strong_20_Emphasis">Culture Shock:</text:span> The feeling of disorientation experienced when suddenly subjected to an unfamiliar culture.</text:p>
            </text:list-item>
            <text:list-item>
              <text:p text:style-name="P152"><text:span text:style-name="Strong_20_Emphasis">Positionality:</text:span> The constant need to be aware of how one's own identity (age, gender, race, class, nationality) is shaping interactions and interpretations.</text:p>
            </text:list-item>
          </text:list>
        </text:list-item>
      </text:list>
      <text:p text:style-name="Text_20_body"><text:soft-page-break/><text:span text:style-name="Strong_20_Emphasis">4.1.2 Semi-Structured Interviewing</text:span></text:p>
      <text:list text:style-name="L109">
        <text:list-item>
          <text:p text:style-name="P153"><text:span text:style-name="Strong_20_Emphasis">Definition:</text:span> A qualitative research method where the interviewer uses a pre-determined set of open-ended questions (an "interview guide") but has the flexibility to deviate, probe, and ask follow-up questions based on the interviewee's responses.</text:p>
        </text:list-item>
        <text:list-item>
          <text:p text:style-name="P153"><text:span text:style-name="Strong_20_Emphasis">Comparison to Other Interview Types:</text:span></text:p>
          <text:list>
            <text:list-item>
              <text:p text:style-name="P153"><text:span text:style-name="Strong_20_Emphasis">Structured Interview (Survey):</text:span> Uses a rigid questionnaire with closed-ended questions. Generates quantitative data.</text:p>
            </text:list-item>
            <text:list-item>
              <text:p text:style-name="P153"><text:span text:style-name="Strong_20_Emphasis">Unstructured Interview:</text:span> A conversational interview with no pre-set questions, allowing the conversation to flow organically.</text:p>
            </text:list-item>
          </text:list>
        </text:list-item>
        <text:list-item>
          <text:p text:style-name="P153"><text:span text:style-name="Strong_20_Emphasis">The Interview Guide:</text:span></text:p>
          <text:list>
            <text:list-item>
              <text:p text:style-name="P153">A list of topics and key questions to be covered.</text:p>
            </text:list-item>
            <text:list-item>
              <text:p text:style-name="P153">Questions are open-ended (e.g., "Can you tell me about a typical day?") rather than closed-ended ("Do you like your job?").</text:p>
            </text:list-item>
            <text:list-item>
              <text:p text:style-name="P153">Sequenced logically, often starting with broad, non-sensitive questions.</text:p>
            </text:list-item>
          </text:list>
        </text:list-item>
        <text:list-item>
          <text:p text:style-name="P153"><text:span text:style-name="Strong_20_Emphasis">Key Techniques:</text:span></text:p>
          <text:list>
            <text:list-item>
              <text:p text:style-name="P153"><text:span text:style-name="Strong_20_Emphasis">Probing:</text:span> Asking follow-up questions to elicit more detail (e.g., "Could you explain what you mean by that?", "Can you give me an example?").</text:p>
            </text:list-item>
            <text:list-item>
              <text:p text:style-name="P153"><text:span text:style-name="Strong_20_Emphasis">Active Listening:</text:span> Demonstrating engagement through verbal and non-verbal cues (nodding, "uh-huh").</text:p>
            </text:list-item>
            <text:list-item>
              <text:p text:style-name="P153"><text:span text:style-name="Strong_20_Emphasis">Building Rapport:</text:span> Creating a comfortable and trusting atmosphere.</text:p>
            </text:list-item>
          </text:list>
        </text:list-item>
        <text:list-item>
          <text:p text:style-name="P153"><text:span text:style-name="Strong_20_Emphasis">Recording:</text:span></text:p>
          <text:list>
            <text:list-item>
              <text:p text:style-name="P153"><text:span text:style-name="Strong_20_Emphasis">Audio Recording:</text:span> The preferred method, as it captures the full response verbatim. Requires explicit consent.</text:p>
            </text:list-item>
            <text:list-item>
              <text:p text:style-name="P153"><text:span text:style-name="Strong_20_Emphasis">Note-Taking:</text:span> Can supplement audio or be used if recording is not possible. It is difficult to capture everything.</text:p>
            </text:list-item>
          </text:list>
        </text:list-item>
        <text:list-item>
          <text:p text:style-name="P153"><text:span text:style-name="Strong_20_Emphasis">Transcription:</text:span> The process of converting the audio recording into a written text for analysis. It is a time-consuming but essential step.</text:p>
        </text:list-item>
      </text:list>
      <text:p text:style-name="Text_20_body"><text:span text:style-name="Strong_20_Emphasis">4.1.3 Focus Group Research</text:span></text:p>
      <text:list text:style-name="L110">
        <text:list-item>
          <text:p text:style-name="P154"><text:span text:style-name="Strong_20_Emphasis">Definition:</text:span> A guided group discussion with a small number of participants (typically 6-10) to explore a specific topic in depth.</text:p>
        </text:list-item>
        <text:list-item>
          <text:p text:style-name="P154"><text:span text:style-name="Strong_20_Emphasis">Purpose:</text:span></text:p>
          <text:list>
            <text:list-item>
              <text:p text:style-name="P154">To explore group norms, shared understandings, and cultural values.</text:p>
            </text:list-item>
            <text:list-item>
              <text:p text:style-name="P154"><text:soft-page-break/>To observe how people talk about an issue with each other, revealing areas of consensus and disagreement.</text:p>
            </text:list-item>
            <text:list-item>
              <text:p text:style-name="P154">To generate a wide range of ideas or opinions on a topic quickly.</text:p>
            </text:list-item>
            <text:list-item>
              <text:p text:style-name="P154">It is not designed to reach a consensus or make a decision.</text:p>
            </text:list-item>
          </text:list>
        </text:list-item>
        <text:list-item>
          <text:p text:style-name="P154"><text:span text:style-name="Strong_20_Emphasis">Role of the Moderator:</text:span></text:p>
          <text:list>
            <text:list-item>
              <text:p text:style-name="P154">To guide the discussion using a topic guide.</text:p>
            </text:list-item>
            <text:list-item>
              <text:p text:style-name="P154">To ensure all participants have a chance to speak and to manage group dynamics.</text:p>
            </text:list-item>
            <text:list-item>
              <text:p text:style-name="P154">To probe for deeper insights and clarification.</text:p>
            </text:list-item>
            <text:list-item>
              <text:p text:style-name="P154">To remain neutral and not steer the conversation toward a particular outcome.</text:p>
            </text:list-item>
          </text:list>
        </text:list-item>
        <text:list-item>
          <text:p text:style-name="P154"><text:span text:style-name="Strong_20_Emphasis">Group Composition:</text:span></text:p>
          <text:list>
            <text:list-item>
              <text:p text:style-name="P154"><text:span text:style-name="Strong_20_Emphasis">Homogeneity:</text:span> Groups are often composed of participants with similar backgrounds (e.g., all teenage girls, all retired men) to create a comfortable environment where people feel they share common ground.</text:p>
            </text:list-item>
            <text:list-item>
              <text:p text:style-name="P154"><text:span text:style-name="Strong_20_Emphasis">Heterogeneity:</text:span> Sometimes used to deliberately spark discussion between different perspectives.</text:p>
            </text:list-item>
          </text:list>
        </text:list-item>
        <text:list-item>
          <text:p text:style-name="P154"><text:span text:style-name="Strong_20_Emphasis">Analysis:</text:span> Focus group data includes not only what is said but also the interactions between participants (e.g., who agrees with whom, interruptions, laughter). This makes analysis more complex than for individual interviews.</text:p>
        </text:list-item>
      </text:list>
      <text:p text:style-name="Text_20_body"><text:span text:style-name="Strong_20_Emphasis">4.1.4 Life History and Oral Narratives</text:span></text:p>
      <text:list text:style-name="L111">
        <text:list-item>
          <text:p text:style-name="P155"><text:span text:style-name="Strong_20_Emphasis">Life History:</text:span> An intensive qualitative method that involves collecting a detailed autobiographical account from a single individual over multiple interview sessions.</text:p>
          <text:list>
            <text:list-item>
              <text:p text:style-name="P155"><text:span text:style-name="Strong_20_Emphasis">Goal:</text:span> To understand how a single life reflects and intersects with broader cultural, social, and historical processes.</text:p>
            </text:list-item>
            <text:list-item>
              <text:p text:style-name="P156"><text:span text:style-name="Strong_20_Emphasis">Classic Examples:</text:span> Sidney Mintz's <text:span text:style-name="T3">Worker in the Cane</text:span>, Marjorie Shostak's <text:span text:style-name="T3">Nisa: The Life and Words of a !Kung Woman</text:span>.</text:p>
            </text:list-item>
          </text:list>
        </text:list-item>
        <text:list-item>
          <text:p text:style-name="P155"><text:span text:style-name="Strong_20_Emphasis">Oral History:</text:span> A method of collecting historical information about specific events, eras, or social movements through interviews with people who participated in or observed them.</text:p>
          <text:list>
            <text:list-item>
              <text:p text:style-name="P155"><text:span text:style-name="Strong_20_Emphasis">Distinction:</text:span> Life history is focused on the totality of an individual's life; oral history is typically focused on a specific period or event.</text:p>
            </text:list-item>
          </text:list>
        </text:list-item>
        <text:list-item>
          <text:p text:style-name="P155"><text:span text:style-name="Strong_20_Emphasis">Methodology:</text:span></text:p>
          <text:list>
            <text:list-item>
              <text:p text:style-name="P155">Requires a deep and long-term relationship of trust between the researcher and the narrator.</text:p>
            </text:list-item>
            <text:list-item>
              <text:p text:style-name="P155">The process is collaborative, with the narrator's perspective and narrative choices being central.</text:p>
            </text:list-item>
          </text:list>
        </text:list-item>
        <text:list-item>
          <text:p text:style-name="P155"><text:soft-page-break/><text:span text:style-name="Strong_20_Emphasis">Ethical Considerations:</text:span></text:p>
          <text:list>
            <text:list-item>
              <text:p text:style-name="P155"><text:span text:style-name="Strong_20_Emphasis">Anonymity vs. Recognition:</text:span> The narrator's preference for being named or remaining anonymous must be respected.</text:p>
            </text:list-item>
            <text:list-item>
              <text:p text:style-name="P155"><text:span text:style-name="Strong_20_Emphasis">Memory and Trauma:</text:span> The process can bring up difficult or traumatic memories, which the researcher must be prepared to handle sensitively.</text:p>
            </text:list-item>
            <text:list-item>
              <text:p text:style-name="P155"><text:span text:style-name="Strong_20_Emphasis">Representation:</text:span> The researcher has a significant ethical responsibility in how they edit, frame, and present the individual's story.</text:p>
            </text:list-item>
          </text:list>
        </text:list-item>
      </text:list>
      <text:p text:style-name="Text_20_body"><text:span text:style-name="Strong_20_Emphasis">4.1.5 Visual and Audiovisual Methods</text:span></text:p>
      <text:list text:style-name="L112">
        <text:list-item>
          <text:p text:style-name="P157"><text:span text:style-name="Strong_20_Emphasis">Photo-Elicitation:</text:span> An interview technique where photographs (taken by the researcher or the participant) are used as prompts to stimulate discussion and memory.</text:p>
        </text:list-item>
        <text:list-item>
          <text:p text:style-name="P157"><text:span text:style-name="Strong_20_Emphasis">Photovoice:</text:span> A participatory action research method where community members are given cameras to document their own lives, perspectives, and concerns. The photos are then used as a basis for group discussion and, often, for advocacy and social change.</text:p>
        </text:list-item>
        <text:list-item>
          <text:p text:style-name="P157"><text:span text:style-name="Strong_20_Emphasis">Ethnographic Filmmaking:</text:span> The use of film and video to document, analyze, and represent culture.</text:p>
          <text:list>
            <text:list-item>
              <text:p text:style-name="P157"><text:span text:style-name="Strong_20_Emphasis">Observational Style:</text:span> A "fly-on-the-wall" approach with minimal intervention from the filmmaker.</text:p>
            </text:list-item>
            <text:list-item>
              <text:p text:style-name="P157"><text:span text:style-name="Strong_20_Emphasis">Participatory/Collaborative Style:</text:span> The filmmaker works with the subjects to co-create the film.</text:p>
            </text:list-item>
            <text:list-item>
              <text:p text:style-name="P157"><text:span text:style-name="Strong_20_Emphasis">Reflexive Style:</text:span> The film explicitly acknowledges the presence of the filmmaker and the process of construction.</text:p>
            </text:list-item>
          </text:list>
        </text:list-item>
        <text:list-item>
          <text:p text:style-name="P157"><text:span text:style-name="Strong_20_Emphasis">Data Analysis:</text:span> Visual data is not self-evident. It requires analysis of content, composition, context of production, and context of reception (how it is viewed and interpreted).</text:p>
        </text:list-item>
      </text:list>
      <text:p text:style-name="Text_20_body"><text:span text:style-name="Strong_20_Emphasis">4.1.6 Ethnographic Coding and Analysis</text:span></text:p>
      <text:list text:style-name="L113">
        <text:list-item>
          <text:p text:style-name="P158"><text:span text:style-name="Strong_20_Emphasis">Goal:</text:span> To move from a large volume of unstructured qualitative data (field notes, interview transcripts) to a structured, thematic, and theoretically-informed interpretation.</text:p>
        </text:list-item>
        <text:list-item>
          <text:p text:style-name="P158"><text:span text:style-name="Strong_20_Emphasis">Grounded Theory (Barney Glaser &amp; Anselm Strauss):</text:span> A highly influential approach. The theory is "grounded" in, and emerges from, the data itself through a systematic process of coding, rather than being imposed from a pre-existing theoretical framework.</text:p>
        </text:list-item>
        <text:list-item>
          <text:p text:style-name="P158"><text:span text:style-name="Strong_20_Emphasis">The Coding Process:</text:span></text:p>
          <text:list>
            <text:list-item>
              <text:p text:style-name="P158"><text:span text:style-name="Strong_20_Emphasis">Open Coding (or Initial Coding):</text:span> The first pass through the data. The researcher breaks the data down into small parts and applies a descriptive "code" (a short label) to each segment. This generates a large number of initial codes.</text:p>
            </text:list-item>
            <text:list-item>
              <text:p text:style-name="P158"><text:soft-page-break/><text:span text:style-name="Strong_20_Emphasis">Focused Coding (or Axial Coding):</text:span> The second stage. The researcher reviews the initial codes and begins to group them into more abstract, conceptual categories or themes. The analysis shifts from "what is happening?" to "what is this an example of?".</text:p>
            </text:list-item>
            <text:list-item>
              <text:p text:style-name="P158"><text:span text:style-name="Strong_20_Emphasis">Theoretical Coding:</text:span> The final stage. The researcher identifies the core theme(s) and explores the relationships between the conceptual categories to build a coherent analytical framework or theory.</text:p>
            </text:list-item>
          </text:list>
        </text:list-item>
        <text:list-item>
          <text:p text:style-name="P158"><text:span text:style-name="Strong_20_Emphasis">Memos:</text:span> Throughout the coding process, the researcher writes analytical memos to flesh out the meaning of codes, explore connections between categories, and develop the emerging theory.</text:p>
        </text:list-item>
      </text:list>
      <text:p text:style-name="Text_20_body"><text:span text:style-name="Strong_20_Emphasis">CHAPTER 2: QUANTITATIVE METHODS</text:span></text:p>
      <text:p text:style-name="Text_20_body"><text:span text:style-name="Strong_20_Emphasis">4.2.1 Survey Design and Implementation</text:span></text:p>
      <text:list text:style-name="L114">
        <text:list-item>
          <text:p text:style-name="P159"><text:span text:style-name="Strong_20_Emphasis">Purpose:</text:span> To collect standardized, comparable data from a sample of a population, allowing for statistical analysis of patterns and relationships.</text:p>
        </text:list-item>
        <text:list-item>
          <text:p text:style-name="P159"><text:span text:style-name="Strong_20_Emphasis">Question Design:</text:span></text:p>
          <text:list>
            <text:list-item>
              <text:p text:style-name="P159"><text:span text:style-name="Strong_20_Emphasis">Closed-Ended Questions:</text:span> Provide respondents with a fixed set of answers to choose from.</text:p>
              <text:list>
                <text:list-item>
                  <text:p text:style-name="P159"><text:span text:style-name="Strong_20_Emphasis">Dichotomous:</text:span> Yes/No.</text:p>
                </text:list-item>
                <text:list-item>
                  <text:p text:style-name="P159"><text:span text:style-name="Strong_20_Emphasis">Multiple Choice:</text:span> Choose one or more from a list.</text:p>
                </text:list-item>
                <text:list-item>
                  <text:p text:style-name="P159"><text:span text:style-name="Strong_20_Emphasis">Likert Scale:</text:span> Measures agreement or frequency on a symmetric scale (e.g., "Strongly Agree" to "Strongly Disagree").</text:p>
                </text:list-item>
              </text:list>
            </text:list-item>
            <text:list-item>
              <text:p text:style-name="P159"><text:span text:style-name="Strong_20_Emphasis">Open-Ended Questions:</text:span> Allow respondents to answer in their own words. Provides rich qualitative data but is harder to analyze statistically.</text:p>
            </text:list-item>
            <text:list-item>
              <text:p text:style-name="P159"><text:span text:style-name="Strong_20_Emphasis">Best Practices:</text:span> Questions should be clear, unambiguous, and neutral (avoiding leading or loaded language).</text:p>
            </text:list-item>
          </text:list>
        </text:list-item>
        <text:list-item>
          <text:p text:style-name="P159"><text:span text:style-name="Strong_20_Emphasis">Sampling:</text:span> The process of selecting a subset of a population to study.</text:p>
          <text:list>
            <text:list-item>
              <text:p text:style-name="P159"><text:span text:style-name="Strong_20_Emphasis">Probability Sampling (allows for generalization):</text:span></text:p>
              <text:list>
                <text:list-item>
                  <text:p text:style-name="P159"><text:span text:style-name="Strong_20_Emphasis">Simple Random Sample:</text:span> Every member of the population has an equal chance of being selected.</text:p>
                </text:list-item>
                <text:list-item>
                  <text:p text:style-name="P159"><text:span text:style-name="Strong_20_Emphasis">Stratified Sample:</text:span> The population is divided into subgroups ("strata"), and a random sample is taken from each. Ensures representation of key groups.</text:p>
                </text:list-item>
              </text:list>
            </text:list-item>
            <text:list-item>
              <text:p text:style-name="P159"><text:span text:style-name="Strong_20_Emphasis">Non-Probability Sampling (does not allow for generalization):</text:span></text:p>
              <text:list>
                <text:list-item>
                  <text:p text:style-name="P159"><text:span text:style-name="Strong_20_Emphasis">Convenience Sample:</text:span> Selecting whoever is easiest to reach.</text:p>
                </text:list-item>
                <text:list-item>
                  <text:p text:style-name="P159"><text:span text:style-name="Strong_20_Emphasis">Snowball Sample:</text:span> Participants recommend other participants. Useful for finding hidden populations.</text:p>
                </text:list-item>
              </text:list>
            </text:list-item>
          </text:list>
        </text:list-item>
        <text:list-item>
          <text:p text:style-name="P159"><text:span text:style-name="Strong_20_Emphasis">Modes of Administration:</text:span></text:p>
          <text:list>
            <text:list-item>
              <text:p text:style-name="P159"><text:soft-page-break/><text:span text:style-name="Strong_20_Emphasis">Face-to-Face:</text:span> Higher response rates, allows for clarification, but is expensive and subject to interviewer effects.</text:p>
            </text:list-item>
            <text:list-item>
              <text:p text:style-name="P159"><text:span text:style-name="Strong_20_Emphasis">Telephone:</text:span> Faster and cheaper, but declining response rates.</text:p>
            </text:list-item>
            <text:list-item>
              <text:p text:style-name="P159"><text:span text:style-name="Strong_20_Emphasis">Mail:</text:span> Low cost, but very low response rates.</text:p>
            </text:list-item>
            <text:list-item>
              <text:p text:style-name="P159"><text:span text:style-name="Strong_20_Emphasis">Online:</text:span> Very low cost, fast, but can have sampling bias (the "digital divide").</text:p>
            </text:list-item>
          </text:list>
        </text:list-item>
      </text:list>
      <text:p text:style-name="Text_20_body"><text:span text:style-name="Strong_20_Emphasis">4.2.2 Statistical Analysis using R</text:span></text:p>
      <text:list text:style-name="L115">
        <text:list-item>
          <text:p text:style-name="P160"><text:span text:style-name="Strong_20_Emphasis">What is R?:</text:span> A free, open-source programming language and software environment designed for statistical computing and graphics.</text:p>
        </text:list-item>
        <text:list-item>
          <text:p text:style-name="P160"><text:span text:style-name="Strong_20_Emphasis">Why use R in Anthropology?:</text:span></text:p>
          <text:list>
            <text:list-item>
              <text:p text:style-name="P160"><text:span text:style-name="Strong_20_Emphasis">Free and Open-Source:</text:span> Accessible to all researchers.</text:p>
            </text:list-item>
            <text:list-item>
              <text:p text:style-name="P160"><text:span text:style-name="Strong_20_Emphasis">Powerful and Flexible:</text:span> Can handle a vast range of statistical analyses.</text:p>
            </text:list-item>
            <text:list-item>
              <text:p text:style-name="P160"><text:span text:style-name="Strong_20_Emphasis">Reproducibility:</text:span> R scripts provide a clear, shareable record of the entire analysis process.</text:p>
            </text:list-item>
            <text:list-item>
              <text:p text:style-name="P160"><text:span text:style-name="Strong_20_Emphasis">Visualization:</text:span> The ggplot2 package is a powerful and popular tool for creating publication-quality graphics.</text:p>
            </text:list-item>
            <text:list-item>
              <text:p text:style-name="P160"><text:span text:style-name="Strong_20_Emphasis">Community:</text:span> A massive online community provides support and a vast library of specialized packages.</text:p>
            </text:list-item>
          </text:list>
        </text:list-item>
        <text:list-item>
          <text:p text:style-name="P160"><text:span text:style-name="Strong_20_Emphasis">Basic Workflow in R:</text:span></text:p>
          <text:list>
            <text:list-item>
              <text:p text:style-name="P160"><text:span text:style-name="Strong_20_Emphasis">Import Data:</text:span> Reading a dataset (e.g., from a .csv file) into R.</text:p>
            </text:list-item>
            <text:list-item>
              <text:p text:style-name="P160"><text:span text:style-name="Strong_20_Emphasis">Data Wrangling/Cleaning:</text:span> Using packages like dplyr and tidyr to format and clean the data for analysis (e.g., filtering, recoding variables).</text:p>
            </text:list-item>
            <text:list-item>
              <text:p text:style-name="P160"><text:span text:style-name="Strong_20_Emphasis">Exploratory Data Analysis (EDA):</text:span> Calculating descriptive statistics (mean, median, standard deviation) and creating visualizations (histograms, boxplots, scatterplots) to understand the data's structure.</text:p>
            </text:list-item>
            <text:list-item>
              <text:p text:style-name="P160"><text:span text:style-name="Strong_20_Emphasis">Statistical Modeling/Hypothesis Testing:</text:span> Applying inferential statistical tests (e.g., t-test, ANOVA, chi-squared test, linear regression).</text:p>
            </text:list-item>
            <text:list-item>
              <text:p text:style-name="P160"><text:span text:style-name="Strong_20_Emphasis">Reporting:</text:span> Exporting results, tables, and graphics.</text:p>
            </text:list-item>
          </text:list>
        </text:list-item>
        <text:list-item>
          <text:p text:style-name="P160"><text:span text:style-name="Strong_20_Emphasis">RStudio:</text:span> A free Integrated Development Environment (IDE) that makes working with R much easier, providing a user-friendly interface with multiple windows for scripts, plots, and help files.</text:p>
        </text:list-item>
      </text:list>
      <text:p text:style-name="Text_20_body"><text:span text:style-name="Strong_20_Emphasis">4.2.3 Experimental Design in Anthropology</text:span></text:p>
      <text:list text:style-name="L116">
        <text:list-item>
          <text:p text:style-name="P161"><text:span text:style-name="Strong_20_Emphasis">Purpose:</text:span> To test causal hypotheses by manipulating an independent variable and observing its effect on a dependent variable.</text:p>
        </text:list-item>
        <text:list-item>
          <text:p text:style-name="P161"><text:soft-page-break/><text:span text:style-name="Strong_20_Emphasis">Core Components:</text:span></text:p>
          <text:list>
            <text:list-item>
              <text:p text:style-name="P161"><text:span text:style-name="Strong_20_Emphasis">Independent Variable (IV):</text:span> The variable that is manipulated by the researcher.</text:p>
            </text:list-item>
            <text:list-item>
              <text:p text:style-name="P161"><text:span text:style-name="Strong_20_Emphasis">Dependent Variable (DV):</text:span> The variable that is measured to see if the IV has an effect.</text:p>
            </text:list-item>
            <text:list-item>
              <text:p text:style-name="P161"><text:span text:style-name="Strong_20_Emphasis">Control Group:</text:span> A group that does not receive the experimental treatment, used as a baseline for comparison.</text:p>
            </text:list-item>
            <text:list-item>
              <text:p text:style-name="P161"><text:span text:style-name="Strong_20_Emphasis">Random Assignment:</text:span> Participants are randomly assigned to either the experimental or control group to minimize pre-existing differences between them.</text:p>
            </text:list-item>
          </text:list>
        </text:list-item>
        <text:list-item>
          <text:p text:style-name="P161"><text:span text:style-name="Strong_20_Emphasis">Use in Anthropology:</text:span></text:p>
          <text:list>
            <text:list-item>
              <text:p text:style-name="P161"><text:span text:style-name="Strong_20_Emphasis">Cross-Cultural Psychology/Economics:</text:span> Anthropologists have used experimental games to test the universality of economic models.</text:p>
              <text:list>
                <text:list-item>
                  <text:p text:style-name="P161"><text:span text:style-name="Strong_20_Emphasis">Ultimatum Game:</text:span> A proposer offers to split a sum of money with a responder. If the responder rejects the offer, neither gets anything. Cross-cultural studies show that what is considered a "fair" offer varies significantly and is shaped by local cultural norms of sharing and reciprocity.</text:p>
                </text:list-item>
              </text:list>
            </text:list-item>
            <text:list-item>
              <text:p text:style-name="P161"><text:span text:style-name="Strong_20_Emphasis">Cognitive Anthropology:</text:span> Experiments to test hypotheses about perception, categorization, and decision-making.</text:p>
            </text:list-item>
          </text:list>
        </text:list-item>
        <text:list-item>
          <text:p text:style-name="P161"><text:span text:style-name="Strong_20_Emphasis">Types of Experiments:</text:span></text:p>
          <text:list>
            <text:list-item>
              <text:p text:style-name="P161"><text:span text:style-name="Strong_20_Emphasis">Lab Experiment:</text:span> Conducted in a controlled artificial setting. High internal validity, but low external validity (generalizability).</text:p>
            </text:list-item>
            <text:list-item>
              <text:p text:style-name="P161"><text:span text:style-name="Strong_20_Emphasis">Field Experiment:</text:span> Conducted in a natural, real-world setting. Higher external validity, but harder to control extraneous variables.</text:p>
            </text:list-item>
          </text:list>
        </text:list-item>
      </text:list>
      <text:p text:style-name="Text_20_body"><text:span text:style-name="Strong_20_Emphasis">4.2.4 Demographic Methods</text:span></text:p>
      <text:list text:style-name="L117">
        <text:list-item>
          <text:p text:style-name="P162"><text:span text:style-name="Strong_20_Emphasis">Purpose:</text:span> The statistical study of human populations, focusing on size, structure, and change over time due to fertility, mortality, and migration.</text:p>
        </text:list-item>
        <text:list-item>
          <text:p text:style-name="P162"><text:span text:style-name="Strong_20_Emphasis">Key Data Sources:</text:span></text:p>
          <text:list>
            <text:list-item>
              <text:p text:style-name="P162"><text:span text:style-name="Strong_20_Emphasis">Census:</text:span> A complete count of a population at a specific point in time, collecting data on age, sex, residence, etc.</text:p>
            </text:list-item>
            <text:list-item>
              <text:p text:style-name="P162"><text:span text:style-name="Strong_20_Emphasis">Vital Registration Systems:</text:span> Official records of births, deaths, marriages, and divorces. Often incomplete in developing countries.</text:p>
            </text:list-item>
            <text:list-item>
              <text:p text:style-name="P162"><text:span text:style-name="Strong_20_Emphasis">Surveys:</text:span> Sample surveys (like the Demographic and Health Surveys - DHS) are used to collect detailed demographic data where official statistics are poor.</text:p>
            </text:list-item>
          </text:list>
        </text:list-item>
        <text:list-item>
          <text:p text:style-name="P162"><text:span text:style-name="Strong_20_Emphasis">Basic Measures:</text:span></text:p>
          <text:list>
            <text:list-item>
              <text:p text:style-name="P162"><text:span text:style-name="Strong_20_Emphasis">Fertility:</text:span></text:p>
              <text:list>
                <text:list-item>
                  <text:p text:style-name="P162"><text:span text:style-name="Strong_20_Emphasis">Crude Birth Rate (CBR):</text:span> (Number of live births / total population) x 1000.</text:p>
                </text:list-item>
                <text:list-item>
                  <text:p text:style-name="P162"><text:soft-page-break/><text:span text:style-name="Strong_20_Emphasis">Total Fertility Rate (TFR):</text:span> The average number of children a woman would have in her lifetime if she experienced the current age-specific fertility rates.</text:p>
                </text:list-item>
              </text:list>
            </text:list-item>
            <text:list-item>
              <text:p text:style-name="P162"><text:span text:style-name="Strong_20_Emphasis">Mortality:</text:span></text:p>
              <text:list>
                <text:list-item>
                  <text:p text:style-name="P162"><text:span text:style-name="Strong_20_Emphasis">Crude Death Rate (CDR):</text:span> (Number of deaths / total population) x 1000.</text:p>
                </text:list-item>
                <text:list-item>
                  <text:p text:style-name="P162"><text:span text:style-name="Strong_20_Emphasis">Infant Mortality Rate (IMR):</text:span> (Number of deaths of infants &lt;1 year old / number of live births) x 1000. A sensitive indicator of a population's overall health.</text:p>
                </text:list-item>
                <text:list-item>
                  <text:p text:style-name="P162"><text:span text:style-name="Strong_20_Emphasis">Life Expectancy at Birth:</text:span> The average number of years a newborn is expected to live if current mortality patterns continue.</text:p>
                </text:list-item>
              </text:list>
            </text:list-item>
          </text:list>
        </text:list-item>
        <text:list-item>
          <text:p text:style-name="P162"><text:span text:style-name="Strong_20_Emphasis">Tools:</text:span></text:p>
          <text:list>
            <text:list-item>
              <text:p text:style-name="P162"><text:span text:style-name="Strong_20_Emphasis">Population Pyramid:</text:span> A bar graph that shows the distribution of a population by age and sex. A pyramid with a wide base indicates a young, growing population; a more rectangular shape indicates an aging, stable, or declining population.</text:p>
            </text:list-item>
            <text:list-item>
              <text:p text:style-name="P162"><text:span text:style-name="Strong_20_Emphasis">Life Table:</text:span> A table that follows a hypothetical cohort of 100,000 people born at the same time and shows the probability of dying and surviving at each age.</text:p>
            </text:list-item>
          </text:list>
        </text:list-item>
      </text:list>
      <text:p text:style-name="Text_20_body"><text:span text:style-name="Strong_20_Emphasis">CHAPTER 3: SPECIALIZED ANALYTICAL TECHNIQUES</text:span></text:p>
      <text:p text:style-name="Text_20_body"><text:span text:style-name="Strong_20_Emphasis">4.3.1 Geographic Information Systems for Anthropologists</text:span></text:p>
      <text:list text:style-name="L118">
        <text:list-item>
          <text:p text:style-name="P163"><text:span text:style-name="Strong_20_Emphasis">Definition (GIS):</text:span> A computer-based system designed to capture, store, manipulate, analyze, manage, and present all types of spatial or geographical data.</text:p>
        </text:list-item>
        <text:list-item>
          <text:p text:style-name="P163"><text:span text:style-name="Strong_20_Emphasis">Core Idea:</text:span> GIS organizes data into thematic "layers" (e.g., a layer for rivers, a layer for roads, a layer for archaeological sites) that can be stacked and analyzed in relation to one another.</text:p>
        </text:list-item>
        <text:list-item>
          <text:p text:style-name="P163"><text:span text:style-name="Strong_20_Emphasis">Archaeological Applications:</text:span></text:p>
          <text:list>
            <text:list-item>
              <text:p text:style-name="P163"><text:span text:style-name="Strong_20_Emphasis">Settlement Pattern Analysis:</text:span> Mapping and analyzing the spatial distribution of sites in a region to understand political, economic, and social landscapes.</text:p>
            </text:list-item>
            <text:list-item>
              <text:p text:style-name="P163"><text:span text:style-name="Strong_20_Emphasis">Predictive Modeling:</text:span> Using layers of environmental data (e.g., slope, distance to water, soil type) to predict the most likely locations for undiscovered archaeological sites.</text:p>
            </text:list-item>
            <text:list-item>
              <text:p text:style-name="P163"><text:span text:style-name="Strong_20_Emphasis">Viewshed Analysis:</text:span> Determining what is visible from a specific point in the landscape, used to study the location of defensive sites or ceremonial centers.</text:p>
            </text:list-item>
            <text:list-item>
              <text:p text:style-name="P163"><text:span text:style-name="Strong_20_Emphasis">Least-Cost Path Analysis:</text:span> Calculating the most efficient route between two points, factoring in terrain. Used to model ancient road systems or movement patterns.</text:p>
            </text:list-item>
          </text:list>
        </text:list-item>
        <text:list-item>
          <text:p text:style-name="P163"><text:span text:style-name="Strong_20_Emphasis">Cultural &amp; Linguistic Anthropology Applications:</text:span></text:p>
          <text:list>
            <text:list-item>
              <text:p text:style-name="P163"><text:span text:style-name="Strong_20_Emphasis">Mapping Cultural Data:</text:span> Visualizing the spatial distribution of cultural traits, kinship systems, or health outcomes.</text:p>
            </text:list-item>
            <text:list-item>
              <text:p text:style-name="P163"><text:soft-page-break/><text:span text:style-name="Strong_20_Emphasis">Ethno-cartography:</text:span> Working with communities to map their own cultural landscapes, including place names, sacred sites, and resource use areas.</text:p>
            </text:list-item>
            <text:list-item>
              <text:p text:style-name="P163"><text:span text:style-name="Strong_20_Emphasis">Dialectology:</text:span> Mapping the geographic boundaries of different dialects or linguistic features.</text:p>
            </text:list-item>
          </text:list>
        </text:list-item>
      </text:list>
      <text:p text:style-name="Text_20_body"/>
      <text:p text:style-name="Text_20_body"/>
      <text:p text:style-name="Text_20_body"><text:span text:style-name="Strong_20_Emphasis">4.3.2 Remote Sensing Applications</text:span></text:p>
      <text:list text:style-name="L119">
        <text:list-item>
          <text:p text:style-name="P164"><text:span text:style-name="Strong_20_Emphasis">Definition:</text:span> The science of obtaining information about objects or areas from a distance, typically from aircraft or satellites.</text:p>
        </text:list-item>
        <text:list-item>
          <text:p text:style-name="P164"><text:span text:style-name="Strong_20_Emphasis">Passive vs. Active Sensing:</text:span></text:p>
          <text:list>
            <text:list-item>
              <text:p text:style-name="P164"><text:span text:style-name="Strong_20_Emphasis">Passive Sensors:</text:span> Detect natural radiation that is emitted or reflected by the object or surrounding area (e.g., aerial photography, satellite imagery).</text:p>
            </text:list-item>
            <text:list-item>
              <text:p text:style-name="P164"><text:span text:style-name="Strong_20_Emphasis">Active Sensors:</text:span> Emit energy in order to scan objects and areas, then detect and measure the radiation that is reflected or backscattered from the target (e.g., LiDAR, RADAR).</text:p>
            </text:list-item>
          </text:list>
        </text:list-item>
        <text:list-item>
          <text:p text:style-name="P164"><text:span text:style-name="Strong_20_Emphasis">Key Technologies in Anthropology/Archaeology:</text:span></text:p>
          <text:list>
            <text:list-item>
              <text:p text:style-name="P164"><text:span text:style-name="Strong_20_Emphasis">Aerial Photography:</text:span> The oldest form of remote sensing. Used to identify archaeological sites through features like cropmarks, soilmarks, and shadowmarks.</text:p>
            </text:list-item>
            <text:list-item>
              <text:p text:style-name="P164"><text:span text:style-name="Strong_20_Emphasis">Satellite Imagery (Multispectral):</text:span> Satellites like Landsat and Sentinel capture data in multiple bands of the electromagnetic spectrum (including infrared). This is used to classify land cover, detect subtle variations in vegetation that may indicate buried archaeological features, and monitor site destruction.</text:p>
            </text:list-item>
            <text:list-item>
              <text:p text:style-name="P164"><text:span text:style-name="Strong_20_Emphasis">LiDAR (Light Detection and Ranging):</text:span> An active sensor that uses a pulsed laser to measure distances to the Earth. It can penetrate forest canopies, allowing for the creation of high-resolution digital elevation models (DEMs) of the ground surface. It has revolutionized landscape archaeology by revealing entire ancient settlement systems hidden under dense jungle (e.g., in Mesoamerica and Southeast Asia).</text:p>
            </text:list-item>
            <text:list-item>
              <text:p text:style-name="P164"><text:span text:style-name="Strong_20_Emphasis">Synthetic Aperture Radar (SAR):</text:span> An active sensor that can penetrate clouds, darkness, and even dry sand, revealing subsurface features like ancient river channels.</text:p>
            </text:list-item>
          </text:list>
        </text:list-item>
      </text:list>
      <text:p text:style-name="Text_20_body"><text:span text:style-name="Strong_20_Emphasis">4.3.3 Network Analysis in Social Research</text:span></text:p>
      <text:list text:style-name="L120">
        <text:list-item>
          <text:p text:style-name="P165"><text:span text:style-name="Strong_20_Emphasis">Definition (Social Network Analysis - SNA):</text:span> The study of social structure through the use of network and graph theories. It characterizes networked structures in terms of nodes (individual actors, people, or things within the network) and the ties, edges, or links (relationships or interactions) that connect them.</text:p>
        </text:list-item>
        <text:list-item>
          <text:p text:style-name="P166"><text:span text:style-name="Strong_20_Emphasis">Core Idea:</text:span> Shifts the unit of analysis from the individual and their attributes to the relationships <text:span text:style-name="T3">between</text:span> individuals.</text:p>
        </text:list-item>
        <text:list-item>
          <text:p text:style-name="P165"><text:soft-page-break/><text:span text:style-name="Strong_20_Emphasis">Key Concepts and Metrics:</text:span></text:p>
          <text:list>
            <text:list-item>
              <text:p text:style-name="P165"><text:span text:style-name="Strong_20_Emphasis">Nodes and Edges:</text:span> The fundamental components of a network. Nodes are the actors; edges are the connections.</text:p>
            </text:list-item>
            <text:list-item>
              <text:p text:style-name="P165"><text:span text:style-name="Strong_20_Emphasis">Centrality:</text:span> A measure of the "importance" of a node in a network.</text:p>
              <text:list>
                <text:list-item>
                  <text:p text:style-name="P165"><text:span text:style-name="Strong_20_Emphasis">Degree Centrality:</text:span> The number of direct connections a node has.</text:p>
                </text:list-item>
                <text:list-item>
                  <text:p text:style-name="P165"><text:span text:style-name="Strong_20_Emphasis">Betweenness Centrality:</text:span> The extent to which a node lies on the shortest paths between other nodes. A node with high betweenness can be a "broker."</text:p>
                </text:list-item>
                <text:list-item>
                  <text:p text:style-name="P165"><text:span text:style-name="Strong_20_Emphasis">Closeness Centrality:</text:span> The average distance from a node to all other nodes in the network.</text:p>
                </text:list-item>
              </text:list>
            </text:list-item>
            <text:list-item>
              <text:p text:style-name="P165"><text:span text:style-name="Strong_20_Emphasis">Cliques and Communities:</text:span> Identifying densely connected subgroups within a larger network.</text:p>
            </text:list-item>
            <text:list-item>
              <text:p text:style-name="P165"><text:span text:style-name="Strong_20_Emphasis">Structural Holes (Ronald Burt):</text:span> A gap between two different clusters of nodes. An actor who can bridge a structural hole has a strategic advantage.</text:p>
            </text:list-item>
          </text:list>
        </text:list-item>
        <text:list-item>
          <text:p text:style-name="P165"><text:span text:style-name="Strong_20_Emphasis">Anthropological Applications:</text:span></text:p>
          <text:list>
            <text:list-item>
              <text:p text:style-name="P165"><text:span text:style-name="Strong_20_Emphasis">Kinship:</text:span> Visualizing and analyzing complex kinship and marriage alliance networks.</text:p>
            </text:list-item>
            <text:list-item>
              <text:p text:style-name="P165"><text:span text:style-name="Strong_20_Emphasis">Exchange:</text:span> Mapping trade and exchange networks in archaeology (e.g., based on obsidian sourcing) or cultural anthropology (e.g., the Kula ring).</text:p>
            </text:list-item>
            <text:list-item>
              <text:p text:style-name="P165"><text:span text:style-name="Strong_20_Emphasis">Organizational Analysis:</text:span> Studying communication and power structures within organizations (e.g., an NGO or a corporation).</text:p>
            </text:list-item>
            <text:list-item>
              <text:p text:style-name="P165"><text:span text:style-name="Strong_20_Emphasis">Disease Transmission:</text:span> Modeling how diseases spread through social contact networks.</text:p>
            </text:list-item>
          </text:list>
        </text:list-item>
      </text:list>
      <text:p text:style-name="Text_20_body"><text:span text:style-name="Strong_20_Emphasis">4.3.4 Stable Isotope Laboratory Methods</text:span></text:p>
      <text:list text:style-name="L121">
        <text:list-item>
          <text:p text:style-name="P167"><text:span text:style-name="Strong_20_Emphasis">Purpose:</text:span> To prepare biological and archaeological samples for analysis in a mass spectrometer to determine their stable isotope ratios.</text:p>
        </text:list-item>
        <text:list-item>
          <text:p text:style-name="P167"><text:span text:style-name="Strong_20_Emphasis">Sample Materials:</text:span></text:p>
          <text:list>
            <text:list-item>
              <text:p text:style-name="P167"><text:span text:style-name="Strong_20_Emphasis">Bone Collagen:</text:span> Used for carbon (δ¹³C) and nitrogen (δ¹⁵N) analysis to reconstruct the protein portion of the diet over the last ~10 years of an individual's life.</text:p>
            </text:list-item>
            <text:list-item>
              <text:p text:style-name="P167"><text:span text:style-name="Strong_20_Emphasis">Bone Apatite (the mineral part):</text:span> Used for carbon (δ¹³C) and oxygen (δ¹⁸O) analysis to reconstruct the whole diet (carbohydrates, fats, proteins).</text:p>
            </text:list-item>
            <text:list-item>
              <text:p text:style-name="P167"><text:span text:style-name="Strong_20_Emphasis">Tooth Enamel:</text:span> The best material for strontium (⁸⁷Sr/⁸⁶Sr) and oxygen (δ¹⁸O) analysis for migration studies, as it forms during childhood and does not remodel.</text:p>
            </text:list-item>
            <text:list-item>
              <text:p text:style-name="P167"><text:span text:style-name="Strong_20_Emphasis">Hair and Nails:</text:span> Provide a sequential record of recent diet.</text:p>
            </text:list-item>
          </text:list>
        </text:list-item>
        <text:list-item>
          <text:p text:style-name="P167"><text:span text:style-name="Strong_20_Emphasis">Laboratory Procedure for Collagen Extraction:</text:span></text:p>
          <text:list>
            <text:list-item>
              <text:p text:style-name="P167"><text:span text:style-name="Strong_20_Emphasis">Cleaning:</text:span> The bone sample is physically cleaned to remove surface contaminants.</text:p>
            </text:list-item>
            <text:list-item>
              <text:p text:style-name="P167"><text:soft-page-break/><text:span text:style-name="Strong_20_Emphasis">Demineralization:</text:span> The bone is soaked in a weak acid (e.g., hydrochloric acid) to dissolve the mineral (apatite) component, leaving behind the organic collagen.</text:p>
            </text:list-item>
            <text:list-item>
              <text:p text:style-name="P167"><text:span text:style-name="Strong_20_Emphasis">Humic Acid Removal:</text:span> The collagen is soaked in a weak base (e.g., sodium hydroxide) to remove humic acids that may have leached in from the burial soil.</text:p>
            </text:list-item>
            <text:list-item>
              <text:p text:style-name="P167"><text:span text:style-name="Strong_20_Emphasis">Lyophilization (Freeze-Drying):</text:span> The cleaned collagen is freeze-dried into a fluffy, white solid.</text:p>
            </text:list-item>
          </text:list>
        </text:list-item>
        <text:list-item>
          <text:p text:style-name="P167"><text:span text:style-name="Strong_20_Emphasis">Mass Spectrometry:</text:span></text:p>
          <text:list>
            <text:list-item>
              <text:p text:style-name="P167">The prepared sample (e.g., freeze-dried collagen, enamel powder) is combusted or reacted to produce a gas (e.g., CO₂, N₂).</text:p>
            </text:list-item>
            <text:list-item>
              <text:p text:style-name="P167">The gas is introduced into a <text:span text:style-name="Strong_20_Emphasis">Mass Spectrometer</text:span>, which ionizes the molecules, accelerates them through a magnetic field, and separates them based on their mass-to-charge ratio.</text:p>
            </text:list-item>
            <text:list-item>
              <text:p text:style-name="P167">The machine's detectors count the ions of different masses, providing a precise ratio of the heavy to light isotopes.</text:p>
            </text:list-item>
          </text:list>
        </text:list-item>
      </text:list>
      <text:p text:style-name="Text_20_body"><text:span text:style-name="Strong_20_Emphasis">4.3.5 Ancient DNA (aDNA) Techniques</text:span></text:p>
      <text:list text:style-name="L122">
        <text:list-item>
          <text:p text:style-name="P168"><text:span text:style-name="Strong_20_Emphasis">Definition:</text:span> The recovery and analysis of DNA from ancient specimens.</text:p>
        </text:list-item>
        <text:list-item>
          <text:p text:style-name="P168"><text:span text:style-name="Strong_20_Emphasis">Key Challenges:</text:span></text:p>
          <text:list>
            <text:list-item>
              <text:p text:style-name="P168"><text:span text:style-name="Strong_20_Emphasis">Degradation:</text:span> DNA begins to break down immediately after death into short, fragmented pieces.</text:p>
            </text:list-item>
            <text:list-item>
              <text:p text:style-name="P168"><text:span text:style-name="Strong_20_Emphasis">Chemical Damage:</text:span> Over time, DNA undergoes chemical modifications (e.g., deamination of cytosine bases), which can lead to errors in sequencing.</text:p>
            </text:list-item>
            <text:list-item>
              <text:p text:style-name="P168"><text:span text:style-name="Strong_20_Emphasis">Contamination:</text:span> The biggest challenge. The tiny amount of endogenous aDNA is easily swamped by modern DNA from archaeologists, lab technicians, or microbes.</text:p>
            </text:list-item>
          </text:list>
        </text:list-item>
        <text:list-item>
          <text:p text:style-name="P168"><text:span text:style-name="Strong_20_Emphasis">Strict Laboratory Procedures:</text:span></text:p>
          <text:list>
            <text:list-item>
              <text:p text:style-name="P168"><text:span text:style-name="Strong_20_Emphasis">Clean Room Environment:</text:span> aDNA labs are physically isolated, positive-pressure facilities with filtered air, UV irradiation, and frequent bleaching to destroy modern DNA.</text:p>
            </text:list-item>
            <text:list-item>
              <text:p text:style-name="P168"><text:span text:style-name="Strong_20_Emphasis">Protective Gear:</text:span> Researchers wear full-body suits, face masks, and multiple pairs of gloves.</text:p>
            </text:list-item>
            <text:list-item>
              <text:p text:style-name="P168"><text:span text:style-name="Strong_20_Emphasis">Dedicated Equipment:</text:span> All tools and reagents are dedicated solely to aDNA work.</text:p>
            </text:list-item>
          </text:list>
        </text:list-item>
        <text:list-item>
          <text:p text:style-name="P168"><text:span text:style-name="Strong_20_Emphasis">Extraction and Sequencing:</text:span></text:p>
          <text:list>
            <text:list-item>
              <text:p text:style-name="P168"><text:span text:style-name="Strong_20_Emphasis">Sample Selection:</text:span> The petrous portion of the temporal bone of the skull is the preferred source, as its density provides the best preservation of DNA.</text:p>
            </text:list-item>
            <text:list-item>
              <text:p text:style-name="P168"><text:soft-page-break/><text:span text:style-name="Strong_20_Emphasis">Extraction:</text:span> The bone powder is treated with a series of chemical buffers to extract and purify the DNA.</text:p>
            </text:list-item>
            <text:list-item>
              <text:p text:style-name="P168"><text:span text:style-name="Strong_20_Emphasis">Library Preparation:</text:span> The fragmented DNA is repaired, and synthetic DNA "adapters" are ligated onto the ends, creating a "library" ready for sequencing.</text:p>
            </text:list-item>
            <text:list-item>
              <text:p text:style-name="P168"><text:span text:style-name="Strong_20_Emphasis">Next-Generation Sequencing (NGS):</text:span> The library is placed on a sequencer (e.g., an Illumina platform), which massively parallels the sequencing process, generating millions of short DNA "reads."</text:p>
            </text:list-item>
          </text:list>
        </text:list-item>
        <text:list-item>
          <text:p text:style-name="P168"><text:span text:style-name="Strong_20_Emphasis">Bioinformatic Analysis:</text:span></text:p>
          <text:list>
            <text:list-item>
              <text:p text:style-name="P168">The reads are mapped to a reference genome (e.g., the human reference genome).</text:p>
            </text:list-item>
            <text:list-item>
              <text:p text:style-name="P168">Specialized software is used to authenticate the DNA as ancient (by looking for patterns of damage) and to filter out modern contamination.</text:p>
            </text:list-item>
          </text:list>
        </text:list-item>
      </text:list>
      <text:p text:style-name="Text_20_body"><text:span text:style-name="Strong_20_Emphasis">4.3.6 Radiocarbon Dating Procedures</text:span></text:p>
      <text:list text:style-name="L123">
        <text:list-item>
          <text:p text:style-name="P169"><text:span text:style-name="Strong_20_Emphasis">Principle:</text:span> A method for determining the age of an organic object based on the decay rate of Carbon-14 (¹⁴C).</text:p>
        </text:list-item>
        <text:list-item>
          <text:p text:style-name="P169"><text:span text:style-name="Strong_20_Emphasis">The Science:</text:span></text:p>
          <text:list>
            <text:list-item>
              <text:p text:style-name="P169">Cosmic rays create ¹⁴C in the upper atmosphere. This ¹⁴C combines with oxygen to form ¹⁴CO₂.</text:p>
            </text:list-item>
            <text:list-item>
              <text:p text:style-name="P169">Plants absorb ¹⁴CO₂ through photosynthesis; animals eat the plants. All living organisms maintain a constant level of ¹⁴C in their tissues, in equilibrium with the atmosphere.</text:p>
            </text:list-item>
            <text:list-item>
              <text:p text:style-name="P169">When an organism dies, it stops taking in ¹⁴C. The ¹⁴C in its tissues begins to decay back into Nitrogen-14 (¹⁴N) at a known, constant rate.</text:p>
            </text:list-item>
            <text:list-item>
              <text:p text:style-name="P169"><text:span text:style-name="Strong_20_Emphasis">Half-life:</text:span> The half-life of ¹⁴C is approximately 5,730 years. This means that after 5,730 years, half of the original ¹⁴C will have decayed.</text:p>
            </text:list-item>
          </text:list>
        </text:list-item>
        <text:list-item>
          <text:p text:style-name="P169"><text:span text:style-name="Strong_20_Emphasis">Measurement:</text:span></text:p>
          <text:list>
            <text:list-item>
              <text:p text:style-name="P169"><text:span text:style-name="Strong_20_Emphasis">Accelerator Mass Spectrometry (AMS):</text:span> The modern standard. It directly counts the number of ¹⁴C atoms relative to ¹²C and ¹³C atoms.</text:p>
            </text:list-item>
            <text:list-item>
              <text:p text:style-name="P169"><text:span text:style-name="Strong_20_Emphasis">Advantages of AMS:</text:span> Requires a much smaller sample size (milligrams) and has a higher precision and greater age range (up to ~50,000 years) than older radiometric counting methods.</text:p>
            </text:list-item>
          </text:list>
        </text:list-item>
        <text:list-item>
          <text:p text:style-name="P169"><text:span text:style-name="Strong_20_Emphasis">Calibration:</text:span></text:p>
          <text:list>
            <text:list-item>
              <text:p text:style-name="P169">The concentration of ¹⁴C in the atmosphere has not been perfectly constant over time.</text:p>
            </text:list-item>
            <text:list-item>
              <text:p text:style-name="P169">Radiocarbon dates must be <text:span text:style-name="Strong_20_Emphasis">calibrated</text:span> against a known-age record, primarily from tree rings (dendrochronology).</text:p>
            </text:list-item>
            <text:list-item>
              <text:p text:style-name="P169"><text:soft-page-break/><text:span text:style-name="Strong_20_Emphasis">Result:</text:span> A raw radiocarbon date (e.g., 4000 ± 30 BP - Before Present) is converted into a calibrated calendar date range (e.g., 2570–2460 cal BC).</text:p>
            </text:list-item>
          </text:list>
        </text:list-item>
        <text:list-item>
          <text:p text:style-name="P169"><text:span text:style-name="Strong_20_Emphasis">Sample Selection:</text:span></text:p>
          <text:list>
            <text:list-item>
              <text:p text:style-name="P169"><text:span text:style-name="Strong_20_Emphasis">Material:</text:span> Any organic material can be dated (charcoal, wood, bone, seeds, shell, textiles).</text:p>
            </text:list-item>
            <text:list-item>
              <text:p text:style-name="P169"><text:span text:style-name="Strong_20_Emphasis">Context:</text:span> The sample must be from a secure archaeological context and be directly associated with the event the archaeologist wants to date.</text:p>
            </text:list-item>
          </text:list>
        </text:list-item>
      </text:list>
      <text:p text:style-name="Text_20_body"><text:span text:style-name="Strong_20_Emphasis">4.3.7 Ethnographic Text Mining</text:span></text:p>
      <text:list text:style-name="L124">
        <text:list-item>
          <text:p text:style-name="P170"><text:span text:style-name="Strong_20_Emphasis">Definition:</text:span> The use of computational techniques from natural language processing (NLP) and data mining to analyze large corpora of textual data in anthropology.</text:p>
        </text:list-item>
        <text:list-item>
          <text:p text:style-name="P170"><text:span text:style-name="Strong_20_Emphasis">Data Sources:</text:span></text:p>
          <text:list>
            <text:list-item>
              <text:p text:style-name="P170">Large collections of ethnographic texts (e.g., the Human Relations Area Files - HRAF).</text:p>
            </text:list-item>
            <text:list-item>
              <text:p text:style-name="P170">Digitized archives of field notes.</text:p>
            </text:list-item>
            <text:list-item>
              <text:p text:style-name="P170">Social media data, online forums, and other large-scale text sources.</text:p>
            </text:list-item>
          </text:list>
        </text:list-item>
        <text:list-item>
          <text:p text:style-name="P170"><text:span text:style-name="Strong_20_Emphasis">Techniques:</text:span></text:p>
          <text:list>
            <text:list-item>
              <text:p text:style-name="P170"><text:span text:style-name="Strong_20_Emphasis">Topic Modeling (e.g., Latent Dirichlet Allocation - LDA):</text:span> An unsupervised machine learning algorithm that can discover abstract "topics" or themes that occur in a collection of documents. It analyzes the co-occurrence of words to identify thematic structures.</text:p>
            </text:list-item>
            <text:list-item>
              <text:p text:style-name="P170"><text:span text:style-name="Strong_20_Emphasis">Sentiment Analysis:</text:span> Using computational methods to identify and quantify the emotional tone (positive, negative, neutral) within a text.</text:p>
            </text:list-item>
            <text:list-item>
              <text:p text:style-name="P170"><text:span text:style-name="Strong_20_Emphasis">Named Entity Recognition (NER):</text:span> Automatically identifying and classifying named entities in a text, such as people, organizations, and locations.</text:p>
            </text:list-item>
            <text:list-item>
              <text:p text:style-name="P170"><text:span text:style-name="Strong_20_Emphasis">Network Analysis of Text:</text:span> Creating networks based on the co-occurrence of words or concepts in a text to visualize relationships.</text:p>
            </text:list-item>
          </text:list>
        </text:list-item>
        <text:list-item>
          <text:p text:style-name="P170"><text:span text:style-name="Strong_20_Emphasis">Purpose:</text:span> To identify patterns, themes, and relationships in textual data at a scale that is impossible through traditional close reading alone. It is a tool for exploration and hypothesis generation, not a replacement for qualitative interpretation.</text:p>
        </text:list-item>
      </text:list>
      <text:p text:style-name="Text_20_body"><text:span text:style-name="Strong_20_Emphasis">CHAPTER 4: ETHICS AND PROFESSIONAL PRACTICE</text:span></text:p>
      <text:p text:style-name="Text_20_body"><text:span text:style-name="Strong_20_Emphasis">4.4.1 Research Ethics and IRB Procedures</text:span></text:p>
      <text:list text:style-name="L125">
        <text:list-item>
          <text:p text:style-name="P171"><text:span text:style-name="Strong_20_Emphasis">Core Principles (Belmont Report):</text:span></text:p>
          <text:list>
            <text:list-item>
              <text:p text:style-name="P171"><text:span text:style-name="Strong_20_Emphasis">Respect for Persons:</text:span> Protecting the autonomy of all people and treating them with courtesy and respect. Requires informed consent.</text:p>
            </text:list-item>
            <text:list-item>
              <text:p text:style-name="P171"><text:span text:style-name="Strong_20_Emphasis">Beneficence:</text:span> "Do no harm." Maximize benefits for the research project while minimizing risks to the research subjects.</text:p>
            </text:list-item>
            <text:list-item>
              <text:p text:style-name="P171"><text:soft-page-break/><text:span text:style-name="Strong_20_Emphasis">Justice:</text:span> Ensuring that the procedures are fair and that the distribution of benefits and burdens of research is equitable.</text:p>
            </text:list-item>
          </text:list>
        </text:list-item>
        <text:list-item>
          <text:p text:style-name="P171"><text:span text:style-name="Strong_20_Emphasis">Institutional Review Board (IRB):</text:span> A committee at a university or other research institution that is responsible for reviewing all research involving human subjects to ensure it complies with federal regulations and ethical principles.</text:p>
        </text:list-item>
        <text:list-item>
          <text:p text:style-name="P171"><text:span text:style-name="Strong_20_Emphasis">IRB Application Process:</text:span></text:p>
          <text:list>
            <text:list-item>
              <text:p text:style-name="P171">Researchers must submit a detailed protocol that describes the research questions, methods, participant recruitment process, potential risks and benefits, and procedures for ensuring confidentiality and informed consent.</text:p>
            </text:list-item>
            <text:list-item>
              <text:p text:style-name="P171">The IRB can approve, require modifications to, or disapprove the research.</text:p>
            </text:list-item>
          </text:list>
        </text:list-item>
        <text:list-item>
          <text:p text:style-name="P171"><text:span text:style-name="Strong_20_Emphasis">Anthropological Critique of IRB:</text:span></text:p>
          <text:list>
            <text:list-item>
              <text:p text:style-name="P171">IRBs were designed for biomedical research and often struggle with the emergent, open-ended, and long-term nature of ethnographic fieldwork.</text:p>
            </text:list-item>
            <text:list-item>
              <text:p text:style-name="P171">The requirement for written consent forms can be culturally inappropriate or create suspicion in some communities.</text:p>
            </text:list-item>
            <text:list-item>
              <text:p text:style-name="P171">The focus on individual risk does not always capture the potential for group or community-level harm.</text:p>
            </text:list-item>
          </text:list>
        </text:list-item>
      </text:list>
      <text:p text:style-name="Text_20_body"><text:span text:style-name="Strong_20_Emphasis">4.4.2 Informed Consent and Collaborative Research</text:span></text:p>
      <text:list text:style-name="L126">
        <text:list-item>
          <text:p text:style-name="P172"><text:span text:style-name="Strong_20_Emphasis">Informed Consent:</text:span> The process by which a potential research participant, after having all the details of the research explained to them, voluntarily agrees to participate.</text:p>
          <text:list>
            <text:list-item>
              <text:p text:style-name="P172"><text:span text:style-name="Strong_20_Emphasis">Informed:</text:span> The person must understand the purpose, procedures, risks, benefits, and their right to withdraw at any time.</text:p>
            </text:list-item>
            <text:list-item>
              <text:p text:style-name="P172"><text:span text:style-name="Strong_20_Emphasis">Consent:</text:span> The agreement must be voluntary and free from coercion.</text:p>
            </text:list-item>
          </text:list>
        </text:list-item>
        <text:list-item>
          <text:p text:style-name="P172"><text:span text:style-name="Strong_20_Emphasis">Informed Consent in Ethnography:</text:span></text:p>
          <text:list>
            <text:list-item>
              <text:p text:style-name="P172">It is an ongoing, processual negotiation, not a one-time signing of a form.</text:p>
            </text:list-item>
            <text:list-item>
              <text:p text:style-name="P172">Consent may need to be re-established as the research evolves.</text:p>
            </text:list-item>
            <text:list-item>
              <text:p text:style-name="P172">Oral consent is often more appropriate than written consent in many cultural contexts.</text:p>
            </text:list-item>
          </text:list>
        </text:list-item>
        <text:list-item>
          <text:p text:style-name="P172"><text:span text:style-name="Strong_20_Emphasis">Collaborative Research:</text:span> A research model that moves beyond treating community members as "informants" or "subjects."</text:p>
          <text:list>
            <text:list-item>
              <text:p text:style-name="P173"><text:span text:style-name="Strong_20_Emphasis">Principles:</text:span> Research is conducted <text:span text:style-name="T3">with</text:span> or <text:span text:style-name="T3">by</text:span> community members, not just <text:span text:style-name="T3">on</text:span> them.</text:p>
            </text:list-item>
            <text:list-item>
              <text:p text:style-name="P172"><text:span text:style-name="Strong_20_Emphasis">Goals:</text:span> To share power and control over the research process, to ensure the research is relevant to the community's needs, and to co-produce knowledge.</text:p>
            </text:list-item>
            <text:list-item>
              <text:p text:style-name="P172">This approach is central to Indigenous methodologies and community archaeology.</text:p>
            </text:list-item>
          </text:list>
        </text:list-item>
      </text:list>
      <text:p text:style-name="Text_20_body"><text:soft-page-break/><text:span text:style-name="Strong_20_Emphasis">4.4.3 Data Management and Reproducibility</text:span></text:p>
      <text:list text:style-name="L127">
        <text:list-item>
          <text:p text:style-name="P174"><text:span text:style-name="Strong_20_Emphasis">Data Management Plan (DMP):</text:span> A formal document, now required by many funding agencies, that outlines how a researcher will handle their data during and after the research project.</text:p>
        </text:list-item>
        <text:list-item>
          <text:p text:style-name="P174"><text:span text:style-name="Strong_20_Emphasis">Key Components of a DMP:</text:span></text:p>
          <text:list>
            <text:list-item>
              <text:p text:style-name="P174"><text:span text:style-name="Strong_20_Emphasis">Data Types:</text:span> What kind of data will be collected (e.g., interview transcripts, field notes, survey data, artifacts, images).</text:p>
            </text:list-item>
            <text:list-item>
              <text:p text:style-name="P174"><text:span text:style-name="Strong_20_Emphasis">Storage and Security:</text:span> How data will be stored securely during fieldwork and analysis to protect confidentiality.</text:p>
            </text:list-item>
            <text:list-item>
              <text:p text:style-name="P174"><text:span text:style-name="Strong_20_Emphasis">Documentation and Metadata:</text:span> How the data will be documented so that others can understand it (e.g., codebooks, methodological notes).</text:p>
            </text:list-item>
            <text:list-item>
              <text:p text:style-name="P174"><text:span text:style-name="Strong_20_Emphasis">Archiving and Sharing:</text:span> A plan for long-term preservation and, where ethically appropriate, sharing of the data in a digital repository.</text:p>
            </text:list-item>
          </text:list>
        </text:list-item>
        <text:list-item>
          <text:p text:style-name="P174"><text:span text:style-name="Strong_20_Emphasis">Reproducibility:</text:span> The ability of an independent researcher to reproduce the findings of a study using the original data and methods.</text:p>
          <text:list>
            <text:list-item>
              <text:p text:style-name="P174"><text:span text:style-name="Strong_20_Emphasis">For Quantitative Research:</text:span> Requires sharing the raw data and the code used for the analysis.</text:p>
            </text:list-item>
            <text:list-item>
              <text:p text:style-name="P174"><text:span text:style-name="Strong_20_Emphasis">For Qualitative Research:</text:span> More complex. While full replication is not the goal, "transparency" is. This means providing a clear account of the research process and making data available when ethically possible, so that others can assess the validity of the interpretations.</text:p>
            </text:list-item>
          </text:list>
        </text:list-item>
        <text:list-item>
          <text:p text:style-name="P174"><text:span text:style-name="Strong_20_Emphasis">Ethical Challenges in Data Sharing:</text:span></text:p>
          <text:list>
            <text:list-item>
              <text:p text:style-name="P174">The primary ethical obligation is to protect the confidentiality and safety of research participants.</text:p>
            </text:list-item>
            <text:list-item>
              <text:p text:style-name="P174">Raw ethnographic data (field notes, interviews) is often too sensitive to be shared publicly without extensive anonymization, which can strip the data of its context and analytical value.</text:p>
            </text:list-item>
          </text:list>
        </text:list-item>
      </text:list>
      <text:p text:style-name="Text_20_body"><text:span text:style-name="Strong_20_Emphasis">4.4.4 Grant Writing for Anthropologists</text:span></text:p>
      <text:list text:style-name="L128">
        <text:list-item>
          <text:p text:style-name="P175"><text:span text:style-name="Strong_20_Emphasis">Purpose:</text:span> To secure funding to support research activities (e.g., travel, living expenses during fieldwork, equipment, participant compensation, transcription).</text:p>
        </text:list-item>
        <text:list-item>
          <text:p text:style-name="P175"><text:span text:style-name="Strong_20_Emphasis">Major Funding Agencies (US):</text:span></text:p>
          <text:list>
            <text:list-item>
              <text:p text:style-name="P175"><text:span text:style-name="Strong_20_Emphasis">National Science Foundation (NSF) - Cultural Anthropology Program.</text:span></text:p>
            </text:list-item>
            <text:list-item>
              <text:p text:style-name="P175"><text:span text:style-name="Strong_20_Emphasis">Wenner-Gren Foundation for Anthropological Research.</text:span></text:p>
            </text:list-item>
            <text:list-item>
              <text:p text:style-name="P175"><text:span text:style-name="Strong_20_Emphasis">Fulbright-Hays Doctoral Dissertation Research Abroad Program.</text:span></text:p>
            </text:list-item>
          </text:list>
        </text:list-item>
        <text:list-item>
          <text:p text:style-name="P175"><text:span text:style-name="Strong_20_Emphasis">Key Components of a Grant Proposal:</text:span></text:p>
          <text:list>
            <text:list-item>
              <text:p text:style-name="P175"><text:soft-page-break/><text:span text:style-name="Strong_20_Emphasis">Abstract:</text:span> A concise summary of the entire project.</text:p>
            </text:list-item>
            <text:list-item>
              <text:p text:style-name="P175"><text:span text:style-name="Strong_20_Emphasis">Project Description/Narrative:</text:span> The core of the proposal. It must:</text:p>
              <text:list>
                <text:list-item>
                  <text:p text:style-name="P175"><text:span text:style-name="Strong_20_Emphasis">Identify a Research Gap:</text:span> Clearly state what is not known and why it is important to know it.</text:p>
                </text:list-item>
                <text:list-item>
                  <text:p text:style-name="P175"><text:span text:style-name="Strong_20_Emphasis">Review Relevant Literature:</text:span> Situate the project within existing scholarly conversations.</text:p>
                </text:list-item>
                <text:list-item>
                  <text:p text:style-name="P175"><text:span text:style-name="Strong_20_Emphasis">State Clear Research Questions/Hypotheses.</text:span></text:p>
                </text:list-item>
                <text:list-item>
                  <text:p text:style-name="P175"><text:span text:style-name="Strong_20_Emphasis">Describe the Research Methods:</text:span> Provide a detailed plan for how the data will be collected and analyzed.</text:p>
                </text:list-item>
                <text:list-item>
                  <text:p text:style-name="P175"><text:span text:style-name="Strong_20_Emphasis">Discuss Broader Impacts/Intellectual Merit:</text:span> Explain the project's potential contribution to both anthropological theory and broader society.</text:p>
                </text:list-item>
              </text:list>
            </text:list-item>
            <text:list-item>
              <text:p text:style-name="P175"><text:span text:style-name="Strong_20_Emphasis">Budget and Budget Justification:</text:span> A detailed breakdown of all anticipated costs, with a justification for each expense.</text:p>
            </text:list-item>
            <text:list-item>
              <text:p text:style-name="P175"><text:span text:style-name="Strong_20_Emphasis">Timeline:</text:span> A realistic timeline for completing the research.</text:p>
            </text:list-item>
          </text:list>
        </text:list-item>
        <text:list-item>
          <text:p text:style-name="P175"><text:span text:style-name="Strong_20_Emphasis">The Review Process:</text:span> Proposals are typically sent out for peer review to other experts in the field, who evaluate them based on criteria like intellectual merit, feasibility, and the applicant's qualifications.</text:p>
        </text:list-item>
      </text:list>
      <text:p text:style-name="Text_20_body"/>
      <text:p text:style-name="Text_20_body"/>
      <text:p text:style-name="Text_20_body"><text:span text:style-name="Strong_20_Emphasis">CHAPTER 5: TEACHING AND PEDAGOGY</text:span></text:p>
      <text:p text:style-name="Text_20_body"><text:span text:style-name="Strong_20_Emphasis">4.5.1 Teaching Anthropology Methods</text:span></text:p>
      <text:list text:style-name="L129">
        <text:list-item>
          <text:p text:style-name="P176"><text:span text:style-name="Strong_20_Emphasis">Goal:</text:span> To move students from being passive consumers of anthropological knowledge to active producers of it.</text:p>
        </text:list-item>
        <text:list-item>
          <text:p text:style-name="P176"><text:span text:style-name="Strong_20_Emphasis">Core Pedagogical Challenge:</text:span> Teaching methods that are often tacit, intuitive, and learned through experience (like participant observation) in a classroom setting.</text:p>
        </text:list-item>
        <text:list-item>
          <text:p text:style-name="P176"><text:span text:style-name="Strong_20_Emphasis">Key Strategies:</text:span></text:p>
          <text:list>
            <text:list-item>
              <text:p text:style-name="P176"><text:span text:style-name="Strong_20_Emphasis">Scaffolding:</text:span> Breaking down the research process into smaller, manageable assignments that build on one another (e.g., observation exercise → interview exercise → mini-ethnography).</text:p>
            </text:list-item>
            <text:list-item>
              <text:p text:style-name="P176"><text:span text:style-name="Strong_20_Emphasis">Low-Stakes Observation Exercises:</text:span> Having students practice observation in familiar public spaces (e.g., a coffee shop, a library, a university event) to develop "ethnographic eyes" without the pressures of a formal research project.</text:p>
            </text:list-item>
            <text:list-item>
              <text:p text:style-name="P176"><text:span text:style-name="Strong_20_Emphasis">In-Class Interviewing Practice:</text:span> Students practice interviewing each other in pairs or small groups, receiving feedback on question-framing and listening skills.</text:p>
            </text:list-item>
            <text:list-item>
              <text:p text:style-name="P176"><text:soft-page-break/><text:span text:style-name="Strong_20_Emphasis">Field Note Workshops:</text:span> Students share and critique each other's field notes, focusing on the quality of description and the separation of observation from interpretation.</text:p>
            </text:list-item>
            <text:list-item>
              <text:p text:style-name="P176"><text:span text:style-name="Strong_20_Emphasis">"Methods Lab":</text:span> A dedicated class structure that functions like a science lab, where students work hands-on with data (e.g., coding interview transcripts, analyzing artifacts, running statistical tests).</text:p>
            </text:list-item>
          </text:list>
        </text:list-item>
        <text:list-item>
          <text:p text:style-name="P176"><text:span text:style-name="Strong_20_Emphasis">Ethical Training:</text:span> Pedagogy must integrate ethics at every step, moving beyond a "checklist" approach. Students should be prompted to reflect on their own positionality and the power dynamics of research in every assignment.</text:p>
        </text:list-item>
      </text:list>
      <text:p text:style-name="Text_20_body"><text:span text:style-name="Strong_20_Emphasis">4.5.2 Curriculum Design for Diverse Learners</text:span></text:p>
      <text:list text:style-name="L130">
        <text:list-item>
          <text:p text:style-name="P177"><text:span text:style-name="Strong_20_Emphasis">Backward Design (Wiggins &amp; McTighe):</text:span> A common model for curriculum design.</text:p>
          <text:list>
            <text:list-item>
              <text:p text:style-name="P177"><text:span text:style-name="Strong_20_Emphasis">Identify Desired Results:</text:span> What are the key "enduring understandings" and skills students should have at the end of the course?</text:p>
            </text:list-item>
            <text:list-item>
              <text:p text:style-name="P177"><text:span text:style-name="Strong_20_Emphasis">Determine Acceptable Evidence:</text:span> How will you know if students have achieved these understandings? Design the key assessments (e.g., exams, papers, projects) that will measure this.</text:p>
            </text:list-item>
            <text:list-item>
              <text:p text:style-name="P177"><text:span text:style-name="Strong_20_Emphasis">Plan Learning Experiences and Instruction:</text:span> Design the day-to-day lectures, activities, readings, and assignments that will prepare students for the assessments and lead them to the desired understandings.</text:p>
            </text:list-item>
          </text:list>
        </text:list-item>
        <text:list-item>
          <text:p text:style-name="P177"><text:span text:style-name="Strong_20_Emphasis">Universal Design for Learning (UDL):</text:span> A framework for creating flexible learning environments that can accommodate individual learning differences.</text:p>
          <text:list>
            <text:list-item>
              <text:p text:style-name="P177"><text:span text:style-name="Strong_20_Emphasis">Multiple Means of Representation:</text:span> Presenting information in different formats (text, audio, video, graphics) to support students with different learning styles and abilities.</text:p>
            </text:list-item>
            <text:list-item>
              <text:p text:style-name="P177"><text:span text:style-name="Strong_20_Emphasis">Multiple Means of Action and Expression:</text:span> Allowing students to demonstrate what they know in various ways (e.g., written paper, oral presentation, video project, portfolio).</text:p>
            </text:list-item>
            <text:list-item>
              <text:p text:style-name="P177"><text:span text:style-name="Strong_20_Emphasis">Multiple Means of Engagement:</text:span> Fostering interest and motivation by providing choices, making content relevant to students' lives, and creating a supportive classroom community.</text:p>
            </text:list-item>
          </text:list>
        </text:list-item>
        <text:list-item>
          <text:p text:style-name="P177"><text:span text:style-name="Strong_20_Emphasis">Decolonizing the Curriculum:</text:span></text:p>
          <text:list>
            <text:list-item>
              <text:p text:style-name="P177"><text:span text:style-name="Strong_20_Emphasis">Critically Examining the Canon:</text:span> Questioning why certain "founding fathers" are privileged and actively including the work of scholars of color, women, Indigenous scholars, and scholars from the Global South.</text:p>
            </text:list-item>
            <text:list-item>
              <text:p text:style-name="P177"><text:span text:style-name="Strong_20_Emphasis">Challenging the "Salvage" Paradigm:</text:span> Moving beyond a focus on "exotic" and "disappearing" cultures to address contemporary global issues.</text:p>
            </text:list-item>
            <text:list-item>
              <text:p text:style-name="P178"><text:span text:style-name="Strong_20_Emphasis">Centering Indigenous and other Marginalized Voices:</text:span> Using texts and media produced <text:span text:style-name="T3">by</text:span> members of the communities being studied, not just <text:span text:style-name="T3">about</text:span> them.</text:p>
            </text:list-item>
          </text:list>
        </text:list-item>
      </text:list>
      <text:p text:style-name="Text_20_body"><text:soft-page-break/><text:span text:style-name="Strong_20_Emphasis">4.5.3 Classroom Assessment Strategies</text:span></text:p>
      <text:list text:style-name="L131">
        <text:list-item>
          <text:p text:style-name="P179"><text:span text:style-name="Strong_20_Emphasis">Formative Assessment (Low-Stakes):</text:span></text:p>
          <text:list>
            <text:list-item>
              <text:p text:style-name="P179"><text:span text:style-name="Strong_20_Emphasis">Purpose:</text:span> To monitor student learning and provide ongoing feedback to both students and instructors. Not typically heavily graded.</text:p>
            </text:list-item>
            <text:list-item>
              <text:p text:style-name="P179"><text:span text:style-name="Strong_20_Emphasis">Examples:</text:span></text:p>
              <text:list>
                <text:list-item>
                  <text:p text:style-name="P179"><text:span text:style-name="Strong_20_Emphasis">Think-Pair-Share:</text:span> Students think about a question, discuss it with a partner, and then share with the class.</text:p>
                </text:list-item>
                <text:list-item>
                  <text:p text:style-name="P179"><text:span text:style-name="Strong_20_Emphasis">Minute Papers:</text:span> At the end of class, students write for one minute on "What was the most important thing you learned today?" and "What question still remains?".</text:p>
                </text:list-item>
                <text:list-item>
                  <text:p text:style-name="P179"><text:span text:style-name="Strong_20_Emphasis">Reading Quizzes:</text:span> Short, simple quizzes to check for reading comprehension.</text:p>
                </text:list-item>
                <text:list-item>
                  <text:p text:style-name="P179"><text:span text:style-name="Strong_20_Emphasis">Drafts and Peer Review:</text:span> Students submit drafts of papers for feedback from peers and the instructor before the final version is due.</text:p>
                </text:list-item>
              </text:list>
            </text:list-item>
          </text:list>
        </text:list-item>
        <text:list-item>
          <text:p text:style-name="P179"><text:span text:style-name="Strong_20_Emphasis">Summative Assessment (High-Stakes):</text:span></text:p>
          <text:list>
            <text:list-item>
              <text:p text:style-name="P179"><text:span text:style-name="Strong_20_Emphasis">Purpose:</text:span> To evaluate student learning at the end of an instructional unit or course. Typically heavily graded.</text:p>
            </text:list-item>
            <text:list-item>
              <text:p text:style-name="P179"><text:span text:style-name="Strong_20_Emphasis">Examples:</text:span></text:p>
              <text:list>
                <text:list-item>
                  <text:p text:style-name="P179"><text:span text:style-name="Strong_20_Emphasis">Exams:</text:span> Can include multiple choice, short answer, and essay questions. Essay questions are better for assessing critical thinking.</text:p>
                </text:list-item>
                <text:list-item>
                  <text:p text:style-name="P179"><text:span text:style-name="Strong_20_Emphasis">Research Papers:</text:span> The standard way to assess students' ability to synthesize information, develop an argument, and use evidence.</text:p>
                </text:list-item>
                <text:list-item>
                  <text:p text:style-name="P179"><text:span text:style-name="Strong_20_Emphasis">Ethnographic Projects:</text:span> A capstone assessment in many methods courses.</text:p>
                </text:list-item>
                <text:list-item>
                  <text:p text:style-name="P179"><text:span text:style-name="Strong_20_Emphasis">Portfolios:</text:span> A collection of a student's work over the semester, often with a reflective component.</text:p>
                </text:list-item>
              </text:list>
            </text:list-item>
          </text:list>
        </text:list-item>
        <text:list-item>
          <text:p text:style-name="P179"><text:span text:style-name="Strong_20_Emphasis">Rubrics:</text:span> A scoring tool that explicitly describes the performance expectations for an assignment. A good rubric helps students understand the criteria for success and makes grading more transparent and consistent.</text:p>
        </text:list-item>
      </text:list>
      <text:p text:style-name="Text_20_body"><text:span text:style-name="Strong_20_Emphasis">CHAPTER 6: COMMUNICATION SKILLS</text:span></text:p>
      <text:p text:style-name="Text_20_body"><text:span text:style-name="Strong_20_Emphasis">4.6.1 Academic Publishing Strategies</text:span></text:p>
      <text:list text:style-name="L132">
        <text:list-item>
          <text:p text:style-name="P180"><text:span text:style-name="Strong_20_Emphasis">The Peer Review Process:</text:span> The cornerstone of scholarly publishing.</text:p>
          <text:list>
            <text:list-item>
              <text:p text:style-name="P180"><text:span text:style-name="Strong_20_Emphasis">Submission:</text:span> An author submits a manuscript to a journal.</text:p>
            </text:list-item>
            <text:list-item>
              <text:p text:style-name="P180"><text:span text:style-name="Strong_20_Emphasis">Editorial Review:</text:span> The journal editor does an initial screen to see if the manuscript is a good fit for the journal and meets basic quality standards.</text:p>
            </text:list-item>
            <text:list-item>
              <text:p text:style-name="P180"><text:soft-page-break/><text:span text:style-name="Strong_20_Emphasis">Peer Review:</text:span> If it passes the initial screen, the editor sends the manuscript to 2-3 anonymous experts ("peers") in the field.</text:p>
            </text:list-item>
            <text:list-item>
              <text:p text:style-name="P180"><text:span text:style-name="Strong_20_Emphasis">Reviewer Recommendations:</text:span> The reviewers read the manuscript and provide a detailed critique and a recommendation (e.g., Accept, Minor Revisions, Major Revisions, Reject).</text:p>
            </text:list-item>
            <text:list-item>
              <text:p text:style-name="P180"><text:span text:style-name="Strong_20_Emphasis">Editorial Decision:</text:span> The editor makes a final decision based on the reviews. "Revise and Resubmit" (R&amp;R) is a common and positive outcome for a first submission.</text:p>
            </text:list-item>
          </text:list>
        </text:list-item>
        <text:list-item>
          <text:p text:style-name="P180"><text:span text:style-name="Strong_20_Emphasis">Choosing a Journal:</text:span></text:p>
          <text:list>
            <text:list-item>
              <text:p text:style-name="P180"><text:span text:style-name="Strong_20_Emphasis">Scope and Fit:</text:span> Does the journal publish work on your topic and with your theoretical/methodological approach?</text:p>
            </text:list-item>
            <text:list-item>
              <text:p text:style-name="P180"><text:span text:style-name="Strong_20_Emphasis">Prestige and Impact Factor:</text:span> Journals are often ranked by their perceived prestige and metrics like the Impact Factor (a measure of how frequently its articles are cited).</text:p>
            </text:list-item>
            <text:list-item>
              <text:p text:style-name="P180"><text:span text:style-name="Strong_20_Emphasis">Turnaround Time:</text:span> The time from submission to decision can vary from months to over a year.</text:p>
            </text:list-item>
          </text:list>
        </text:list-item>
        <text:list-item>
          <text:p text:style-name="P180"><text:span text:style-name="Strong_20_Emphasis">The Book Monograph:</text:span></text:p>
          <text:list>
            <text:list-item>
              <text:p text:style-name="P180">Still the "gold standard" for tenure and promotion in many anthropology departments.</text:p>
            </text:list-item>
            <text:list-item>
              <text:p text:style-name="P180"><text:span text:style-name="Strong_20_Emphasis">Process:</text:span> Begins with a book proposal submitted to a university press, which includes a prospectus, chapter outlines, and sample chapters. If the press is interested, the proposal goes out for peer review. If approved, the author receives a contract and submits the full manuscript, which then undergoes another round of peer review.</text:p>
            </text:list-item>
          </text:list>
        </text:list-item>
        <text:list-item>
          <text:p text:style-name="P180"><text:span text:style-name="Strong_20_Emphasis">Journal Article vs. Book Chapter:</text:span></text:p>
          <text:list>
            <text:list-item>
              <text:p text:style-name="P180">Peer-reviewed journal articles generally carry more academic weight than chapters in edited volumes.</text:p>
            </text:list-item>
            <text:list-item>
              <text:p text:style-name="P180">Edited volumes can be slow to publish and their review process can be less rigorous.</text:p>
            </text:list-item>
          </text:list>
        </text:list-item>
      </text:list>
      <text:p text:style-name="Text_20_body"><text:span text:style-name="Strong_20_Emphasis">4.6.2 Conference Presentation Skills</text:span></text:p>
      <text:list text:style-name="L133">
        <text:list-item>
          <text:p text:style-name="P181"><text:span text:style-name="Strong_20_Emphasis">Purpose of Conferences:</text:span> To share new research, receive feedback, network with other scholars, and learn about the current state of the field.</text:p>
        </text:list-item>
        <text:list-item>
          <text:p text:style-name="P181"><text:span text:style-name="Strong_20_Emphasis">The Conference Paper:</text:span></text:p>
          <text:list>
            <text:list-item>
              <text:p text:style-name="P181"><text:span text:style-name="Strong_20_Emphasis">Timing is everything:</text:span> A typical presentation is 15-20 minutes long. This is not enough time to read a full journal article. The paper must be written specifically for the time slot.</text:p>
            </text:list-item>
            <text:list-item>
              <text:p text:style-name="P181"><text:span text:style-name="Strong_20_Emphasis">Structure:</text:span> Should have a clear introduction that hooks the audience and states the argument, a body that presents key evidence, and a conclusion that summarizes the main takeaway.</text:p>
            </text:list-item>
            <text:list-item>
              <text:p text:style-name="P181"><text:soft-page-break/><text:span text:style-name="Strong_20_Emphasis">Signposting:</text:span> Use clear verbal cues to guide the audience through the argument (e.g., "First, I will argue...", "My second point is...").</text:p>
            </text:list-item>
          </text:list>
        </text:list-item>
        <text:list-item>
          <text:p text:style-name="P181"><text:span text:style-name="Strong_20_Emphasis">Visual Aids (PowerPoint/Slides):</text:span></text:p>
          <text:list>
            <text:list-item>
              <text:p text:style-name="P181"><text:span text:style-name="Strong_20_Emphasis">Less is more:</text:span> Slides should be visual aids, not a script. Avoid dense blocks of text. Use images, graphs, and keywords.</text:p>
            </text:list-item>
            <text:list-item>
              <text:p text:style-name="P181"><text:span text:style-name="Strong_20_Emphasis">Rule of thumb:</text:span> Aim for about one slide per minute.</text:p>
            </text:list-item>
          </text:list>
        </text:list-item>
        <text:list-item>
          <text:p text:style-name="P181"><text:span text:style-name="Strong_20_Emphasis">Delivery:</text:span></text:p>
          <text:list>
            <text:list-item>
              <text:p text:style-name="P181"><text:span text:style-name="Strong_20_Emphasis">Practice:</text:span> Rehearse the presentation multiple times to get the timing right.</text:p>
            </text:list-item>
            <text:list-item>
              <text:p text:style-name="P181"><text:span text:style-name="Strong_20_Emphasis">Speak clearly and engage with the audience:</text:span> Make eye contact instead of just reading from the page.</text:p>
            </text:list-item>
          </text:list>
        </text:list-item>
        <text:list-item>
          <text:p text:style-name="P181"><text:span text:style-name="Strong_20_Emphasis">The Q&amp;A Session:</text:span> Be prepared to answer questions concisely and to receive critical feedback gracefully.</text:p>
        </text:list-item>
      </text:list>
      <text:p text:style-name="Text_20_body"><text:span text:style-name="Strong_20_Emphasis">4.6.3 Public Anthropology and Outreach</text:span></text:p>
      <text:list text:style-name="L134">
        <text:list-item>
          <text:p text:style-name="P182"><text:span text:style-name="Strong_20_Emphasis">Definition:</text:span> A mode of anthropology that aims to engage with public audiences beyond the academy to promote anthropological knowledge and contribute to public debate and social change.</text:p>
        </text:list-item>
        <text:list-item>
          <text:p text:style-name="P182"><text:span text:style-name="Strong_20_Emphasis">Forms of Public Anthropology:</text:span></text:p>
          <text:list>
            <text:list-item>
              <text:p text:style-name="P182"><text:span text:style-name="Strong_20_Emphasis">Writing for a General Audience:</text:span> Publishing op-eds, magazine articles, and trade books (books for a non-academic audience).</text:p>
            </text:list-item>
            <text:list-item>
              <text:p text:style-name="P182"><text:span text:style-name="Strong_20_Emphasis">Blogging and Social Media:</text:span> Using platforms like Twitter and blogs to share research and comment on current events from an anthropological perspective.</text:p>
            </text:list-item>
            <text:list-item>
              <text:p text:style-name="P182"><text:span text:style-name="Strong_20_Emphasis">Podcasting and Media Appearances:</text:span> Communicating anthropological ideas through radio, television, and podcasts.</text:p>
            </text:list-item>
            <text:list-item>
              <text:p text:style-name="P182"><text:span text:style-name="Strong_20_Emphasis">Museum Work and Public Exhibitions.</text:span></text:p>
            </text:list-item>
            <text:list-item>
              <text:p text:style-name="P182"><text:span text:style-name="Strong_20_Emphasis">Activist and Community-Engaged Research:</text:span> Collaborating with community groups on projects aimed at social justice.</text:p>
            </text:list-item>
          </text:list>
        </text:list-item>
        <text:list-item>
          <text:p text:style-name="P182"><text:span text:style-name="Strong_20_Emphasis">Key Figures:</text:span> Margaret Mead is the historical icon of public anthropology. Contemporary examples include Paul Farmer, David Graeber, and Agustín Fuentes.</text:p>
        </text:list-item>
        <text:list-item>
          <text:p text:style-name="P182"><text:span text:style-name="Strong_20_Emphasis">Challenges:</text:span></text:p>
          <text:list>
            <text:list-item>
              <text:p text:style-name="P182"><text:span text:style-name="Strong_20_Emphasis">Institutional Incentives:</text:span> Academic promotion systems traditionally reward peer-reviewed publications over public-facing work.</text:p>
            </text:list-item>
            <text:list-item>
              <text:p text:style-name="P182"><text:span text:style-name="Strong_20_Emphasis">"Dumbing Down":</text:span> The challenge of communicating complex ideas clearly without oversimplifying them.</text:p>
            </text:list-item>
          </text:list>
        </text:list-item>
      </text:list>
      <text:p text:style-name="Text_20_body"><text:span text:style-name="Strong_20_Emphasis">4.6.4 Science Communication and Media Training</text:span></text:p>
      <text:list text:style-name="L135">
        <text:list-item>
          <text:p text:style-name="P183"><text:soft-page-break/><text:span text:style-name="Strong_20_Emphasis">Goal:</text:span> To equip anthropologists, particularly those in biological anthropology and archaeology, with the skills to communicate effectively with journalists and the public about their research.</text:p>
        </text:list-item>
        <text:list-item>
          <text:p text:style-name="P183"><text:span text:style-name="Strong_20_Emphasis">Key Principles:</text:span></text:p>
          <text:list>
            <text:list-item>
              <text:p text:style-name="P183"><text:span text:style-name="Strong_20_Emphasis">Know Your Audience:</text:span> Tailor the message to the audience's level of knowledge and interest.</text:p>
            </text:list-item>
            <text:list-item>
              <text:p text:style-name="P183"><text:span text:style-name="Strong_20_Emphasis">Lead with the Bottom Line:</text:span> Unlike academic writing, start with the main finding or conclusion, then provide the supporting details.</text:p>
            </text:list-item>
            <text:list-item>
              <text:p text:style-name="P183"><text:span text:style-name="Strong_20_Emphasis">Use Clear, Jargon-Free Language:</text:span> Use analogies and simple, concrete terms.</text:p>
            </text:list-item>
            <text:list-item>
              <text:p text:style-name="P183"><text:span text:style-name="Strong_20_Emphasis">The Power of Storytelling:</text:span> Frame research findings as a narrative.</text:p>
            </text:list-item>
          </text:list>
        </text:list-item>
        <text:list-item>
          <text:p text:style-name="P183"><text:span text:style-name="Strong_20_Emphasis">Media Interviews:</text:span></text:p>
          <text:list>
            <text:list-item>
              <text:p text:style-name="P183"><text:span text:style-name="Strong_20_Emphasis">Preparation:</text:span> Develop 2-3 key messages you want to convey. Anticipate likely questions.</text:p>
            </text:list-item>
            <text:list-item>
              <text:p text:style-name="P183"><text:span text:style-name="Strong_20_Emphasis">Bridging:</text:span> A technique to move from a difficult question back to one of your key messages (e.g., "That's an interesting point, but what's really important to remember is...").</text:p>
            </text:list-item>
            <text:list-item>
              <text:p text:style-name="P183"><text:span text:style-name="Strong_20_Emphasis">Sound Bites:</text:span> Practice delivering your key messages in short, memorable phrases.</text:p>
            </text:list-item>
          </text:list>
        </text:list-item>
        <text:list-item>
          <text:p text:style-name="P183"><text:span text:style-name="Strong_20_Emphasis">Writing a Press Release:</text:span> A concise summary of a new research finding written for journalists, explaining the "who, what, where, when, why" and the significance of the research.</text:p>
        </text:list-item>
      </text:list>
      <text:p text:style-name="Text_20_body"><text:span text:style-name="Strong_20_Emphasis">CHAPTER 7: SOFTWARE AND TECHNICAL SKILLS</text:span></text:p>
      <text:p text:style-name="Text_20_body"><text:span text:style-name="Strong_20_Emphasis">4.7.1 Qualitative Analysis Software (CAQDAS)</text:span></text:p>
      <text:list text:style-name="L136">
        <text:list-item>
          <text:p text:style-name="P184"><text:span text:style-name="Strong_20_Emphasis">Definition (Computer Assisted Qualitative Data Analysis Software):</text:span> Software designed to help researchers organize, manage, code, and analyze large amounts of qualitative data.</text:p>
        </text:list-item>
        <text:list-item>
          <text:p text:style-name="P184"><text:span text:style-name="Strong_20_Emphasis">Example: NVivo:</text:span> A popular and powerful CAQDAS program.</text:p>
        </text:list-item>
        <text:list-item>
          <text:p text:style-name="P184"><text:span text:style-name="Strong_20_Emphasis">Functions:</text:span></text:p>
          <text:list>
            <text:list-item>
              <text:p text:style-name="P184"><text:span text:style-name="Strong_20_Emphasis">Data Import:</text:span> Imports a wide range of data types (text documents, PDFs, audio, video, images, social media data).</text:p>
            </text:list-item>
            <text:list-item>
              <text:p text:style-name="P184"><text:span text:style-name="Strong_20_Emphasis">Coding:</text:span> Allows the user to select segments of data and apply codes ("nodes"). Supports both descriptive and hierarchical coding.</text:p>
            </text:list-item>
            <text:list-item>
              <text:p text:style-name="P184"><text:span text:style-name="Strong_20_Emphasis">Memos and Annotations:</text:span> Provides tools for writing memos and linking them to codes and data.</text:p>
            </text:list-item>
            <text:list-item>
              <text:p text:style-name="P184"><text:span text:style-name="Strong_20_Emphasis">Query and Retrieval:</text:span> Can run powerful queries to retrieve all data coded with a specific code, or to explore relationships between codes (e.g., "find all passages where 'gender' and 'conflict' co-occur").</text:p>
            </text:list-item>
            <text:list-item>
              <text:p text:style-name="P184"><text:soft-page-break/><text:span text:style-name="Strong_20_Emphasis">Visualization:</text:span> Creates charts, word clouds, and network diagrams to help visualize patterns in the data.</text:p>
            </text:list-item>
          </text:list>
        </text:list-item>
        <text:list-item>
          <text:p text:style-name="P184"><text:span text:style-name="Strong_20_Emphasis">Important Note:</text:span> The software does not do the analysis for you. It is a tool for managing data and supporting the researcher's analytical process. The intellectual work of creating codes and interpreting patterns remains with the researcher.</text:p>
        </text:list-item>
      </text:list>
      <text:p text:style-name="Text_20_body"><text:span text:style-name="Strong_20_Emphasis">4.7.2 Statistical Software (SPSS and Stata)</text:span></text:p>
      <text:list text:style-name="L137">
        <text:list-item>
          <text:p text:style-name="P185"><text:span text:style-name="Strong_20_Emphasis">SPSS (Statistical Package for the Social Sciences):</text:span></text:p>
          <text:list>
            <text:list-item>
              <text:p text:style-name="P185"><text:span text:style-name="Strong_20_Emphasis">Key Feature:</text:span> Primarily a menu-driven interface ("point-and-click"). This makes it relatively easy for beginners to learn.</text:p>
            </text:list-item>
            <text:list-item>
              <text:p text:style-name="P185"><text:span text:style-name="Strong_20_Emphasis">Workflow:</text:span> Users can perform most analyses by selecting options from drop-down menus. It also has a "syntax" language for users who want to write code for reproducibility.</text:p>
            </text:list-item>
            <text:list-item>
              <text:p text:style-name="P185"><text:span text:style-name="Strong_20_Emphasis">Common Use:</text:span> Very popular in the social sciences, business, and health sciences for standard statistical procedures.</text:p>
            </text:list-item>
          </text:list>
        </text:list-item>
        <text:list-item>
          <text:p text:style-name="P185"><text:span text:style-name="Strong_20_Emphasis">Stata:</text:span></text:p>
          <text:list>
            <text:list-item>
              <text:p text:style-name="P185"><text:span text:style-name="Strong_20_Emphasis">Key Feature:</text:span> Primarily a command-line driven interface, though it also has menus. The emphasis is on writing code (syntax).</text:p>
            </text:list-item>
            <text:list-item>
              <text:p text:style-name="P185"><text:span text:style-name="Strong_20_Emphasis">Workflow:</text:span> The command-based syntax is considered very logical and consistent. This makes it excellent for documenting and reproducing analyses.</text:p>
            </text:list-item>
            <text:list-item>
              <text:p text:style-name="P185"><text:span text:style-name="Strong_20_Emphasis">Common Use:</text:span> Very popular in economics, political science, and epidemiology.</text:p>
            </text:list-item>
          </text:list>
        </text:list-item>
        <text:list-item>
          <text:p text:style-name="P185"><text:span text:style-name="Strong_20_Emphasis">R vs. SPSS/Stata:</text:span></text:p>
          <text:list>
            <text:list-item>
              <text:p text:style-name="P185"><text:span text:style-name="Strong_20_Emphasis">Cost:</text:span> R is free; SPSS and Stata are commercial software with expensive licenses.</text:p>
            </text:list-item>
            <text:list-item>
              <text:p text:style-name="P185"><text:span text:style-name="Strong_20_Emphasis">Flexibility:</text:span> R is more flexible and has a much larger community-contributed library of advanced statistical packages.</text:p>
            </text:list-item>
            <text:list-item>
              <text:p text:style-name="P185"><text:span text:style-name="Strong_20_Emphasis">Learning Curve:</text:span> SPSS (using the menus) has the easiest learning curve for beginners. R and Stata (using code) have steeper learning curves but are more powerful and better for reproducible research in the long run.</text:p>
            </text:list-item>
          </text:list>
        </text:list-item>
      </text:list>
      <text:p text:style-name="Text_20_body"><text:span text:style-name="Strong_20_Emphasis">4.7.3 3D Scanning and Photogrammetry</text:span></text:p>
      <text:list text:style-name="L138">
        <text:list-item>
          <text:p text:style-name="P186"><text:span text:style-name="Strong_20_Emphasis">Photogrammetry (Structure from Motion - SfM):</text:span></text:p>
          <text:list>
            <text:list-item>
              <text:p text:style-name="P186"><text:span text:style-name="Strong_20_Emphasis">Process:</text:span> Takes a series of overlapping digital photographs of an object or scene from multiple angles.</text:p>
            </text:list-item>
            <text:list-item>
              <text:p text:style-name="P186"><text:span text:style-name="Strong_20_Emphasis">Software (e.g., Agisoft Metashape, RealityCapture):</text:span> The software identifies common points across the photos and uses them to calculate the camera positions and create a 3D "point cloud" of the subject, which is then converted into a textured mesh.</text:p>
            </text:list-item>
            <text:list-item>
              <text:p text:style-name="P186"><text:soft-page-break/><text:span text:style-name="Strong_20_Emphasis">Pros:</text:span> Low cost (only requires a digital camera), flexible, produces high-resolution color textures.</text:p>
            </text:list-item>
            <text:list-item>
              <text:p text:style-name="P186"><text:span text:style-name="Strong_20_Emphasis">Cons:</text:span> Can struggle with shiny or featureless surfaces. Computationally intensive.</text:p>
            </text:list-item>
          </text:list>
        </text:list-item>
        <text:list-item>
          <text:p text:style-name="P186"><text:span text:style-name="Strong_20_Emphasis">Structured Light / Laser Scanning:</text:span></text:p>
          <text:list>
            <text:list-item>
              <text:p text:style-name="P186"><text:span text:style-name="Strong_20_Emphasis">Process:</text:span> An active scanning method. A scanner projects a known pattern of light (a laser line or a grid) onto an object and uses a camera to record how the pattern is distorted by the object's shape. This allows it to calculate the 3D geometry.</text:p>
            </text:list-item>
            <text:list-item>
              <text:p text:style-name="P186"><text:span text:style-name="Strong_20_Emphasis">Pros:</text:span> Very high accuracy, fast capture time, works well on featureless surfaces.</text:p>
            </text:list-item>
            <text:list-item>
              <text:p text:style-name="P186"><text:span text:style-name="Strong_20_Emphasis">Cons:</text:span> Expensive hardware, can struggle with dark or shiny surfaces, often does not capture color texture as well as photogrammetry.</text:p>
            </text:list-item>
          </text:list>
        </text:list-item>
        <text:list-item>
          <text:p text:style-name="P186"><text:span text:style-name="Strong_20_Emphasis">Applications:</text:span> Creating digital models of artifacts for analysis and archiving; 3D documentation of archaeological excavations; creating topographic maps of landscapes.</text:p>
        </text:list-item>
      </text:list>
      <text:p text:style-name="Text_20_body"><text:span text:style-name="Strong_20_Emphasis">4.7.4 Database Construction for Field Data</text:span></text:p>
      <text:list text:style-name="L139">
        <text:list-item>
          <text:p text:style-name="P187"><text:span text:style-name="Strong_20_Emphasis">Purpose:</text:span> To create a structured, relational database for managing complex archaeological or survey data, ensuring data integrity and allowing for complex queries.</text:p>
        </text:list-item>
        <text:list-item>
          <text:p text:style-name="P187"><text:span text:style-name="Strong_20_Emphasis">Relational Database:</text:span> Organizes data into multiple tables that are linked to one another through common key fields.</text:p>
          <text:list>
            <text:list-item>
              <text:p text:style-name="P187"><text:span text:style-name="Strong_20_Emphasis">Example:</text:span> In an archaeological database, you might have one table for "Contexts" (layers), another for "Artifacts," and a third for "Photos." The Artifact table would have a "Context ID" field that links each artifact back to the specific context it was found in.</text:p>
            </text:list-item>
          </text:list>
        </text:list-item>
        <text:list-item>
          <text:p text:style-name="P187"><text:span text:style-name="Strong_20_Emphasis">Software: Microsoft Access / LibreOffice Base:</text:span> Common desktop database programs.</text:p>
        </text:list-item>
        <text:list-item>
          <text:p text:style-name="P187"><text:span text:style-name="Strong_20_Emphasis">Key Principles:</text:span></text:p>
          <text:list>
            <text:list-item>
              <text:p text:style-name="P187"><text:span text:style-name="Strong_20_Emphasis">Normalization:</text:span> The process of organizing tables to minimize data redundancy. For example, instead of typing out the full description of a pottery type for every sherd, you give each type an ID number and have a separate "Pottery Type" table with the full descriptions.</text:p>
            </text:list-item>
            <text:list-item>
              <text:p text:style-name="P187"><text:span text:style-name="Strong_20_Emphasis">Data Dictionary:</text:span> A document that defines every table and field in the database, including data types (e.g., text, integer, date) and constraints (e.g., required fields).</text:p>
            </text:list-item>
            <text:list-item>
              <text:p text:style-name="P187"><text:span text:style-name="Strong_20_Emphasis">Controlled Vocabularies:</text:span> Using pre-defined lists of terms for data entry (e.g., a drop-down menu for soil color) to ensure consistency.</text:p>
            </text:list-item>
          </text:list>
        </text:list-item>
      </text:list>
      <text:p text:style-name="Text_20_body"><text:span text:style-name="Strong_20_Emphasis">4.7.5 Video Editing for Ethnographic Films</text:span></text:p>
      <text:list text:style-name="L140">
        <text:list-item>
          <text:p text:style-name="P188"><text:span text:style-name="Strong_20_Emphasis">Software:</text:span></text:p>
          <text:list>
            <text:list-item>
              <text:p text:style-name="P188"><text:span text:style-name="Strong_20_Emphasis">Professional:</text:span> Adobe Premiere Pro, Final Cut Pro, DaVinci Resolve.</text:p>
            </text:list-item>
            <text:list-item>
              <text:p text:style-name="P188"><text:span text:style-name="Strong_20_Emphasis">Free/Open-Source:</text:span> DaVinci Resolve (has a free version), Kdenlive.</text:p>
            </text:list-item>
          </text:list>
        </text:list-item>
        <text:list-item>
          <text:p text:style-name="P188"><text:soft-page-break/><text:span text:style-name="Strong_20_Emphasis">The Editing Process (Workflow):</text:span></text:p>
          <text:list>
            <text:list-item>
              <text:p text:style-name="P188"><text:span text:style-name="Strong_20_Emphasis">Organization:</text:span> Importing all footage ("rushes") and organizing it into bins or folders. Syncing separately recorded audio with video clips.</text:p>
            </text:list-item>
            <text:list-item>
              <text:p text:style-name="P188"><text:span text:style-name="Strong_20_Emphasis">Assembly Edit:</text:span> Creating a rough sequence of the entire film, laying out the basic narrative structure.</text:p>
            </text:list-item>
            <text:list-item>
              <text:p text:style-name="P188"><text:span text:style-name="Strong_20_Emphasis">Rough Cut:</text:span> Refining the assembly, trimming clips, and improving the pacing.</text:p>
            </text:list-item>
            <text:list-item>
              <text:p text:style-name="P188"><text:span text:style-name="Strong_20_Emphasis">Fine Cut:</text:span> Making precise edits, smoothing transitions, and finalizing the visual storytelling.</text:p>
            </text:list-item>
            <text:list-item>
              <text:p text:style-name="P188"><text:span text:style-name="Strong_20_Emphasis">Sound Editing:</text:span> Cleaning up dialogue, adding music and sound effects, and mixing the final audio tracks.</text:p>
            </text:list-item>
            <text:list-item>
              <text:p text:style-name="P188"><text:span text:style-name="Strong_20_Emphasis">Color Correction and Grading:</text:span> Correcting for differences in lighting between shots and creating a consistent visual look or "mood" for the film.</text:p>
            </text:list-item>
            <text:list-item>
              <text:p text:style-name="P188"><text:span text:style-name="Strong_20_Emphasis">Titles and Graphics:</text:span> Adding opening and closing titles, subtitles, and any other text or graphics.</text:p>
            </text:list-item>
            <text:list-item>
              <text:p text:style-name="P188"><text:span text:style-name="Strong_20_Emphasis">Export:</text:span> Rendering the final film in the appropriate format for distribution.</text:p>
            </text:list-item>
          </text:list>
        </text:list-item>
        <text:list-item>
          <text:p text:style-name="P188"><text:span text:style-name="Strong_20_Emphasis">Key Concept: The Kuleshov Effect:</text:span> A film editing effect demonstrated by Soviet filmmaker Lev Kuleshov. Viewers derive more meaning from the interaction of two sequential shots than from a single shot in isolation. This demonstrates the power of editing in creating meaning.</text:p>
        </text:list-item>
      </text:list>
      <text:p text:style-name="Text_20_body"/>
      <text:p text:style-name="Text_20_body"/>
      <text:p text:style-name="Text_20_body"><text:span text:style-name="Strong_20_Emphasis">PART V: CAPSTONE / THESIS PREP</text:span></text:p>
      <text:p text:style-name="Text_20_body"><text:span text:style-name="Strong_20_Emphasis">CHAPTER 1: TOPIC SELECTION AND SCOPING</text:span></text:p>
      <text:p text:style-name="Text_20_body"><text:span text:style-name="Strong_20_Emphasis">5.1.1 Identifying Research Gaps</text:span></text:p>
      <text:list text:style-name="L141">
        <text:list-item>
          <text:p text:style-name="P189"><text:span text:style-name="Strong_20_Emphasis">Definition:</text:span> A research gap is a topic or area for which missing or insufficient information limits the ability to reach a conclusion for a question. It is an un- or under-explored area of scholarship.</text:p>
        </text:list-item>
        <text:list-item>
          <text:p text:style-name="P189"><text:span text:style-name="Strong_20_Emphasis">The Goal:</text:span> A successful thesis or dissertation must identify and aim to fill a specific gap in the existing literature. It is the primary justification for the research.</text:p>
        </text:list-item>
        <text:list-item>
          <text:p text:style-name="P189"><text:span text:style-name="Strong_20_Emphasis">Methods for Identifying Gaps:</text:span></text:p>
          <text:list>
            <text:list-item>
              <text:p text:style-name="P189"><text:span text:style-name="Strong_20_Emphasis">Systematic Literature Review:</text:span> A thorough review of existing scholarship on a broad topic of interest is the primary method.</text:p>
            </text:list-item>
            <text:list-item>
              <text:p text:style-name="P189"><text:span text:style-name="Strong_20_Emphasis">"Further Research" Sections:</text:span> Pay close attention to the conclusions of journal articles and books, where authors often explicitly point out the limitations of their own work and suggest directions for future research.</text:p>
            </text:list-item>
            <text:list-item>
              <text:p text:style-name="P189"><text:soft-page-break/><text:span text:style-name="Strong_20_Emphasis">Critique Existing Research:</text:span> Identify weaknesses in the arguments, methods, or evidence of previous studies. The gap could be a need to test an old theory in a new context or with a new method.</text:p>
            </text:list-item>
            <text:list-item>
              <text:p text:style-name="P189"><text:span text:style-name="Strong_20_Emphasis">Synthesize Disparate Fields:</text:span> A gap can exist at the intersection of two previously separate scholarly conversations. The research can aim to bring them into dialogue.</text:p>
            </text:list-item>
            <text:list-item>
              <text:p text:style-name="P189"><text:span text:style-name="Strong_20_Emphasis">Focus on a New Population or Context:</text:span> Applying an existing research question to a new or understudied geographic area, community, or historical period.</text:p>
            </text:list-item>
          </text:list>
        </text:list-item>
        <text:list-item>
          <text:p text:style-name="P189"><text:span text:style-name="Strong_20_Emphasis">Types of Gaps:</text:span></text:p>
          <text:list>
            <text:list-item>
              <text:p text:style-name="P189"><text:span text:style-name="Strong_20_Emphasis">Evidential Gap:</text:span> A lack of empirical data on a certain topic. The research provides new evidence.</text:p>
            </text:list-item>
            <text:list-item>
              <text:p text:style-name="P189"><text:span text:style-name="Strong_20_Emphasis">Theoretical Gap:</text:span> A lack of theoretical engagement or the need to challenge an existing theory. The research proposes a new or refined theoretical framework.</text:p>
            </text:list-item>
            <text:list-item>
              <text:p text:style-name="P189"><text:span text:style-name="Strong_20_Emphasis">Methodological Gap:</text:span> A limitation in the methods used by previous studies. The research applies a new or improved methodology.</text:p>
            </text:list-item>
            <text:list-item>
              <text:p text:style-name="P189"><text:span text:style-name="Strong_20_Emphasis">Population Gap:</text:span> A particular group has been excluded from previous research.</text:p>
            </text:list-item>
          </text:list>
        </text:list-item>
      </text:list>
      <text:p text:style-name="Text_20_body"><text:span text:style-name="Strong_20_Emphasis">5.1.2 Formulating Research Questions</text:span></text:p>
      <text:list text:style-name="L142">
        <text:list-item>
          <text:p text:style-name="P190"><text:span text:style-name="Strong_20_Emphasis">Purpose:</text:span> A good research question guides the entire research project. It provides focus, sets boundaries, and defines the objective.</text:p>
        </text:list-item>
        <text:list-item>
          <text:p text:style-name="P190"><text:span text:style-name="Strong_20_Emphasis">Characteristics of a Good Research Question:</text:span></text:p>
          <text:list>
            <text:list-item>
              <text:p text:style-name="P190"><text:span text:style-name="Strong_20_Emphasis">Focused and Specific:</text:span> Not too broad. "How does globalization affect culture?" is too broad. "How have new social media technologies changed courtship rituals among university students in Nairobi?" is more focused.</text:p>
            </text:list-item>
            <text:list-item>
              <text:p text:style-name="P190"><text:span text:style-name="Strong_20_Emphasis">Arguable:</text:span> Not a simple question with a yes/no or factual answer. It should require analysis and interpretation to answer. It should lead to a thesis, not a simple statement of fact.</text:p>
            </text:list-item>
            <text:list-item>
              <text:p text:style-name="P190"><text:span text:style-name="Strong_20_Emphasis">Feasible:</text:span> It must be answerable within the practical constraints of time, resources, and access available to the researcher.</text:p>
            </text:list-item>
            <text:list-item>
              <text:p text:style-name="P190"><text:span text:style-name="Strong_20_Emphasis">Relevant:</text:span> It should be relevant to the scholarly conversation (filling a gap) and, ideally, have some broader social or intellectual significance.</text:p>
            </text:list-item>
          </text:list>
        </text:list-item>
        <text:list-item>
          <text:p text:style-name="P190"><text:span text:style-name="Strong_20_Emphasis">"How" and "Why" Questions:</text:span> Anthropological research questions are typically "how" or "why" questions that seek to understand processes and explanations, rather than "what" questions that seek simple descriptions.</text:p>
        </text:list-item>
        <text:list-item>
          <text:p text:style-name="P190"><text:span text:style-name="Strong_20_Emphasis">Iterative Process:</text:span> Formulating a research question is not a one-time event. It is an iterative process. The question will likely be refined and narrowed as the literature review deepens and as preliminary fieldwork begins.</text:p>
        </text:list-item>
      </text:list>
      <text:p text:style-name="Text_20_body"><text:soft-page-break/><text:span text:style-name="Strong_20_Emphasis">5.1.3 Feasibility and Logistics Planning</text:span></text:p>
      <text:list text:style-name="L143">
        <text:list-item>
          <text:p text:style-name="P191"><text:span text:style-name="Strong_20_Emphasis">Feasibility Assessment:</text:span> The crucial step of realistically evaluating whether the proposed research can actually be accomplished.</text:p>
        </text:list-item>
        <text:list-item>
          <text:p text:style-name="P191"><text:span text:style-name="Strong_20_Emphasis">Key Factors to Consider:</text:span></text:p>
          <text:list>
            <text:list-item>
              <text:p text:style-name="P191"><text:span text:style-name="Strong_20_Emphasis">Time:</text:span> Does the research timeline (including language learning, fieldwork, analysis, and writing) fit within the degree program's requirements? A typical PhD anthropology project involves at least 12-18 months of fieldwork.</text:p>
            </text:list-item>
            <text:list-item>
              <text:p text:style-name="P191"><text:span text:style-name="Strong_20_Emphasis">Budget:</text:span> Are there sufficient funds to cover all research costs (travel, accommodation, research equipment, participant compensation, visas)? Is external funding necessary and achievable?</text:p>
            </text:list-item>
            <text:list-item>
              <text:p text:style-name="P191"><text:span text:style-name="Strong_20_Emphasis">Access:</text:span> Can the researcher gain permission to work in the proposed location and with the proposed community? This involves considering official research permits from governments and, more importantly, establishing informal consent and collaboration with the community itself.</text:p>
            </text:list-item>
            <text:list-item>
              <text:p text:style-name="P191"><text:span text:style-name="Strong_20_Emphasis">Skills:</text:span> Does the researcher possess the necessary skills?</text:p>
              <text:list>
                <text:list-item>
                  <text:p text:style-name="P191"><text:span text:style-name="Strong_20_Emphasis">Language Skills:</text:span> Is proficiency in the local language required? How long will it take to achieve this?</text:p>
                </text:list-item>
                <text:list-item>
                  <text:p text:style-name="P191"><text:span text:style-name="Strong_20_Emphasis">Methodological Skills:</text:span> Does the project require specialized technical skills (e.g., GIS, aDNA analysis) that the researcher needs to acquire?</text:p>
                </text:list-item>
              </text:list>
            </text:list-item>
            <text:list-item>
              <text:p text:style-name="P191"><text:span text:style-name="Strong_20_Emphasis">Safety and Risk:</text:span> What are the potential health and safety risks of working in the proposed location? Is the area politically stable? This requires a thorough risk assessment plan.</text:p>
            </text:list-item>
            <text:list-item>
              <text:p text:style-name="P191"><text:span text:style-name="Strong_20_Emphasis">Ethics:</text:span> Are there ethical considerations that might make the research unfeasible or require significant modification?</text:p>
            </text:list-item>
          </text:list>
        </text:list-item>
      </text:list>
      <text:p text:style-name="Text_20_body"><text:span text:style-name="Strong_20_Emphasis">CHAPTER 2: LITERATURE REVIEW MASTERY</text:span></text:p>
      <text:p text:style-name="Text_20_body"><text:span text:style-name="Strong_20_Emphasis">5.2.1 Systematic Literature Searching</text:span></text:p>
      <text:list text:style-name="L144">
        <text:list-item>
          <text:p text:style-name="P192"><text:span text:style-name="Strong_20_Emphasis">Definition:</text:span> A structured and comprehensive method for finding the body of scholarly work on a specific topic.</text:p>
        </text:list-item>
        <text:list-item>
          <text:p text:style-name="P192"><text:span text:style-name="Strong_20_Emphasis">Process:</text:span></text:p>
          <text:list>
            <text:list-item>
              <text:p text:style-name="P192"><text:span text:style-name="Strong_20_Emphasis">Define Scope and Keywords:</text:span> Start with a clear research question and identify the key concepts. Brainstorm a list of synonyms and related terms for each concept.</text:p>
            </text:list-item>
            <text:list-item>
              <text:p text:style-name="P192"><text:span text:style-name="Strong_20_Emphasis">Select Databases:</text:span> Identify the most relevant academic databases for the topic (e.g., AnthroSource, Anthropology Plus, JSTOR, Web of Science).</text:p>
            </text:list-item>
            <text:list-item>
              <text:p text:style-name="P192"><text:soft-page-break/><text:span text:style-name="Strong_20_Emphasis">Conduct Searches:</text:span> Use Boolean operators (AND, OR, NOT) and other search techniques to systematically search the databases. Keep a detailed log of the search terms used and the results from each database.</text:p>
            </text:list-item>
            <text:list-item>
              <text:p text:style-name="P192"><text:span text:style-name="Strong_20_Emphasis">Citation Chaining ("Snowballing"):</text:span> Once key articles are identified, use their bibliographies to find foundational earlier works (backward chaining) and use citation indexes (Google Scholar, Web of Science) to find more recent works that have cited them (forward chaining).</text:p>
            </text:list-item>
            <text:list-item>
              <text:p text:style-name="P192"><text:span text:style-name="Strong_20_Emphasis">Evaluate and Select:</text:span> Review the abstracts and full texts of the search results to determine which are most relevant to the research question.</text:p>
            </text:list-item>
          </text:list>
        </text:list-item>
        <text:list-item>
          <text:p text:style-name="P192"><text:span text:style-name="Strong_20_Emphasis">Goal:</text:span> To ensure the literature review is comprehensive and unbiased, not just based on a few sources the researcher already knows.</text:p>
        </text:list-item>
      </text:list>
      <text:p text:style-name="Text_20_body"><text:span text:style-name="Strong_20_Emphasis">5.2.2 Annotated Bibliography Development</text:span></text:p>
      <text:list text:style-name="L145">
        <text:list-item>
          <text:p text:style-name="P193"><text:span text:style-name="Strong_20_Emphasis">Definition:</text:span> A list of citations to books, articles, and other documents. Each citation is followed by a brief (usually about 150-200 words) descriptive and evaluative paragraph, the annotation.</text:p>
        </text:list-item>
        <text:list-item>
          <text:p text:style-name="P193"><text:span text:style-name="Strong_20_Emphasis">Purpose:</text:span></text:p>
          <text:list>
            <text:list-item>
              <text:p text:style-name="P193">To aid in the research process by compelling the researcher to read sources critically and systematically.</text:p>
            </text:list-item>
            <text:list-item>
              <text:p text:style-name="P193">To serve as a repository of notes on the literature, making it easier to synthesize for the actual literature review chapter.</text:p>
            </text:list-item>
          </text:list>
        </text:list-item>
        <text:list-item>
          <text:p text:style-name="P193"><text:span text:style-name="Strong_20_Emphasis">Content of an Annotation:</text:span></text:p>
          <text:list>
            <text:list-item>
              <text:p text:style-name="P193"><text:span text:style-name="Strong_20_Emphasis">Summary:</text:span> What is the central argument or thesis of the work? What are the main points?</text:p>
            </text:list-item>
            <text:list-item>
              <text:p text:style-name="P193"><text:span text:style-name="Strong_20_Emphasis">Analysis/Evaluation:</text:span> How does the author support their argument? What is their methodology? Is the evidence convincing? What are the theoretical assumptions? What are the strengths and weaknesses of the work?</text:p>
            </text:list-item>
            <text:list-item>
              <text:p text:style-name="P193"><text:span text:style-name="Strong_20_Emphasis">Reflection/Relevance:</text:span> How does this work relate to your own research project? How does it connect to other sources in the literature? How will you use it in your own writing?</text:p>
            </text:list-item>
          </text:list>
        </text:list-item>
      </text:list>
      <text:p text:style-name="Text_20_body"><text:span text:style-name="Strong_20_Emphasis">5.2.3 Theoretical Framework Synthesis</text:span></text:p>
      <text:list text:style-name="L146">
        <text:list-item>
          <text:p text:style-name="P194"><text:span text:style-name="Strong_20_Emphasis">Definition:</text:span> The structure that can hold or support a theory of a research study. The theoretical framework introduces and describes the theory that explains why the research problem under study exists.</text:p>
        </text:list-item>
        <text:list-item>
          <text:p text:style-name="P194"><text:span text:style-name="Strong_20_Emphasis">From Literature Review to Theoretical Framework:</text:span> The literature review surveys what has been said on a topic. The theoretical framework identifies the key theories from that literature that will be used to guide the research, define key concepts, and frame the analysis.</text:p>
        </text:list-item>
        <text:list-item>
          <text:p text:style-name="P194"><text:soft-page-break/><text:span text:style-name="Strong_20_Emphasis">The Process of Synthesis:</text:span></text:p>
          <text:list>
            <text:list-item>
              <text:p text:style-name="P194"><text:span text:style-name="Strong_20_Emphasis">Identify Key Concepts and Theories:</text:span> As you review the literature, identify the major theoretical approaches and key analytical concepts relevant to your topic.</text:p>
            </text:list-item>
            <text:list-item>
              <text:p text:style-name="P194"><text:span text:style-name="Strong_20_Emphasis">Compare and Contrast:</text:span> Group the literature by theoretical school. Analyze the points of agreement and disagreement between different authors and theories.</text:p>
            </text:list-item>
            <text:list-item>
              <text:p text:style-name="P194"><text:span text:style-name="Strong_20_Emphasis">Critique:</text:span> Evaluate the strengths and weaknesses of the existing theories in relation to your specific research problem.</text:p>
            </text:list-item>
            <text:list-item>
              <text:p text:style-name="P194"><text:span text:style-name="Strong_20_Emphasis">Construct Your Framework:</text:span> Explicitly state which theoretical concepts and approaches you will be drawing on, adapting, or challenging. This is where you position your own work in relation to the field. You might combine elements from different theories or propose a novel application of an existing theory.</text:p>
            </text:list-item>
          </text:list>
        </text:list-item>
        <text:list-item>
          <text:p text:style-name="P194"><text:span text:style-name="Strong_20_Emphasis">Function in the Thesis:</text:span> The theoretical framework section or chapter explains the "lens" through which you will be analyzing your data. It justifies your approach and demonstrates your command of the scholarly conversation.</text:p>
        </text:list-item>
      </text:list>
      <text:p text:style-name="Text_20_body"><text:span text:style-name="Strong_20_Emphasis">CHAPTER 3: PROPOSAL DEVELOPMENT</text:span></text:p>
      <text:p text:style-name="Text_20_body"><text:span text:style-name="Strong_20_Emphasis">5.3.1 Proposal Writing Workshop</text:span></text:p>
      <text:list text:style-name="L147">
        <text:list-item>
          <text:p text:style-name="P195"><text:span text:style-name="Strong_20_Emphasis">Purpose:</text:span> A formal document that lays out the plan for a research project, typically for a thesis or dissertation committee or for a funding agency.</text:p>
        </text:list-item>
        <text:list-item>
          <text:p text:style-name="P195"><text:span text:style-name="Strong_20_Emphasis">Standard Components of a Research Proposal:</text:span></text:p>
          <text:list>
            <text:list-item>
              <text:p text:style-name="P195"><text:span text:style-name="Strong_20_Emphasis">Title:</text:span> A concise and descriptive title.</text:p>
            </text:list-item>
            <text:list-item>
              <text:p text:style-name="P195"><text:span text:style-name="Strong_20_Emphasis">Abstract:</text:span> A brief summary (approx. 250 words) of the project.</text:p>
            </text:list-item>
            <text:list-item>
              <text:p text:style-name="P195"><text:span text:style-name="Strong_20_Emphasis">Introduction / Problem Statement:</text:span> Introduces the topic, establishes its significance, and clearly states the research problem and research questions.</text:p>
            </text:list-item>
            <text:list-item>
              <text:p text:style-name="P195"><text:span text:style-name="Strong_20_Emphasis">Literature Review and Theoretical Framework:</text:span> A comprehensive review of the relevant scholarship that identifies the research gap and outlines the theoretical approach that will be used.</text:p>
            </text:list-item>
            <text:list-item>
              <text:p text:style-name="P195"><text:span text:style-name="Strong_20_Emphasis">Methodology:</text:span> A detailed description of the proposed research methods. This section needs to be very specific about the research site, the methods for data collection (e.g., participant observation, interviews, surveys), and the plan for data analysis.</text:p>
            </text:list-item>
            <text:list-item>
              <text:p text:style-name="P195"><text:span text:style-name="Strong_20_Emphasis">Timeline:</text:span> A realistic, month-by-month timeline for all phases of the research, from preparation to fieldwork to writing.</text:p>
            </text:list-item>
            <text:list-item>
              <text:p text:style-name="P195"><text:span text:style-name="Strong_20_Emphasis">Budget (if for funding):</text:span> A detailed budget with a justification for each expense.</text:p>
            </text:list-item>
            <text:list-item>
              <text:p text:style-name="P195"><text:span text:style-name="Strong_20_Emphasis">Expected Outcomes and Dissemination Plan:</text:span> What are the anticipated contributions of the research (e.g., a dissertation, articles, a public report)?</text:p>
            </text:list-item>
            <text:list-item>
              <text:p text:style-name="P195"><text:soft-page-break/><text:span text:style-name="Strong_20_Emphasis">Bibliography:</text:span> A list of all works cited in the proposal.</text:p>
            </text:list-item>
          </text:list>
        </text:list-item>
        <text:list-item>
          <text:p text:style-name="P195"><text:span text:style-name="Strong_20_Emphasis">The "Three-Paper Model" for PhD Dissertations:</text:span> An alternative to the traditional monograph format, where the dissertation consists of three related, but distinct, publishable-quality journal articles, framed by an introduction and conclusion. This is becoming more common in some subfields.</text:p>
        </text:list-item>
      </text:list>
      <text:p text:style-name="Text_20_body"><text:span text:style-name="Strong_20_Emphasis">5.3.2 Budgeting and Funding Plans</text:span></text:p>
      <text:list text:style-name="L148">
        <text:list-item>
          <text:p text:style-name="P196"><text:span text:style-name="Strong_20_Emphasis">Direct Costs:</text:span> Expenses directly related to conducting the research.</text:p>
          <text:list>
            <text:list-item>
              <text:p text:style-name="P196"><text:span text:style-name="Strong_20_Emphasis">Travel:</text:span> Airfare to the field site, local transportation.</text:p>
            </text:list-item>
            <text:list-item>
              <text:p text:style-name="P196"><text:span text:style-name="Strong_20_Emphasis">Living Expenses:</text:span> Accommodation, food, and daily living costs in the field.</text:p>
            </text:list-item>
            <text:list-item>
              <text:p text:style-name="P196"><text:span text:style-name="Strong_20_Emphasis">Research Equipment:</text:span> Camera, audio recorder, computer, specialized software or hardware.</text:p>
            </text:list-item>
            <text:list-item>
              <text:p text:style-name="P196"><text:span text:style-name="Strong_20_Emphasis">Research Supplies:</text:span> Notebooks, batteries, external hard drives.</text:p>
            </text:list-item>
            <text:list-item>
              <text:p text:style-name="P196"><text:span text:style-name="Strong_20_Emphasis">Participant Compensation:</text:span> Small gifts or payments to thank participants for their time.</text:p>
            </text:list-item>
            <text:list-item>
              <text:p text:style-name="P196"><text:span text:style-name="Strong_20_Emphasis">Visa and Research Permit Fees.</text:span></text:p>
            </text:list-item>
            <text:list-item>
              <text:p text:style-name="P196"><text:span text:style-name="Strong_20_Emphasis">Transcription Services.</text:span></text:p>
            </text:list-item>
          </text:list>
        </text:list-item>
        <text:list-item>
          <text:p text:style-name="P196"><text:span text:style-name="Strong_20_Emphasis">Indirect Costs (Overhead):</text:span> Costs that are not directly attributable to a specific project but are incurred by the university for supporting research (e.g., library services, building maintenance, administration). Funding agencies often pay a percentage of the direct costs to the university as indirect costs.</text:p>
        </text:list-item>
        <text:list-item>
          <text:p text:style-name="P196"><text:span text:style-name="Strong_20_Emphasis">Budget Justification:</text:span> A narrative that explains why each budget item is necessary for the project and how the cost was calculated.</text:p>
        </text:list-item>
        <text:list-item>
          <text:p text:style-name="P196"><text:span text:style-name="Strong_20_Emphasis">Funding Plan:</text:span> Identifying potential funding sources (e.g., NSF, Wenner-Gren, Fulbright) and creating a timeline for applying to each one, recognizing that application deadlines are often a year or more before the research is set to begin.</text:p>
        </text:list-item>
      </text:list>
      <text:p text:style-name="Text_20_body"><text:span text:style-name="Strong_20_Emphasis">5.3.3 Timeline and Milestone Planning</text:span></text:p>
      <text:list text:style-name="L149">
        <text:list-item>
          <text:p text:style-name="P197"><text:span text:style-name="Strong_20_Emphasis">Purpose:</text:span> To create a realistic and detailed plan for completing the entire research project on time. Essential for proposals and for self-management.</text:p>
        </text:list-item>
        <text:list-item>
          <text:p text:style-name="P197"><text:span text:style-name="Strong_20_Emphasis">Gantt Chart:</text:span> A type of bar chart that illustrates a project schedule. It lists the tasks to be performed on the vertical axis and time intervals on the horizontal axis. It is a common and effective tool for visualizing a project timeline.</text:p>
        </text:list-item>
        <text:list-item>
          <text:p text:style-name="P197"><text:span text:style-name="Strong_20_Emphasis">Key Phases and Milestones:</text:span></text:p>
          <text:list>
            <text:list-item>
              <text:p text:style-name="P197"><text:span text:style-name="Strong_20_Emphasis">Phase 1: Preparation (Pre-Fieldwork):</text:span></text:p>
              <text:list>
                <text:list-item>
                  <text:p text:style-name="P197">Milestone: Proposal defense/approval.</text:p>
                </text:list-item>
                <text:list-item>
                  <text:p text:style-name="P197">Milestone: Securing funding.</text:p>
                </text:list-item>
                <text:list-item>
                  <text:p text:style-name="P197"><text:soft-page-break/>Milestone: IRB approval.</text:p>
                </text:list-item>
                <text:list-item>
                  <text:p text:style-name="P197">Tasks: Language training, obtaining visas and permits.</text:p>
                </text:list-item>
              </text:list>
            </text:list-item>
            <text:list-item>
              <text:p text:style-name="P197"><text:span text:style-name="Strong_20_Emphasis">Phase 2: Fieldwork:</text:span></text:p>
              <text:list>
                <text:list-item>
                  <text:p text:style-name="P197">Tasks: Gaining entry, conducting participant observation, interviews, surveys, archival work.</text:p>
                </text:list-item>
                <text:list-item>
                  <text:p text:style-name="P197">Milestone: Mid-fieldwork progress report to committee.</text:p>
                </text:list-item>
              </text:list>
            </text:list-item>
            <text:list-item>
              <text:p text:style-name="P197"><text:span text:style-name="Strong_20_Emphasis">Phase 3: Data Analysis and Writing:</text:span></text:p>
              <text:list>
                <text:list-item>
                  <text:p text:style-name="P197">Tasks: Transcribing interviews, coding data, analyzing quantitative data.</text:p>
                </text:list-item>
                <text:list-item>
                  <text:p text:style-name="P197">Milestone: Submitting first full draft of a chapter.</text:p>
                </text:list-item>
                <text:list-item>
                  <text:p text:style-name="P197">Milestone: Submitting full draft of the thesis.</text:p>
                </text:list-item>
              </text:list>
            </text:list-item>
            <text:list-item>
              <text:p text:style-name="P197"><text:span text:style-name="Strong_20_Emphasis">Phase 4: Defense and Revision:</text:span></text:p>
              <text:list>
                <text:list-item>
                  <text:p text:style-name="P197">Milestone: Thesis defense.</text:p>
                </text:list-item>
                <text:list-item>
                  <text:p text:style-name="P197">Tasks: Final revisions and submission of the dissertation.</text:p>
                </text:list-item>
              </text:list>
            </text:list-item>
          </text:list>
        </text:list-item>
        <text:list-item>
          <text:p text:style-name="P197"><text:span text:style-name="Strong_20_Emphasis">Working Backwards:</text:span> A useful planning strategy is to start with the final deadline (e.g., graduation date) and work backwards, allocating time for each major phase.</text:p>
        </text:list-item>
      </text:list>
      <text:p text:style-name="Text_20_body"><text:span text:style-name="Strong_20_Emphasis">CHAPTER 4: FIELDWORK PREPARATION</text:span></text:p>
      <text:p text:style-name="Text_20_body"><text:span text:style-name="Strong_20_Emphasis">5.4.1 Safety and Risk Management</text:span></text:p>
      <text:list text:style-name="L150">
        <text:list-item>
          <text:p text:style-name="P198"><text:span text:style-name="Strong_20_Emphasis">Risk Assessment:</text:span> The process of identifying potential hazards and evaluating the risks associated with them.</text:p>
        </text:list-item>
        <text:list-item>
          <text:p text:style-name="P198"><text:span text:style-name="Strong_20_Emphasis">Categories of Risk:</text:span></text:p>
          <text:list>
            <text:list-item>
              <text:p text:style-name="P198"><text:span text:style-name="Strong_20_Emphasis">Physical Health:</text:span> Infectious diseases, food/water-borne illness, accidents.</text:p>
            </text:list-item>
            <text:list-item>
              <text:p text:style-name="P198"><text:span text:style-name="Strong_20_Emphasis">Personal Safety:</text:span> Crime, political violence, harassment (especially gender-based).</text:p>
            </text:list-item>
            <text:list-item>
              <text:p text:style-name="P198"><text:span text:style-name="Strong_20_Emphasis">Psychological Health:</text:span> Culture shock, isolation, loneliness, stress, burnout.</text:p>
            </text:list-item>
            <text:list-item>
              <text:p text:style-name="P198"><text:span text:style-name="Strong_20_Emphasis">Data Security:</text:span> Theft of equipment, confiscation of notes, digital security breaches.</text:p>
            </text:list-item>
            <text:list-item>
              <text:p text:style-name="P198"><text:span text:style-name="Strong_20_Emphasis">Ethical/Legal Risk:</text:span> Accusations of spying, violation of research permit conditions.</text:p>
            </text:list-item>
          </text:list>
        </text:list-item>
        <text:list-item>
          <text:p text:style-name="P198"><text:span text:style-name="Strong_20_Emphasis">Mitigation Plan:</text:span> For each identified risk, the researcher should develop a plan to mitigate it.</text:p>
          <text:list>
            <text:list-item>
              <text:p text:style-name="P198"><text:span text:style-name="Strong_20_Emphasis">Health:</text:span> Pre-travel medical check-ups, vaccinations, carrying a comprehensive first-aid kit, having a plan for medical evacuation.</text:p>
            </text:list-item>
            <text:list-item>
              <text:p text:style-name="P198"><text:span text:style-name="Strong_20_Emphasis">Safety:</text:span> Researching the local political and security situation, establishing check-in protocols with a home contact, avoiding high-risk situations, being aware of local norms of dress and behavior.</text:p>
            </text:list-item>
            <text:list-item>
              <text:p text:style-name="P198"><text:soft-page-break/><text:span text:style-name="Strong_20_Emphasis">Data Security:</text:span> Regular data backup to multiple locations (e.g., external hard drive and cloud storage), using encryption for sensitive data.</text:p>
            </text:list-item>
          </text:list>
        </text:list-item>
        <text:list-item>
          <text:p text:style-name="P198"><text:span text:style-name="Strong_20_Emphasis">Institutional Support:</text:span> Researchers should register their travel with their university's international office and be aware of the support services they provide.</text:p>
        </text:list-item>
      </text:list>
      <text:p text:style-name="Text_20_body"><text:span text:style-name="Strong_20_Emphasis">5.4.2 Community Entry Strategies</text:span></text:p>
      <text:list text:style-name="L151">
        <text:list-item>
          <text:p text:style-name="P199"><text:span text:style-name="Strong_20_Emphasis">Gatekeepers:</text:span> Individuals who control access to a group or community. Gaining their support is often the first and most critical step. Gatekeepers can be formal leaders (e.g., a village chief, an organization director) or informal community elders.</text:p>
        </text:list-item>
        <text:list-item>
          <text:p text:style-name="P199"><text:span text:style-name="Strong_20_Emphasis">Building Rapport:</text:span></text:p>
          <text:list>
            <text:list-item>
              <text:p text:style-name="P199"><text:span text:style-name="Strong_20_Emphasis">First Impressions:</text:span> Be humble, patient, and a good listener. Do not come in as the "expert."</text:p>
            </text:list-item>
            <text:list-item>
              <text:p text:style-name="P199"><text:span text:style-name="Strong_20_Emphasis">Reciprocity:</text:span> Find ways to give back to the community that are culturally appropriate and do not create dependency. This could be helping with small tasks, teaching English, or offering to share research findings.</text:p>
            </text:list-item>
            <text:list-item>
              <text:p text:style-name="P199"><text:span text:style-name="Strong_20_Emphasis">Transparency:</text:span> Be open and honest about the purpose of the research.</text:p>
            </text:list-item>
            <text:list-item>
              <text:p text:style-name="P199"><text:span text:style-name="Strong_20_Emphasis">Time:</text:span> Building trust takes a long time. The initial months of fieldwork are often dedicated almost entirely to rapport-building.</text:p>
            </text:list-item>
          </text:list>
        </text:list-item>
        <text:list-item>
          <text:p text:style-name="P199"><text:span text:style-name="Strong_20_Emphasis">Presenting the Project:</text:span> The research must be explained in a way that is understandable and meaningful to the community. Avoid academic jargon.</text:p>
        </text:list-item>
      </text:list>
      <text:p text:style-name="Text_20_body"><text:span text:style-name="Strong_20_Emphasis">5.4.3 Field Equipment Training</text:span></text:p>
      <text:list text:style-name="L152">
        <text:list-item>
          <text:p text:style-name="P200"><text:span text:style-name="Strong_20_Emphasis">The Fieldwork Kit:</text:span> Assembling and, crucially, testing all equipment before leaving for the field.</text:p>
        </text:list-item>
        <text:list-item>
          <text:p text:style-name="P200"><text:span text:style-name="Strong_20_Emphasis">Audio Recording:</text:span></text:p>
          <text:list>
            <text:list-item>
              <text:p text:style-name="P200"><text:span text:style-name="Strong_20_Emphasis">Equipment:</text:span> A high-quality digital audio recorder and an external microphone (e.g., a lavalier or "lapel" mic) will produce much better sound quality than a smartphone.</text:p>
            </text:list-item>
            <text:list-item>
              <text:p text:style-name="P200"><text:span text:style-name="Strong_20_Emphasis">Training:</text:span> Practice using the equipment to get clear audio levels and minimize handling noise.</text:p>
            </text:list-item>
          </text:list>
        </text:list-item>
        <text:list-item>
          <text:p text:style-name="P200"><text:span text:style-name="Strong_20_Emphasis">Photography/Videography:</text:span></text:p>
          <text:list>
            <text:list-item>
              <text:p text:style-name="P200"><text:span text:style-name="Strong_20_Emphasis">Equipment:</text:span> A good quality DSLR or mirrorless camera.</text:p>
            </text:list-item>
            <text:list-item>
              <text:p text:style-name="P200"><text:span text:style-name="Strong_20_Emphasis">Training:</text:span> Understand the basics of exposure (aperture, shutter speed, ISO) and composition.</text:p>
            </text:list-item>
          </text:list>
        </text:list-item>
        <text:list-item>
          <text:p text:style-name="P200"><text:span text:style-name="Strong_20_Emphasis">Power and Data Management:</text:span></text:p>
          <text:list>
            <text:list-item>
              <text:p text:style-name="P200"><text:span text:style-name="Strong_20_Emphasis">Power:</text:span> Have a plan for keeping devices charged, especially in areas with unreliable electricity (e.g., portable battery packs, solar chargers).</text:p>
            </text:list-item>
            <text:list-item>
              <text:p text:style-name="P200"><text:soft-page-break/><text:span text:style-name="Strong_20_Emphasis">Data Backup:</text:span> A robust backup strategy is non-negotiable. The "3-2-1 Rule" is a good guideline: have at least <text:span text:style-name="Strong_20_Emphasis">3</text:span> copies of your data, on <text:span text:style-name="Strong_20_Emphasis">2</text:span> different types of media, with <text:span text:style-name="Strong_20_Emphasis">1</text:span> copy stored off-site (e.g., in the cloud).</text:p>
            </text:list-item>
          </text:list>
        </text:list-item>
      </text:list>
      <text:p text:style-name="Text_20_body"/>
      <text:p text:style-name="Text_20_body"/>
      <text:p text:style-name="Text_20_body"><text:span text:style-name="Strong_20_Emphasis">CHAPTER 5: DATA ANALYSIS AND INTERPRETATION</text:span></text:p>
      <text:p text:style-name="Text_20_body"><text:span text:style-name="Strong_20_Emphasis">5.5.1 Integrating Multimethod Data</text:span></text:p>
      <text:list text:style-name="L153">
        <text:list-item>
          <text:p text:style-name="P201"><text:span text:style-name="Strong_20_Emphasis">Mixed-Methods Research:</text:span> A research design that involves collecting, analyzing, and integrating both quantitative and qualitative data in a single study.</text:p>
        </text:list-item>
        <text:list-item>
          <text:p text:style-name="P201"><text:span text:style-name="Strong_20_Emphasis">Purpose of Integration:</text:span> To gain a more complete understanding of a research problem than could be obtained from either method alone. The goal is complementarity, not just parallel tracks.</text:p>
        </text:list-item>
        <text:list-item>
          <text:p text:style-name="P201"><text:span text:style-name="Strong_20_Emphasis">Integration Strategies (Typology by Creswell &amp; Plano Clark):</text:span></text:p>
          <text:list>
            <text:list-item>
              <text:p text:style-name="P201"><text:span text:style-name="Strong_20_Emphasis">Convergent (or Triangulation) Design:</text:span> Quantitative and qualitative data are collected concurrently but separately, and the results are "merged" or compared during the interpretation phase. The goal is to see if the two types of data converge on a single understanding or to explain any lack of convergence.</text:p>
              <text:list>
                <text:list-item>
                  <text:p text:style-name="P202"><text:span text:style-name="T3">Example:</text:span> Comparing survey data on community attitudes toward a new health clinic with in-depth interview data on people's experiences with that clinic.</text:p>
                </text:list-item>
              </text:list>
            </text:list-item>
            <text:list-item>
              <text:p text:style-name="P202"><text:span text:style-name="Strong_20_Emphasis">Explanatory Sequential Design:</text:span> Quantitative data is collected and analyzed first, and the results are used to inform the subsequent qualitative data collection. The qualitative phase is used to <text:span text:style-name="T3">explain</text:span> the quantitative results in more depth.</text:p>
              <text:list>
                <text:list-item>
                  <text:p text:style-name="P202"><text:span text:style-name="T3">Example:</text:span> A survey reveals a statistically significant difference in school attendance between two villages. Follow-up ethnographic research is then conducted in both villages to understand the cultural and social reasons for this difference.</text:p>
                </text:list-item>
              </text:list>
            </text:list-item>
            <text:list-item>
              <text:p text:style-name="P201"><text:span text:style-name="Strong_20_Emphasis">Exploratory Sequential Design:</text:span> Qualitative data is collected and analyzed first to explore a topic. The findings from the qualitative phase are then used to develop a quantitative instrument (like a survey) or intervention that can be tested on a larger sample.</text:p>
              <text:list>
                <text:list-item>
                  <text:p text:style-name="P202"><text:span text:style-name="T3">Example:</text:span> Ethnographic interviews are used to identify the key local categories and concepts related to well-being. These concepts are then used to design a culturally-appropriate survey instrument to measure well-being across the region.</text:p>
                </text:list-item>
              </text:list>
            </text:list-item>
          </text:list>
        </text:list-item>
        <text:list-item>
          <text:p text:style-name="P201"><text:span text:style-name="Strong_20_Emphasis">Challenges of Integration:</text:span> Requires the researcher to be skilled in both methodologies and to thoughtfully navigate potential contradictions between different data types.</text:p>
        </text:list-item>
      </text:list>
      <text:p text:style-name="Text_20_body"><text:span text:style-name="Strong_20_Emphasis">5.5.2 Reflexivity and Positionality Analysis</text:span></text:p>
      <text:list text:style-name="L154">
        <text:list-item>
          <text:p text:style-name="P203"><text:soft-page-break/><text:span text:style-name="Strong_20_Emphasis">Reflexivity:</text:span> The ongoing process of critical self-examination by the researcher regarding their role in the research process. It is the practice of turning the analytical gaze back on oneself.</text:p>
        </text:list-item>
        <text:list-item>
          <text:p text:style-name="P203"><text:span text:style-name="Strong_20_Emphasis">Positionality:</text:span> The social and political context that creates your identity in terms of race, class, gender, sexuality, and ability. It also describes how your identity influences, and is influenced by, your understanding of the world.</text:p>
        </text:list-item>
        <text:list-item>
          <text:p text:style-name="P203"><text:span text:style-name="Strong_20_Emphasis">The Importance of Reflexivity in Analysis:</text:span></text:p>
          <text:list>
            <text:list-item>
              <text:p text:style-name="P203">It is not just about acknowledging one's identity in the introduction of a thesis. It is an analytical tool used throughout the research process.</text:p>
            </text:list-item>
            <text:list-item>
              <text:p text:style-name="P203"><text:span text:style-name="Strong_20_Emphasis">During Data Collection:</text:span> How did my presence and identity shape what people told me or what they allowed me to see? Who did I build rapport with easily, and who was more distant?</text:p>
            </text:list-item>
            <text:list-item>
              <text:p text:style-name="P203"><text:span text:style-name="Strong_20_Emphasis">During Data Analysis and Writing:</text:span> How are my own assumptions, theoretical biases, and cultural background shaping my interpretation of the data? What am I emphasizing, and what am I leaving out?</text:p>
            </text:list-item>
          </text:list>
        </text:list-item>
        <text:list-item>
          <text:p text:style-name="P203"><text:span text:style-name="Strong_20_Emphasis">"Situated Knowledge" (Donna Haraway):</text:span> A core concept. It rejects the "God trick" of a disembodied, objective viewpoint. All knowledge is situated; it comes from a specific location and perspective. The goal of reflexivity is not to achieve pure objectivity, but to produce a more honest, accountable, and partial (in both senses of the word) account.</text:p>
        </text:list-item>
        <text:list-item>
          <text:p text:style-name="P203"><text:span text:style-name="Strong_20_Emphasis">Practical Application:</text:span> Often takes the form of a "positionality statement" in the thesis introduction and is woven into the analysis in the body chapters, where the researcher reflects on specific encounters or interpretations.</text:p>
        </text:list-item>
      </text:list>
      <text:p text:style-name="Text_20_body"><text:span text:style-name="Strong_20_Emphasis">5.5.3 Comparative Interpretation Techniques</text:span></text:p>
      <text:list text:style-name="L155">
        <text:list-item>
          <text:p text:style-name="P204"><text:span text:style-name="Strong_20_Emphasis">The Comparative Method:</text:span> A foundational method in anthropology for making sense of cultural variation.</text:p>
        </text:list-item>
        <text:list-item>
          <text:p text:style-name="P204"><text:span text:style-name="Strong_20_Emphasis">Levels of Comparison:</text:span></text:p>
          <text:list>
            <text:list-item>
              <text:p text:style-name="P205"><text:span text:style-name="Strong_20_Emphasis">Internal Comparison:</text:span> Comparing different individuals, groups, or situations <text:span text:style-name="T3">within</text:span> a single field site. This is a fundamental part of ethnographic analysis.</text:p>
            </text:list-item>
            <text:list-item>
              <text:p text:style-name="P204"><text:span text:style-name="Strong_20_Emphasis">Controlled Comparison (Eggan):</text:span> Comparing a small number of closely related societies that share a common history but differ in one or two key variables. This allows for a more controlled analysis of the factors driving cultural change or variation.</text:p>
            </text:list-item>
            <text:list-item>
              <text:p text:style-name="P204"><text:span text:style-name="Strong_20_Emphasis">Cross-Cultural Comparison (Murdock):</text:span> A large-scale, statistical comparison of many different societies, often using coded data from archives like the Human Relations Area Files (HRAF). The goal is to test universal hypotheses about human culture.</text:p>
            </text:list-item>
          </text:list>
        </text:list-item>
        <text:list-item>
          <text:p text:style-name="P204"><text:span text:style-name="Strong_20_Emphasis">Qualitative Comparative Analysis (QCA):</text:span> A method developed by Charles Ragin that bridges qualitative and quantitative approaches.</text:p>
          <text:list>
            <text:list-item>
              <text:p text:style-name="P204"><text:soft-page-break/><text:span text:style-name="Strong_20_Emphasis">Purpose:</text:span> To analyze cases of medium-N (typically 10-50 cases), where statistical methods are not robust and case-study methods cannot generalize.</text:p>
            </text:list-item>
            <text:list-item>
              <text:p text:style-name="P204"><text:span text:style-name="Strong_20_Emphasis">Method:</text:span> Uses Boolean algebra to identify the different combinations of causal conditions that produce a specific outcome. It is good at identifying "equifinality" (multiple causal paths leading to the same outcome).</text:p>
            </text:list-item>
          </text:list>
        </text:list-item>
        <text:list-item>
          <text:p text:style-name="P204"><text:span text:style-name="Strong_20_Emphasis">Challenges of Comparison:</text:span></text:p>
          <text:list>
            <text:list-item>
              <text:p text:style-name="P204"><text:span text:style-name="Strong_20_Emphasis">Galton's Problem:</text:span> The issue that societies are not independent units; they influence each other through diffusion and historical contact. A statistical correlation between two traits across cultures might be due to shared ancestry or borrowing, not a functional relationship.</text:p>
            </text:list-item>
            <text:list-item>
              <text:p text:style-name="P204"><text:span text:style-name="Strong_20_Emphasis">Decontextualization:</text:span> Large-scale comparisons risk pulling cultural traits out of their meaningful context.</text:p>
            </text:list-item>
          </text:list>
        </text:list-item>
      </text:list>
      <text:p text:style-name="Text_20_body"><text:span text:style-name="Strong_20_Emphasis">CHAPTER 6: WRITING THE THESIS</text:span></text:p>
      <text:p text:style-name="Text_20_body"><text:span text:style-name="Strong_20_Emphasis">5.6.1 Structuring Thesis Chapters</text:span></text:p>
      <text:list text:style-name="L156">
        <text:list-item>
          <text:p text:style-name="P206"><text:span text:style-name="Strong_20_Emphasis">The Traditional Monograph Structure:</text:span></text:p>
          <text:list>
            <text:list-item>
              <text:p text:style-name="P206"><text:span text:style-name="Strong_20_Emphasis">Chapter 1: Introduction:</text:span></text:p>
              <text:list>
                <text:list-item>
                  <text:p text:style-name="P206">The "hook" that grabs the reader's interest.</text:p>
                </text:list-item>
                <text:list-item>
                  <text:p text:style-name="P206">Introduces the research problem, the primary argument (thesis statement), and the field site.</text:p>
                </text:list-item>
                <text:list-item>
                  <text:p text:style-name="P206">Provides a "road map" outlining the structure of the rest of the book.</text:p>
                </text:list-item>
                <text:list-item>
                  <text:p text:style-name="P206">Often includes a positionality statement.</text:p>
                </text:list-item>
              </text:list>
            </text:list-item>
            <text:list-item>
              <text:p text:style-name="P206"><text:span text:style-name="Strong_20_Emphasis">Chapter 2: Literature Review / Theoretical Framework:</text:span></text:p>
              <text:list>
                <text:list-item>
                  <text:p text:style-name="P206">Situates the research within the relevant scholarly literature.</text:p>
                </text:list-item>
                <text:list-item>
                  <text:p text:style-name="P206">Identifies the research gap.</text:p>
                </text:list-item>
                <text:list-item>
                  <text:p text:style-name="P206">Outlines the key theoretical concepts that will be used in the analysis.</text:p>
                </text:list-item>
              </text:list>
            </text:list-item>
            <text:list-item>
              <text:p text:style-name="P206"><text:span text:style-name="Strong_20_Emphasis">Chapter 3: Methodology / Ethnographic Context:</text:span></text:p>
              <text:list>
                <text:list-item>
                  <text:p text:style-name="P206">Describes the research methods used.</text:p>
                </text:list-item>
                <text:list-item>
                  <text:p text:style-name="P206">Provides historical, political, and social context for the field site.</text:p>
                </text:list-item>
              </text:list>
            </text:list-item>
            <text:list-item>
              <text:p text:style-name="P206"><text:span text:style-name="Strong_20_Emphasis">Chapters 4, 5, 6...: Thematic Body Chapters:</text:span></text:p>
              <text:list>
                <text:list-item>
                  <text:p text:style-name="P206">These are the core of the thesis, presenting the ethnographic data and analysis.</text:p>
                </text:list-item>
                <text:list-item>
                  <text:p text:style-name="P206">Each chapter should be organized around a specific theme or sub-argument that supports the overall thesis.</text:p>
                </text:list-item>
                <text:list-item>
                  <text:p text:style-name="P206"><text:soft-page-break/>They should weave together ethnographic vignettes, interview excerpts, and theoretical analysis.</text:p>
                </text:list-item>
              </text:list>
            </text:list-item>
            <text:list-item>
              <text:p text:style-name="P206"><text:span text:style-name="Strong_20_Emphasis">Chapter X: Conclusion:</text:span></text:p>
              <text:list>
                <text:list-item>
                  <text:p text:style-name="P206">Summarizes the arguments of the body chapters.</text:p>
                </text:list-item>
                <text:list-item>
                  <text:p text:style-name="P206">Restates the overall thesis in a new light, showing how it has been proven.</text:p>
                </text:list-item>
                <text:list-item>
                  <text:p text:style-name="P206">Discusses the broader implications and significance of the research.</text:p>
                </text:list-item>
                <text:list-item>
                  <text:p text:style-name="P206">Suggests directions for future research.</text:p>
                </text:list-item>
              </text:list>
            </text:list-item>
          </text:list>
        </text:list-item>
        <text:list-item>
          <text:p text:style-name="P206"><text:span text:style-name="Strong_20_Emphasis">The "Three-Paper" Model Structure:</text:span></text:p>
          <text:list>
            <text:list-item>
              <text:p text:style-name="P206"><text:span text:style-name="Strong_20_Emphasis">Chapter 1: General Introduction:</text:span> Introduces the overarching theme that connects the three papers.</text:p>
            </text:list-item>
            <text:list-item>
              <text:p text:style-name="P206"><text:span text:style-name="Strong_20_Emphasis">Chapter 2: Paper 1.</text:span></text:p>
            </text:list-item>
            <text:list-item>
              <text:p text:style-name="P206"><text:span text:style-name="Strong_20_Emphasis">Chapter 3: Paper 2.</text:span></text:p>
            </text:list-item>
            <text:list-item>
              <text:p text:style-name="P206"><text:span text:style-name="Strong_20_Emphasis">Chapter 4: Paper 3.</text:span></text:p>
            </text:list-item>
            <text:list-item>
              <text:p text:style-name="P206"><text:span text:style-name="Strong_20_Emphasis">Chapter 5: General Conclusion:</text:span> Synthesizes the findings of the three papers and discusses broader implications.</text:p>
            </text:list-item>
          </text:list>
        </text:list-item>
      </text:list>
      <text:p text:style-name="Text_20_body"><text:span text:style-name="Strong_20_Emphasis">5.6.2 Revision and Editing Strategies</text:span></text:p>
      <text:list text:style-name="L157">
        <text:list-item>
          <text:p text:style-name="P207"><text:span text:style-name="Strong_20_Emphasis">Distinction:</text:span> Revision is about "re-seeing" the argument and structure (big-picture issues); editing is about fixing prose, grammar, and clarity (sentence-level issues).</text:p>
        </text:list-item>
        <text:list-item>
          <text:p text:style-name="P207"><text:span text:style-name="Strong_20_Emphasis">Macro-Level Revision:</text:span></text:p>
          <text:list>
            <text:list-item>
              <text:p text:style-name="P207"><text:span text:style-name="Strong_20_Emphasis">Reverse Outlining:</text:span> After writing a draft, create an outline of it. Does the structure make sense? Is the argument logical? Are the transitions clear?</text:p>
            </text:list-item>
            <text:list-item>
              <text:p text:style-name="P207"><text:span text:style-name="Strong_20_Emphasis">Check the "Golden Thread":</text:span> Is the central thesis statement present and supported in every chapter?</text:p>
            </text:list-item>
            <text:list-item>
              <text:p text:style-name="P207"><text:span text:style-name="Strong_20_Emphasis">Get Feedback:</text:span> Give the draft to your advisor, committee members, and trusted peers. Be specific about the kind of feedback you are looking for.</text:p>
            </text:list-item>
          </text:list>
        </text:list-item>
        <text:list-item>
          <text:p text:style-name="P207"><text:span text:style-name="Strong_20_Emphasis">Micro-Level Editing:</text:span></text:p>
          <text:list>
            <text:list-item>
              <text:p text:style-name="P207"><text:span text:style-name="Strong_20_Emphasis">Read Aloud:</text:span> This is the single best way to catch awkward phrasing, typos, and grammatical errors.</text:p>
            </text:list-item>
            <text:list-item>
              <text:p text:style-name="P207"><text:span text:style-name="Strong_20_Emphasis">Print it Out:</text:span> Reading on paper helps you see the text differently than on a screen.</text:p>
            </text:list-item>
            <text:list-item>
              <text:p text:style-name="P207"><text:span text:style-name="Strong_20_Emphasis">Focus on One Issue at a Time:</text:span> Do one read-through just for grammar, another for clarity, another for consistent citation style.</text:p>
            </text:list-item>
            <text:list-item>
              <text:p text:style-name="P207"><text:span text:style-name="Strong_20_Emphasis">Professional Copy-Editor:</text:span> For the final version, hiring a professional copy-editor can be worthwhile if funds are available.</text:p>
            </text:list-item>
          </text:list>
        </text:list-item>
        <text:list-item>
          <text:p text:style-name="P207"><text:soft-page-break/><text:span text:style-name="Strong_20_Emphasis">Common Writing Problems in Anthropology:</text:span></text:p>
          <text:list>
            <text:list-item>
              <text:p text:style-name="P207"><text:span text:style-name="Strong_20_Emphasis">Overuse of Jargon:</text:span> Use precise theoretical terms only when necessary, and always define them.</text:p>
            </text:list-item>
            <text:list-item>
              <text:p text:style-name="P207"><text:span text:style-name="Strong_20_Emphasis">Lack of a Clear Argument:</text:span> The writing presents interesting ethnography but fails to make a clear analytical point.</text:p>
            </text:list-item>
            <text:list-item>
              <text:p text:style-name="P207"><text:span text:style-name="Strong_20_Emphasis">The "Data Dump":</text:span> Presenting long, unanalyzed blocks of field notes or interview quotes. The author's voice and analysis must guide the reader.</text:p>
            </text:list-item>
          </text:list>
        </text:list-item>
      </text:list>
      <text:p text:style-name="Text_20_body"><text:span text:style-name="Strong_20_Emphasis">5.6.3 Citation Management Software</text:span></text:p>
      <text:list text:style-name="L158">
        <text:list-item>
          <text:p text:style-name="P208"><text:span text:style-name="Strong_20_Emphasis">Purpose:</text:span> Software that helps researchers collect, organize, cite, and share their sources. It saves a huge amount of time and prevents errors.</text:p>
        </text:list-item>
        <text:list-item>
          <text:p text:style-name="P208"><text:span text:style-name="Strong_20_Emphasis">Key Programs:</text:span> Zotero, Mendeley, EndNote.</text:p>
        </text:list-item>
        <text:list-item>
          <text:p text:style-name="P208"><text:span text:style-name="Strong_20_Emphasis">Core Functions:</text:span></text:p>
          <text:list>
            <text:list-item>
              <text:p text:style-name="P208"><text:span text:style-name="Strong_20_Emphasis">Collecting Sources:</text:span> A browser connector allows you to "grab" the citation and PDF for a journal article or book with a single click.</text:p>
            </text:list-item>
            <text:list-item>
              <text:p text:style-name="P208"><text:span text:style-name="Strong_20_Emphasis">Organizing:</text:span> Create folders and use tags to organize your library of sources.</text:p>
            </text:list-item>
            <text:list-item>
              <text:p text:style-name="P208"><text:span text:style-name="Strong_20_Emphasis">Annotating:</text:span> Attach notes, annotations, and PDFs directly to the citations.</text:p>
            </text:list-item>
            <text:list-item>
              <text:p text:style-name="P208"><text:span text:style-name="Strong_20_Emphasis">Citing:</text:span> A plugin for your word processor (e.g., Word, Google Docs) allows you to insert in-text citations and automatically generate a formatted bibliography in any citation style (e.g., AAA, Chicago).</text:p>
            </text:list-item>
          </text:list>
        </text:list-item>
        <text:list-item>
          <text:p text:style-name="P208"><text:span text:style-name="Strong_20_Emphasis">Zotero:</text:span> A popular choice because it is free, open-source, and has robust community support.</text:p>
        </text:list-item>
      </text:list>
      <text:p text:style-name="Text_20_body"><text:span text:style-name="Strong_20_Emphasis">CHAPTER 7: DEFENSE AND DISSEMINATION</text:span></text:p>
      <text:p text:style-name="Text_20_body"><text:span text:style-name="Strong_20_Emphasis">5.7.1 Oral Defense Preparation</text:span></text:p>
      <text:list text:style-name="L159">
        <text:list-item>
          <text:p text:style-name="P209"><text:span text:style-name="Strong_20_Emphasis">The "Defense":</text:span> A formal meeting where a PhD or Master's candidate presents and defends their thesis to their examination committee.</text:p>
        </text:list-item>
        <text:list-item>
          <text:p text:style-name="P209"><text:span text:style-name="Strong_20_Emphasis">The Presentation:</text:span></text:p>
          <text:list>
            <text:list-item>
              <text:p text:style-name="P209">A concise (typically 20-30 minute) oral presentation summarizing the thesis.</text:p>
            </text:list-item>
            <text:list-item>
              <text:p text:style-name="P209">It should cover the research question, the theoretical framework, the methods, the key findings, and the major contributions of the work.</text:p>
            </text:list-item>
            <text:list-item>
              <text:p text:style-name="P209">It is a high-level overview, not a chapter-by-chapter summary.</text:p>
            </text:list-item>
          </text:list>
        </text:list-item>
        <text:list-item>
          <text:p text:style-name="P209"><text:span text:style-name="Strong_20_Emphasis">The Q&amp;A:</text:span> The bulk of the defense is a question-and-answer session with the committee.</text:p>
          <text:list>
            <text:list-item>
              <text:p text:style-name="P209"><text:span text:style-name="Strong_20_Emphasis">Preparation:</text:span></text:p>
              <text:list>
                <text:list-item>
                  <text:p text:style-name="P209">Re-read your entire thesis critically.</text:p>
                </text:list-item>
                <text:list-item>
                  <text:p text:style-name="P209"><text:soft-page-break/>Anticipate potential questions. What are the weakest parts of the argument? What might an expert in a different subfield ask?</text:p>
                </text:list-item>
                <text:list-item>
                  <text:p text:style-name="P209">Prepare a list of the thesis's main contributions and limitations.</text:p>
                </text:list-item>
                <text:list-item>
                  <text:p text:style-name="P209">Conduct a "mock defense" with fellow graduate students or mentors.</text:p>
                </text:list-item>
              </text:list>
            </text:list-item>
          </text:list>
        </text:list-item>
        <text:list-item>
          <text:p text:style-name="P209"><text:span text:style-name="Strong_20_Emphasis">Possible Outcomes:</text:span></text:p>
          <text:list>
            <text:list-item>
              <text:p text:style-name="P209"><text:span text:style-name="Strong_20_Emphasis">Pass:</text:span> The candidate passes without any required changes.</text:p>
            </text:list-item>
            <text:list-item>
              <text:p text:style-name="P209"><text:span text:style-name="Strong_20_Emphasis">Pass with Minor Revisions:</text:span> The most common outcome. The candidate must make some specific, relatively small changes.</text:p>
            </text:list-item>
            <text:list-item>
              <text:p text:style-name="P209"><text:span text:style-name="Strong_20_Emphasis">Pass with Major Revisions:</text:span> The candidate must make significant structural or analytical changes, which may require committee re-approval.</text:p>
            </text:list-item>
            <text:list-item>
              <text:p text:style-name="P209"><text:span text:style-name="Strong_20_Emphasis">Fail:</text:span> A rare outcome at this stage.</text:p>
            </text:list-item>
          </text:list>
        </text:list-item>
      </text:list>
      <text:p text:style-name="Text_20_body"><text:span text:style-name="Strong_20_Emphasis">5.7.2 Preparing Journal Articles from Thesis</text:span></text:p>
      <text:list text:style-name="L160">
        <text:list-item>
          <text:p text:style-name="P210"><text:span text:style-name="Strong_20_Emphasis">The "Book-to-Article" Strategy:</text:span> The most common way to publish from a dissertation monograph.</text:p>
          <text:list>
            <text:list-item>
              <text:p text:style-name="P210"><text:span text:style-name="Strong_20_Emphasis">Selection:</text:span> Choose a body chapter that has a strong, self-contained argument.</text:p>
            </text:list-item>
            <text:list-item>
              <text:p text:style-name="P210"><text:span text:style-name="Strong_20_Emphasis">Reframing:</text:span> An article is not just a chapter copied and pasted. It needs to be reframed to stand alone.</text:p>
              <text:list>
                <text:list-item>
                  <text:p text:style-name="P210"><text:span text:style-name="Strong_20_Emphasis">New Introduction:</text:span> Write a new introduction that frames the argument in relation to a specific debate in a target journal.</text:p>
                </text:list-item>
                <text:list-item>
                  <text:p text:style-name="P210"><text:span text:style-name="Strong_20_Emphasis">Concise Literature Review:</text:span> The literature review must be condensed to focus only on what is essential for the article's specific argument.</text:p>
                </text:list-item>
                <text:list-item>
                  <text:p text:style-name="P210"><text:span text:style-name="Strong_20_Emphasis">Tighten and Focus:</text:span> Cut out any ethnographic detail or analysis that is not directly relevant to the core argument of the article.</text:p>
                </text:list-item>
              </text:list>
            </text:list-item>
          </text:list>
        </text:list-item>
        <text:list-item>
          <text:p text:style-name="P210"><text:span text:style-name="Strong_20_Emphasis">The "Three-Paper Model" Advantage:</text:span> If the dissertation was written in this format, the chapters are already structured as articles and require less extensive revision for submission.</text:p>
        </text:list-item>
        <text:list-item>
          <text:p text:style-name="P210"><text:span text:style-name="Strong_20_Emphasis">The "Revise and Resubmit" (R&amp;R):</text:span></text:p>
          <text:list>
            <text:list-item>
              <text:p text:style-name="P210">Receiving an R&amp;R is a positive sign. It means the journal is interested in publishing your work.</text:p>
            </text:list-item>
            <text:list-item>
              <text:p text:style-name="P210"><text:span text:style-name="Strong_20_Emphasis">Responding to Reviewers:</text:span> Write a formal response letter that systematically addresses every point raised by the reviewers and the editor, explaining how you have revised the manuscript in response to their feedback.</text:p>
            </text:list-item>
          </text:list>
        </text:list-item>
      </text:list>
      <text:p text:style-name="Text_20_body"><text:span text:style-name="Strong_20_Emphasis">5.7.3 Archiving and Data Sharing</text:span></text:p>
      <text:list text:style-name="L161">
        <text:list-item>
          <text:p text:style-name="P211"><text:span text:style-name="Strong_20_Emphasis">Purpose:</text:span> To ensure the long-term preservation of research data and to make it available for future research and verification, where ethically appropriate.</text:p>
        </text:list-item>
        <text:list-item>
          <text:p text:style-name="P211"><text:soft-page-break/><text:span text:style-name="Strong_20_Emphasis">Digital Repositories:</text:span></text:p>
          <text:list>
            <text:list-item>
              <text:p text:style-name="P211"><text:span text:style-name="Strong_20_Emphasis">Disciplinary Repositories:</text:span> Such as tDAR (The Digital Archaeological Record) or the HRAF database.</text:p>
            </text:list-item>
            <text:list-item>
              <text:p text:style-name="P211"><text:span text:style-name="Strong_20_Emphasis">Institutional Repositories:</text:span> Maintained by the researcher's home university library.</text:p>
            </text:list-item>
            <text:list-item>
              <text:p text:style-name="P211"><text:span text:style-name="Strong_20_Emphasis">Generalist Repositories:</text:span> Such as Zenodo or the Open Science Framework (OSF).</text:p>
            </text:list-item>
          </text:list>
        </text:list-item>
        <text:list-item>
          <text:p text:style-name="P211"><text:span text:style-name="Strong_20_Emphasis">Data Preparation for Archiving:</text:span></text:p>
          <text:list>
            <text:list-item>
              <text:p text:style-name="P211"><text:span text:style-name="Strong_20_Emphasis">File Formats:</text:span> Use open, non-proprietary file formats for long-term accessibility (e.g., .csv for tabular data, .txt for text, .pdf/a for documents).</text:p>
            </text:list-item>
            <text:list-item>
              <text:p text:style-name="P211"><text:span text:style-name="Strong_20_Emphasis">Metadata:</text:span> Create detailed documentation (a "readme" file or codebook) that explains the data, how it was collected, and what the variable names mean.</text:p>
            </text:list-item>
          </text:list>
        </text:list-item>
        <text:list-item>
          <text:p text:style-name="P211"><text:span text:style-name="Strong_20_Emphasis">Ethical Considerations for Sharing Ethnographic Data:</text:span></text:p>
          <text:list>
            <text:list-item>
              <text:p text:style-name="P211"><text:span text:style-name="Strong_20_Emphasis">The "FAIR" Principles:</text:span> Data should be Findable, Accessible, Interoperable, and Reusable.</text:p>
            </text:list-item>
            <text:list-item>
              <text:p text:style-name="P211"><text:span text:style-name="Strong_20_Emphasis">The "CARE" Principles for Indigenous Data Governance:</text:span> An emerging set of principles to supplement FAIR, emphasizing Collective benefit, Authority to control, Responsibility, and Ethics.</text:p>
            </text:list-item>
            <text:list-item>
              <text:p text:style-name="P211"><text:span text:style-name="Strong_20_Emphasis">Anonymization:</text:span> Names and identifying details must be removed or pseudonymized.</text:p>
            </text:list-item>
            <text:list-item>
              <text:p text:style-name="P211"><text:span text:style-name="Strong_20_Emphasis">Access Control:</text:span> Repositories often allow for different levels of access. Data can be fully open, restricted to registered users, or embargoed for a certain period. The principle of protecting participants from harm is paramount.</text:p>
            </text:list-item>
          </text:list>
        </text:list-item>
      </text:list>
      <text:p text:style-name="Text_20_body"/>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inux Libertine" svg:font-family="'Linux Libertine'" style:font-pitch="variable"/>
    <style:font-face style:name="OpenSymbol" svg:font-family="OpenSymbol" style:font-charset="x-symbol"/>
    <style:font-face style:name="Source Han Sans SC" svg:font-family="'Source Han Sans SC'" style:font-family-generic="system" style:font-pitch="variable"/>
    <style:font-face style:name="Source Han Serif SC" svg:font-family="'Source Han Serif SC'" style:font-family-generic="system" style:font-pitch="variable"/>
    <style:font-face style:name="Tahoma" svg:font-family="Tahoma" style:font-family-generic="swiss"/>
    <style:font-face style:name="Tahoma1"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Source Han Serif SC" style:font-size-asian="10.5pt" style:language-asian="zh" style:country-asian="CN" style:font-name-complex="Tahoma1" style:font-size-complex="12pt" style:language-complex="fa" style:country-complex="IR"/>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urce Han Serif SC" style:font-size-asian="10.5pt" style:language-asian="zh" style:country-asian="CN" style:font-name-complex="Tahoma1" style:font-size-complex="12pt" style:language-complex="fa" style:country-complex="IR"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SC" style:font-family-asian="'Source Han Sans SC'"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Tahoma" style:font-family-complex="Tahoma"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 style:font-family-complex="Tahoma" style:font-family-generic-complex="swiss"/>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7-19T01:43:35.369034016</meta:creation-date>
    <dc:date>2025-07-19T01:47:32.978000428</dc:date>
    <meta:editing-duration>PT3M58S</meta:editing-duration>
    <meta:editing-cycles>1</meta:editing-cycles>
    <meta:document-statistic meta:table-count="0" meta:image-count="0" meta:object-count="0" meta:page-count="140" meta:paragraph-count="2553" meta:word-count="43604" meta:character-count="295498" meta:non-whitespace-character-count="256937"/>
    <meta:generator>LibreOffice/25.2.5.2$Linux_X86_64 LibreOffice_project/520$Build-2</meta:generator>
  </office:meta>
</office:document-meta>
</file>